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53.29pt"/>
    </style:style>
    <style:style style:name="co4" style:family="table-column">
      <style:table-column-properties fo:break-before="auto" style:column-width="58.71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85.35pt"/>
    </style:style>
    <style:style style:name="co7" style:family="table-column">
      <style:table-column-properties fo:break-before="auto" style:column-width="44.84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38.69pt"/>
    </style:style>
    <style:style style:name="co10" style:family="table-column">
      <style:table-column-properties fo:break-before="auto" style:column-width="47.14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39.46pt"/>
    </style:style>
    <style:style style:name="co13" style:family="table-column">
      <style:table-column-properties fo:break-before="auto" style:column-width="34.1pt"/>
    </style:style>
    <style:style style:name="co14" style:family="table-column">
      <style:table-column-properties fo:break-before="auto" style:column-width="60.24pt"/>
    </style:style>
    <style:style style:name="co15" style:family="table-column">
      <style:table-column-properties fo:break-before="auto" style:column-width="21.8pt"/>
    </style:style>
    <style:style style:name="co16" style:family="table-column">
      <style:table-column-properties fo:break-before="auto" style:column-width="44.11pt"/>
    </style:style>
    <style:style style:name="co17" style:family="table-column">
      <style:table-column-properties fo:break-before="auto" style:column-width="30.25pt"/>
    </style:style>
    <style:style style:name="co18" style:family="table-column">
      <style:table-column-properties fo:break-before="auto" style:column-width="45.64pt"/>
    </style:style>
    <style:style style:name="co19" style:family="table-column">
      <style:table-column-properties fo:break-before="auto" style:column-width="55.64pt"/>
    </style:style>
    <style:style style:name="co20" style:family="table-column">
      <style:table-column-properties fo:break-before="auto" style:column-width="37.96pt"/>
    </style:style>
    <style:style style:name="co21" style:family="table-column">
      <style:table-column-properties fo:break-before="auto" style:column-width="35.66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kmeans_clean_5000000" table:style-name="ta1">
        <table:shapes>
          <draw:frame draw:z-index="0" draw:style-name="gr1" draw:text-style-name="P1" svg:width="869.39pt" svg:height="306.4pt" svg:x="2015.86pt" svg:y="64.77pt">
            <draw:object draw:notify-on-update-of-ranges="kmeans_clean_5000000.L7:kmeans_clean_5000000.L7 kmeans_clean_5000000.L8:kmeans_clean_5000000.L194 kmeans_clean_5000000.M7:kmeans_clean_5000000.M7 kmeans_clean_5000000.M8:kmeans_clean_5000000.M194 kmeans_clean_5000000.N7:kmeans_clean_5000000.N7 kmeans_clean_5000000.N8:kmeans_clean_5000000.N19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75pt" svg:height="273.6pt" svg:x="2015.69pt" svg:y="395.21pt">
            <draw:object draw:notify-on-update-of-ranges="kmeans_clean_5000000.R7:kmeans_clean_5000000.R7 kmeans_clean_5000000.R8:kmeans_clean_5000000.R194 kmeans_clean_5000000.S7:kmeans_clean_5000000.S7 kmeans_clean_5000000.S8:kmeans_clean_5000000.S194 kmeans_clean_5000000.T7:kmeans_clean_5000000.T7 kmeans_clean_5000000.T8:kmeans_clean_5000000.T1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75pt" svg:height="276.8pt" svg:x="2017.13pt" svg:y="695.99pt">
            <draw:object draw:notify-on-update-of-ranges="kmeans_clean_5000000.X7:kmeans_clean_5000000.X7 kmeans_clean_5000000.X8:kmeans_clean_5000000.X194 kmeans_clean_5000000.Y7:kmeans_clean_5000000.Y7 kmeans_clean_5000000.Y8:kmeans_clean_5000000.Y194 kmeans_clean_5000000.Z7:kmeans_clean_5000000.Z7 kmeans_clean_5000000.Z8:kmeans_clean_5000000.Z19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82.28pt" svg:height="255.09pt" svg:x="2016.06pt" svg:y="985.52pt">
            <draw:object draw:notify-on-update-of-ranges="kmeans_clean_5000000.C7:kmeans_clean_5000000.C7 kmeans_clean_5000000.C8:kmeans_clean_5000000.C194 kmeans_clean_5000000.D7:kmeans_clean_5000000.D7 kmeans_clean_5000000.D8:kmeans_clean_5000000.D194 kmeans_clean_5000000.E7:kmeans_clean_5000000.E7 kmeans_clean_5000000.E8:kmeans_clean_5000000.E19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19.45pt" svg:height="255.09pt" svg:x="1997.23pt" svg:y="1253.65pt">
            <draw:object draw:notify-on-update-of-ranges="kmeans_clean_5000000.F7:kmeans_clean_5000000.F7 kmeans_clean_5000000.F8:kmeans_clean_5000000.F19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89.46pt" svg:height="340.78pt" svg:x="2034.45pt" svg:y="1521.61pt">
            <draw:object draw:notify-on-update-of-ranges="kmeans_clean_5000000.AL7:kmeans_clean_5000000.AL7 kmeans_clean_5000000.AL8:kmeans_clean_5000000.AL194 kmeans_clean_5000000.AM7:kmeans_clean_5000000.AM7 kmeans_clean_5000000.AM8:kmeans_clean_5000000.AM19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stat 0.7.2 CSV output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uthor:</text:p>
          </table:table-cell>
          <table:table-cell office:value-type="string" calcext:value-type="string">
            <text:p>Dag Wieers &lt;dag@wieers.com&gt;</text:p>
          </table:table-cell>
          <table:table-cell table:number-columns-repeated="3"/>
          <table:table-cell office:value-type="string" calcext:value-type="string">
            <text:p>URL:</text:p>
          </table:table-cell>
          <table:table-cell office:value-type="string" calcext:value-type="string">
            <text:p>http://dag.wieers.com/home-made/dstat/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Host:</text:p>
          </table:table-cell>
          <table:table-cell office:value-type="string" calcext:value-type="string">
            <text:p>jmue-VirtualBox</text:p>
          </table:table-cell>
          <table:table-cell table:number-columns-repeated="3"/>
          <table:table-cell office:value-type="string" calcext:value-type="string">
            <text:p>User:</text:p>
          </table:table-cell>
          <table:table-cell office:value-type="string" calcext:value-type="string">
            <text:p>jmu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mdline:</text:p>
          </table:table-cell>
          <table:table-cell office:value-type="string" calcext:value-type="string">
            <text:p>dstat --epoch --mem --swap --sys --page --cpu -C total,0,1 --net -N total,eth0 --disk --io -D total,sda --nocolor --output kmeans_clean_5000000.log 1</text:p>
          </table:table-cell>
          <table:table-cell table:number-columns-repeated="3"/>
          <table:table-cell office:value-type="string" calcext:value-type="string">
            <text:p>Date:</text:p>
          </table:table-cell>
          <table:table-cell office:value-type="string" calcext:value-type="string">
            <text:p>10 Jul 2015 13:41:47 CEST</text:p>
          </table:table-cell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memory usage</text:p>
          </table:table-cell>
          <table:table-cell table:number-columns-repeated="3"/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aging</text:p>
          </table:table-cell>
          <table:table-cell/>
          <table:table-cell office:value-type="string" calcext:value-type="string">
            <text:p>total cpu usage</text:p>
          </table:table-cell>
          <table:table-cell table:number-columns-repeated="5"/>
          <table:table-cell office:value-type="string" calcext:value-type="string">
            <text:p>cpu0 usage</text:p>
          </table:table-cell>
          <table:table-cell table:number-columns-repeated="5"/>
          <table:table-cell office:value-type="string" calcext:value-type="string">
            <text:p>cpu1 usage</text:p>
          </table:table-cell>
          <table:table-cell table:number-columns-repeated="5"/>
          <table:table-cell office:value-type="string" calcext:value-type="string">
            <text:p>net/total</text:p>
          </table:table-cell>
          <table:table-cell/>
          <table:table-cell office:value-type="string" calcext:value-type="string">
            <text:p>net/eth0</text:p>
          </table:table-cell>
          <table:table-cell/>
          <table:table-cell office:value-type="string" calcext:value-type="string">
            <text:p>dsk/total</text:p>
          </table:table-cell>
          <table:table-cell/>
          <table:table-cell office:value-type="string" calcext:value-type="string">
            <text:p>dsk/sda</text:p>
          </table:table-cell>
          <table:table-cell/>
          <table:table-cell office:value-type="string" calcext:value-type="string">
            <text:p>io/total</text:p>
          </table:table-cell>
          <table:table-cell/>
          <table:table-cell office:value-type="string" calcext:value-type="string">
            <text:p>io/sda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dl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hiq</text:p>
          </table:table-cell>
          <table:table-cell office:value-type="string" calcext:value-type="string">
            <text:p>siq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</text:p>
          </table:table-cell>
        </table:table-row>
        <table:table-row table:style-name="ro1">
          <table:table-cell office:value-type="float" office:value="1436528507.22" calcext:value-type="float">
            <text:p>1436528507.22</text:p>
          </table:table-cell>
          <table:table-cell office:value-type="float" office:value="1287761920" calcext:value-type="float">
            <text:p>1287761920</text:p>
          </table:table-cell>
          <table:table-cell office:value-type="float" office:value="16760832" calcext:value-type="float">
            <text:p>16760832</text:p>
          </table:table-cell>
          <table:table-cell office:value-type="float" office:value="475615232" calcext:value-type="float">
            <text:p>475615232</text:p>
          </table:table-cell>
          <table:table-cell office:value-type="float" office:value="320614400" calcext:value-type="float">
            <text:p>320614400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529.694" calcext:value-type="float">
            <text:p>529.694</text:p>
          </table:table-cell>
          <table:table-cell office:value-type="float" office:value="1025.294" calcext:value-type="float">
            <text:p>1025.294</text:p>
          </table:table-cell>
          <table:table-cell office:value-type="float" office:value="0" calcext:value-type="float">
            <text:p>0</text:p>
          </table:table-cell>
          <table:table-cell office:value-type="float" office:value="25.419" calcext:value-type="float">
            <text:p>25.419</text:p>
          </table:table-cell>
          <table:table-cell office:value-type="float" office:value="6.789" calcext:value-type="float">
            <text:p>6.789</text:p>
          </table:table-cell>
          <table:table-cell office:value-type="float" office:value="9.07" calcext:value-type="float">
            <text:p>9.07</text:p>
          </table:table-cell>
          <table:table-cell office:value-type="float" office:value="83.961" calcext:value-type="float">
            <text:p>83.9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6.224" calcext:value-type="float">
            <text:p>6.224</text:p>
          </table:table-cell>
          <table:table-cell office:value-type="float" office:value="9.453" calcext:value-type="float">
            <text:p>9.453</text:p>
          </table:table-cell>
          <table:table-cell office:value-type="float" office:value="84.044" calcext:value-type="float">
            <text:p>84.04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97" calcext:value-type="float">
            <text:p>0.197</text:p>
          </table:table-cell>
          <table:table-cell office:value-type="float" office:value="7.347" calcext:value-type="float">
            <text:p>7.347</text:p>
          </table:table-cell>
          <table:table-cell office:value-type="float" office:value="8.692" calcext:value-type="float">
            <text:p>8.692</text:p>
          </table:table-cell>
          <table:table-cell office:value-type="float" office:value="83.88" calcext:value-type="float">
            <text:p>83.88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0183.99" calcext:value-type="float">
            <text:p>150183.99</text:p>
          </table:table-cell>
          <table:table-cell office:value-type="float" office:value="25816.786" calcext:value-type="float">
            <text:p>25816.786</text:p>
          </table:table-cell>
          <table:table-cell office:value-type="float" office:value="150183.99" calcext:value-type="float">
            <text:p>150183.99</text:p>
          </table:table-cell>
          <table:table-cell office:value-type="float" office:value="25816.786" calcext:value-type="float">
            <text:p>25816.786</text:p>
          </table:table-cell>
          <table:table-cell office:value-type="float" office:value="2.316" calcext:value-type="float">
            <text:p>2.316</text:p>
          </table:table-cell>
          <table:table-cell office:value-type="float" office:value="0.649" calcext:value-type="float">
            <text:p>0.649</text:p>
          </table:table-cell>
          <table:table-cell office:value-type="float" office:value="2.316" calcext:value-type="float">
            <text:p>2.316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1436528508.227" calcext:value-type="float">
            <text:p>1436528508.227</text:p>
          </table:table-cell>
          <table:table-cell office:value-type="float" office:value="1310478336" calcext:value-type="float">
            <text:p>1310478336</text:p>
          </table:table-cell>
          <table:table-cell office:value-type="float" office:value="16760832" calcext:value-type="float">
            <text:p>16760832</text:p>
          </table:table-cell>
          <table:table-cell office:value-type="float" office:value="475828224" calcext:value-type="float">
            <text:p>475828224</text:p>
          </table:table-cell>
          <table:table-cell office:value-type="float" office:value="297684992" calcext:value-type="float">
            <text:p>297684992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1126" calcext:value-type="float">
            <text:p>1126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38" calcext:value-type="float">
            <text:p>60.938</text:p>
          </table:table-cell>
          <table:table-cell office:value-type="float" office:value="23.958" calcext:value-type="float">
            <text:p>23.958</text:p>
          </table:table-cell>
          <table:table-cell office:value-type="float" office:value="15.104" calcext:value-type="float">
            <text:p>15.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312" calcext:value-type="float">
            <text:p>47.312</text:p>
          </table:table-cell>
          <table:table-cell office:value-type="float" office:value="29.032" calcext:value-type="float">
            <text:p>29.032</text:p>
          </table:table-cell>
          <table:table-cell office:value-type="float" office:value="23.656" calcext:value-type="float">
            <text:p>23.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58" calcext:value-type="float">
            <text:p>75.258</text:p>
          </table:table-cell>
          <table:table-cell office:value-type="float" office:value="18.557" calcext:value-type="float">
            <text:p>18.557</text:p>
          </table:table-cell>
          <table:table-cell office:value-type="float" office:value="6.186" calcext:value-type="float">
            <text:p>6.18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09.221" calcext:value-type="float">
            <text:p>1436528509.221</text:p>
          </table:table-cell>
          <table:table-cell office:value-type="float" office:value="1337389056" calcext:value-type="float">
            <text:p>1337389056</text:p>
          </table:table-cell>
          <table:table-cell office:value-type="float" office:value="16760832" calcext:value-type="float">
            <text:p>16760832</text:p>
          </table:table-cell>
          <table:table-cell office:value-type="float" office:value="478502912" calcext:value-type="float">
            <text:p>478502912</text:p>
          </table:table-cell>
          <table:table-cell office:value-type="float" office:value="268099584" calcext:value-type="float">
            <text:p>268099584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26" calcext:value-type="float">
            <text:p>426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23" calcext:value-type="float">
            <text:p>38.323</text:p>
          </table:table-cell>
          <table:table-cell office:value-type="float" office:value="16.766" calcext:value-type="float">
            <text:p>16.766</text:p>
          </table:table-cell>
          <table:table-cell office:value-type="float" office:value="44.91" calcext:value-type="float">
            <text:p>44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23" calcext:value-type="float">
            <text:p>26.923</text:p>
          </table:table-cell>
          <table:table-cell office:value-type="float" office:value="17.949" calcext:value-type="float">
            <text:p>17.949</text:p>
          </table:table-cell>
          <table:table-cell office:value-type="float" office:value="55.128" calcext:value-type="float">
            <text:p>55.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778" calcext:value-type="float">
            <text:p>47.778</text:p>
          </table:table-cell>
          <table:table-cell office:value-type="float" office:value="16.667" calcext:value-type="float">
            <text:p>16.667</text:p>
          </table:table-cell>
          <table:table-cell office:value-type="float" office:value="35.556" calcext:value-type="float">
            <text:p>35.55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0.223" calcext:value-type="float">
            <text:p>1436528510.223</text:p>
          </table:table-cell>
          <table:table-cell office:value-type="float" office:value="1373097984" calcext:value-type="float">
            <text:p>1373097984</text:p>
          </table:table-cell>
          <table:table-cell office:value-type="float" office:value="16760832" calcext:value-type="float">
            <text:p>16760832</text:p>
          </table:table-cell>
          <table:table-cell office:value-type="float" office:value="480886784" calcext:value-type="float">
            <text:p>480886784</text:p>
          </table:table-cell>
          <table:table-cell office:value-type="float" office:value="230006784" calcext:value-type="float">
            <text:p>230006784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381" calcext:value-type="float">
            <text:p>381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64" calcext:value-type="float">
            <text:p>40.764</text:p>
          </table:table-cell>
          <table:table-cell office:value-type="float" office:value="18.471" calcext:value-type="float">
            <text:p>18.471</text:p>
          </table:table-cell>
          <table:table-cell office:value-type="float" office:value="40.127" calcext:value-type="float">
            <text:p>40.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7" calcext:value-type="float">
            <text:p>0.637</text:p>
          </table:table-cell>
          <table:table-cell office:value-type="float" office:value="6.944" calcext:value-type="float">
            <text:p>6.944</text:p>
          </table:table-cell>
          <table:table-cell office:value-type="float" office:value="5.556" calcext:value-type="float">
            <text:p>5.556</text:p>
          </table:table-cell>
          <table:table-cell office:value-type="float" office:value="86.111" calcext:value-type="float">
            <text:p>86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office:value-type="float" office:value="69.767" calcext:value-type="float">
            <text:p>69.767</text:p>
          </table:table-cell>
          <table:table-cell office:value-type="float" office:value="29.07" calcext:value-type="float">
            <text:p>29.07</text:p>
          </table:table-cell>
          <table:table-cell office:value-type="float" office:value="1.163" calcext:value-type="float">
            <text:p>1.16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1.24" calcext:value-type="float">
            <text:p>1436528511.24</text:p>
          </table:table-cell>
          <table:table-cell office:value-type="float" office:value="1408352256" calcext:value-type="float">
            <text:p>1408352256</text:p>
          </table:table-cell>
          <table:table-cell office:value-type="float" office:value="16760832" calcext:value-type="float">
            <text:p>16760832</text:p>
          </table:table-cell>
          <table:table-cell office:value-type="float" office:value="483471360" calcext:value-type="float">
            <text:p>483471360</text:p>
          </table:table-cell>
          <table:table-cell office:value-type="float" office:value="192167936" calcext:value-type="float">
            <text:p>19216793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354" calcext:value-type="float">
            <text:p>354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76" calcext:value-type="float">
            <text:p>43.976</text:p>
          </table:table-cell>
          <table:table-cell office:value-type="float" office:value="15.663" calcext:value-type="float">
            <text:p>15.663</text:p>
          </table:table-cell>
          <table:table-cell office:value-type="float" office:value="39.759" calcext:value-type="float">
            <text:p>39.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7.792" calcext:value-type="float">
            <text:p>7.792</text:p>
          </table:table-cell>
          <table:table-cell office:value-type="float" office:value="5.195" calcext:value-type="float">
            <text:p>5.195</text:p>
          </table:table-cell>
          <table:table-cell office:value-type="float" office:value="87.013" calcext:value-type="float">
            <text:p>87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81" calcext:value-type="float">
            <text:p>75.281</text:p>
          </table:table-cell>
          <table:table-cell office:value-type="float" office:value="23.596" calcext:value-type="float">
            <text:p>23.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528512.23" calcext:value-type="float">
            <text:p>1436528512.23</text:p>
          </table:table-cell>
          <table:table-cell office:value-type="float" office:value="1416253440" calcext:value-type="float">
            <text:p>1416253440</text:p>
          </table:table-cell>
          <table:table-cell office:value-type="float" office:value="16769024" calcext:value-type="float">
            <text:p>16769024</text:p>
          </table:table-cell>
          <table:table-cell office:value-type="float" office:value="487624704" calcext:value-type="float">
            <text:p>487624704</text:p>
          </table:table-cell>
          <table:table-cell office:value-type="float" office:value="180105216" calcext:value-type="float">
            <text:p>18010521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385" calcext:value-type="float">
            <text:p>385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49" calcext:value-type="float">
            <text:p>48.649</text:p>
          </table:table-cell>
          <table:table-cell office:value-type="float" office:value="7.432" calcext:value-type="float">
            <text:p>7.432</text:p>
          </table:table-cell>
          <table:table-cell office:value-type="float" office:value="43.919" calcext:value-type="float">
            <text:p>43.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896" calcext:value-type="float">
            <text:p>20.896</text:p>
          </table:table-cell>
          <table:table-cell office:value-type="float" office:value="4.478" calcext:value-type="float">
            <text:p>4.478</text:p>
          </table:table-cell>
          <table:table-cell office:value-type="float" office:value="73.134" calcext:value-type="float">
            <text:p>73.134</text:p>
          </table:table-cell>
          <table:table-cell office:value-type="float" office:value="1.493" calcext:value-type="float">
            <text:p>1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05" calcext:value-type="float">
            <text:p>71.605</text:p>
          </table:table-cell>
          <table:table-cell office:value-type="float" office:value="9.877" calcext:value-type="float">
            <text:p>9.877</text:p>
          </table:table-cell>
          <table:table-cell office:value-type="float" office:value="18.519" calcext:value-type="float">
            <text:p>18.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6496" calcext:value-type="float">
            <text:p>106496</text:p>
          </table:table-cell>
          <table:table-cell office:value-type="float" office:value="0" calcext:value-type="float">
            <text:p>0</text:p>
          </table:table-cell>
          <table:table-cell office:value-type="float" office:value="106496" calcext:value-type="float">
            <text:p>1064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6528513.223" calcext:value-type="float">
            <text:p>1436528513.223</text:p>
          </table:table-cell>
          <table:table-cell office:value-type="float" office:value="1413402624" calcext:value-type="float">
            <text:p>1413402624</text:p>
          </table:table-cell>
          <table:table-cell office:value-type="float" office:value="16769024" calcext:value-type="float">
            <text:p>16769024</text:p>
          </table:table-cell>
          <table:table-cell office:value-type="float" office:value="492380160" calcext:value-type="float">
            <text:p>492380160</text:p>
          </table:table-cell>
          <table:table-cell office:value-type="float" office:value="178200576" calcext:value-type="float">
            <text:p>17820057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21" calcext:value-type="float">
            <text:p>4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49" calcext:value-type="float">
            <text:p>43.949</text:p>
          </table:table-cell>
          <table:table-cell office:value-type="float" office:value="9.554" calcext:value-type="float">
            <text:p>9.554</text:p>
          </table:table-cell>
          <table:table-cell office:value-type="float" office:value="46.497" calcext:value-type="float">
            <text:p>46.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889" calcext:value-type="float">
            <text:p>38.889</text:p>
          </table:table-cell>
          <table:table-cell office:value-type="float" office:value="11.111" calcext:value-type="float">
            <text:p>11.11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19" calcext:value-type="float">
            <text:p>47.619</text:p>
          </table:table-cell>
          <table:table-cell office:value-type="float" office:value="8.333" calcext:value-type="float">
            <text:p>8.333</text:p>
          </table:table-cell>
          <table:table-cell office:value-type="float" office:value="44.048" calcext:value-type="float">
            <text:p>44.04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4.222" calcext:value-type="float">
            <text:p>1436528514.222</text:p>
          </table:table-cell>
          <table:table-cell office:value-type="float" office:value="1413611520" calcext:value-type="float">
            <text:p>1413611520</text:p>
          </table:table-cell>
          <table:table-cell office:value-type="float" office:value="16769024" calcext:value-type="float">
            <text:p>16769024</text:p>
          </table:table-cell>
          <table:table-cell office:value-type="float" office:value="497123328" calcext:value-type="float">
            <text:p>497123328</text:p>
          </table:table-cell>
          <table:table-cell office:value-type="float" office:value="173248512" calcext:value-type="float">
            <text:p>173248512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396" calcext:value-type="float">
            <text:p>396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29" calcext:value-type="float">
            <text:p>46.429</text:p>
          </table:table-cell>
          <table:table-cell office:value-type="float" office:value="5.952" calcext:value-type="float">
            <text:p>5.952</text:p>
          </table:table-cell>
          <table:table-cell office:value-type="float" office:value="47.619" calcext:value-type="float">
            <text:p>47.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8" calcext:value-type="float">
            <text:p>30.38</text:p>
          </table:table-cell>
          <table:table-cell office:value-type="float" office:value="6.329" calcext:value-type="float">
            <text:p>6.329</text:p>
          </table:table-cell>
          <table:table-cell office:value-type="float" office:value="63.291" calcext:value-type="float">
            <text:p>63.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4" calcext:value-type="float">
            <text:p>60.44</text:p>
          </table:table-cell>
          <table:table-cell office:value-type="float" office:value="5.495" calcext:value-type="float">
            <text:p>5.495</text:p>
          </table:table-cell>
          <table:table-cell office:value-type="float" office:value="34.066" calcext:value-type="float">
            <text:p>34.06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5.223" calcext:value-type="float">
            <text:p>1436528515.223</text:p>
          </table:table-cell>
          <table:table-cell office:value-type="float" office:value="1413853184" calcext:value-type="float">
            <text:p>1413853184</text:p>
          </table:table-cell>
          <table:table-cell office:value-type="float" office:value="16769024" calcext:value-type="float">
            <text:p>16769024</text:p>
          </table:table-cell>
          <table:table-cell office:value-type="float" office:value="501833728" calcext:value-type="float">
            <text:p>501833728</text:p>
          </table:table-cell>
          <table:table-cell office:value-type="float" office:value="168296448" calcext:value-type="float">
            <text:p>168296448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28" calcext:value-type="float">
            <text:p>428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.707" calcext:value-type="float">
            <text:p>6.707</text:p>
          </table:table-cell>
          <table:table-cell office:value-type="float" office:value="43.293" calcext:value-type="float">
            <text:p>43.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456" calcext:value-type="float">
            <text:p>16.456</text:p>
          </table:table-cell>
          <table:table-cell office:value-type="float" office:value="5.063" calcext:value-type="float">
            <text:p>5.063</text:p>
          </table:table-cell>
          <table:table-cell office:value-type="float" office:value="78.481" calcext:value-type="float">
            <text:p>78.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176" calcext:value-type="float">
            <text:p>81.176</text:p>
          </table:table-cell>
          <table:table-cell table:number-columns-repeated="2" office:value-type="float" office:value="9.412" calcext:value-type="float">
            <text:p>9.4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6.224" calcext:value-type="float">
            <text:p>1436528516.224</text:p>
          </table:table-cell>
          <table:table-cell office:value-type="float" office:value="1414053888" calcext:value-type="float">
            <text:p>1414053888</text:p>
          </table:table-cell>
          <table:table-cell office:value-type="float" office:value="16769024" calcext:value-type="float">
            <text:p>16769024</text:p>
          </table:table-cell>
          <table:table-cell office:value-type="float" office:value="506413056" calcext:value-type="float">
            <text:p>506413056</text:p>
          </table:table-cell>
          <table:table-cell office:value-type="float" office:value="163516416" calcext:value-type="float">
            <text:p>16351641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93" calcext:value-type="float">
            <text:p>493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02" calcext:value-type="float">
            <text:p>45.402</text:p>
          </table:table-cell>
          <table:table-cell office:value-type="float" office:value="6.322" calcext:value-type="float">
            <text:p>6.322</text:p>
          </table:table-cell>
          <table:table-cell office:value-type="float" office:value="46.552" calcext:value-type="float">
            <text:p>46.552</text:p>
          </table:table-cell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office:value-type="float" office:value="59.211" calcext:value-type="float">
            <text:p>59.211</text:p>
          </table:table-cell>
          <table:table-cell office:value-type="float" office:value="9.211" calcext:value-type="float">
            <text:p>9.211</text:p>
          </table:table-cell>
          <table:table-cell office:value-type="float" office:value="30.263" calcext:value-type="float">
            <text:p>3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6" calcext:value-type="float">
            <text:p>1.316</text:p>
          </table:table-cell>
          <table:table-cell office:value-type="float" office:value="34.375" calcext:value-type="float">
            <text:p>34.375</text:p>
          </table:table-cell>
          <table:table-cell office:value-type="float" office:value="4.167" calcext:value-type="float">
            <text:p>4.167</text:p>
          </table:table-cell>
          <table:table-cell office:value-type="float" office:value="61.458" calcext:value-type="float">
            <text:p>61.4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443200" calcext:value-type="float">
            <text:p>27443200</text:p>
          </table:table-cell>
          <table:table-cell office:value-type="float" office:value="0" calcext:value-type="float">
            <text:p>0</text:p>
          </table:table-cell>
          <table:table-cell office:value-type="float" office:value="27443200" calcext:value-type="float">
            <text:p>2744320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36528517.221" calcext:value-type="float">
            <text:p>1436528517.221</text:p>
          </table:table-cell>
          <table:table-cell office:value-type="float" office:value="1414246400" calcext:value-type="float">
            <text:p>141424640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11045632" calcext:value-type="float">
            <text:p>511045632</text:p>
          </table:table-cell>
          <table:table-cell office:value-type="float" office:value="158683136" calcext:value-type="float">
            <text:p>15868313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07" calcext:value-type="float">
            <text:p>40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71" calcext:value-type="float">
            <text:p>42.771</text:p>
          </table:table-cell>
          <table:table-cell office:value-type="float" office:value="8.434" calcext:value-type="float">
            <text:p>8.434</text:p>
          </table:table-cell>
          <table:table-cell office:value-type="float" office:value="47.59" calcext:value-type="float">
            <text:p>47.59</text:p>
          </table:table-cell>
          <table:table-cell office:value-type="float" office:value="1.205" calcext:value-type="float">
            <text:p>1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8.75" calcext:value-type="float">
            <text:p>4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0.698" calcext:value-type="float">
            <text:p>40.698</text:p>
          </table:table-cell>
          <table:table-cell office:value-type="float" office:value="10.465" calcext:value-type="float">
            <text:p>10.465</text:p>
          </table:table-cell>
          <table:table-cell office:value-type="float" office:value="45.349" calcext:value-type="float">
            <text:p>45.349</text:p>
          </table:table-cell>
          <table:table-cell office:value-type="float" office:value="3.488" calcext:value-type="float">
            <text:p>3.4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518.224" calcext:value-type="float">
            <text:p>1436528518.224</text:p>
          </table:table-cell>
          <table:table-cell office:value-type="float" office:value="1414402048" calcext:value-type="float">
            <text:p>1414402048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15723264" calcext:value-type="float">
            <text:p>515723264</text:p>
          </table:table-cell>
          <table:table-cell office:value-type="float" office:value="153849856" calcext:value-type="float">
            <text:p>15384985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07" calcext:value-type="float">
            <text:p>40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76" calcext:value-type="float">
            <text:p>40.476</text:p>
          </table:table-cell>
          <table:table-cell office:value-type="float" office:value="8.333" calcext:value-type="float">
            <text:p>8.333</text:p>
          </table:table-cell>
          <table:table-cell office:value-type="float" office:value="51.19" calcext:value-type="float">
            <text:p>51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25" calcext:value-type="float">
            <text:p>61.25</text:p>
          </table:table-cell>
          <table:table-cell office:value-type="float" office:value="10" calcext:value-type="float">
            <text:p>10</text:p>
          </table:table-cell>
          <table:table-cell office:value-type="float" office:value="28.75" calcext:value-type="float">
            <text:p>28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978" calcext:value-type="float">
            <text:p>21.978</text:p>
          </table:table-cell>
          <table:table-cell office:value-type="float" office:value="7.692" calcext:value-type="float">
            <text:p>7.692</text:p>
          </table:table-cell>
          <table:table-cell office:value-type="float" office:value="70.33" calcext:value-type="float">
            <text:p>70.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19.227" calcext:value-type="float">
            <text:p>1436528519.227</text:p>
          </table:table-cell>
          <table:table-cell office:value-type="float" office:value="1414533120" calcext:value-type="float">
            <text:p>1414533120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19917568" calcext:value-type="float">
            <text:p>519917568</text:p>
          </table:table-cell>
          <table:table-cell office:value-type="float" office:value="149524480" calcext:value-type="float">
            <text:p>149524480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41" calcext:value-type="float">
            <text:p>441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55" calcext:value-type="float">
            <text:p>48.555</text:p>
          </table:table-cell>
          <table:table-cell office:value-type="float" office:value="6.936" calcext:value-type="float">
            <text:p>6.936</text:p>
          </table:table-cell>
          <table:table-cell office:value-type="float" office:value="43.931" calcext:value-type="float">
            <text:p>43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43.373" calcext:value-type="float">
            <text:p>43.373</text:p>
          </table:table-cell>
          <table:table-cell office:value-type="float" office:value="6.024" calcext:value-type="float">
            <text:p>6.024</text:p>
          </table:table-cell>
          <table:table-cell office:value-type="float" office:value="50.602" calcext:value-type="float">
            <text:p>50.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51" calcext:value-type="float">
            <text:p>54.651</text:p>
          </table:table-cell>
          <table:table-cell office:value-type="float" office:value="6.977" calcext:value-type="float">
            <text:p>6.977</text:p>
          </table:table-cell>
          <table:table-cell office:value-type="float" office:value="38.372" calcext:value-type="float">
            <text:p>38.37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0.225" calcext:value-type="float">
            <text:p>1436528520.225</text:p>
          </table:table-cell>
          <table:table-cell office:value-type="float" office:value="1415368704" calcext:value-type="float">
            <text:p>141536870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23923456" calcext:value-type="float">
            <text:p>523923456</text:p>
          </table:table-cell>
          <table:table-cell office:value-type="float" office:value="144683008" calcext:value-type="float">
            <text:p>144683008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503" calcext:value-type="float">
            <text:p>503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59" calcext:value-type="float">
            <text:p>47.059</text:p>
          </table:table-cell>
          <table:table-cell office:value-type="float" office:value="11.176" calcext:value-type="float">
            <text:p>11.176</text:p>
          </table:table-cell>
          <table:table-cell office:value-type="float" office:value="41.765" calcext:value-type="float">
            <text:p>41.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16.25" calcext:value-type="float">
            <text:p>16.25</text:p>
          </table:table-cell>
          <table:table-cell office:value-type="float" office:value="26.25" calcext:value-type="float">
            <text:p>2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043" calcext:value-type="float">
            <text:p>38.043</text:p>
          </table:table-cell>
          <table:table-cell office:value-type="float" office:value="6.522" calcext:value-type="float">
            <text:p>6.522</text:p>
          </table:table-cell>
          <table:table-cell office:value-type="float" office:value="55.435" calcext:value-type="float">
            <text:p>55.4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1.223" calcext:value-type="float">
            <text:p>1436528521.223</text:p>
          </table:table-cell>
          <table:table-cell office:value-type="float" office:value="1415294976" calcext:value-type="float">
            <text:p>141529497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528187392" calcext:value-type="float">
            <text:p>528187392</text:p>
          </table:table-cell>
          <table:table-cell office:value-type="float" office:value="140492800" calcext:value-type="float">
            <text:p>140492800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569" calcext:value-type="float">
            <text:p>569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03" calcext:value-type="float">
            <text:p>46.703</text:p>
          </table:table-cell>
          <table:table-cell office:value-type="float" office:value="8.791" calcext:value-type="float">
            <text:p>8.791</text:p>
          </table:table-cell>
          <table:table-cell office:value-type="float" office:value="42.308" calcext:value-type="float">
            <text:p>42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" calcext:value-type="float">
            <text:p>2.198</text:p>
          </table:table-cell>
          <table:table-cell office:value-type="float" office:value="44.828" calcext:value-type="float">
            <text:p>44.828</text:p>
          </table:table-cell>
          <table:table-cell office:value-type="float" office:value="11.494" calcext:value-type="float">
            <text:p>11.494</text:p>
          </table:table-cell>
          <table:table-cell office:value-type="float" office:value="39.08" calcext:value-type="float">
            <text:p>39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98" calcext:value-type="float">
            <text:p>4.598</text:p>
          </table:table-cell>
          <table:table-cell office:value-type="float" office:value="47.368" calcext:value-type="float">
            <text:p>47.368</text:p>
          </table:table-cell>
          <table:table-cell office:value-type="float" office:value="7.368" calcext:value-type="float">
            <text:p>7.368</text:p>
          </table:table-cell>
          <table:table-cell office:value-type="float" office:value="45.263" calcext:value-type="float">
            <text:p>45.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16704" calcext:value-type="float">
            <text:p>22216704</text:p>
          </table:table-cell>
          <table:table-cell office:value-type="float" office:value="0" calcext:value-type="float">
            <text:p>0</text:p>
          </table:table-cell>
          <table:table-cell office:value-type="float" office:value="22216704" calcext:value-type="float">
            <text:p>2221670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36528522.222" calcext:value-type="float">
            <text:p>1436528522.222</text:p>
          </table:table-cell>
          <table:table-cell office:value-type="float" office:value="1415438336" calcext:value-type="float">
            <text:p>1415438336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3004288" calcext:value-type="float">
            <text:p>533004288</text:p>
          </table:table-cell>
          <table:table-cell office:value-type="float" office:value="135524352" calcext:value-type="float">
            <text:p>135524352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44" calcext:value-type="float">
            <text:p>444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09" calcext:value-type="float">
            <text:p>44.509</text:p>
          </table:table-cell>
          <table:table-cell office:value-type="float" office:value="8.092" calcext:value-type="float">
            <text:p>8.092</text:p>
          </table:table-cell>
          <table:table-cell office:value-type="float" office:value="45.665" calcext:value-type="float">
            <text:p>45.665</text:p>
          </table:table-cell>
          <table:table-cell office:value-type="float" office:value="1.156" calcext:value-type="float">
            <text:p>1.156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41.975" calcext:value-type="float">
            <text:p>41.975</text:p>
          </table:table-cell>
          <table:table-cell office:value-type="float" office:value="6.173" calcext:value-type="float">
            <text:p>6.173</text:p>
          </table:table-cell>
          <table:table-cell office:value-type="float" office:value="51.852" calcext:value-type="float">
            <text:p>51.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15" calcext:value-type="float">
            <text:p>48.315</text:p>
          </table:table-cell>
          <table:table-cell office:value-type="float" office:value="8.989" calcext:value-type="float">
            <text:p>8.989</text:p>
          </table:table-cell>
          <table:table-cell office:value-type="float" office:value="40.449" calcext:value-type="float">
            <text:p>40.449</text:p>
          </table:table-cell>
          <table:table-cell office:value-type="float" office:value="1.124" calcext:value-type="float">
            <text:p>1.124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40960" calcext:value-type="float">
            <text:p>409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528523.233" calcext:value-type="float">
            <text:p>1436528523.233</text:p>
          </table:table-cell>
          <table:table-cell office:value-type="float" office:value="1415426048" calcext:value-type="float">
            <text:p>1415426048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7341952" calcext:value-type="float">
            <text:p>537341952</text:p>
          </table:table-cell>
          <table:table-cell office:value-type="float" office:value="131198976" calcext:value-type="float">
            <text:p>13119897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468" calcext:value-type="float">
            <text:p>468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56" calcext:value-type="float">
            <text:p>40.556</text:p>
          </table:table-cell>
          <table:table-cell office:value-type="float" office:value="11.667" calcext:value-type="float">
            <text:p>11.667</text:p>
          </table:table-cell>
          <table:table-cell office:value-type="float" office:value="47.778" calcext:value-type="float">
            <text:p>47.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45" calcext:value-type="float">
            <text:p>54.545</text:p>
          </table:table-cell>
          <table:table-cell office:value-type="float" office:value="12.5" calcext:value-type="float">
            <text:p>12.5</text:p>
          </table:table-cell>
          <table:table-cell office:value-type="float" office:value="32.955" calcext:value-type="float">
            <text:p>32.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66" calcext:value-type="float">
            <text:p>27.66</text:p>
          </table:table-cell>
          <table:table-cell office:value-type="float" office:value="11.702" calcext:value-type="float">
            <text:p>11.702</text:p>
          </table:table-cell>
          <table:table-cell office:value-type="float" office:value="60.638" calcext:value-type="float">
            <text:p>60.6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4.222" calcext:value-type="float">
            <text:p>1436528524.222</text:p>
          </table:table-cell>
          <table:table-cell office:value-type="float" office:value="1289998336" calcext:value-type="float">
            <text:p>1289998336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7800704" calcext:value-type="float">
            <text:p>537800704</text:p>
          </table:table-cell>
          <table:table-cell office:value-type="float" office:value="256167936" calcext:value-type="float">
            <text:p>25616793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779" calcext:value-type="float">
            <text:p>779</text:p>
          </table:table-cell>
          <table:table-cell office:value-type="float" office:value="1281" calcext:value-type="float">
            <text:p>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892" calcext:value-type="float">
            <text:p>31.892</text:p>
          </table:table-cell>
          <table:table-cell office:value-type="float" office:value="41.081" calcext:value-type="float">
            <text:p>41.081</text:p>
          </table:table-cell>
          <table:table-cell office:value-type="float" office:value="27.027" calcext:value-type="float">
            <text:p>27.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.556" calcext:value-type="float">
            <text:p>45.556</text:p>
          </table:table-cell>
          <table:table-cell office:value-type="float" office:value="24.444" calcext:value-type="float">
            <text:p>24.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333" calcext:value-type="float">
            <text:p>33.333</text:p>
          </table:table-cell>
          <table:table-cell office:value-type="float" office:value="36.559" calcext:value-type="float">
            <text:p>36.559</text:p>
          </table:table-cell>
          <table:table-cell office:value-type="float" office:value="30.108" calcext:value-type="float">
            <text:p>30.1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5.221" calcext:value-type="float">
            <text:p>1436528525.221</text:p>
          </table:table-cell>
          <table:table-cell office:value-type="float" office:value="1313513472" calcext:value-type="float">
            <text:p>1313513472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7817088" calcext:value-type="float">
            <text:p>537817088</text:p>
          </table:table-cell>
          <table:table-cell office:value-type="float" office:value="232636416" calcext:value-type="float">
            <text:p>232636416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832" calcext:value-type="float">
            <text:p>832</text:p>
          </table:table-cell>
          <table:table-cell office:value-type="float" office:value="1216" calcext:value-type="float">
            <text:p>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85" calcext:value-type="float">
            <text:p>50.785</text:p>
          </table:table-cell>
          <table:table-cell office:value-type="float" office:value="12.042" calcext:value-type="float">
            <text:p>12.042</text:p>
          </table:table-cell>
          <table:table-cell office:value-type="float" office:value="37.173" calcext:value-type="float">
            <text:p>37.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02" calcext:value-type="float">
            <text:p>51.02</text:p>
          </table:table-cell>
          <table:table-cell office:value-type="float" office:value="17.347" calcext:value-type="float">
            <text:p>17.347</text:p>
          </table:table-cell>
          <table:table-cell office:value-type="float" office:value="31.633" calcext:value-type="float">
            <text:p>31.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26" calcext:value-type="float">
            <text:p>50.526</text:p>
          </table:table-cell>
          <table:table-cell office:value-type="float" office:value="7.368" calcext:value-type="float">
            <text:p>7.368</text:p>
          </table:table-cell>
          <table:table-cell office:value-type="float" office:value="42.105" calcext:value-type="float">
            <text:p>42.1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6.222" calcext:value-type="float">
            <text:p>1436528526.222</text:p>
          </table:table-cell>
          <table:table-cell office:value-type="float" office:value="1325584384" calcext:value-type="float">
            <text:p>1325584384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7817088" calcext:value-type="float">
            <text:p>537817088</text:p>
          </table:table-cell>
          <table:table-cell office:value-type="float" office:value="220565504" calcext:value-type="float">
            <text:p>220565504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773" calcext:value-type="float">
            <text:p>773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3" calcext:value-type="float">
            <text:p>58.73</text:p>
          </table:table-cell>
          <table:table-cell office:value-type="float" office:value="15.344" calcext:value-type="float">
            <text:p>15.344</text:p>
          </table:table-cell>
          <table:table-cell office:value-type="float" office:value="25.926" calcext:value-type="float">
            <text:p>25.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839" calcext:value-type="float">
            <text:p>54.839</text:p>
          </table:table-cell>
          <table:table-cell office:value-type="float" office:value="19.355" calcext:value-type="float">
            <text:p>19.355</text:p>
          </table:table-cell>
          <table:table-cell office:value-type="float" office:value="25.806" calcext:value-type="float">
            <text:p>25.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105" calcext:value-type="float">
            <text:p>62.105</text:p>
          </table:table-cell>
          <table:table-cell office:value-type="float" office:value="11.579" calcext:value-type="float">
            <text:p>11.579</text:p>
          </table:table-cell>
          <table:table-cell office:value-type="float" office:value="26.316" calcext:value-type="float">
            <text:p>26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office:value-type="float" office:value="410" calcext:value-type="float">
            <text:p>410</text:p>
          </table:table-cell>
          <table:table-cell office:value-type="float" office:value="312" calcext:value-type="float">
            <text:p>3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7.223" calcext:value-type="float">
            <text:p>1436528527.223</text:p>
          </table:table-cell>
          <table:table-cell office:value-type="float" office:value="1338404864" calcext:value-type="float">
            <text:p>1338404864</text:p>
          </table:table-cell>
          <table:table-cell office:value-type="float" office:value="16785408" calcext:value-type="float">
            <text:p>16785408</text:p>
          </table:table-cell>
          <table:table-cell office:value-type="float" office:value="537821184" calcext:value-type="float">
            <text:p>537821184</text:p>
          </table:table-cell>
          <table:table-cell office:value-type="float" office:value="207740928" calcext:value-type="float">
            <text:p>207740928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707" calcext:value-type="float">
            <text:p>707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494" calcext:value-type="float">
            <text:p>61.494</text:p>
          </table:table-cell>
          <table:table-cell office:value-type="float" office:value="15.517" calcext:value-type="float">
            <text:p>15.517</text:p>
          </table:table-cell>
          <table:table-cell office:value-type="float" office:value="22.989" calcext:value-type="float">
            <text:p>22.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449" calcext:value-type="float">
            <text:p>40.449</text:p>
          </table:table-cell>
          <table:table-cell office:value-type="float" office:value="15.73" calcext:value-type="float">
            <text:p>15.73</text:p>
          </table:table-cell>
          <table:table-cell office:value-type="float" office:value="43.82" calcext:value-type="float">
            <text:p>43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759" calcext:value-type="float">
            <text:p>82.759</text:p>
          </table:table-cell>
          <table:table-cell office:value-type="float" office:value="14.943" calcext:value-type="float">
            <text:p>14.943</text:p>
          </table:table-cell>
          <table:table-cell office:value-type="float" office:value="2.299" calcext:value-type="float">
            <text:p>2.29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28.223" calcext:value-type="float">
            <text:p>1436528528.223</text:p>
          </table:table-cell>
          <table:table-cell office:value-type="float" office:value="1358712832" calcext:value-type="float">
            <text:p>1358712832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537821184" calcext:value-type="float">
            <text:p>537821184</text:p>
          </table:table-cell>
          <table:table-cell office:value-type="float" office:value="187424768" calcext:value-type="float">
            <text:p>187424768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1003" calcext:value-type="float">
            <text:p>1003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16" calcext:value-type="float">
            <text:p>56.216</text:p>
          </table:table-cell>
          <table:table-cell office:value-type="float" office:value="29.189" calcext:value-type="float">
            <text:p>29.189</text:p>
          </table:table-cell>
          <table:table-cell office:value-type="float" office:value="14.595" calcext:value-type="float">
            <text:p>14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161" calcext:value-type="float">
            <text:p>45.161</text:p>
          </table:table-cell>
          <table:table-cell office:value-type="float" office:value="29.032" calcext:value-type="float">
            <text:p>29.032</text:p>
          </table:table-cell>
          <table:table-cell office:value-type="float" office:value="24.731" calcext:value-type="float">
            <text:p>24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" calcext:value-type="float">
            <text:p>1.075</text:p>
          </table:table-cell>
          <table:table-cell office:value-type="float" office:value="67.391" calcext:value-type="float">
            <text:p>67.391</text:p>
          </table:table-cell>
          <table:table-cell office:value-type="float" office:value="29.348" calcext:value-type="float">
            <text:p>29.348</text:p>
          </table:table-cell>
          <table:table-cell office:value-type="float" office:value="3.261" calcext:value-type="float">
            <text:p>3.2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528529.222" calcext:value-type="float">
            <text:p>1436528529.222</text:p>
          </table:table-cell>
          <table:table-cell office:value-type="float" office:value="1369292800" calcext:value-type="float">
            <text:p>1369292800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537821184" calcext:value-type="float">
            <text:p>537821184</text:p>
          </table:table-cell>
          <table:table-cell office:value-type="float" office:value="176844800" calcext:value-type="float">
            <text:p>176844800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672" calcext:value-type="float">
            <text:p>672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14" calcext:value-type="float">
            <text:p>60.914</text:p>
          </table:table-cell>
          <table:table-cell office:value-type="float" office:value="7.614" calcext:value-type="float">
            <text:p>7.614</text:p>
          </table:table-cell>
          <table:table-cell office:value-type="float" office:value="30.964" calcext:value-type="float">
            <text:p>30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62.5" calcext:value-type="float">
            <text:p>62.5</text:p>
          </table:table-cell>
          <table:table-cell office:value-type="float" office:value="8.333" calcext:value-type="float">
            <text:p>8.333</text:p>
          </table:table-cell>
          <table:table-cell office:value-type="float" office:value="29.167" calcext:value-type="float">
            <text:p>29.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596" calcext:value-type="float">
            <text:p>59.596</text:p>
          </table:table-cell>
          <table:table-cell office:value-type="float" office:value="6.061" calcext:value-type="float">
            <text:p>6.061</text:p>
          </table:table-cell>
          <table:table-cell office:value-type="float" office:value="33.333" calcext:value-type="float">
            <text:p>33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30.222" calcext:value-type="float">
            <text:p>1436528530.222</text:p>
          </table:table-cell>
          <table:table-cell office:value-type="float" office:value="1388486656" calcext:value-type="float">
            <text:p>1388486656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537821184" calcext:value-type="float">
            <text:p>537821184</text:p>
          </table:table-cell>
          <table:table-cell office:value-type="float" office:value="157650944" calcext:value-type="float">
            <text:p>157650944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850" calcext:value-type="float">
            <text:p>850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92" calcext:value-type="float">
            <text:p>57.292</text:p>
          </table:table-cell>
          <table:table-cell office:value-type="float" office:value="9.375" calcext:value-type="float">
            <text:p>9.375</text:p>
          </table:table-cell>
          <table:table-cell office:value-type="float" office:value="33.333" calcext:value-type="float">
            <text:p>33.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657" calcext:value-type="float">
            <text:p>65.657</text:p>
          </table:table-cell>
          <table:table-cell office:value-type="float" office:value="11.111" calcext:value-type="float">
            <text:p>11.111</text:p>
          </table:table-cell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936" calcext:value-type="float">
            <text:p>48.936</text:p>
          </table:table-cell>
          <table:table-cell office:value-type="float" office:value="7.447" calcext:value-type="float">
            <text:p>7.447</text:p>
          </table:table-cell>
          <table:table-cell office:value-type="float" office:value="43.617" calcext:value-type="float">
            <text:p>43.61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31.222" calcext:value-type="float">
            <text:p>1436528531.222</text:p>
          </table:table-cell>
          <table:table-cell office:value-type="float" office:value="1407062016" calcext:value-type="float">
            <text:p>1407062016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537825280" calcext:value-type="float">
            <text:p>537825280</text:p>
          </table:table-cell>
          <table:table-cell office:value-type="float" office:value="139071488" calcext:value-type="float">
            <text:p>139071488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1011" calcext:value-type="float">
            <text:p>1011</text:p>
          </table:table-cell>
          <table:table-cell office:value-type="float" office:value="1431" calcext:value-type="float">
            <text:p>1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53" calcext:value-type="float">
            <text:p>60.753</text:p>
          </table:table-cell>
          <table:table-cell office:value-type="float" office:value="22.581" calcext:value-type="float">
            <text:p>22.581</text:p>
          </table:table-cell>
          <table:table-cell office:value-type="float" office:value="16.667" calcext:value-type="float">
            <text:p>16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809" calcext:value-type="float">
            <text:p>52.809</text:p>
          </table:table-cell>
          <table:table-cell office:value-type="float" office:value="22.472" calcext:value-type="float">
            <text:p>22.472</text:p>
          </table:table-cell>
          <table:table-cell office:value-type="float" office:value="24.719" calcext:value-type="float">
            <text:p>24.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327" calcext:value-type="float">
            <text:p>66.327</text:p>
          </table:table-cell>
          <table:table-cell office:value-type="float" office:value="23.469" calcext:value-type="float">
            <text:p>23.469</text:p>
          </table:table-cell>
          <table:table-cell office:value-type="float" office:value="10.204" calcext:value-type="float">
            <text:p>10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32.221" calcext:value-type="float">
            <text:p>1436528532.221</text:p>
          </table:table-cell>
          <table:table-cell office:value-type="float" office:value="1412505600" calcext:value-type="float">
            <text:p>1412505600</text:p>
          </table:table-cell>
          <table:table-cell office:value-type="float" office:value="16793600" calcext:value-type="float">
            <text:p>16793600</text:p>
          </table:table-cell>
          <table:table-cell office:value-type="float" office:value="537874432" calcext:value-type="float">
            <text:p>537874432</text:p>
          </table:table-cell>
          <table:table-cell office:value-type="float" office:value="133578752" calcext:value-type="float">
            <text:p>133578752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1071" calcext:value-type="float">
            <text:p>1071</text:p>
          </table:table-cell>
          <table:table-cell office:value-type="float" office:value="2537" calcext:value-type="float">
            <text:p>2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46" calcext:value-type="float">
            <text:p>65.746</text:p>
          </table:table-cell>
          <table:table-cell office:value-type="float" office:value="19.337" calcext:value-type="float">
            <text:p>19.337</text:p>
          </table:table-cell>
          <table:table-cell office:value-type="float" office:value="14.917" calcext:value-type="float">
            <text:p>14.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43" calcext:value-type="float">
            <text:p>63.043</text:p>
          </table:table-cell>
          <table:table-cell office:value-type="float" office:value="19.565" calcext:value-type="float">
            <text:p>19.565</text:p>
          </table:table-cell>
          <table:table-cell office:value-type="float" office:value="17.391" calcext:value-type="float">
            <text:p>17.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89" calcext:value-type="float">
            <text:p>68.889</text:p>
          </table:table-cell>
          <table:table-cell office:value-type="float" office:value="18.889" calcext:value-type="float">
            <text:p>18.889</text:p>
          </table:table-cell>
          <table:table-cell office:value-type="float" office:value="12.222" calcext:value-type="float">
            <text:p>12.2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33.222" calcext:value-type="float">
            <text:p>1436528533.222</text:p>
          </table:table-cell>
          <table:table-cell office:value-type="float" office:value="1415213056" calcext:value-type="float">
            <text:p>1415213056</text:p>
          </table:table-cell>
          <table:table-cell office:value-type="float" office:value="16801792" calcext:value-type="float">
            <text:p>16801792</text:p>
          </table:table-cell>
          <table:table-cell office:value-type="float" office:value="537882624" calcext:value-type="float">
            <text:p>537882624</text:p>
          </table:table-cell>
          <table:table-cell office:value-type="float" office:value="130854912" calcext:value-type="float">
            <text:p>130854912</text:p>
          </table:table-cell>
          <table:table-cell office:value-type="float" office:value="90112" calcext:value-type="float">
            <text:p>90112</text:p>
          </table:table-cell>
          <table:table-cell office:value-type="float" office:value="2145292288" calcext:value-type="float">
            <text:p>2145292288</text:p>
          </table:table-cell>
          <table:table-cell office:value-type="float" office:value="1009" calcext:value-type="float">
            <text:p>1009</text:p>
          </table:table-cell>
          <table:table-cell office:value-type="float" office:value="1617" calcext:value-type="float">
            <text:p>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84" calcext:value-type="float">
            <text:p>66.484</text:p>
          </table:table-cell>
          <table:table-cell office:value-type="float" office:value="30.22" calcext:value-type="float">
            <text:p>30.22</text:p>
          </table:table-cell>
          <table:table-cell office:value-type="float" office:value="3.297" calcext:value-type="float">
            <text:p>3.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24" calcext:value-type="float">
            <text:p>58.824</text:p>
          </table:table-cell>
          <table:table-cell office:value-type="float" office:value="35.294" calcext:value-type="float">
            <text:p>35.294</text:p>
          </table:table-cell>
          <table:table-cell office:value-type="float" office:value="5.882" calcext:value-type="float">
            <text:p>5.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917" calcext:value-type="float">
            <text:p>72.917</text:p>
          </table:table-cell>
          <table:table-cell office:value-type="float" office:value="26.042" calcext:value-type="float">
            <text:p>26.042</text:p>
          </table:table-cell>
          <table:table-cell office:value-type="float" office:value="1.042" calcext:value-type="float">
            <text:p>1.0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528534.222" calcext:value-type="float">
            <text:p>1436528534.222</text:p>
          </table:table-cell>
          <table:table-cell office:value-type="float" office:value="1497964544" calcext:value-type="float">
            <text:p>1497964544</text:p>
          </table:table-cell>
          <table:table-cell office:value-type="float" office:value="16801792" calcext:value-type="float">
            <text:p>16801792</text:p>
          </table:table-cell>
          <table:table-cell office:value-type="float" office:value="520572928" calcext:value-type="float">
            <text:p>520572928</text:p>
          </table:table-cell>
          <table:table-cell office:value-type="float" office:value="65413120" calcext:value-type="float">
            <text:p>65413120</text:p>
          </table:table-cell>
          <table:table-cell office:value-type="float" office:value="172032" calcext:value-type="float">
            <text:p>172032</text:p>
          </table:table-cell>
          <table:table-cell office:value-type="float" office:value="2145210368" calcext:value-type="float">
            <text:p>2145210368</text:p>
          </table:table-cell>
          <table:table-cell office:value-type="float" office:value="1934" calcext:value-type="float">
            <text:p>1934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60.989" calcext:value-type="float">
            <text:p>60.989</text:p>
          </table:table-cell>
          <table:table-cell office:value-type="float" office:value="31.868" calcext:value-type="float">
            <text:p>31.868</text:p>
          </table:table-cell>
          <table:table-cell office:value-type="float" office:value="5.495" calcext:value-type="float">
            <text:p>5.495</text:p>
          </table:table-cell>
          <table:table-cell office:value-type="float" office:value="1.099" calcext:value-type="float">
            <text:p>1.099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61.798" calcext:value-type="float">
            <text:p>61.798</text:p>
          </table:table-cell>
          <table:table-cell office:value-type="float" office:value="25.843" calcext:value-type="float">
            <text:p>25.843</text:p>
          </table:table-cell>
          <table:table-cell office:value-type="float" office:value="11.236" calcext:value-type="float">
            <text:p>11.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60.215" calcext:value-type="float">
            <text:p>60.215</text:p>
          </table:table-cell>
          <table:table-cell office:value-type="float" office:value="37.634" calcext:value-type="float">
            <text:p>37.634</text:p>
          </table:table-cell>
          <table:table-cell office:value-type="float" office:value="0" calcext:value-type="float">
            <text:p>0</text:p>
          </table:table-cell>
          <table:table-cell office:value-type="float" office:value="2.151" calcext:value-type="float">
            <text:p>2.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6528535.223" calcext:value-type="float">
            <text:p>1436528535.223</text:p>
          </table:table-cell>
          <table:table-cell office:value-type="float" office:value="1500815360" calcext:value-type="float">
            <text:p>1500815360</text:p>
          </table:table-cell>
          <table:table-cell office:value-type="float" office:value="16801792" calcext:value-type="float">
            <text:p>16801792</text:p>
          </table:table-cell>
          <table:table-cell office:value-type="float" office:value="507588608" calcext:value-type="float">
            <text:p>507588608</text:p>
          </table:table-cell>
          <table:table-cell office:value-type="float" office:value="75546624" calcext:value-type="float">
            <text:p>75546624</text:p>
          </table:table-cell>
          <table:table-cell office:value-type="float" office:value="180224" calcext:value-type="float">
            <text:p>180224</text:p>
          </table:table-cell>
          <table:table-cell office:value-type="float" office:value="2145202176" calcext:value-type="float">
            <text:p>2145202176</text:p>
          </table:table-cell>
          <table:table-cell office:value-type="float" office:value="1134" calcext:value-type="float">
            <text:p>1134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47.872" calcext:value-type="float">
            <text:p>47.872</text:p>
          </table:table-cell>
          <table:table-cell office:value-type="float" office:value="28.723" calcext:value-type="float">
            <text:p>28.723</text:p>
          </table:table-cell>
          <table:table-cell office:value-type="float" office:value="16.489" calcext:value-type="float">
            <text:p>16.489</text:p>
          </table:table-cell>
          <table:table-cell office:value-type="float" office:value="6.915" calcext:value-type="float">
            <text:p>6.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39" calcext:value-type="float">
            <text:p>46.739</text:p>
          </table:table-cell>
          <table:table-cell office:value-type="float" office:value="35.87" calcext:value-type="float">
            <text:p>35.87</text:p>
          </table:table-cell>
          <table:table-cell office:value-type="float" office:value="17.391" calcext:value-type="float">
            <text:p>17.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454" calcext:value-type="float">
            <text:p>48.454</text:p>
          </table:table-cell>
          <table:table-cell office:value-type="float" office:value="21.649" calcext:value-type="float">
            <text:p>21.649</text:p>
          </table:table-cell>
          <table:table-cell office:value-type="float" office:value="15.464" calcext:value-type="float">
            <text:p>15.464</text:p>
          </table:table-cell>
          <table:table-cell office:value-type="float" office:value="14.433" calcext:value-type="float">
            <text:p>14.4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528536.222" calcext:value-type="float">
            <text:p>1436528536.222</text:p>
          </table:table-cell>
          <table:table-cell office:value-type="float" office:value="1501937664" calcext:value-type="float">
            <text:p>1501937664</text:p>
          </table:table-cell>
          <table:table-cell office:value-type="float" office:value="16801792" calcext:value-type="float">
            <text:p>16801792</text:p>
          </table:table-cell>
          <table:table-cell office:value-type="float" office:value="504610816" calcext:value-type="float">
            <text:p>504610816</text:p>
          </table:table-cell>
          <table:table-cell office:value-type="float" office:value="77402112" calcext:value-type="float">
            <text:p>77402112</text:p>
          </table:table-cell>
          <table:table-cell office:value-type="float" office:value="172032" calcext:value-type="float">
            <text:p>172032</text:p>
          </table:table-cell>
          <table:table-cell office:value-type="float" office:value="2145210368" calcext:value-type="float">
            <text:p>2145210368</text:p>
          </table:table-cell>
          <table:table-cell office:value-type="float" office:value="910" calcext:value-type="float">
            <text:p>910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.652" calcext:value-type="float">
            <text:p>20.652</text:p>
          </table:table-cell>
          <table:table-cell office:value-type="float" office:value="17.935" calcext:value-type="float">
            <text:p>17.935</text:p>
          </table:table-cell>
          <table:table-cell office:value-type="float" office:value="8.696" calcext:value-type="float">
            <text:p>8.696</text:p>
          </table:table-cell>
          <table:table-cell office:value-type="float" office:value="0" calcext:value-type="float">
            <text:p>0</text:p>
          </table:table-cell>
          <table:table-cell office:value-type="float" office:value="2.717" calcext:value-type="float">
            <text:p>2.717</text:p>
          </table:table-cell>
          <table:table-cell office:value-type="float" office:value="37.931" calcext:value-type="float">
            <text:p>37.931</text:p>
          </table:table-cell>
          <table:table-cell office:value-type="float" office:value="18.391" calcext:value-type="float">
            <text:p>18.391</text:p>
          </table:table-cell>
          <table:table-cell office:value-type="float" office:value="19.54" calcext:value-type="float">
            <text:p>19.54</text:p>
          </table:table-cell>
          <table:table-cell office:value-type="float" office:value="18.391" calcext:value-type="float">
            <text:p>18.391</text:p>
          </table:table-cell>
          <table:table-cell office:value-type="float" office:value="0" calcext:value-type="float">
            <text:p>0</text:p>
          </table:table-cell>
          <table:table-cell office:value-type="float" office:value="5.747" calcext:value-type="float">
            <text:p>5.747</text:p>
          </table:table-cell>
          <table:table-cell office:value-type="float" office:value="61.224" calcext:value-type="float">
            <text:p>61.224</text:p>
          </table:table-cell>
          <table:table-cell office:value-type="float" office:value="22.449" calcext:value-type="float">
            <text:p>22.449</text:p>
          </table:table-cell>
          <table:table-cell office:value-type="float" office:value="16.327" calcext:value-type="float">
            <text:p>16.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281728" calcext:value-type="float">
            <text:p>30281728</text:p>
          </table:table-cell>
          <table:table-cell office:value-type="float" office:value="0" calcext:value-type="float">
            <text:p>0</text:p>
          </table:table-cell>
          <table:table-cell office:value-type="float" office:value="30281728" calcext:value-type="float">
            <text:p>3028172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6528537.224" calcext:value-type="float">
            <text:p>1436528537.224</text:p>
          </table:table-cell>
          <table:table-cell office:value-type="float" office:value="1502203904" calcext:value-type="float">
            <text:p>1502203904</text:p>
          </table:table-cell>
          <table:table-cell office:value-type="float" office:value="16801792" calcext:value-type="float">
            <text:p>16801792</text:p>
          </table:table-cell>
          <table:table-cell office:value-type="float" office:value="505614336" calcext:value-type="float">
            <text:p>505614336</text:p>
          </table:table-cell>
          <table:table-cell office:value-type="float" office:value="76132352" calcext:value-type="float">
            <text:p>76132352</text:p>
          </table:table-cell>
          <table:table-cell office:value-type="float" office:value="172032" calcext:value-type="float">
            <text:p>172032</text:p>
          </table:table-cell>
          <table:table-cell office:value-type="float" office:value="2145210368" calcext:value-type="float">
            <text:p>2145210368</text:p>
          </table:table-cell>
          <table:table-cell office:value-type="float" office:value="1028" calcext:value-type="float">
            <text:p>1028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2" calcext:value-type="float">
            <text:p>27.322</text:p>
          </table:table-cell>
          <table:table-cell table:number-columns-repeated="2" office:value-type="float" office:value="36.066" calcext:value-type="float">
            <text:p>36.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30.108" calcext:value-type="float">
            <text:p>30.108</text:p>
          </table:table-cell>
          <table:table-cell office:value-type="float" office:value="41.935" calcext:value-type="float">
            <text:p>41.935</text:p>
          </table:table-cell>
          <table:table-cell office:value-type="float" office:value="27.957" calcext:value-type="float">
            <text:p>27.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138" calcext:value-type="float">
            <text:p>24.138</text:p>
          </table:table-cell>
          <table:table-cell office:value-type="float" office:value="31.034" calcext:value-type="float">
            <text:p>31.034</text:p>
          </table:table-cell>
          <table:table-cell office:value-type="float" office:value="44.828" calcext:value-type="float">
            <text:p>44.8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38.221" calcext:value-type="float">
            <text:p>1436528538.221</text:p>
          </table:table-cell>
          <table:table-cell office:value-type="float" office:value="1502511104" calcext:value-type="float">
            <text:p>1502511104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506441728" calcext:value-type="float">
            <text:p>506441728</text:p>
          </table:table-cell>
          <table:table-cell office:value-type="float" office:value="74989568" calcext:value-type="float">
            <text:p>74989568</text:p>
          </table:table-cell>
          <table:table-cell office:value-type="float" office:value="172032" calcext:value-type="float">
            <text:p>172032</text:p>
          </table:table-cell>
          <table:table-cell office:value-type="float" office:value="2145210368" calcext:value-type="float">
            <text:p>2145210368</text:p>
          </table:table-cell>
          <table:table-cell office:value-type="float" office:value="1040" calcext:value-type="float">
            <text:p>1040</text:p>
          </table:table-cell>
          <table:table-cell office:value-type="float" office:value="1882" calcext:value-type="float">
            <text:p>1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9" calcext:value-type="float">
            <text:p>34.409</text:p>
          </table:table-cell>
          <table:table-cell office:value-type="float" office:value="29.57" calcext:value-type="float">
            <text:p>29.57</text:p>
          </table:table-cell>
          <table:table-cell office:value-type="float" office:value="34.946" calcext:value-type="float">
            <text:p>34.946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21" calcext:value-type="float">
            <text:p>48.421</text:p>
          </table:table-cell>
          <table:table-cell office:value-type="float" office:value="41.053" calcext:value-type="float">
            <text:p>41.053</text:p>
          </table:table-cell>
          <table:table-cell office:value-type="float" office:value="8.421" calcext:value-type="float">
            <text:p>8.421</text:p>
          </table:table-cell>
          <table:table-cell office:value-type="float" office:value="2.105" calcext:value-type="float">
            <text:p>2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" calcext:value-type="float">
            <text:p>19.78</text:p>
          </table:table-cell>
          <table:table-cell office:value-type="float" office:value="17.582" calcext:value-type="float">
            <text:p>17.582</text:p>
          </table:table-cell>
          <table:table-cell office:value-type="float" office:value="62.637" calcext:value-type="float">
            <text:p>62.6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6528539.222" calcext:value-type="float">
            <text:p>1436528539.222</text:p>
          </table:table-cell>
          <table:table-cell office:value-type="float" office:value="1502498816" calcext:value-type="float">
            <text:p>1502498816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504016896" calcext:value-type="float">
            <text:p>504016896</text:p>
          </table:table-cell>
          <table:table-cell office:value-type="float" office:value="77426688" calcext:value-type="float">
            <text:p>77426688</text:p>
          </table:table-cell>
          <table:table-cell office:value-type="float" office:value="172032" calcext:value-type="float">
            <text:p>172032</text:p>
          </table:table-cell>
          <table:table-cell office:value-type="float" office:value="2145210368" calcext:value-type="float">
            <text:p>2145210368</text:p>
          </table:table-cell>
          <table:table-cell office:value-type="float" office:value="883" calcext:value-type="float">
            <text:p>883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09" calcext:value-type="float">
            <text:p>46.409</text:p>
          </table:table-cell>
          <table:table-cell office:value-type="float" office:value="23.757" calcext:value-type="float">
            <text:p>23.757</text:p>
          </table:table-cell>
          <table:table-cell office:value-type="float" office:value="29.834" calcext:value-type="float">
            <text:p>29.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789" calcext:value-type="float">
            <text:p>55.789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316" calcext:value-type="float">
            <text:p>6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82" calcext:value-type="float">
            <text:p>36.782</text:p>
          </table:table-cell>
          <table:table-cell office:value-type="float" office:value="6.897" calcext:value-type="float">
            <text:p>6.897</text:p>
          </table:table-cell>
          <table:table-cell office:value-type="float" office:value="56.322" calcext:value-type="float">
            <text:p>56.3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40.224" calcext:value-type="float">
            <text:p>1436528540.224</text:p>
          </table:table-cell>
          <table:table-cell office:value-type="float" office:value="1503526912" calcext:value-type="float">
            <text:p>1503526912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516038656" calcext:value-type="float">
            <text:p>516038656</text:p>
          </table:table-cell>
          <table:table-cell office:value-type="float" office:value="64376832" calcext:value-type="float">
            <text:p>64376832</text:p>
          </table:table-cell>
          <table:table-cell office:value-type="float" office:value="176128" calcext:value-type="float">
            <text:p>176128</text:p>
          </table:table-cell>
          <table:table-cell office:value-type="float" office:value="2145206272" calcext:value-type="float">
            <text:p>2145206272</text:p>
          </table:table-cell>
          <table:table-cell office:value-type="float" office:value="897" calcext:value-type="float">
            <text:p>897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39.891" calcext:value-type="float">
            <text:p>39.891</text:p>
          </table:table-cell>
          <table:table-cell office:value-type="float" office:value="33.88" calcext:value-type="float">
            <text:p>33.88</text:p>
          </table:table-cell>
          <table:table-cell office:value-type="float" office:value="7.65" calcext:value-type="float">
            <text:p>7.65</text:p>
          </table:table-cell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  <table:table-cell office:value-type="float" office:value="1.639" calcext:value-type="float">
            <text:p>1.639</text:p>
          </table:table-cell>
          <table:table-cell office:value-type="float" office:value="20.69" calcext:value-type="float">
            <text:p>20.69</text:p>
          </table:table-cell>
          <table:table-cell office:value-type="float" office:value="29.885" calcext:value-type="float">
            <text:p>29.885</text:p>
          </table:table-cell>
          <table:table-cell office:value-type="float" office:value="10.345" calcext:value-type="float">
            <text:p>10.345</text:p>
          </table:table-cell>
          <table:table-cell office:value-type="float" office:value="35.632" calcext:value-type="float">
            <text:p>35.632</text:p>
          </table:table-cell>
          <table:table-cell office:value-type="float" office:value="0" calcext:value-type="float">
            <text:p>0</text:p>
          </table:table-cell>
          <table:table-cell office:value-type="float" office:value="3.448" calcext:value-type="float">
            <text:p>3.448</text:p>
          </table:table-cell>
          <table:table-cell office:value-type="float" office:value="56.25" calcext:value-type="float">
            <text:p>56.25</text:p>
          </table:table-cell>
          <table:table-cell office:value-type="float" office:value="37.5" calcext:value-type="float">
            <text:p>37.5</text:p>
          </table:table-cell>
          <table:table-cell office:value-type="float" office:value="5.208" calcext:value-type="float">
            <text:p>5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64544" calcext:value-type="float">
            <text:p>25964544</text:p>
          </table:table-cell>
          <table:table-cell office:value-type="float" office:value="0" calcext:value-type="float">
            <text:p>0</text:p>
          </table:table-cell>
          <table:table-cell office:value-type="float" office:value="25964544" calcext:value-type="float">
            <text:p>2596454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6528541.221" calcext:value-type="float">
            <text:p>1436528541.221</text:p>
          </table:table-cell>
          <table:table-cell office:value-type="float" office:value="1503817728" calcext:value-type="float">
            <text:p>1503817728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512155648" calcext:value-type="float">
            <text:p>512155648</text:p>
          </table:table-cell>
          <table:table-cell office:value-type="float" office:value="67969024" calcext:value-type="float">
            <text:p>67969024</text:p>
          </table:table-cell>
          <table:table-cell office:value-type="float" office:value="2289664" calcext:value-type="float">
            <text:p>2289664</text:p>
          </table:table-cell>
          <table:table-cell office:value-type="float" office:value="2143092736" calcext:value-type="float">
            <text:p>2143092736</text:p>
          </table:table-cell>
          <table:table-cell office:value-type="float" office:value="1013" calcext:value-type="float">
            <text:p>1013</text:p>
          </table:table-cell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  <table:table-cell office:value-type="float" office:value="2113536" calcext:value-type="float">
            <text:p>2113536</text:p>
          </table:table-cell>
          <table:table-cell table:number-columns-repeated="2" office:value-type="float" office:value="30.978" calcext:value-type="float">
            <text:p>30.978</text:p>
          </table:table-cell>
          <table:table-cell office:value-type="float" office:value="28.804" calcext:value-type="float">
            <text:p>28.804</text:p>
          </table:table-cell>
          <table:table-cell office:value-type="float" office:value="7.065" calcext:value-type="float">
            <text:p>7.065</text:p>
          </table:table-cell>
          <table:table-cell office:value-type="float" office:value="0" calcext:value-type="float">
            <text:p>0</text:p>
          </table:table-cell>
          <table:table-cell office:value-type="float" office:value="2.174" calcext:value-type="float">
            <text:p>2.174</text:p>
          </table:table-cell>
          <table:table-cell office:value-type="float" office:value="44.898" calcext:value-type="float">
            <text:p>44.898</text:p>
          </table:table-cell>
          <table:table-cell office:value-type="float" office:value="50" calcext:value-type="float">
            <text:p>50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82" calcext:value-type="float">
            <text:p>4.082</text:p>
          </table:table-cell>
          <table:table-cell office:value-type="float" office:value="16.092" calcext:value-type="float">
            <text:p>16.092</text:p>
          </table:table-cell>
          <table:table-cell office:value-type="float" office:value="10.345" calcext:value-type="float">
            <text:p>10.345</text:p>
          </table:table-cell>
          <table:table-cell office:value-type="float" office:value="59.77" calcext:value-type="float">
            <text:p>59.77</text:p>
          </table:table-cell>
          <table:table-cell office:value-type="float" office:value="13.793" calcext:value-type="float">
            <text:p>13.7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451456" calcext:value-type="float">
            <text:p>34451456</text:p>
          </table:table-cell>
          <table:table-cell office:value-type="float" office:value="0" calcext:value-type="float">
            <text:p>0</text:p>
          </table:table-cell>
          <table:table-cell office:value-type="float" office:value="34451456" calcext:value-type="float">
            <text:p>3445145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36528542.226" calcext:value-type="float">
            <text:p>1436528542.226</text:p>
          </table:table-cell>
          <table:table-cell office:value-type="float" office:value="1504100352" calcext:value-type="float">
            <text:p>1504100352</text:p>
          </table:table-cell>
          <table:table-cell office:value-type="float" office:value="16809984" calcext:value-type="float">
            <text:p>16809984</text:p>
          </table:table-cell>
          <table:table-cell office:value-type="float" office:value="505819136" calcext:value-type="float">
            <text:p>505819136</text:p>
          </table:table-cell>
          <table:table-cell office:value-type="float" office:value="74022912" calcext:value-type="float">
            <text:p>74022912</text:p>
          </table:table-cell>
          <table:table-cell office:value-type="float" office:value="4427776" calcext:value-type="float">
            <text:p>4427776</text:p>
          </table:table-cell>
          <table:table-cell office:value-type="float" office:value="2140954624" calcext:value-type="float">
            <text:p>2140954624</text:p>
          </table:table-cell>
          <table:table-cell office:value-type="float" office:value="879" calcext:value-type="float">
            <text:p>879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 office:value-type="float" office:value="2138112" calcext:value-type="float">
            <text:p>2138112</text:p>
          </table:table-cell>
          <table:table-cell office:value-type="float" office:value="51.613" calcext:value-type="float">
            <text:p>51.613</text:p>
          </table:table-cell>
          <table:table-cell office:value-type="float" office:value="24.731" calcext:value-type="float">
            <text:p>24.731</text:p>
          </table:table-cell>
          <table:table-cell office:value-type="float" office:value="19.355" calcext:value-type="float">
            <text:p>19.355</text:p>
          </table:table-cell>
          <table:table-cell office:value-type="float" office:value="1.613" calcext:value-type="float">
            <text:p>1.613</text:p>
          </table:table-cell>
          <table:table-cell office:value-type="float" office:value="0" calcext:value-type="float">
            <text:p>0</text:p>
          </table:table-cell>
          <table:table-cell office:value-type="float" office:value="2.688" calcext:value-type="float">
            <text:p>2.688</text:p>
          </table:table-cell>
          <table:table-cell office:value-type="float" office:value="34.831" calcext:value-type="float">
            <text:p>34.831</text:p>
          </table:table-cell>
          <table:table-cell office:value-type="float" office:value="20.225" calcext:value-type="float">
            <text:p>20.225</text:p>
          </table:table-cell>
          <table:table-cell office:value-type="float" office:value="38.202" calcext:value-type="float">
            <text:p>38.202</text:p>
          </table:table-cell>
          <table:table-cell office:value-type="float" office:value="1.124" calcext:value-type="float">
            <text:p>1.124</text:p>
          </table:table-cell>
          <table:table-cell office:value-type="float" office:value="0" calcext:value-type="float">
            <text:p>0</text:p>
          </table:table-cell>
          <table:table-cell office:value-type="float" office:value="5.618" calcext:value-type="float">
            <text:p>5.618</text:p>
          </table:table-cell>
          <table:table-cell office:value-type="float" office:value="67.01" calcext:value-type="float">
            <text:p>67.01</text:p>
          </table:table-cell>
          <table:table-cell office:value-type="float" office:value="27.835" calcext:value-type="float">
            <text:p>27.835</text:p>
          </table:table-cell>
          <table:table-cell office:value-type="float" office:value="2.062" calcext:value-type="float">
            <text:p>2.062</text:p>
          </table:table-cell>
          <table:table-cell office:value-type="float" office:value="3.093" calcext:value-type="float">
            <text:p>3.0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804800" calcext:value-type="float">
            <text:p>25804800</text:p>
          </table:table-cell>
          <table:table-cell office:value-type="float" office:value="0" calcext:value-type="float">
            <text:p>0</text:p>
          </table:table-cell>
          <table:table-cell office:value-type="float" office:value="25804800" calcext:value-type="float">
            <text:p>2580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6528543.222" calcext:value-type="float">
            <text:p>1436528543.222</text:p>
          </table:table-cell>
          <table:table-cell office:value-type="float" office:value="1503281152" calcext:value-type="float">
            <text:p>1503281152</text:p>
          </table:table-cell>
          <table:table-cell office:value-type="float" office:value="16818176" calcext:value-type="float">
            <text:p>16818176</text:p>
          </table:table-cell>
          <table:table-cell office:value-type="float" office:value="513929216" calcext:value-type="float">
            <text:p>513929216</text:p>
          </table:table-cell>
          <table:table-cell office:value-type="float" office:value="66723840" calcext:value-type="float">
            <text:p>66723840</text:p>
          </table:table-cell>
          <table:table-cell office:value-type="float" office:value="5857280" calcext:value-type="float">
            <text:p>5857280</text:p>
          </table:table-cell>
          <table:table-cell office:value-type="float" office:value="2139525120" calcext:value-type="float">
            <text:p>2139525120</text:p>
          </table:table-cell>
          <table:table-cell office:value-type="float" office:value="1037" calcext:value-type="float">
            <text:p>1037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 office:value-type="float" office:value="1429504" calcext:value-type="float">
            <text:p>1429504</text:p>
          </table:table-cell>
          <table:table-cell office:value-type="float" office:value="33.889" calcext:value-type="float">
            <text:p>33.889</text:p>
          </table:table-cell>
          <table:table-cell office:value-type="float" office:value="30" calcext:value-type="float">
            <text:p>30</text:p>
          </table:table-cell>
          <table:table-cell office:value-type="float" office:value="15.556" calcext:value-type="float">
            <text:p>15.5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23.256" calcext:value-type="float">
            <text:p>23.256</text:p>
          </table:table-cell>
          <table:table-cell office:value-type="float" office:value="17.442" calcext:value-type="float">
            <text:p>17.442</text:p>
          </table:table-cell>
          <table:table-cell office:value-type="float" office:value="23.256" calcext:value-type="float">
            <text:p>23.256</text:p>
          </table:table-cell>
          <table:table-cell office:value-type="float" office:value="34.884" calcext:value-type="float">
            <text:p>34.884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43.617" calcext:value-type="float">
            <text:p>43.617</text:p>
          </table:table-cell>
          <table:table-cell office:value-type="float" office:value="41.489" calcext:value-type="float">
            <text:p>41.489</text:p>
          </table:table-cell>
          <table:table-cell office:value-type="float" office:value="8.511" calcext:value-type="float">
            <text:p>8.511</text:p>
          </table:table-cell>
          <table:table-cell office:value-type="float" office:value="6.383" calcext:value-type="float">
            <text:p>6.3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49248" calcext:value-type="float">
            <text:p>16949248</text:p>
          </table:table-cell>
          <table:table-cell office:value-type="float" office:value="0" calcext:value-type="float">
            <text:p>0</text:p>
          </table:table-cell>
          <table:table-cell office:value-type="float" office:value="16949248" calcext:value-type="float">
            <text:p>1694924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36528544.227" calcext:value-type="float">
            <text:p>1436528544.227</text:p>
          </table:table-cell>
          <table:table-cell office:value-type="float" office:value="1500368896" calcext:value-type="float">
            <text:p>1500368896</text:p>
          </table:table-cell>
          <table:table-cell office:value-type="float" office:value="15712256" calcext:value-type="float">
            <text:p>15712256</text:p>
          </table:table-cell>
          <table:table-cell office:value-type="float" office:value="509550592" calcext:value-type="float">
            <text:p>509550592</text:p>
          </table:table-cell>
          <table:table-cell office:value-type="float" office:value="75120640" calcext:value-type="float">
            <text:p>75120640</text:p>
          </table:table-cell>
          <table:table-cell office:value-type="float" office:value="6762496" calcext:value-type="float">
            <text:p>6762496</text:p>
          </table:table-cell>
          <table:table-cell office:value-type="float" office:value="2138619904" calcext:value-type="float">
            <text:p>2138619904</text:p>
          </table:table-cell>
          <table:table-cell office:value-type="float" office:value="1010" calcext:value-type="float">
            <text:p>101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 office:value-type="float" office:value="905216" calcext:value-type="float">
            <text:p>905216</text:p>
          </table:table-cell>
          <table:table-cell office:value-type="float" office:value="27.473" calcext:value-type="float">
            <text:p>27.473</text:p>
          </table:table-cell>
          <table:table-cell office:value-type="float" office:value="35.714" calcext:value-type="float">
            <text:p>35.714</text:p>
          </table:table-cell>
          <table:table-cell office:value-type="float" office:value="21.429" calcext:value-type="float">
            <text:p>21.429</text:p>
          </table:table-cell>
          <table:table-cell office:value-type="float" office:value="12.637" calcext:value-type="float">
            <text:p>12.637</text:p>
          </table:table-cell>
          <table:table-cell office:value-type="float" office:value="0" calcext:value-type="float">
            <text:p>0</text:p>
          </table:table-cell>
          <table:table-cell office:value-type="float" office:value="2.747" calcext:value-type="float">
            <text:p>2.747</text:p>
          </table:table-cell>
          <table:table-cell office:value-type="float" office:value="12.195" calcext:value-type="float">
            <text:p>12.195</text:p>
          </table:table-cell>
          <table:table-cell office:value-type="float" office:value="14.634" calcext:value-type="float">
            <text:p>14.634</text:p>
          </table:table-cell>
          <table:table-cell office:value-type="float" office:value="41.463" calcext:value-type="float">
            <text:p>41.463</text:p>
          </table:table-cell>
          <table:table-cell office:value-type="float" office:value="26.829" calcext:value-type="float">
            <text:p>26.829</text:p>
          </table:table-cell>
          <table:table-cell office:value-type="float" office:value="0" calcext:value-type="float">
            <text:p>0</text:p>
          </table:table-cell>
          <table:table-cell office:value-type="float" office:value="4.878" calcext:value-type="float">
            <text:p>4.878</text:p>
          </table:table-cell>
          <table:table-cell office:value-type="float" office:value="39.796" calcext:value-type="float">
            <text:p>39.796</text:p>
          </table:table-cell>
          <table:table-cell office:value-type="float" office:value="55.102" calcext:value-type="float">
            <text:p>55.102</text:p>
          </table:table-cell>
          <table:table-cell office:value-type="float" office:value="5.102" calcext:value-type="float">
            <text:p>5.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49120" calcext:value-type="float">
            <text:p>15749120</text:p>
          </table:table-cell>
          <table:table-cell office:value-type="float" office:value="0" calcext:value-type="float">
            <text:p>0</text:p>
          </table:table-cell>
          <table:table-cell office:value-type="float" office:value="15749120" calcext:value-type="float">
            <text:p>1574912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6528545.223" calcext:value-type="float">
            <text:p>1436528545.223</text:p>
          </table:table-cell>
          <table:table-cell office:value-type="float" office:value="1501622272" calcext:value-type="float">
            <text:p>1501622272</text:p>
          </table:table-cell>
          <table:table-cell office:value-type="float" office:value="15712256" calcext:value-type="float">
            <text:p>15712256</text:p>
          </table:table-cell>
          <table:table-cell office:value-type="float" office:value="515727360" calcext:value-type="float">
            <text:p>515727360</text:p>
          </table:table-cell>
          <table:table-cell office:value-type="float" office:value="67690496" calcext:value-type="float">
            <text:p>67690496</text:p>
          </table:table-cell>
          <table:table-cell office:value-type="float" office:value="6762496" calcext:value-type="float">
            <text:p>6762496</text:p>
          </table:table-cell>
          <table:table-cell office:value-type="float" office:value="2138619904" calcext:value-type="float">
            <text:p>2138619904</text:p>
          </table:table-cell>
          <table:table-cell office:value-type="float" office:value="907" calcext:value-type="float">
            <text:p>907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42" calcext:value-type="float">
            <text:p>52.542</text:p>
          </table:table-cell>
          <table:table-cell office:value-type="float" office:value="28.814" calcext:value-type="float">
            <text:p>28.814</text:p>
          </table:table-cell>
          <table:table-cell office:value-type="float" office:value="11.864" calcext:value-type="float">
            <text:p>11.864</text:p>
          </table:table-cell>
          <table:table-cell office:value-type="float" office:value="3.39" calcext:value-type="float">
            <text:p>3.39</text:p>
          </table:table-cell>
          <table:table-cell office:value-type="float" office:value="0" calcext:value-type="float">
            <text:p>0</text:p>
          </table:table-cell>
          <table:table-cell office:value-type="float" office:value="3.39" calcext:value-type="float">
            <text:p>3.39</text:p>
          </table:table-cell>
          <table:table-cell office:value-type="float" office:value="49.398" calcext:value-type="float">
            <text:p>49.398</text:p>
          </table:table-cell>
          <table:table-cell office:value-type="float" office:value="36.145" calcext:value-type="float">
            <text:p>36.145</text:p>
          </table:table-cell>
          <table:table-cell office:value-type="float" office:value="0" calcext:value-type="float">
            <text:p>0</text:p>
          </table:table-cell>
          <table:table-cell office:value-type="float" office:value="7.229" calcext:value-type="float">
            <text:p>7.229</text:p>
          </table:table-cell>
          <table:table-cell office:value-type="float" office:value="0" calcext:value-type="float">
            <text:p>0</text:p>
          </table:table-cell>
          <table:table-cell office:value-type="float" office:value="7.229" calcext:value-type="float">
            <text:p>7.229</text:p>
          </table:table-cell>
          <table:table-cell office:value-type="float" office:value="56.383" calcext:value-type="float">
            <text:p>56.383</text:p>
          </table:table-cell>
          <table:table-cell office:value-type="float" office:value="21.277" calcext:value-type="float">
            <text:p>21.277</text:p>
          </table:table-cell>
          <table:table-cell office:value-type="float" office:value="22.34" calcext:value-type="float">
            <text:p>22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84864" calcext:value-type="float">
            <text:p>27684864</text:p>
          </table:table-cell>
          <table:table-cell office:value-type="float" office:value="0" calcext:value-type="float">
            <text:p>0</text:p>
          </table:table-cell>
          <table:table-cell office:value-type="float" office:value="27684864" calcext:value-type="float">
            <text:p>2768486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36528546.221" calcext:value-type="float">
            <text:p>1436528546.221</text:p>
          </table:table-cell>
          <table:table-cell office:value-type="float" office:value="1501884416" calcext:value-type="float">
            <text:p>1501884416</text:p>
          </table:table-cell>
          <table:table-cell office:value-type="float" office:value="15585280" calcext:value-type="float">
            <text:p>15585280</text:p>
          </table:table-cell>
          <table:table-cell office:value-type="float" office:value="506011648" calcext:value-type="float">
            <text:p>506011648</text:p>
          </table:table-cell>
          <table:table-cell office:value-type="float" office:value="77271040" calcext:value-type="float">
            <text:p>77271040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783" calcext:value-type="float">
            <text:p>783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421888" calcext:value-type="float">
            <text:p>421888</text:p>
          </table:table-cell>
          <table:table-cell office:value-type="float" office:value="77.895" calcext:value-type="float">
            <text:p>77.895</text:p>
          </table:table-cell>
          <table:table-cell office:value-type="float" office:value="17.895" calcext:value-type="float">
            <text:p>17.895</text:p>
          </table:table-cell>
          <table:table-cell office:value-type="float" office:value="3.158" calcext:value-type="float">
            <text:p>3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" calcext:value-type="float">
            <text:p>1.053</text:p>
          </table:table-cell>
          <table:table-cell office:value-type="float" office:value="75.532" calcext:value-type="float">
            <text:p>75.532</text:p>
          </table:table-cell>
          <table:table-cell office:value-type="float" office:value="15.957" calcext:value-type="float">
            <text:p>15.957</text:p>
          </table:table-cell>
          <table:table-cell office:value-type="float" office:value="4.255" calcext:value-type="float">
            <text:p>4.255</text:p>
          </table:table-cell>
          <table:table-cell office:value-type="float" office:value="1.064" calcext:value-type="float">
            <text:p>1.064</text:p>
          </table:table-cell>
          <table:table-cell office:value-type="float" office:value="0" calcext:value-type="float">
            <text:p>0</text:p>
          </table:table-cell>
          <table:table-cell office:value-type="float" office:value="3.191" calcext:value-type="float">
            <text:p>3.191</text:p>
          </table:table-cell>
          <table:table-cell office:value-type="float" office:value="78.351" calcext:value-type="float">
            <text:p>78.351</text:p>
          </table:table-cell>
          <table:table-cell office:value-type="float" office:value="19.588" calcext:value-type="float">
            <text:p>19.588</text:p>
          </table:table-cell>
          <table:table-cell office:value-type="float" office:value="2.062" calcext:value-type="float">
            <text:p>2.0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7808" calcext:value-type="float">
            <text:p>22007808</text:p>
          </table:table-cell>
          <table:table-cell office:value-type="float" office:value="0" calcext:value-type="float">
            <text:p>0</text:p>
          </table:table-cell>
          <table:table-cell office:value-type="float" office:value="22007808" calcext:value-type="float">
            <text:p>2200780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36528547.221" calcext:value-type="float">
            <text:p>1436528547.221</text:p>
          </table:table-cell>
          <table:table-cell office:value-type="float" office:value="1501544448" calcext:value-type="float">
            <text:p>1501544448</text:p>
          </table:table-cell>
          <table:table-cell office:value-type="float" office:value="15585280" calcext:value-type="float">
            <text:p>15585280</text:p>
          </table:table-cell>
          <table:table-cell office:value-type="float" office:value="506011648" calcext:value-type="float">
            <text:p>506011648</text:p>
          </table:table-cell>
          <table:table-cell office:value-type="float" office:value="77611008" calcext:value-type="float">
            <text:p>77611008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707" calcext:value-type="float">
            <text:p>707</text:p>
          </table:table-cell>
          <table:table-cell office:value-type="float" office:value="1699" calcext:value-type="float">
            <text:p>1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947" calcext:value-type="float">
            <text:p>68.947</text:p>
          </table:table-cell>
          <table:table-cell office:value-type="float" office:value="22.105" calcext:value-type="float">
            <text:p>22.105</text:p>
          </table:table-cell>
          <table:table-cell office:value-type="float" office:value="5.263" calcext:value-type="float">
            <text:p>5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4" calcext:value-type="float">
            <text:p>3.684</text:p>
          </table:table-cell>
          <table:table-cell office:value-type="float" office:value="69.892" calcext:value-type="float">
            <text:p>69.892</text:p>
          </table:table-cell>
          <table:table-cell office:value-type="float" office:value="13.978" calcext:value-type="float">
            <text:p>13.978</text:p>
          </table:table-cell>
          <table:table-cell office:value-type="float" office:value="8.602" calcext:value-type="float">
            <text:p>8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27" calcext:value-type="float">
            <text:p>7.527</text:p>
          </table:table-cell>
          <table:table-cell office:value-type="float" office:value="68.421" calcext:value-type="float">
            <text:p>68.421</text:p>
          </table:table-cell>
          <table:table-cell office:value-type="float" office:value="30.526" calcext:value-type="float">
            <text:p>30.526</text:p>
          </table:table-cell>
          <table:table-cell office:value-type="float" office:value="1.053" calcext:value-type="float">
            <text:p>1.0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419840" calcext:value-type="float">
            <text:p>32419840</text:p>
          </table:table-cell>
          <table:table-cell office:value-type="float" office:value="0" calcext:value-type="float">
            <text:p>0</text:p>
          </table:table-cell>
          <table:table-cell office:value-type="float" office:value="32419840" calcext:value-type="float">
            <text:p>324198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36528548.223" calcext:value-type="float">
            <text:p>1436528548.223</text:p>
          </table:table-cell>
          <table:table-cell office:value-type="float" office:value="1501171712" calcext:value-type="float">
            <text:p>1501171712</text:p>
          </table:table-cell>
          <table:table-cell office:value-type="float" office:value="15593472" calcext:value-type="float">
            <text:p>15593472</text:p>
          </table:table-cell>
          <table:table-cell office:value-type="float" office:value="506003456" calcext:value-type="float">
            <text:p>506003456</text:p>
          </table:table-cell>
          <table:table-cell office:value-type="float" office:value="77983744" calcext:value-type="float">
            <text:p>77983744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719" calcext:value-type="float">
            <text:p>719</text:p>
          </table:table-cell>
          <table:table-cell office:value-type="float" office:value="2182" calcext:value-type="float">
            <text:p>2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58" calcext:value-type="float">
            <text:p>73.158</text:p>
          </table:table-cell>
          <table:table-cell office:value-type="float" office:value="18.947" calcext:value-type="float">
            <text:p>18.947</text:p>
          </table:table-cell>
          <table:table-cell office:value-type="float" office:value="6.316" calcext:value-type="float">
            <text:p>6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9" calcext:value-type="float">
            <text:p>1.579</text:p>
          </table:table-cell>
          <table:table-cell office:value-type="float" office:value="65.217" calcext:value-type="float">
            <text:p>65.217</text:p>
          </table:table-cell>
          <table:table-cell office:value-type="float" office:value="23.913" calcext:value-type="float">
            <text:p>23.913</text:p>
          </table:table-cell>
          <table:table-cell office:value-type="float" office:value="7.609" calcext:value-type="float">
            <text:p>7.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1" calcext:value-type="float">
            <text:p>3.26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25216" calcext:value-type="float">
            <text:p>18825216</text:p>
          </table:table-cell>
          <table:table-cell office:value-type="float" office:value="0" calcext:value-type="float">
            <text:p>0</text:p>
          </table:table-cell>
          <table:table-cell office:value-type="float" office:value="18825216" calcext:value-type="float">
            <text:p>188252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6528549.221" calcext:value-type="float">
            <text:p>1436528549.221</text:p>
          </table:table-cell>
          <table:table-cell office:value-type="float" office:value="1501163520" calcext:value-type="float">
            <text:p>1501163520</text:p>
          </table:table-cell>
          <table:table-cell office:value-type="float" office:value="15593472" calcext:value-type="float">
            <text:p>15593472</text:p>
          </table:table-cell>
          <table:table-cell office:value-type="float" office:value="506011648" calcext:value-type="float">
            <text:p>506011648</text:p>
          </table:table-cell>
          <table:table-cell office:value-type="float" office:value="77983744" calcext:value-type="float">
            <text:p>77983744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731" calcext:value-type="float">
            <text:p>731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39" calcext:value-type="float">
            <text:p>71.839</text:p>
          </table:table-cell>
          <table:table-cell office:value-type="float" office:value="20.69" calcext:value-type="float">
            <text:p>20.69</text:p>
          </table:table-cell>
          <table:table-cell office:value-type="float" office:value="7.471" calcext:value-type="float">
            <text:p>7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93" calcext:value-type="float">
            <text:p>68.293</text:p>
          </table:table-cell>
          <table:table-cell office:value-type="float" office:value="24.39" calcext:value-type="float">
            <text:p>24.39</text:p>
          </table:table-cell>
          <table:table-cell office:value-type="float" office:value="7.317" calcext:value-type="float">
            <text:p>7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087" calcext:value-type="float">
            <text:p>76.087</text:p>
          </table:table-cell>
          <table:table-cell office:value-type="float" office:value="16.304" calcext:value-type="float">
            <text:p>16.304</text:p>
          </table:table-cell>
          <table:table-cell office:value-type="float" office:value="7.609" calcext:value-type="float">
            <text:p>7.60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50.222" calcext:value-type="float">
            <text:p>1436528550.222</text:p>
          </table:table-cell>
          <table:table-cell office:value-type="float" office:value="1501163520" calcext:value-type="float">
            <text:p>1501163520</text:p>
          </table:table-cell>
          <table:table-cell office:value-type="float" office:value="15593472" calcext:value-type="float">
            <text:p>15593472</text:p>
          </table:table-cell>
          <table:table-cell office:value-type="float" office:value="506011648" calcext:value-type="float">
            <text:p>506011648</text:p>
          </table:table-cell>
          <table:table-cell office:value-type="float" office:value="77983744" calcext:value-type="float">
            <text:p>77983744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632" calcext:value-type="float">
            <text:p>632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6" calcext:value-type="float">
            <text:p>74.86</text:p>
          </table:table-cell>
          <table:table-cell office:value-type="float" office:value="21.788" calcext:value-type="float">
            <text:p>21.788</text:p>
          </table:table-cell>
          <table:table-cell office:value-type="float" office:value="3.352" calcext:value-type="float">
            <text:p>3.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9.032" calcext:value-type="float">
            <text:p>29.032</text:p>
          </table:table-cell>
          <table:table-cell office:value-type="float" office:value="4.301" calcext:value-type="float">
            <text:p>4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721" calcext:value-type="float">
            <text:p>83.721</text:p>
          </table:table-cell>
          <table:table-cell office:value-type="float" office:value="13.953" calcext:value-type="float">
            <text:p>13.953</text:p>
          </table:table-cell>
          <table:table-cell office:value-type="float" office:value="2.326" calcext:value-type="float">
            <text:p>2.3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51.223" calcext:value-type="float">
            <text:p>1436528551.223</text:p>
          </table:table-cell>
          <table:table-cell office:value-type="float" office:value="1501413376" calcext:value-type="float">
            <text:p>1501413376</text:p>
          </table:table-cell>
          <table:table-cell office:value-type="float" office:value="15593472" calcext:value-type="float">
            <text:p>15593472</text:p>
          </table:table-cell>
          <table:table-cell office:value-type="float" office:value="506015744" calcext:value-type="float">
            <text:p>506015744</text:p>
          </table:table-cell>
          <table:table-cell office:value-type="float" office:value="77729792" calcext:value-type="float">
            <text:p>77729792</text:p>
          </table:table-cell>
          <table:table-cell office:value-type="float" office:value="7184384" calcext:value-type="float">
            <text:p>7184384</text:p>
          </table:table-cell>
          <table:table-cell office:value-type="float" office:value="2138198016" calcext:value-type="float">
            <text:p>2138198016</text:p>
          </table:table-cell>
          <table:table-cell office:value-type="float" office:value="636" calcext:value-type="float">
            <text:p>636</text:p>
          </table:table-cell>
          <table:table-cell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892" calcext:value-type="float">
            <text:p>71.892</text:p>
          </table:table-cell>
          <table:table-cell office:value-type="float" office:value="21.081" calcext:value-type="float">
            <text:p>21.081</text:p>
          </table:table-cell>
          <table:table-cell office:value-type="float" office:value="7.027" calcext:value-type="float">
            <text:p>7.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316" calcext:value-type="float">
            <text:p>66.316</text:p>
          </table:table-cell>
          <table:table-cell office:value-type="float" office:value="30.526" calcext:value-type="float">
            <text:p>30.526</text:p>
          </table:table-cell>
          <table:table-cell office:value-type="float" office:value="3.158" calcext:value-type="float">
            <text:p>3.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667" calcext:value-type="float">
            <text:p>76.667</text:p>
          </table:table-cell>
          <table:table-cell office:value-type="float" office:value="12.222" calcext:value-type="float">
            <text:p>12.222</text:p>
          </table:table-cell>
          <table:table-cell office:value-type="float" office:value="11.111" calcext:value-type="float">
            <text:p>11.1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52.222" calcext:value-type="float">
            <text:p>1436528552.222</text:p>
          </table:table-cell>
          <table:table-cell office:value-type="float" office:value="1498529792" calcext:value-type="float">
            <text:p>1498529792</text:p>
          </table:table-cell>
          <table:table-cell office:value-type="float" office:value="14282752" calcext:value-type="float">
            <text:p>14282752</text:p>
          </table:table-cell>
          <table:table-cell office:value-type="float" office:value="511016960" calcext:value-type="float">
            <text:p>511016960</text:p>
          </table:table-cell>
          <table:table-cell office:value-type="float" office:value="76922880" calcext:value-type="float">
            <text:p>76922880</text:p>
          </table:table-cell>
          <table:table-cell office:value-type="float" office:value="9416704" calcext:value-type="float">
            <text:p>9416704</text:p>
          </table:table-cell>
          <table:table-cell office:value-type="float" office:value="2135965696" calcext:value-type="float">
            <text:p>2135965696</text:p>
          </table:table-cell>
          <table:table-cell office:value-type="float" office:value="1308" calcext:value-type="float">
            <text:p>1308</text:p>
          </table:table-cell>
          <table:table-cell office:value-type="float" office:value="4648" calcext:value-type="float">
            <text:p>4648</text:p>
          </table:table-cell>
          <table:table-cell office:value-type="float" office:value="0" calcext:value-type="float">
            <text:p>0</text:p>
          </table:table-cell>
          <table:table-cell office:value-type="float" office:value="2232320" calcext:value-type="float">
            <text:p>2232320</text:p>
          </table:table-cell>
          <table:table-cell office:value-type="float" office:value="63.684" calcext:value-type="float">
            <text:p>63.684</text:p>
          </table:table-cell>
          <table:table-cell office:value-type="float" office:value="30" calcext:value-type="float">
            <text:p>30</text:p>
          </table:table-cell>
          <table:table-cell office:value-type="float" office:value="5.263" calcext:value-type="float">
            <text:p>5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" calcext:value-type="float">
            <text:p>1.053</text:p>
          </table:table-cell>
          <table:table-cell office:value-type="float" office:value="70.33" calcext:value-type="float">
            <text:p>70.33</text:p>
          </table:table-cell>
          <table:table-cell office:value-type="float" office:value="24.176" calcext:value-type="float">
            <text:p>24.176</text:p>
          </table:table-cell>
          <table:table-cell office:value-type="float" office:value="3.297" calcext:value-type="float">
            <text:p>3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" calcext:value-type="float">
            <text:p>2.198</text:p>
          </table:table-cell>
          <table:table-cell office:value-type="float" office:value="58.163" calcext:value-type="float">
            <text:p>58.163</text:p>
          </table:table-cell>
          <table:table-cell office:value-type="float" office:value="35.714" calcext:value-type="float">
            <text:p>35.714</text:p>
          </table:table-cell>
          <table:table-cell office:value-type="float" office:value="6.122" calcext:value-type="float">
            <text:p>6.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2320" calcext:value-type="float">
            <text:p>2232320</text:p>
          </table:table-cell>
          <table:table-cell office:value-type="float" office:value="0" calcext:value-type="float">
            <text:p>0</text:p>
          </table:table-cell>
          <table:table-cell office:value-type="float" office:value="2232320" calcext:value-type="float">
            <text:p>22323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36528553.222" calcext:value-type="float">
            <text:p>1436528553.222</text:p>
          </table:table-cell>
          <table:table-cell office:value-type="float" office:value="1496420352" calcext:value-type="float">
            <text:p>1496420352</text:p>
          </table:table-cell>
          <table:table-cell office:value-type="float" office:value="14282752" calcext:value-type="float">
            <text:p>14282752</text:p>
          </table:table-cell>
          <table:table-cell office:value-type="float" office:value="513253376" calcext:value-type="float">
            <text:p>513253376</text:p>
          </table:table-cell>
          <table:table-cell office:value-type="float" office:value="76795904" calcext:value-type="float">
            <text:p>76795904</text:p>
          </table:table-cell>
          <table:table-cell office:value-type="float" office:value="11436032" calcext:value-type="float">
            <text:p>11436032</text:p>
          </table:table-cell>
          <table:table-cell office:value-type="float" office:value="2133946368" calcext:value-type="float">
            <text:p>2133946368</text:p>
          </table:table-cell>
          <table:table-cell office:value-type="float" office:value="1203" calcext:value-type="float">
            <text:p>1203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office:value-type="float" office:value="2019328" calcext:value-type="float">
            <text:p>2019328</text:p>
          </table:table-cell>
          <table:table-cell office:value-type="float" office:value="54.19" calcext:value-type="float">
            <text:p>54.19</text:p>
          </table:table-cell>
          <table:table-cell office:value-type="float" office:value="41.899" calcext:value-type="float">
            <text:p>41.899</text:p>
          </table:table-cell>
          <table:table-cell office:value-type="float" office:value="2.793" calcext:value-type="float">
            <text:p>2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7" calcext:value-type="float">
            <text:p>1.117</text:p>
          </table:table-cell>
          <table:table-cell office:value-type="float" office:value="47.674" calcext:value-type="float">
            <text:p>47.674</text:p>
          </table:table-cell>
          <table:table-cell office:value-type="float" office:value="48.837" calcext:value-type="float">
            <text:p>48.837</text:p>
          </table:table-cell>
          <table:table-cell office:value-type="float" office:value="1.163" calcext:value-type="float">
            <text:p>1.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6" calcext:value-type="float">
            <text:p>2.326</text:p>
          </table:table-cell>
          <table:table-cell office:value-type="float" office:value="59.574" calcext:value-type="float">
            <text:p>59.574</text:p>
          </table:table-cell>
          <table:table-cell office:value-type="float" office:value="35.106" calcext:value-type="float">
            <text:p>35.106</text:p>
          </table:table-cell>
          <table:table-cell office:value-type="float" office:value="5.319" calcext:value-type="float">
            <text:p>5.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56192" calcext:value-type="float">
            <text:p>2056192</text:p>
          </table:table-cell>
          <table:table-cell office:value-type="float" office:value="0" calcext:value-type="float">
            <text:p>0</text:p>
          </table:table-cell>
          <table:table-cell office:value-type="float" office:value="2056192" calcext:value-type="float">
            <text:p>205619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36528554.222" calcext:value-type="float">
            <text:p>1436528554.222</text:p>
          </table:table-cell>
          <table:table-cell office:value-type="float" office:value="1496014848" calcext:value-type="float">
            <text:p>1496014848</text:p>
          </table:table-cell>
          <table:table-cell office:value-type="float" office:value="14073856" calcext:value-type="float">
            <text:p>14073856</text:p>
          </table:table-cell>
          <table:table-cell office:value-type="float" office:value="513343488" calcext:value-type="float">
            <text:p>513343488</text:p>
          </table:table-cell>
          <table:table-cell office:value-type="float" office:value="77320192" calcext:value-type="float">
            <text:p>77320192</text:p>
          </table:table-cell>
          <table:table-cell office:value-type="float" office:value="12431360" calcext:value-type="float">
            <text:p>12431360</text:p>
          </table:table-cell>
          <table:table-cell office:value-type="float" office:value="2132951040" calcext:value-type="float">
            <text:p>2132951040</text:p>
          </table:table-cell>
          <table:table-cell office:value-type="float" office:value="2518" calcext:value-type="float">
            <text:p>2518</text:p>
          </table:table-cell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float" office:value="995328" calcext:value-type="float">
            <text:p>995328</text:p>
          </table:table-cell>
          <table:table-cell office:value-type="float" office:value="60.847" calcext:value-type="float">
            <text:p>60.847</text:p>
          </table:table-cell>
          <table:table-cell office:value-type="float" office:value="34.392" calcext:value-type="float">
            <text:p>34.392</text:p>
          </table:table-cell>
          <table:table-cell office:value-type="float" office:value="3.175" calcext:value-type="float">
            <text:p>3.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" calcext:value-type="float">
            <text:p>1.587</text:p>
          </table:table-cell>
          <table:table-cell office:value-type="float" office:value="82.796" calcext:value-type="float">
            <text:p>82.796</text:p>
          </table:table-cell>
          <table:table-cell office:value-type="float" office:value="15.054" calcext:value-type="float">
            <text:p>15.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1" calcext:value-type="float">
            <text:p>2.151</text:p>
          </table:table-cell>
          <table:table-cell office:value-type="float" office:value="40" calcext:value-type="float">
            <text:p>40</text:p>
          </table:table-cell>
          <table:table-cell office:value-type="float" office:value="53.684" calcext:value-type="float">
            <text:p>53.684</text:p>
          </table:table-cell>
          <table:table-cell office:value-type="float" office:value="6.316" calcext:value-type="float">
            <text:p>6.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424" calcext:value-type="float">
            <text:p>999424</text:p>
          </table:table-cell>
          <table:table-cell office:value-type="float" office:value="0" calcext:value-type="float">
            <text:p>0</text:p>
          </table:table-cell>
          <table:table-cell office:value-type="float" office:value="999424" calcext:value-type="float">
            <text:p>99942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36528555.225" calcext:value-type="float">
            <text:p>1436528555.225</text:p>
          </table:table-cell>
          <table:table-cell office:value-type="float" office:value="1494126592" calcext:value-type="float">
            <text:p>1494126592</text:p>
          </table:table-cell>
          <table:table-cell office:value-type="float" office:value="12263424" calcext:value-type="float">
            <text:p>12263424</text:p>
          </table:table-cell>
          <table:table-cell office:value-type="float" office:value="521498624" calcext:value-type="float">
            <text:p>521498624</text:p>
          </table:table-cell>
          <table:table-cell office:value-type="float" office:value="72863744" calcext:value-type="float">
            <text:p>72863744</text:p>
          </table:table-cell>
          <table:table-cell office:value-type="float" office:value="14696448" calcext:value-type="float">
            <text:p>14696448</text:p>
          </table:table-cell>
          <table:table-cell office:value-type="float" office:value="2130685952" calcext:value-type="float">
            <text:p>2130685952</text:p>
          </table:table-cell>
          <table:table-cell office:value-type="float" office:value="2239" calcext:value-type="float">
            <text:p>2239</text:p>
          </table:table-cell>
          <table:table-cell office:value-type="float" office:value="6216" calcext:value-type="float">
            <text:p>6216</text:p>
          </table:table-cell>
          <table:table-cell office:value-type="float" office:value="0" calcext:value-type="float">
            <text:p>0</text:p>
          </table:table-cell>
          <table:table-cell office:value-type="float" office:value="2265088" calcext:value-type="float">
            <text:p>2265088</text:p>
          </table:table-cell>
          <table:table-cell office:value-type="float" office:value="47.917" calcext:value-type="float">
            <text:p>47.917</text:p>
          </table:table-cell>
          <table:table-cell office:value-type="float" office:value="48.958" calcext:value-type="float">
            <text:p>48.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57.292" calcext:value-type="float">
            <text:p>57.292</text:p>
          </table:table-cell>
          <table:table-cell office:value-type="float" office:value="36.458" calcext:value-type="float">
            <text:p>36.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5" calcext:value-type="float">
            <text:p>6.25</text:p>
          </table:table-cell>
          <table:table-cell office:value-type="float" office:value="38.776" calcext:value-type="float">
            <text:p>38.776</text:p>
          </table:table-cell>
          <table:table-cell office:value-type="float" office:value="60.204" calcext:value-type="float">
            <text:p>60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795904" calcext:value-type="float">
            <text:p>12795904</text:p>
          </table:table-cell>
          <table:table-cell office:value-type="float" office:value="0" calcext:value-type="float">
            <text:p>0</text:p>
          </table:table-cell>
          <table:table-cell office:value-type="float" office:value="12795904" calcext:value-type="float">
            <text:p>1279590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36528556.222" calcext:value-type="float">
            <text:p>1436528556.222</text:p>
          </table:table-cell>
          <table:table-cell office:value-type="float" office:value="1494265856" calcext:value-type="float">
            <text:p>1494265856</text:p>
          </table:table-cell>
          <table:table-cell office:value-type="float" office:value="12263424" calcext:value-type="float">
            <text:p>12263424</text:p>
          </table:table-cell>
          <table:table-cell office:value-type="float" office:value="521510912" calcext:value-type="float">
            <text:p>521510912</text:p>
          </table:table-cell>
          <table:table-cell office:value-type="float" office:value="72712192" calcext:value-type="float">
            <text:p>7271219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737" calcext:value-type="float">
            <text:p>737</text:p>
          </table:table-cell>
          <table:table-cell office:value-type="float" office:value="4643" calcext:value-type="float">
            <text:p>4643</text:p>
          </table:table-cell>
          <table:table-cell office:value-type="float" office:value="0" calcext:value-type="float">
            <text:p>0</text:p>
          </table:table-cell>
          <table:table-cell office:value-type="float" office:value="2490368" calcext:value-type="float">
            <text:p>2490368</text:p>
          </table:table-cell>
          <table:table-cell office:value-type="float" office:value="50.521" calcext:value-type="float">
            <text:p>50.521</text:p>
          </table:table-cell>
          <table:table-cell office:value-type="float" office:value="26.042" calcext:value-type="float">
            <text:p>26.042</text:p>
          </table:table-cell>
          <table:table-cell office:value-type="float" office:value="3.125" calcext:value-type="float">
            <text:p>3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.562" calcext:value-type="float">
            <text:p>1.562</text:p>
          </table:table-cell>
          <table:table-cell office:value-type="float" office:value="58.511" calcext:value-type="float">
            <text:p>58.511</text:p>
          </table:table-cell>
          <table:table-cell office:value-type="float" office:value="19.149" calcext:value-type="float">
            <text:p>19.149</text:p>
          </table:table-cell>
          <table:table-cell office:value-type="float" office:value="1.064" calcext:value-type="float">
            <text:p>1.064</text:p>
          </table:table-cell>
          <table:table-cell office:value-type="float" office:value="18.085" calcext:value-type="float">
            <text:p>18.085</text:p>
          </table:table-cell>
          <table:table-cell office:value-type="float" office:value="0" calcext:value-type="float">
            <text:p>0</text:p>
          </table:table-cell>
          <table:table-cell office:value-type="float" office:value="3.191" calcext:value-type="float">
            <text:p>3.191</text:p>
          </table:table-cell>
          <table:table-cell office:value-type="float" office:value="43.158" calcext:value-type="float">
            <text:p>43.158</text:p>
          </table:table-cell>
          <table:table-cell office:value-type="float" office:value="32.632" calcext:value-type="float">
            <text:p>32.632</text:p>
          </table:table-cell>
          <table:table-cell office:value-type="float" office:value="5.263" calcext:value-type="float">
            <text:p>5.263</text:p>
          </table:table-cell>
          <table:table-cell office:value-type="float" office:value="18.947" calcext:value-type="float">
            <text:p>18.9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408704" calcext:value-type="float">
            <text:p>30408704</text:p>
          </table:table-cell>
          <table:table-cell office:value-type="float" office:value="0" calcext:value-type="float">
            <text:p>0</text:p>
          </table:table-cell>
          <table:table-cell office:value-type="float" office:value="30408704" calcext:value-type="float">
            <text:p>3040870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36528557.224" calcext:value-type="float">
            <text:p>1436528557.224</text:p>
          </table:table-cell>
          <table:table-cell office:value-type="float" office:value="1494286336" calcext:value-type="float">
            <text:p>1494286336</text:p>
          </table:table-cell>
          <table:table-cell office:value-type="float" office:value="12263424" calcext:value-type="float">
            <text:p>12263424</text:p>
          </table:table-cell>
          <table:table-cell office:value-type="float" office:value="407322624" calcext:value-type="float">
            <text:p>407322624</text:p>
          </table:table-cell>
          <table:table-cell office:value-type="float" office:value="186880000" calcext:value-type="float">
            <text:p>186880000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793" calcext:value-type="float">
            <text:p>793</text:p>
          </table:table-cell>
          <table:table-cell office:value-type="float" office:value="2313" calcext:value-type="float">
            <text:p>2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07" calcext:value-type="float">
            <text:p>34.807</text:p>
          </table:table-cell>
          <table:table-cell office:value-type="float" office:value="14.365" calcext:value-type="float">
            <text:p>14.365</text:p>
          </table:table-cell>
          <table:table-cell office:value-type="float" office:value="28.177" calcext:value-type="float">
            <text:p>28.177</text:p>
          </table:table-cell>
          <table:table-cell office:value-type="float" office:value="21.547" calcext:value-type="float">
            <text:p>21.547</text:p>
          </table:table-cell>
          <table:table-cell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33.333" calcext:value-type="float">
            <text:p>33.333</text:p>
          </table:table-cell>
          <table:table-cell office:value-type="float" office:value="12.222" calcext:value-type="float">
            <text:p>12.222</text:p>
          </table:table-cell>
          <table:table-cell office:value-type="float" office:value="8.889" calcext:value-type="float">
            <text:p>8.889</text:p>
          </table:table-cell>
          <table:table-cell office:value-type="float" office:value="43.333" calcext:value-type="float">
            <text:p>43.333</text:p>
          </table:table-cell>
          <table:table-cell office:value-type="float" office:value="0" calcext:value-type="float">
            <text:p>0</text:p>
          </table:table-cell>
          <table:table-cell office:value-type="float" office:value="2.222" calcext:value-type="float">
            <text:p>2.222</text:p>
          </table:table-cell>
          <table:table-cell office:value-type="float" office:value="37.634" calcext:value-type="float">
            <text:p>37.634</text:p>
          </table:table-cell>
          <table:table-cell office:value-type="float" office:value="17.204" calcext:value-type="float">
            <text:p>17.204</text:p>
          </table:table-cell>
          <table:table-cell office:value-type="float" office:value="45.161" calcext:value-type="float">
            <text:p>45.1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042432" calcext:value-type="float">
            <text:p>33042432</text:p>
          </table:table-cell>
          <table:table-cell office:value-type="float" office:value="0" calcext:value-type="float">
            <text:p>0</text:p>
          </table:table-cell>
          <table:table-cell office:value-type="float" office:value="33042432" calcext:value-type="float">
            <text:p>3304243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36528558.225" calcext:value-type="float">
            <text:p>1436528558.225</text:p>
          </table:table-cell>
          <table:table-cell office:value-type="float" office:value="1493602304" calcext:value-type="float">
            <text:p>1493602304</text:p>
          </table:table-cell>
          <table:table-cell office:value-type="float" office:value="12263424" calcext:value-type="float">
            <text:p>12263424</text:p>
          </table:table-cell>
          <table:table-cell office:value-type="float" office:value="446746624" calcext:value-type="float">
            <text:p>446746624</text:p>
          </table:table-cell>
          <table:table-cell office:value-type="float" office:value="148140032" calcext:value-type="float">
            <text:p>14814003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1701" calcext:value-type="float">
            <text:p>1701</text:p>
          </table:table-cell>
          <table:table-cell office:value-type="float" office:value="3361" calcext:value-type="float">
            <text:p>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55" calcext:value-type="float">
            <text:p>45.355</text:p>
          </table:table-cell>
          <table:table-cell office:value-type="float" office:value="25.137" calcext:value-type="float">
            <text:p>25.137</text:p>
          </table:table-cell>
          <table:table-cell office:value-type="float" office:value="29.508" calcext:value-type="float">
            <text:p>29.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office:value-type="float" office:value="35.87" calcext:value-type="float">
            <text:p>35.8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49" calcext:value-type="float">
            <text:p>50.549</text:p>
          </table:table-cell>
          <table:table-cell office:value-type="float" office:value="14.286" calcext:value-type="float">
            <text:p>14.286</text:p>
          </table:table-cell>
          <table:table-cell office:value-type="float" office:value="35.165" calcext:value-type="float">
            <text:p>35.1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4096" calcext:value-type="float">
            <text:p>4096</text:p>
          </table:table-cell>
          <table:table-cell office:value-type="float" office:value="14680064" calcext:value-type="float">
            <text:p>146800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6528559.222" calcext:value-type="float">
            <text:p>1436528559.222</text:p>
          </table:table-cell>
          <table:table-cell office:value-type="float" office:value="1493721088" calcext:value-type="float">
            <text:p>1493721088</text:p>
          </table:table-cell>
          <table:table-cell office:value-type="float" office:value="12271616" calcext:value-type="float">
            <text:p>12271616</text:p>
          </table:table-cell>
          <table:table-cell office:value-type="float" office:value="446746624" calcext:value-type="float">
            <text:p>446746624</text:p>
          </table:table-cell>
          <table:table-cell office:value-type="float" office:value="148013056" calcext:value-type="float">
            <text:p>14801305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04" calcext:value-type="float">
            <text:p>804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41" calcext:value-type="float">
            <text:p>60.541</text:p>
          </table:table-cell>
          <table:table-cell office:value-type="float" office:value="12.432" calcext:value-type="float">
            <text:p>12.432</text:p>
          </table:table-cell>
          <table:table-cell office:value-type="float" office:value="27.027" calcext:value-type="float">
            <text:p>27.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828" calcext:value-type="float">
            <text:p>44.828</text:p>
          </table:table-cell>
          <table:table-cell office:value-type="float" office:value="13.793" calcext:value-type="float">
            <text:p>13.793</text:p>
          </table:table-cell>
          <table:table-cell office:value-type="float" office:value="41.379" calcext:value-type="float">
            <text:p>41.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58" calcext:value-type="float">
            <text:p>75.258</text:p>
          </table:table-cell>
          <table:table-cell office:value-type="float" office:value="11.34" calcext:value-type="float">
            <text:p>11.34</text:p>
          </table:table-cell>
          <table:table-cell office:value-type="float" office:value="13.402" calcext:value-type="float">
            <text:p>13.4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560.226" calcext:value-type="float">
            <text:p>1436528560.226</text:p>
          </table:table-cell>
          <table:table-cell office:value-type="float" office:value="1493721088" calcext:value-type="float">
            <text:p>1493721088</text:p>
          </table:table-cell>
          <table:table-cell office:value-type="float" office:value="12271616" calcext:value-type="float">
            <text:p>12271616</text:p>
          </table:table-cell>
          <table:table-cell office:value-type="float" office:value="446746624" calcext:value-type="float">
            <text:p>446746624</text:p>
          </table:table-cell>
          <table:table-cell office:value-type="float" office:value="148013056" calcext:value-type="float">
            <text:p>14801305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73" calcext:value-type="float">
            <text:p>473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74" calcext:value-type="float">
            <text:p>52.874</text:p>
          </table:table-cell>
          <table:table-cell office:value-type="float" office:value="7.471" calcext:value-type="float">
            <text:p>7.471</text:p>
          </table:table-cell>
          <table:table-cell office:value-type="float" office:value="38.506" calcext:value-type="float">
            <text:p>38.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office:value-type="float" office:value="41.176" calcext:value-type="float">
            <text:p>41.176</text:p>
          </table:table-cell>
          <table:table-cell office:value-type="float" office:value="4.706" calcext:value-type="float">
            <text:p>4.706</text:p>
          </table:table-cell>
          <table:table-cell office:value-type="float" office:value="51.765" calcext:value-type="float">
            <text:p>51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3" calcext:value-type="float">
            <text:p>2.353</text:p>
          </table:table-cell>
          <table:table-cell office:value-type="float" office:value="64.773" calcext:value-type="float">
            <text:p>64.773</text:p>
          </table:table-cell>
          <table:table-cell office:value-type="float" office:value="9.091" calcext:value-type="float">
            <text:p>9.091</text:p>
          </table:table-cell>
          <table:table-cell office:value-type="float" office:value="26.136" calcext:value-type="float">
            <text:p>26.1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24224" calcext:value-type="float">
            <text:p>6324224</text:p>
          </table:table-cell>
          <table:table-cell office:value-type="float" office:value="0" calcext:value-type="float">
            <text:p>0</text:p>
          </table:table-cell>
          <table:table-cell office:value-type="float" office:value="6324224" calcext:value-type="float">
            <text:p>63242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6528561.223" calcext:value-type="float">
            <text:p>1436528561.223</text:p>
          </table:table-cell>
          <table:table-cell office:value-type="float" office:value="1493737472" calcext:value-type="float">
            <text:p>1493737472</text:p>
          </table:table-cell>
          <table:table-cell office:value-type="float" office:value="12271616" calcext:value-type="float">
            <text:p>12271616</text:p>
          </table:table-cell>
          <table:table-cell office:value-type="float" office:value="446746624" calcext:value-type="float">
            <text:p>446746624</text:p>
          </table:table-cell>
          <table:table-cell office:value-type="float" office:value="147996672" calcext:value-type="float">
            <text:p>14799667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91" calcext:value-type="float">
            <text:p>491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8" calcext:value-type="float">
            <text:p>58.48</text:p>
          </table:table-cell>
          <table:table-cell office:value-type="float" office:value="4.094" calcext:value-type="float">
            <text:p>4.094</text:p>
          </table:table-cell>
          <table:table-cell office:value-type="float" office:value="36.842" calcext:value-type="float">
            <text:p>36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22.222" calcext:value-type="float">
            <text:p>22.222</text:p>
          </table:table-cell>
          <table:table-cell office:value-type="float" office:value="6.173" calcext:value-type="float">
            <text:p>6.173</text:p>
          </table:table-cell>
          <table:table-cell office:value-type="float" office:value="70.37" calcext:value-type="float">
            <text:p>7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" calcext:value-type="float">
            <text:p>1.235</text:p>
          </table:table-cell>
          <table:table-cell office:value-type="float" office:value="91.111" calcext:value-type="float">
            <text:p>91.111</text:p>
          </table:table-cell>
          <table:table-cell office:value-type="float" office:value="2.222" calcext:value-type="float">
            <text:p>2.222</text:p>
          </table:table-cell>
          <table:table-cell office:value-type="float" office:value="6.667" calcext:value-type="float">
            <text:p>6.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32512" calcext:value-type="float">
            <text:p>23232512</text:p>
          </table:table-cell>
          <table:table-cell office:value-type="float" office:value="0" calcext:value-type="float">
            <text:p>0</text:p>
          </table:table-cell>
          <table:table-cell office:value-type="float" office:value="23232512" calcext:value-type="float">
            <text:p>232325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6528562.223" calcext:value-type="float">
            <text:p>1436528562.223</text:p>
          </table:table-cell>
          <table:table-cell office:value-type="float" office:value="1492107264" calcext:value-type="float">
            <text:p>1492107264</text:p>
          </table:table-cell>
          <table:table-cell office:value-type="float" office:value="12271616" calcext:value-type="float">
            <text:p>12271616</text:p>
          </table:table-cell>
          <table:table-cell office:value-type="float" office:value="291708928" calcext:value-type="float">
            <text:p>291708928</text:p>
          </table:table-cell>
          <table:table-cell office:value-type="float" office:value="304664576" calcext:value-type="float">
            <text:p>30466457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20" calcext:value-type="float">
            <text:p>620</text:p>
          </table:table-cell>
          <table:table-cell office:value-type="float" office:value="1326" calcext:value-type="float">
            <text:p>1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52" calcext:value-type="float">
            <text:p>67.052</text:p>
          </table:table-cell>
          <table:table-cell office:value-type="float" office:value="13.295" calcext:value-type="float">
            <text:p>13.295</text:p>
          </table:table-cell>
          <table:table-cell office:value-type="float" office:value="19.653" calcext:value-type="float">
            <text:p>19.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945" calcext:value-type="float">
            <text:p>54.945</text:p>
          </table:table-cell>
          <table:table-cell office:value-type="float" office:value="8.791" calcext:value-type="float">
            <text:p>8.791</text:p>
          </table:table-cell>
          <table:table-cell office:value-type="float" office:value="36.264" calcext:value-type="float">
            <text:p>36.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24" calcext:value-type="float">
            <text:p>78.824</text:p>
          </table:table-cell>
          <table:table-cell office:value-type="float" office:value="18.824" calcext:value-type="float">
            <text:p>18.824</text:p>
          </table:table-cell>
          <table:table-cell office:value-type="float" office:value="2.353" calcext:value-type="float">
            <text:p>2.35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3.224" calcext:value-type="float">
            <text:p>1436528563.224</text:p>
          </table:table-cell>
          <table:table-cell office:value-type="float" office:value="1492307968" calcext:value-type="float">
            <text:p>1492307968</text:p>
          </table:table-cell>
          <table:table-cell office:value-type="float" office:value="12271616" calcext:value-type="float">
            <text:p>12271616</text:p>
          </table:table-cell>
          <table:table-cell office:value-type="float" office:value="291659776" calcext:value-type="float">
            <text:p>291659776</text:p>
          </table:table-cell>
          <table:table-cell office:value-type="float" office:value="304513024" calcext:value-type="float">
            <text:p>304513024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17" calcext:value-type="float">
            <text:p>617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36" calcext:value-type="float">
            <text:p>76.536</text:p>
          </table:table-cell>
          <table:table-cell office:value-type="float" office:value="16.76" calcext:value-type="float">
            <text:p>16.76</text:p>
          </table:table-cell>
          <table:table-cell office:value-type="float" office:value="6.704" calcext:value-type="float">
            <text:p>6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059" calcext:value-type="float">
            <text:p>87.059</text:p>
          </table:table-cell>
          <table:table-cell office:value-type="float" office:value="5.882" calcext:value-type="float">
            <text:p>5.882</text:p>
          </table:table-cell>
          <table:table-cell office:value-type="float" office:value="7.059" calcext:value-type="float">
            <text:p>7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6.882" calcext:value-type="float">
            <text:p>26.882</text:p>
          </table:table-cell>
          <table:table-cell office:value-type="float" office:value="6.452" calcext:value-type="float">
            <text:p>6.45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4.221" calcext:value-type="float">
            <text:p>1436528564.221</text:p>
          </table:table-cell>
          <table:table-cell office:value-type="float" office:value="1492299776" calcext:value-type="float">
            <text:p>1492299776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291651584" calcext:value-type="float">
            <text:p>291651584</text:p>
          </table:table-cell>
          <table:table-cell office:value-type="float" office:value="304521216" calcext:value-type="float">
            <text:p>30452121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592" calcext:value-type="float">
            <text:p>592</text:p>
          </table:table-cell>
          <table:table-cell office:value-type="float" office:value="2549" calcext:value-type="float">
            <text:p>2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41" calcext:value-type="float">
            <text:p>72.941</text:p>
          </table:table-cell>
          <table:table-cell office:value-type="float" office:value="19.412" calcext:value-type="float">
            <text:p>19.412</text:p>
          </table:table-cell>
          <table:table-cell office:value-type="float" office:value="7.059" calcext:value-type="float">
            <text:p>7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82.278" calcext:value-type="float">
            <text:p>82.278</text:p>
          </table:table-cell>
          <table:table-cell office:value-type="float" office:value="16.456" calcext:value-type="float">
            <text:p>16.456</text:p>
          </table:table-cell>
          <table:table-cell office:value-type="float" office:value="1.266" calcext:value-type="float">
            <text:p>1.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92" calcext:value-type="float">
            <text:p>66.292</text:p>
          </table:table-cell>
          <table:table-cell office:value-type="float" office:value="21.348" calcext:value-type="float">
            <text:p>21.348</text:p>
          </table:table-cell>
          <table:table-cell office:value-type="float" office:value="12.36" calcext:value-type="float">
            <text:p>12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6528565.228" calcext:value-type="float">
            <text:p>1436528565.228</text:p>
          </table:table-cell>
          <table:table-cell office:value-type="float" office:value="1492291584" calcext:value-type="float">
            <text:p>1492291584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291659776" calcext:value-type="float">
            <text:p>291659776</text:p>
          </table:table-cell>
          <table:table-cell office:value-type="float" office:value="304521216" calcext:value-type="float">
            <text:p>30452121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516" calcext:value-type="float">
            <text:p>516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019" calcext:value-type="float">
            <text:p>77.019</text:p>
          </table:table-cell>
          <table:table-cell office:value-type="float" office:value="15.528" calcext:value-type="float">
            <text:p>15.528</text:p>
          </table:table-cell>
          <table:table-cell office:value-type="float" office:value="7.453" calcext:value-type="float">
            <text:p>7.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49" calcext:value-type="float">
            <text:p>75.949</text:p>
          </table:table-cell>
          <table:table-cell office:value-type="float" office:value="17.722" calcext:value-type="float">
            <text:p>17.722</text:p>
          </table:table-cell>
          <table:table-cell office:value-type="float" office:value="6.329" calcext:value-type="float">
            <text:p>6.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049" calcext:value-type="float">
            <text:p>78.049</text:p>
          </table:table-cell>
          <table:table-cell office:value-type="float" office:value="13.415" calcext:value-type="float">
            <text:p>13.415</text:p>
          </table:table-cell>
          <table:table-cell office:value-type="float" office:value="8.537" calcext:value-type="float">
            <text:p>8.53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6.226" calcext:value-type="float">
            <text:p>1436528566.226</text:p>
          </table:table-cell>
          <table:table-cell office:value-type="float" office:value="1492291584" calcext:value-type="float">
            <text:p>1492291584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291659776" calcext:value-type="float">
            <text:p>291659776</text:p>
          </table:table-cell>
          <table:table-cell office:value-type="float" office:value="304521216" calcext:value-type="float">
            <text:p>30452121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540" calcext:value-type="float">
            <text:p>540</text:p>
          </table:table-cell>
          <table:table-cell office:value-type="float" office:value="2272" calcext:value-type="float">
            <text:p>2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54" calcext:value-type="float">
            <text:p>73.054</text:p>
          </table:table-cell>
          <table:table-cell office:value-type="float" office:value="18.563" calcext:value-type="float">
            <text:p>18.563</text:p>
          </table:table-cell>
          <table:table-cell office:value-type="float" office:value="8.383" calcext:value-type="float">
            <text:p>8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667" calcext:value-type="float">
            <text:p>74.667</text:p>
          </table:table-cell>
          <table:table-cell office:value-type="float" office:value="14.667" calcext:value-type="float">
            <text:p>14.667</text:p>
          </table:table-cell>
          <table:table-cell office:value-type="float" office:value="10.667" calcext:value-type="float">
            <text:p>10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739" calcext:value-type="float">
            <text:p>71.739</text:p>
          </table:table-cell>
          <table:table-cell office:value-type="float" office:value="22.826" calcext:value-type="float">
            <text:p>22.826</text:p>
          </table:table-cell>
          <table:table-cell office:value-type="float" office:value="5.435" calcext:value-type="float">
            <text:p>5.4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7.222" calcext:value-type="float">
            <text:p>1436528567.222</text:p>
          </table:table-cell>
          <table:table-cell office:value-type="float" office:value="1491484672" calcext:value-type="float">
            <text:p>1491484672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322560000" calcext:value-type="float">
            <text:p>322560000</text:p>
          </table:table-cell>
          <table:table-cell office:value-type="float" office:value="274427904" calcext:value-type="float">
            <text:p>274427904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67" calcext:value-type="float">
            <text:p>667</text:p>
          </table:table-cell>
          <table:table-cell office:value-type="float" office:value="6163" calcext:value-type="float">
            <text:p>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86" calcext:value-type="float">
            <text:p>66.486</text:p>
          </table:table-cell>
          <table:table-cell office:value-type="float" office:value="30.27" calcext:value-type="float">
            <text:p>30.27</text:p>
          </table:table-cell>
          <table:table-cell office:value-type="float" office:value="3.243" calcext:value-type="float">
            <text:p>3.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945" calcext:value-type="float">
            <text:p>54.945</text:p>
          </table:table-cell>
          <table:table-cell office:value-type="float" office:value="42.857" calcext:value-type="float">
            <text:p>42.857</text:p>
          </table:table-cell>
          <table:table-cell office:value-type="float" office:value="2.198" calcext:value-type="float">
            <text:p>2.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842" calcext:value-type="float">
            <text:p>76.842</text:p>
          </table:table-cell>
          <table:table-cell office:value-type="float" office:value="17.895" calcext:value-type="float">
            <text:p>17.895</text:p>
          </table:table-cell>
          <table:table-cell office:value-type="float" office:value="5.263" calcext:value-type="float">
            <text:p>5.26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8.229" calcext:value-type="float">
            <text:p>1436528568.229</text:p>
          </table:table-cell>
          <table:table-cell office:value-type="float" office:value="1491464192" calcext:value-type="float">
            <text:p>1491464192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349499392" calcext:value-type="float">
            <text:p>349499392</text:p>
          </table:table-cell>
          <table:table-cell office:value-type="float" office:value="247508992" calcext:value-type="float">
            <text:p>24750899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27" calcext:value-type="float">
            <text:p>827</text:p>
          </table:table-cell>
          <table:table-cell office:value-type="float" office:value="5401" calcext:value-type="float">
            <text:p>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26" calcext:value-type="float">
            <text:p>67.526</text:p>
          </table:table-cell>
          <table:table-cell office:value-type="float" office:value="27.835" calcext:value-type="float">
            <text:p>27.835</text:p>
          </table:table-cell>
          <table:table-cell office:value-type="float" office:value="4.639" calcext:value-type="float">
            <text:p>4.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67" calcext:value-type="float">
            <text:p>55.67</text:p>
          </table:table-cell>
          <table:table-cell office:value-type="float" office:value="41.237" calcext:value-type="float">
            <text:p>41.237</text:p>
          </table:table-cell>
          <table:table-cell office:value-type="float" office:value="3.093" calcext:value-type="float">
            <text:p>3.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208" calcext:value-type="float">
            <text:p>80.208</text:p>
          </table:table-cell>
          <table:table-cell office:value-type="float" office:value="14.583" calcext:value-type="float">
            <text:p>14.583</text:p>
          </table:table-cell>
          <table:table-cell office:value-type="float" office:value="5.208" calcext:value-type="float">
            <text:p>5.2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69.221" calcext:value-type="float">
            <text:p>1436528569.221</text:p>
          </table:table-cell>
          <table:table-cell office:value-type="float" office:value="1491456000" calcext:value-type="float">
            <text:p>1491456000</text:p>
          </table:table-cell>
          <table:table-cell office:value-type="float" office:value="12279808" calcext:value-type="float">
            <text:p>12279808</text:p>
          </table:table-cell>
          <table:table-cell office:value-type="float" office:value="355467264" calcext:value-type="float">
            <text:p>355467264</text:p>
          </table:table-cell>
          <table:table-cell office:value-type="float" office:value="241549312" calcext:value-type="float">
            <text:p>24154931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712" calcext:value-type="float">
            <text:p>712</text:p>
          </table:table-cell>
          <table:table-cell office:value-type="float" office:value="3221" calcext:value-type="float">
            <text:p>3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1.196" calcext:value-type="float">
            <text:p>21.196</text:p>
          </table:table-cell>
          <table:table-cell office:value-type="float" office:value="3.804" calcext:value-type="float">
            <text:p>3.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856" calcext:value-type="float">
            <text:p>61.856</text:p>
          </table:table-cell>
          <table:table-cell office:value-type="float" office:value="32.99" calcext:value-type="float">
            <text:p>32.99</text:p>
          </table:table-cell>
          <table:table-cell office:value-type="float" office:value="5.155" calcext:value-type="float">
            <text:p>5.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773" calcext:value-type="float">
            <text:p>89.773</text:p>
          </table:table-cell>
          <table:table-cell office:value-type="float" office:value="7.955" calcext:value-type="float">
            <text:p>7.955</text:p>
          </table:table-cell>
          <table:table-cell office:value-type="float" office:value="2.273" calcext:value-type="float">
            <text:p>2.2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70.223" calcext:value-type="float">
            <text:p>1436528570.223</text:p>
          </table:table-cell>
          <table:table-cell office:value-type="float" office:value="1492586496" calcext:value-type="float">
            <text:p>1492586496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395366400" calcext:value-type="float">
            <text:p>395366400</text:p>
          </table:table-cell>
          <table:table-cell office:value-type="float" office:value="200511488" calcext:value-type="float">
            <text:p>200511488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46" calcext:value-type="float">
            <text:p>846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23" calcext:value-type="float">
            <text:p>56.923</text:p>
          </table:table-cell>
          <table:table-cell office:value-type="float" office:value="38.974" calcext:value-type="float">
            <text:p>38.974</text:p>
          </table:table-cell>
          <table:table-cell office:value-type="float" office:value="3.077" calcext:value-type="float">
            <text:p>3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" calcext:value-type="float">
            <text:p>1.026</text:p>
          </table:table-cell>
          <table:table-cell office:value-type="float" office:value="67.677" calcext:value-type="float">
            <text:p>67.677</text:p>
          </table:table-cell>
          <table:table-cell office:value-type="float" office:value="27.273" calcext:value-type="float">
            <text:p>27.273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44.33" calcext:value-type="float">
            <text:p>44.33</text:p>
          </table:table-cell>
          <table:table-cell office:value-type="float" office:value="50.515" calcext:value-type="float">
            <text:p>50.515</text:p>
          </table:table-cell>
          <table:table-cell office:value-type="float" office:value="5.155" calcext:value-type="float">
            <text:p>5.1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300416" calcext:value-type="float">
            <text:p>26300416</text:p>
          </table:table-cell>
          <table:table-cell office:value-type="float" office:value="0" calcext:value-type="float">
            <text:p>0</text:p>
          </table:table-cell>
          <table:table-cell office:value-type="float" office:value="26300416" calcext:value-type="float">
            <text:p>263004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36528571.223" calcext:value-type="float">
            <text:p>1436528571.223</text:p>
          </table:table-cell>
          <table:table-cell office:value-type="float" office:value="1492144128" calcext:value-type="float">
            <text:p>1492144128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407334912" calcext:value-type="float">
            <text:p>407334912</text:p>
          </table:table-cell>
          <table:table-cell office:value-type="float" office:value="188985344" calcext:value-type="float">
            <text:p>188985344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74" calcext:value-type="float">
            <text:p>874</text:p>
          </table:table-cell>
          <table:table-cell office:value-type="float" office:value="3459" calcext:value-type="float">
            <text:p>3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09" calcext:value-type="float">
            <text:p>60.209</text:p>
          </table:table-cell>
          <table:table-cell office:value-type="float" office:value="21.466" calcext:value-type="float">
            <text:p>21.466</text:p>
          </table:table-cell>
          <table:table-cell office:value-type="float" office:value="13.089" calcext:value-type="float">
            <text:p>13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6" calcext:value-type="float">
            <text:p>5.236</text:p>
          </table:table-cell>
          <table:table-cell office:value-type="float" office:value="78.495" calcext:value-type="float">
            <text:p>78.495</text:p>
          </table:table-cell>
          <table:table-cell office:value-type="float" office:value="8.602" calcext:value-type="float">
            <text:p>8.602</text:p>
          </table:table-cell>
          <table:table-cell office:value-type="float" office:value="3.226" calcext:value-type="float">
            <text:p>3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7" calcext:value-type="float">
            <text:p>9.677</text:p>
          </table:table-cell>
          <table:table-cell office:value-type="float" office:value="42.857" calcext:value-type="float">
            <text:p>42.857</text:p>
          </table:table-cell>
          <table:table-cell office:value-type="float" office:value="33.673" calcext:value-type="float">
            <text:p>33.673</text:p>
          </table:table-cell>
          <table:table-cell office:value-type="float" office:value="22.449" calcext:value-type="float">
            <text:p>22.449</text:p>
          </table:table-cell>
          <table:table-cell office:value-type="float" office:value="1.02" calcext:value-type="float">
            <text:p>1.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349760" calcext:value-type="float">
            <text:p>47349760</text:p>
          </table:table-cell>
          <table:table-cell office:value-type="float" office:value="0" calcext:value-type="float">
            <text:p>0</text:p>
          </table:table-cell>
          <table:table-cell office:value-type="float" office:value="47349760" calcext:value-type="float">
            <text:p>4734976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36528572.234" calcext:value-type="float">
            <text:p>1436528572.234</text:p>
          </table:table-cell>
          <table:table-cell office:value-type="float" office:value="1491968000" calcext:value-type="float">
            <text:p>1491968000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446767104" calcext:value-type="float">
            <text:p>446767104</text:p>
          </table:table-cell>
          <table:table-cell office:value-type="float" office:value="149729280" calcext:value-type="float">
            <text:p>149729280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1508" calcext:value-type="float">
            <text:p>1508</text:p>
          </table:table-cell>
          <table:table-cell office:value-type="float" office:value="3445" calcext:value-type="float">
            <text:p>3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74" calcext:value-type="float">
            <text:p>32.374</text:p>
          </table:table-cell>
          <table:table-cell office:value-type="float" office:value="35.971" calcext:value-type="float">
            <text:p>35.971</text:p>
          </table:table-cell>
          <table:table-cell office:value-type="float" office:value="29.496" calcext:value-type="float">
            <text:p>29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8" calcext:value-type="float">
            <text:p>2.158</text:p>
          </table:table-cell>
          <table:table-cell office:value-type="float" office:value="36.765" calcext:value-type="float">
            <text:p>36.765</text:p>
          </table:table-cell>
          <table:table-cell office:value-type="float" office:value="30.882" calcext:value-type="float">
            <text:p>30.882</text:p>
          </table:table-cell>
          <table:table-cell office:value-type="float" office:value="27.941" calcext:value-type="float">
            <text:p>27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2" calcext:value-type="float">
            <text:p>4.4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607616" calcext:value-type="float">
            <text:p>26607616</text:p>
          </table:table-cell>
          <table:table-cell office:value-type="float" office:value="0" calcext:value-type="float">
            <text:p>0</text:p>
          </table:table-cell>
          <table:table-cell office:value-type="float" office:value="26607616" calcext:value-type="float">
            <text:p>266076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36528573.223" calcext:value-type="float">
            <text:p>1436528573.223</text:p>
          </table:table-cell>
          <table:table-cell office:value-type="float" office:value="1491972096" calcext:value-type="float">
            <text:p>1491972096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446754816" calcext:value-type="float">
            <text:p>446754816</text:p>
          </table:table-cell>
          <table:table-cell office:value-type="float" office:value="149737472" calcext:value-type="float">
            <text:p>14973747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17" calcext:value-type="float">
            <text:p>417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149" calcext:value-type="float">
            <text:p>70.149</text:p>
          </table:table-cell>
          <table:table-cell office:value-type="float" office:value="11.94" calcext:value-type="float">
            <text:p>11.94</text:p>
          </table:table-cell>
          <table:table-cell office:value-type="float" office:value="17.91" calcext:value-type="float">
            <text:p>17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429" calcext:value-type="float">
            <text:p>71.429</text:p>
          </table:table-cell>
          <table:table-cell table:number-columns-repeated="2" office:value-type="float" office:value="14.286" calcext:value-type="float">
            <text:p>14.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354" calcext:value-type="float">
            <text:p>68.354</text:p>
          </table:table-cell>
          <table:table-cell office:value-type="float" office:value="11.392" calcext:value-type="float">
            <text:p>11.392</text:p>
          </table:table-cell>
          <table:table-cell office:value-type="float" office:value="20.253" calcext:value-type="float">
            <text:p>20.25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74.225" calcext:value-type="float">
            <text:p>1436528574.225</text:p>
          </table:table-cell>
          <table:table-cell office:value-type="float" office:value="1491972096" calcext:value-type="float">
            <text:p>1491972096</text:p>
          </table:table-cell>
          <table:table-cell office:value-type="float" office:value="12288000" calcext:value-type="float">
            <text:p>12288000</text:p>
          </table:table-cell>
          <table:table-cell office:value-type="float" office:value="446754816" calcext:value-type="float">
            <text:p>446754816</text:p>
          </table:table-cell>
          <table:table-cell office:value-type="float" office:value="149737472" calcext:value-type="float">
            <text:p>14973747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11" calcext:value-type="float">
            <text:p>611</text:p>
          </table:table-cell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39" calcext:value-type="float">
            <text:p>53.039</text:p>
          </table:table-cell>
          <table:table-cell office:value-type="float" office:value="4.972" calcext:value-type="float">
            <text:p>4.972</text:p>
          </table:table-cell>
          <table:table-cell office:value-type="float" office:value="41.989" calcext:value-type="float">
            <text:p>41.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407" calcext:value-type="float">
            <text:p>93.407</text:p>
          </table:table-cell>
          <table:table-cell office:value-type="float" office:value="5.495" calcext:value-type="float">
            <text:p>5.495</text:p>
          </table:table-cell>
          <table:table-cell office:value-type="float" office:value="1.099" calcext:value-type="float">
            <text:p>1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11" calcext:value-type="float">
            <text:p>11.111</text:p>
          </table:table-cell>
          <table:table-cell office:value-type="float" office:value="4.444" calcext:value-type="float">
            <text:p>4.444</text:p>
          </table:table-cell>
          <table:table-cell office:value-type="float" office:value="84.444" calcext:value-type="float">
            <text:p>84.44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75.221" calcext:value-type="float">
            <text:p>1436528575.221</text:p>
          </table:table-cell>
          <table:table-cell office:value-type="float" office:value="1491963904" calcext:value-type="float">
            <text:p>1491963904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446754816" calcext:value-type="float">
            <text:p>446754816</text:p>
          </table:table-cell>
          <table:table-cell office:value-type="float" office:value="149737472" calcext:value-type="float">
            <text:p>14973747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68" calcext:value-type="float">
            <text:p>468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79" calcext:value-type="float">
            <text:p>56.579</text:p>
          </table:table-cell>
          <table:table-cell office:value-type="float" office:value="7.237" calcext:value-type="float">
            <text:p>7.237</text:p>
          </table:table-cell>
          <table:table-cell office:value-type="float" office:value="34.868" calcext:value-type="float">
            <text:p>34.868</text:p>
          </table:table-cell>
          <table:table-cell office:value-type="float" office:value="1.316" calcext:value-type="float">
            <text:p>1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125" calcext:value-type="float">
            <text:p>78.125</text:p>
          </table:table-cell>
          <table:table-cell office:value-type="float" office:value="7.812" calcext:value-type="float">
            <text:p>7.812</text:p>
          </table:table-cell>
          <table:table-cell office:value-type="float" office:value="14.062" calcext:value-type="float">
            <text:p>14.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045" calcext:value-type="float">
            <text:p>42.045</text:p>
          </table:table-cell>
          <table:table-cell office:value-type="float" office:value="6.818" calcext:value-type="float">
            <text:p>6.818</text:p>
          </table:table-cell>
          <table:table-cell office:value-type="float" office:value="48.864" calcext:value-type="float">
            <text:p>48.864</text:p>
          </table:table-cell>
          <table:table-cell office:value-type="float" office:value="2.273" calcext:value-type="float">
            <text:p>2.2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576.228" calcext:value-type="float">
            <text:p>1436528576.228</text:p>
          </table:table-cell>
          <table:table-cell office:value-type="float" office:value="1491816448" calcext:value-type="float">
            <text:p>1491816448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446754816" calcext:value-type="float">
            <text:p>446754816</text:p>
          </table:table-cell>
          <table:table-cell office:value-type="float" office:value="149884928" calcext:value-type="float">
            <text:p>149884928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93" calcext:value-type="float">
            <text:p>493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63" calcext:value-type="float">
            <text:p>51.163</text:p>
          </table:table-cell>
          <table:table-cell office:value-type="float" office:value="5.233" calcext:value-type="float">
            <text:p>5.233</text:p>
          </table:table-cell>
          <table:table-cell office:value-type="float" office:value="42.442" calcext:value-type="float">
            <text:p>42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53.659" calcext:value-type="float">
            <text:p>53.659</text:p>
          </table:table-cell>
          <table:table-cell office:value-type="float" office:value="6.098" calcext:value-type="float">
            <text:p>6.098</text:p>
          </table:table-cell>
          <table:table-cell office:value-type="float" office:value="37.805" calcext:value-type="float">
            <text:p>37.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9" calcext:value-type="float">
            <text:p>2.439</text:p>
          </table:table-cell>
          <table:table-cell office:value-type="float" office:value="48.889" calcext:value-type="float">
            <text:p>48.889</text:p>
          </table:table-cell>
          <table:table-cell office:value-type="float" office:value="4.444" calcext:value-type="float">
            <text:p>4.444</text:p>
          </table:table-cell>
          <table:table-cell office:value-type="float" office:value="46.667" calcext:value-type="float">
            <text:p>46.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568896" calcext:value-type="float">
            <text:p>15568896</text:p>
          </table:table-cell>
          <table:table-cell office:value-type="float" office:value="0" calcext:value-type="float">
            <text:p>0</text:p>
          </table:table-cell>
          <table:table-cell office:value-type="float" office:value="15568896" calcext:value-type="float">
            <text:p>1556889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6528577.225" calcext:value-type="float">
            <text:p>1436528577.225</text:p>
          </table:table-cell>
          <table:table-cell office:value-type="float" office:value="1491746816" calcext:value-type="float">
            <text:p>1491746816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291667968" calcext:value-type="float">
            <text:p>291667968</text:p>
          </table:table-cell>
          <table:table-cell office:value-type="float" office:value="305041408" calcext:value-type="float">
            <text:p>305041408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476" calcext:value-type="float">
            <text:p>476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08" calcext:value-type="float">
            <text:p>67.308</text:p>
          </table:table-cell>
          <table:table-cell office:value-type="float" office:value="9.615" calcext:value-type="float">
            <text:p>9.615</text:p>
          </table:table-cell>
          <table:table-cell office:value-type="float" office:value="23.077" calcext:value-type="float">
            <text:p>23.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421" calcext:value-type="float">
            <text:p>43.421</text:p>
          </table:table-cell>
          <table:table-cell office:value-type="float" office:value="13.158" calcext:value-type="float">
            <text:p>13.158</text:p>
          </table:table-cell>
          <table:table-cell office:value-type="float" office:value="43.421" calcext:value-type="float">
            <text:p>43.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75" calcext:value-type="float">
            <text:p>88.75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78.221" calcext:value-type="float">
            <text:p>1436528578.221</text:p>
          </table:table-cell>
          <table:table-cell office:value-type="float" office:value="1491873792" calcext:value-type="float">
            <text:p>1491873792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291667968" calcext:value-type="float">
            <text:p>291667968</text:p>
          </table:table-cell>
          <table:table-cell office:value-type="float" office:value="304914432" calcext:value-type="float">
            <text:p>30491443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588" calcext:value-type="float">
            <text:p>588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75" calcext:value-type="float">
            <text:p>79.775</text:p>
          </table:table-cell>
          <table:table-cell office:value-type="float" office:value="11.798" calcext:value-type="float">
            <text:p>11.798</text:p>
          </table:table-cell>
          <table:table-cell office:value-type="float" office:value="7.865" calcext:value-type="float">
            <text:p>7.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office:value-type="float" office:value="90.361" calcext:value-type="float">
            <text:p>90.361</text:p>
          </table:table-cell>
          <table:table-cell table:number-columns-repeated="2" office:value-type="float" office:value="4.819" calcext:value-type="float">
            <text:p>4.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33" calcext:value-type="float">
            <text:p>70.833</text:p>
          </table:table-cell>
          <table:table-cell office:value-type="float" office:value="17.708" calcext:value-type="float">
            <text:p>17.708</text:p>
          </table:table-cell>
          <table:table-cell office:value-type="float" office:value="10.417" calcext:value-type="float">
            <text:p>10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79.221" calcext:value-type="float">
            <text:p>1436528579.221</text:p>
          </table:table-cell>
          <table:table-cell office:value-type="float" office:value="1491873792" calcext:value-type="float">
            <text:p>1491873792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291667968" calcext:value-type="float">
            <text:p>291667968</text:p>
          </table:table-cell>
          <table:table-cell office:value-type="float" office:value="304914432" calcext:value-type="float">
            <text:p>30491443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570" calcext:value-type="float">
            <text:p>570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.476" calcext:value-type="float">
            <text:p>15.476</text:p>
          </table:table-cell>
          <table:table-cell office:value-type="float" office:value="9.524" calcext:value-type="float">
            <text:p>9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654" calcext:value-type="float">
            <text:p>87.654</text:p>
          </table:table-cell>
          <table:table-cell office:value-type="float" office:value="8.642" calcext:value-type="float">
            <text:p>8.642</text:p>
          </table:table-cell>
          <table:table-cell office:value-type="float" office:value="3.704" calcext:value-type="float">
            <text:p>3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218" calcext:value-type="float">
            <text:p>63.218</text:p>
          </table:table-cell>
          <table:table-cell office:value-type="float" office:value="21.839" calcext:value-type="float">
            <text:p>21.839</text:p>
          </table:table-cell>
          <table:table-cell office:value-type="float" office:value="14.943" calcext:value-type="float">
            <text:p>14.94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0.222" calcext:value-type="float">
            <text:p>1436528580.222</text:p>
          </table:table-cell>
          <table:table-cell office:value-type="float" office:value="1491873792" calcext:value-type="float">
            <text:p>1491873792</text:p>
          </table:table-cell>
          <table:table-cell office:value-type="float" office:value="12296192" calcext:value-type="float">
            <text:p>12296192</text:p>
          </table:table-cell>
          <table:table-cell office:value-type="float" office:value="291667968" calcext:value-type="float">
            <text:p>291667968</text:p>
          </table:table-cell>
          <table:table-cell office:value-type="float" office:value="304914432" calcext:value-type="float">
            <text:p>30491443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21" calcext:value-type="float">
            <text:p>621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42" calcext:value-type="float">
            <text:p>69.942</text:p>
          </table:table-cell>
          <table:table-cell office:value-type="float" office:value="24.855" calcext:value-type="float">
            <text:p>24.855</text:p>
          </table:table-cell>
          <table:table-cell office:value-type="float" office:value="5.202" calcext:value-type="float">
            <text:p>5.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08" calcext:value-type="float">
            <text:p>77.108</text:p>
          </table:table-cell>
          <table:table-cell office:value-type="float" office:value="21.687" calcext:value-type="float">
            <text:p>21.687</text:p>
          </table:table-cell>
          <table:table-cell office:value-type="float" office:value="1.205" calcext:value-type="float">
            <text:p>1.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21" calcext:value-type="float">
            <text:p>62.921</text:p>
          </table:table-cell>
          <table:table-cell office:value-type="float" office:value="28.09" calcext:value-type="float">
            <text:p>28.09</text:p>
          </table:table-cell>
          <table:table-cell office:value-type="float" office:value="8.989" calcext:value-type="float">
            <text:p>8.98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1.223" calcext:value-type="float">
            <text:p>1436528581.223</text:p>
          </table:table-cell>
          <table:table-cell office:value-type="float" office:value="1491484672" calcext:value-type="float">
            <text:p>1491484672</text:p>
          </table:table-cell>
          <table:table-cell office:value-type="float" office:value="12304384" calcext:value-type="float">
            <text:p>12304384</text:p>
          </table:table-cell>
          <table:table-cell office:value-type="float" office:value="292175872" calcext:value-type="float">
            <text:p>292175872</text:p>
          </table:table-cell>
          <table:table-cell office:value-type="float" office:value="304787456" calcext:value-type="float">
            <text:p>30478745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11" calcext:value-type="float">
            <text:p>611</text:p>
          </table:table-cell>
          <table:table-cell office:value-type="float" office:value="3008" calcext:value-type="float">
            <text:p>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2" calcext:value-type="float">
            <text:p>70.52</text:p>
          </table:table-cell>
          <table:table-cell office:value-type="float" office:value="22.543" calcext:value-type="float">
            <text:p>22.543</text:p>
          </table:table-cell>
          <table:table-cell office:value-type="float" office:value="5.202" calcext:value-type="float">
            <text:p>5.202</text:p>
          </table:table-cell>
          <table:table-cell office:value-type="float" office:value="1.734" calcext:value-type="float">
            <text:p>1.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13" calcext:value-type="float">
            <text:p>78.313</text:p>
          </table:table-cell>
          <table:table-cell office:value-type="float" office:value="18.072" calcext:value-type="float">
            <text:p>18.072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office:value-type="float" office:value="64.773" calcext:value-type="float">
            <text:p>64.773</text:p>
          </table:table-cell>
          <table:table-cell office:value-type="float" office:value="26.136" calcext:value-type="float">
            <text:p>26.136</text:p>
          </table:table-cell>
          <table:table-cell office:value-type="float" office:value="6.818" calcext:value-type="float">
            <text:p>6.818</text:p>
          </table:table-cell>
          <table:table-cell office:value-type="float" office:value="2.273" calcext:value-type="float">
            <text:p>2.2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582.223" calcext:value-type="float">
            <text:p>1436528582.223</text:p>
          </table:table-cell>
          <table:table-cell office:value-type="float" office:value="1491599360" calcext:value-type="float">
            <text:p>1491599360</text:p>
          </table:table-cell>
          <table:table-cell office:value-type="float" office:value="12304384" calcext:value-type="float">
            <text:p>12304384</text:p>
          </table:table-cell>
          <table:table-cell office:value-type="float" office:value="335867904" calcext:value-type="float">
            <text:p>335867904</text:p>
          </table:table-cell>
          <table:table-cell office:value-type="float" office:value="260980736" calcext:value-type="float">
            <text:p>260980736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82" calcext:value-type="float">
            <text:p>882</text:p>
          </table:table-cell>
          <table:table-cell office:value-type="float" office:value="7388" calcext:value-type="float">
            <text:p>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47" calcext:value-type="float">
            <text:p>58.247</text:p>
          </table:table-cell>
          <table:table-cell office:value-type="float" office:value="36.598" calcext:value-type="float">
            <text:p>36.598</text:p>
          </table:table-cell>
          <table:table-cell office:value-type="float" office:value="5.155" calcext:value-type="float">
            <text:p>5.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449" calcext:value-type="float">
            <text:p>72.449</text:p>
          </table:table-cell>
          <table:table-cell office:value-type="float" office:value="24.49" calcext:value-type="float">
            <text:p>24.49</text:p>
          </table:table-cell>
          <table:table-cell office:value-type="float" office:value="3.061" calcext:value-type="float">
            <text:p>3.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878" calcext:value-type="float">
            <text:p>43.878</text:p>
          </table:table-cell>
          <table:table-cell office:value-type="float" office:value="48.98" calcext:value-type="float">
            <text:p>48.98</text:p>
          </table:table-cell>
          <table:table-cell office:value-type="float" office:value="7.143" calcext:value-type="float">
            <text:p>7.14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3.223" calcext:value-type="float">
            <text:p>1436528583.223</text:p>
          </table:table-cell>
          <table:table-cell office:value-type="float" office:value="1491546112" calcext:value-type="float">
            <text:p>1491546112</text:p>
          </table:table-cell>
          <table:table-cell office:value-type="float" office:value="12304384" calcext:value-type="float">
            <text:p>12304384</text:p>
          </table:table-cell>
          <table:table-cell office:value-type="float" office:value="349507584" calcext:value-type="float">
            <text:p>349507584</text:p>
          </table:table-cell>
          <table:table-cell office:value-type="float" office:value="247394304" calcext:value-type="float">
            <text:p>247394304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882" calcext:value-type="float">
            <text:p>882</text:p>
          </table:table-cell>
          <table:table-cell office:value-type="float" office:value="2545" calcext:value-type="float">
            <text:p>2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824" calcext:value-type="float">
            <text:p>68.824</text:p>
          </table:table-cell>
          <table:table-cell office:value-type="float" office:value="22.941" calcext:value-type="float">
            <text:p>22.941</text:p>
          </table:table-cell>
          <table:table-cell office:value-type="float" office:value="8.235" calcext:value-type="float">
            <text:p>8.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619" calcext:value-type="float">
            <text:p>72.619</text:p>
          </table:table-cell>
          <table:table-cell office:value-type="float" office:value="14.286" calcext:value-type="float">
            <text:p>14.286</text:p>
          </table:table-cell>
          <table:table-cell office:value-type="float" office:value="13.095" calcext:value-type="float">
            <text:p>13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706" calcext:value-type="float">
            <text:p>64.706</text:p>
          </table:table-cell>
          <table:table-cell office:value-type="float" office:value="30.588" calcext:value-type="float">
            <text:p>30.588</text:p>
          </table:table-cell>
          <table:table-cell office:value-type="float" office:value="4.706" calcext:value-type="float">
            <text:p>4.70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4.222" calcext:value-type="float">
            <text:p>1436528584.222</text:p>
          </table:table-cell>
          <table:table-cell office:value-type="float" office:value="1491349504" calcext:value-type="float">
            <text:p>1491349504</text:p>
          </table:table-cell>
          <table:table-cell office:value-type="float" office:value="12304384" calcext:value-type="float">
            <text:p>12304384</text:p>
          </table:table-cell>
          <table:table-cell office:value-type="float" office:value="381947904" calcext:value-type="float">
            <text:p>381947904</text:p>
          </table:table-cell>
          <table:table-cell office:value-type="float" office:value="215150592" calcext:value-type="float">
            <text:p>21515059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31" calcext:value-type="float">
            <text:p>631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56" calcext:value-type="float">
            <text:p>60.556</text:p>
          </table:table-cell>
          <table:table-cell office:value-type="float" office:value="33.333" calcext:value-type="float">
            <text:p>33.333</text:p>
          </table:table-cell>
          <table:table-cell office:value-type="float" office:value="6.111" calcext:value-type="float">
            <text:p>6.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35" calcext:value-type="float">
            <text:p>68.235</text:p>
          </table:table-cell>
          <table:table-cell office:value-type="float" office:value="29.412" calcext:value-type="float">
            <text:p>29.412</text:p>
          </table:table-cell>
          <table:table-cell office:value-type="float" office:value="2.353" calcext:value-type="float">
            <text:p>2.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67" calcext:value-type="float">
            <text:p>54.167</text:p>
          </table:table-cell>
          <table:table-cell office:value-type="float" office:value="36.458" calcext:value-type="float">
            <text:p>36.458</text:p>
          </table:table-cell>
          <table:table-cell office:value-type="float" office:value="9.375" calcext:value-type="float">
            <text:p>9.3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5.226" calcext:value-type="float">
            <text:p>1436528585.226</text:p>
          </table:table-cell>
          <table:table-cell office:value-type="float" office:value="1492463616" calcext:value-type="float">
            <text:p>1492463616</text:p>
          </table:table-cell>
          <table:table-cell office:value-type="float" office:value="12308480" calcext:value-type="float">
            <text:p>12308480</text:p>
          </table:table-cell>
          <table:table-cell office:value-type="float" office:value="399343616" calcext:value-type="float">
            <text:p>399343616</text:p>
          </table:table-cell>
          <table:table-cell office:value-type="float" office:value="196636672" calcext:value-type="float">
            <text:p>196636672</text:p>
          </table:table-cell>
          <table:table-cell office:value-type="float" office:value="17186816" calcext:value-type="float">
            <text:p>17186816</text:p>
          </table:table-cell>
          <table:table-cell office:value-type="float" office:value="2128195584" calcext:value-type="float">
            <text:p>2128195584</text:p>
          </table:table-cell>
          <table:table-cell office:value-type="float" office:value="686" calcext:value-type="float">
            <text:p>686</text:p>
          </table:table-cell>
          <table:table-cell office:value-type="float" office:value="3951" calcext:value-type="float">
            <text:p>3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42" calcext:value-type="float">
            <text:p>58.242</text:p>
          </table:table-cell>
          <table:table-cell office:value-type="float" office:value="31.319" calcext:value-type="float">
            <text:p>31.319</text:p>
          </table:table-cell>
          <table:table-cell office:value-type="float" office:value="6.044" calcext:value-type="float">
            <text:p>6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6" calcext:value-type="float">
            <text:p>4.396</text:p>
          </table:table-cell>
          <table:table-cell office:value-type="float" office:value="54.023" calcext:value-type="float">
            <text:p>54.023</text:p>
          </table:table-cell>
          <table:table-cell office:value-type="float" office:value="31.034" calcext:value-type="float">
            <text:p>31.034</text:p>
          </table:table-cell>
          <table:table-cell office:value-type="float" office:value="6.897" calcext:value-type="float">
            <text:p>6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46" calcext:value-type="float">
            <text:p>8.046</text:p>
          </table:table-cell>
          <table:table-cell office:value-type="float" office:value="61.702" calcext:value-type="float">
            <text:p>61.702</text:p>
          </table:table-cell>
          <table:table-cell office:value-type="float" office:value="32.979" calcext:value-type="float">
            <text:p>32.979</text:p>
          </table:table-cell>
          <table:table-cell office:value-type="float" office:value="5.319" calcext:value-type="float">
            <text:p>5.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374848" calcext:value-type="float">
            <text:p>39374848</text:p>
          </table:table-cell>
          <table:table-cell office:value-type="float" office:value="0" calcext:value-type="float">
            <text:p>0</text:p>
          </table:table-cell>
          <table:table-cell office:value-type="float" office:value="39374848" calcext:value-type="float">
            <text:p>3937484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6528586.222" calcext:value-type="float">
            <text:p>1436528586.222</text:p>
          </table:table-cell>
          <table:table-cell office:value-type="float" office:value="1492348928" calcext:value-type="float">
            <text:p>1492348928</text:p>
          </table:table-cell>
          <table:table-cell office:value-type="float" office:value="12312576" calcext:value-type="float">
            <text:p>12312576</text:p>
          </table:table-cell>
          <table:table-cell office:value-type="float" office:value="440762368" calcext:value-type="float">
            <text:p>440762368</text:p>
          </table:table-cell>
          <table:table-cell office:value-type="float" office:value="155328512" calcext:value-type="float">
            <text:p>15532851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1736" calcext:value-type="float">
            <text:p>1736</text:p>
          </table:table-cell>
          <table:table-cell office:value-type="float" office:value="4171" calcext:value-type="float">
            <text:p>417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43.503" calcext:value-type="float">
            <text:p>43.503</text:p>
          </table:table-cell>
          <table:table-cell office:value-type="float" office:value="24.859" calcext:value-type="float">
            <text:p>24.859</text:p>
          </table:table-cell>
          <table:table-cell office:value-type="float" office:value="19.774" calcext:value-type="float">
            <text:p>19.774</text:p>
          </table:table-cell>
          <table:table-cell office:value-type="float" office:value="10.169" calcext:value-type="float">
            <text:p>10.169</text:p>
          </table:table-cell>
          <table:table-cell office:value-type="float" office:value="0" calcext:value-type="float">
            <text:p>0</text:p>
          </table:table-cell>
          <table:table-cell office:value-type="float" office:value="1.695" calcext:value-type="float">
            <text:p>1.695</text:p>
          </table:table-cell>
          <table:table-cell office:value-type="float" office:value="33.333" calcext:value-type="float">
            <text:p>33.333</text:p>
          </table:table-cell>
          <table:table-cell office:value-type="float" office:value="14.286" calcext:value-type="float">
            <text:p>14.286</text:p>
          </table:table-cell>
          <table:table-cell office:value-type="float" office:value="33.333" calcext:value-type="float">
            <text:p>33.333</text:p>
          </table:table-cell>
          <table:table-cell office:value-type="float" office:value="15.476" calcext:value-type="float">
            <text:p>15.476</text:p>
          </table:table-cell>
          <table:table-cell office:value-type="float" office:value="0" calcext:value-type="float">
            <text:p>0</text:p>
          </table:table-cell>
          <table:table-cell office:value-type="float" office:value="3.571" calcext:value-type="float">
            <text:p>3.571</text:p>
          </table:table-cell>
          <table:table-cell office:value-type="float" office:value="52.632" calcext:value-type="float">
            <text:p>52.632</text:p>
          </table:table-cell>
          <table:table-cell office:value-type="float" office:value="33.684" calcext:value-type="float">
            <text:p>33.684</text:p>
          </table:table-cell>
          <table:table-cell office:value-type="float" office:value="7.368" calcext:value-type="float">
            <text:p>7.368</text:p>
          </table:table-cell>
          <table:table-cell office:value-type="float" office:value="5.263" calcext:value-type="float">
            <text:p>5.263</text:p>
          </table:table-cell>
          <table:table-cell office:value-type="float" office:value="0" calcext:value-type="float">
            <text:p>0</text:p>
          </table:table-cell>
          <table:table-cell office:value-type="float" office:value="1.053" calcext:value-type="float">
            <text:p>1.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3712" calcext:value-type="float">
            <text:p>552837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283712" calcext:value-type="float">
            <text:p>55283712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36528587.224" calcext:value-type="float">
            <text:p>1436528587.224</text:p>
          </table:table-cell>
          <table:table-cell office:value-type="float" office:value="1492365312" calcext:value-type="float">
            <text:p>1492365312</text:p>
          </table:table-cell>
          <table:table-cell office:value-type="float" office:value="12316672" calcext:value-type="float">
            <text:p>12316672</text:p>
          </table:table-cell>
          <table:table-cell office:value-type="float" office:value="446763008" calcext:value-type="float">
            <text:p>446763008</text:p>
          </table:table-cell>
          <table:table-cell office:value-type="float" office:value="149307392" calcext:value-type="float">
            <text:p>14930739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882" calcext:value-type="float">
            <text:p>882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36" calcext:value-type="float">
            <text:p>41.436</text:p>
          </table:table-cell>
          <table:table-cell office:value-type="float" office:value="27.624" calcext:value-type="float">
            <text:p>27.624</text:p>
          </table:table-cell>
          <table:table-cell office:value-type="float" office:value="27.072" calcext:value-type="float">
            <text:p>27.072</text:p>
          </table:table-cell>
          <table:table-cell office:value-type="float" office:value="3.315" calcext:value-type="float">
            <text:p>3.315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21.348" calcext:value-type="float">
            <text:p>21.348</text:p>
          </table:table-cell>
          <table:table-cell office:value-type="float" office:value="23.596" calcext:value-type="float">
            <text:p>23.596</text:p>
          </table:table-cell>
          <table:table-cell office:value-type="float" office:value="49.438" calcext:value-type="float">
            <text:p>49.438</text:p>
          </table:table-cell>
          <table:table-cell office:value-type="float" office:value="4.494" calcext:value-type="float">
            <text:p>4.494</text:p>
          </table:table-cell>
          <table:table-cell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60.87" calcext:value-type="float">
            <text:p>60.87</text:p>
          </table:table-cell>
          <table:table-cell office:value-type="float" office:value="31.522" calcext:value-type="float">
            <text:p>31.522</text:p>
          </table:table-cell>
          <table:table-cell office:value-type="float" office:value="4.348" calcext:value-type="float">
            <text:p>4.348</text:p>
          </table:table-cell>
          <table:table-cell office:value-type="float" office:value="3.261" calcext:value-type="float">
            <text:p>3.2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10816" calcext:value-type="float">
            <text:p>5410816</text:p>
          </table:table-cell>
          <table:table-cell office:value-type="float" office:value="0" calcext:value-type="float">
            <text:p>0</text:p>
          </table:table-cell>
          <table:table-cell office:value-type="float" office:value="5410816" calcext:value-type="float">
            <text:p>54108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6528588.222" calcext:value-type="float">
            <text:p>1436528588.222</text:p>
          </table:table-cell>
          <table:table-cell office:value-type="float" office:value="1492365312" calcext:value-type="float">
            <text:p>1492365312</text:p>
          </table:table-cell>
          <table:table-cell office:value-type="float" office:value="12316672" calcext:value-type="float">
            <text:p>12316672</text:p>
          </table:table-cell>
          <table:table-cell office:value-type="float" office:value="446763008" calcext:value-type="float">
            <text:p>446763008</text:p>
          </table:table-cell>
          <table:table-cell office:value-type="float" office:value="149307392" calcext:value-type="float">
            <text:p>14930739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28" calcext:value-type="float">
            <text:p>428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59" calcext:value-type="float">
            <text:p>49.359</text:p>
          </table:table-cell>
          <table:table-cell office:value-type="float" office:value="5.769" calcext:value-type="float">
            <text:p>5.769</text:p>
          </table:table-cell>
          <table:table-cell office:value-type="float" office:value="44.872" calcext:value-type="float">
            <text:p>44.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19" calcext:value-type="float">
            <text:p>62.319</text:p>
          </table:table-cell>
          <table:table-cell office:value-type="float" office:value="7.246" calcext:value-type="float">
            <text:p>7.246</text:p>
          </table:table-cell>
          <table:table-cell office:value-type="float" office:value="30.435" calcext:value-type="float">
            <text:p>30.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535" calcext:value-type="float">
            <text:p>39.535</text:p>
          </table:table-cell>
          <table:table-cell office:value-type="float" office:value="3.488" calcext:value-type="float">
            <text:p>3.488</text:p>
          </table:table-cell>
          <table:table-cell office:value-type="float" office:value="56.977" calcext:value-type="float">
            <text:p>56.97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89.226" calcext:value-type="float">
            <text:p>1436528589.226</text:p>
          </table:table-cell>
          <table:table-cell office:value-type="float" office:value="1492365312" calcext:value-type="float">
            <text:p>1492365312</text:p>
          </table:table-cell>
          <table:table-cell office:value-type="float" office:value="12316672" calcext:value-type="float">
            <text:p>12316672</text:p>
          </table:table-cell>
          <table:table-cell office:value-type="float" office:value="446763008" calcext:value-type="float">
            <text:p>446763008</text:p>
          </table:table-cell>
          <table:table-cell office:value-type="float" office:value="149307392" calcext:value-type="float">
            <text:p>14930739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55" calcext:value-type="float">
            <text:p>45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857" calcext:value-type="float">
            <text:p>50.857</text:p>
          </table:table-cell>
          <table:table-cell office:value-type="float" office:value="4.571" calcext:value-type="float">
            <text:p>4.571</text:p>
          </table:table-cell>
          <table:table-cell office:value-type="float" office:value="44.571" calcext:value-type="float">
            <text:p>44.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632" calcext:value-type="float">
            <text:p>12.632</text:p>
          </table:table-cell>
          <table:table-cell office:value-type="float" office:value="5.263" calcext:value-type="float">
            <text:p>5.263</text:p>
          </table:table-cell>
          <table:table-cell office:value-type="float" office:value="82.105" calcext:value-type="float">
            <text:p>82.1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0.227" calcext:value-type="float">
            <text:p>1436528590.227</text:p>
          </table:table-cell>
          <table:table-cell office:value-type="float" office:value="1491849216" calcext:value-type="float">
            <text:p>1491849216</text:p>
          </table:table-cell>
          <table:table-cell office:value-type="float" office:value="12316672" calcext:value-type="float">
            <text:p>12316672</text:p>
          </table:table-cell>
          <table:table-cell office:value-type="float" office:value="312250368" calcext:value-type="float">
            <text:p>312250368</text:p>
          </table:table-cell>
          <table:table-cell office:value-type="float" office:value="284336128" calcext:value-type="float">
            <text:p>28433612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61" calcext:value-type="float">
            <text:p>561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57" calcext:value-type="float">
            <text:p>53.757</text:p>
          </table:table-cell>
          <table:table-cell office:value-type="float" office:value="10.405" calcext:value-type="float">
            <text:p>10.405</text:p>
          </table:table-cell>
          <table:table-cell office:value-type="float" office:value="35.26" calcext:value-type="float">
            <text:p>3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86.585" calcext:value-type="float">
            <text:p>86.585</text:p>
          </table:table-cell>
          <table:table-cell office:value-type="float" office:value="7.317" calcext:value-type="float">
            <text:p>7.317</text:p>
          </table:table-cell>
          <table:table-cell office:value-type="float" office:value="4.878" calcext:value-type="float">
            <text:p>4.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25" calcext:value-type="float">
            <text:p>25</text:p>
          </table:table-cell>
          <table:table-cell office:value-type="float" office:value="13.043" calcext:value-type="float">
            <text:p>13.043</text:p>
          </table:table-cell>
          <table:table-cell office:value-type="float" office:value="61.957" calcext:value-type="float">
            <text:p>61.9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65504" calcext:value-type="float">
            <text:p>15765504</text:p>
          </table:table-cell>
          <table:table-cell office:value-type="float" office:value="0" calcext:value-type="float">
            <text:p>0</text:p>
          </table:table-cell>
          <table:table-cell office:value-type="float" office:value="15765504" calcext:value-type="float">
            <text:p>157655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36528591.222" calcext:value-type="float">
            <text:p>1436528591.222</text:p>
          </table:table-cell>
          <table:table-cell office:value-type="float" office:value="1491771392" calcext:value-type="float">
            <text:p>1491771392</text:p>
          </table:table-cell>
          <table:table-cell office:value-type="float" office:value="12320768" calcext:value-type="float">
            <text:p>12320768</text:p>
          </table:table-cell>
          <table:table-cell office:value-type="float" office:value="292413440" calcext:value-type="float">
            <text:p>292413440</text:p>
          </table:table-cell>
          <table:table-cell office:value-type="float" office:value="304246784" calcext:value-type="float">
            <text:p>30424678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803" calcext:value-type="float">
            <text:p>803</text:p>
          </table:table-cell>
          <table:table-cell office:value-type="float" office:value="1512" calcext:value-type="float">
            <text:p>1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81" calcext:value-type="float">
            <text:p>79.781</text:p>
          </table:table-cell>
          <table:table-cell office:value-type="float" office:value="11.475" calcext:value-type="float">
            <text:p>11.475</text:p>
          </table:table-cell>
          <table:table-cell office:value-type="float" office:value="3.825" calcext:value-type="float">
            <text:p>3.825</text:p>
          </table:table-cell>
          <table:table-cell office:value-type="float" office:value="2.186" calcext:value-type="float">
            <text:p>2.186</text:p>
          </table:table-cell>
          <table:table-cell office:value-type="float" office:value="0" calcext:value-type="float">
            <text:p>0</text:p>
          </table:table-cell>
          <table:table-cell office:value-type="float" office:value="2.732" calcext:value-type="float">
            <text:p>2.732</text:p>
          </table:table-cell>
          <table:table-cell office:value-type="float" office:value="81.818" calcext:value-type="float">
            <text:p>81.818</text:p>
          </table:table-cell>
          <table:table-cell office:value-type="float" office:value="9.091" calcext:value-type="float">
            <text:p>9.091</text:p>
          </table:table-cell>
          <table:table-cell office:value-type="float" office:value="3.409" calcext:value-type="float">
            <text:p>3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2" calcext:value-type="float">
            <text:p>5.682</text:p>
          </table:table-cell>
          <table:table-cell office:value-type="float" office:value="76.842" calcext:value-type="float">
            <text:p>76.842</text:p>
          </table:table-cell>
          <table:table-cell office:value-type="float" office:value="13.684" calcext:value-type="float">
            <text:p>13.684</text:p>
          </table:table-cell>
          <table:table-cell office:value-type="float" office:value="5.263" calcext:value-type="float">
            <text:p>5.263</text:p>
          </table:table-cell>
          <table:table-cell office:value-type="float" office:value="4.211" calcext:value-type="float">
            <text:p>4.2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1040" calcext:value-type="float">
            <text:p>471040</text:p>
          </table:table-cell>
          <table:table-cell office:value-type="float" office:value="733184" calcext:value-type="float">
            <text:p>733184</text:p>
          </table:table-cell>
          <table:table-cell office:value-type="float" office:value="471040" calcext:value-type="float">
            <text:p>471040</text:p>
          </table:table-cell>
          <table:table-cell office:value-type="float" office:value="733184" calcext:value-type="float">
            <text:p>73318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528592.227" calcext:value-type="float">
            <text:p>1436528592.227</text:p>
          </table:table-cell>
          <table:table-cell office:value-type="float" office:value="1491763200" calcext:value-type="float">
            <text:p>1491763200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292413440" calcext:value-type="float">
            <text:p>292413440</text:p>
          </table:table-cell>
          <table:table-cell office:value-type="float" office:value="304246784" calcext:value-type="float">
            <text:p>30424678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08" calcext:value-type="float">
            <text:p>508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24" calcext:value-type="float">
            <text:p>84.024</text:p>
          </table:table-cell>
          <table:table-cell office:value-type="float" office:value="8.284" calcext:value-type="float">
            <text:p>8.284</text:p>
          </table:table-cell>
          <table:table-cell office:value-type="float" office:value="7.692" calcext:value-type="float">
            <text:p>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051" calcext:value-type="float">
            <text:p>82.051</text:p>
          </table:table-cell>
          <table:table-cell office:value-type="float" office:value="10.256" calcext:value-type="float">
            <text:p>10.256</text:p>
          </table:table-cell>
          <table:table-cell office:value-type="float" office:value="7.692" calcext:value-type="float">
            <text:p>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67" calcext:value-type="float">
            <text:p>86.667</text:p>
          </table:table-cell>
          <table:table-cell table:number-columns-repeated="2" office:value-type="float" office:value="6.667" calcext:value-type="float">
            <text:p>6.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112" calcext:value-type="float">
            <text:p>90112</text:p>
          </table:table-cell>
          <table:table-cell office:value-type="float" office:value="0" calcext:value-type="float">
            <text:p>0</text:p>
          </table:table-cell>
          <table:table-cell office:value-type="float" office:value="90112" calcext:value-type="float">
            <text:p>90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6528593.228" calcext:value-type="float">
            <text:p>1436528593.228</text:p>
          </table:table-cell>
          <table:table-cell office:value-type="float" office:value="1491890176" calcext:value-type="float">
            <text:p>1491890176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292413440" calcext:value-type="float">
            <text:p>292413440</text:p>
          </table:table-cell>
          <table:table-cell office:value-type="float" office:value="304119808" calcext:value-type="float">
            <text:p>30411980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16" calcext:value-type="float">
            <text:p>516</text:p>
          </table:table-cell>
          <table:table-cell office:value-type="float" office:value="1524" calcext:value-type="float">
            <text:p>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309" calcext:value-type="float">
            <text:p>75.309</text:p>
          </table:table-cell>
          <table:table-cell office:value-type="float" office:value="17.284" calcext:value-type="float">
            <text:p>17.284</text:p>
          </table:table-cell>
          <table:table-cell office:value-type="float" office:value="7.407" calcext:value-type="float">
            <text:p>7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667" calcext:value-type="float">
            <text:p>74.667</text:p>
          </table:table-cell>
          <table:table-cell office:value-type="float" office:value="21.333" calcext:value-type="float">
            <text:p>21.33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862" calcext:value-type="float">
            <text:p>75.862</text:p>
          </table:table-cell>
          <table:table-cell office:value-type="float" office:value="12.644" calcext:value-type="float">
            <text:p>12.644</text:p>
          </table:table-cell>
          <table:table-cell office:value-type="float" office:value="11.494" calcext:value-type="float">
            <text:p>11.49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4.223" calcext:value-type="float">
            <text:p>1436528594.223</text:p>
          </table:table-cell>
          <table:table-cell office:value-type="float" office:value="1491890176" calcext:value-type="float">
            <text:p>1491890176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292413440" calcext:value-type="float">
            <text:p>292413440</text:p>
          </table:table-cell>
          <table:table-cell office:value-type="float" office:value="304119808" calcext:value-type="float">
            <text:p>30411980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02" calcext:value-type="float">
            <text:p>602</text:p>
          </table:table-cell>
          <table:table-cell office:value-type="float" office:value="3064" calcext:value-type="float">
            <text:p>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36" calcext:value-type="float">
            <text:p>67.836</text:p>
          </table:table-cell>
          <table:table-cell office:value-type="float" office:value="24.561" calcext:value-type="float">
            <text:p>24.561</text:p>
          </table:table-cell>
          <table:table-cell office:value-type="float" office:value="7.018" calcext:value-type="float">
            <text:p>7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2.809" calcext:value-type="float">
            <text:p>52.809</text:p>
          </table:table-cell>
          <table:table-cell office:value-type="float" office:value="37.079" calcext:value-type="float">
            <text:p>37.079</text:p>
          </table:table-cell>
          <table:table-cell office:value-type="float" office:value="10.112" calcext:value-type="float">
            <text:p>10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951" calcext:value-type="float">
            <text:p>83.951</text:p>
          </table:table-cell>
          <table:table-cell office:value-type="float" office:value="12.346" calcext:value-type="float">
            <text:p>12.346</text:p>
          </table:table-cell>
          <table:table-cell office:value-type="float" office:value="3.704" calcext:value-type="float">
            <text:p>3.70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5.222" calcext:value-type="float">
            <text:p>1436528595.222</text:p>
          </table:table-cell>
          <table:table-cell office:value-type="float" office:value="1491845120" calcext:value-type="float">
            <text:p>1491845120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340963328" calcext:value-type="float">
            <text:p>340963328</text:p>
          </table:table-cell>
          <table:table-cell office:value-type="float" office:value="255614976" calcext:value-type="float">
            <text:p>25561497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17" calcext:value-type="float">
            <text:p>717</text:p>
          </table:table-cell>
          <table:table-cell office:value-type="float" office:value="7566" calcext:value-type="float">
            <text:p>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78" calcext:value-type="float">
            <text:p>55.978</text:p>
          </table:table-cell>
          <table:table-cell office:value-type="float" office:value="40.761" calcext:value-type="float">
            <text:p>40.761</text:p>
          </table:table-cell>
          <table:table-cell office:value-type="float" office:value="3.261" calcext:value-type="float">
            <text:p>3.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233" calcext:value-type="float">
            <text:p>80.233</text:p>
          </table:table-cell>
          <table:table-cell office:value-type="float" office:value="15.116" calcext:value-type="float">
            <text:p>15.116</text:p>
          </table:table-cell>
          <table:table-cell office:value-type="float" office:value="4.651" calcext:value-type="float">
            <text:p>4.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417" calcext:value-type="float">
            <text:p>35.417</text:p>
          </table:table-cell>
          <table:table-cell office:value-type="float" office:value="63.542" calcext:value-type="float">
            <text:p>63.542</text:p>
          </table:table-cell>
          <table:table-cell office:value-type="float" office:value="1.042" calcext:value-type="float">
            <text:p>1.0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6.222" calcext:value-type="float">
            <text:p>1436528596.222</text:p>
          </table:table-cell>
          <table:table-cell office:value-type="float" office:value="1491828736" calcext:value-type="float">
            <text:p>1491828736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350248960" calcext:value-type="float">
            <text:p>350248960</text:p>
          </table:table-cell>
          <table:table-cell office:value-type="float" office:value="246345728" calcext:value-type="float">
            <text:p>24634572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18" calcext:value-type="float">
            <text:p>718</text:p>
          </table:table-cell>
          <table:table-cell office:value-type="float" office:value="2941" calcext:value-type="float">
            <text:p>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84" calcext:value-type="float">
            <text:p>73.184</text:p>
          </table:table-cell>
          <table:table-cell office:value-type="float" office:value="19.553" calcext:value-type="float">
            <text:p>19.553</text:p>
          </table:table-cell>
          <table:table-cell office:value-type="float" office:value="7.263" calcext:value-type="float">
            <text:p>7.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759" calcext:value-type="float">
            <text:p>82.759</text:p>
          </table:table-cell>
          <table:table-cell office:value-type="float" office:value="9.195" calcext:value-type="float">
            <text:p>9.195</text:p>
          </table:table-cell>
          <table:table-cell office:value-type="float" office:value="6.897" calcext:value-type="float">
            <text:p>6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office:value-type="float" office:value="62.766" calcext:value-type="float">
            <text:p>62.766</text:p>
          </table:table-cell>
          <table:table-cell office:value-type="float" office:value="29.787" calcext:value-type="float">
            <text:p>29.787</text:p>
          </table:table-cell>
          <table:table-cell office:value-type="float" office:value="7.447" calcext:value-type="float">
            <text:p>7.4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7.223" calcext:value-type="float">
            <text:p>1436528597.223</text:p>
          </table:table-cell>
          <table:table-cell office:value-type="float" office:value="1491750912" calcext:value-type="float">
            <text:p>1491750912</text:p>
          </table:table-cell>
          <table:table-cell office:value-type="float" office:value="12328960" calcext:value-type="float">
            <text:p>12328960</text:p>
          </table:table-cell>
          <table:table-cell office:value-type="float" office:value="382070784" calcext:value-type="float">
            <text:p>382070784</text:p>
          </table:table-cell>
          <table:table-cell office:value-type="float" office:value="214601728" calcext:value-type="float">
            <text:p>21460172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879" calcext:value-type="float">
            <text:p>879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431" calcext:value-type="float">
            <text:p>62.431</text:p>
          </table:table-cell>
          <table:table-cell office:value-type="float" office:value="34.807" calcext:value-type="float">
            <text:p>34.807</text:p>
          </table:table-cell>
          <table:table-cell office:value-type="float" office:value="2.762" calcext:value-type="float">
            <text:p>2.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26" calcext:value-type="float">
            <text:p>73.626</text:p>
          </table:table-cell>
          <table:table-cell office:value-type="float" office:value="19.78" calcext:value-type="float">
            <text:p>19.78</text:p>
          </table:table-cell>
          <table:table-cell office:value-type="float" office:value="6.593" calcext:value-type="float">
            <text:p>6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087" calcext:value-type="float">
            <text:p>51.087</text:p>
          </table:table-cell>
          <table:table-cell office:value-type="float" office:value="48.913" calcext:value-type="float">
            <text:p>48.9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598.225" calcext:value-type="float">
            <text:p>1436528598.225</text:p>
          </table:table-cell>
          <table:table-cell office:value-type="float" office:value="1492488192" calcext:value-type="float">
            <text:p>1492488192</text:p>
          </table:table-cell>
          <table:table-cell office:value-type="float" office:value="12345344" calcext:value-type="float">
            <text:p>12345344</text:p>
          </table:table-cell>
          <table:table-cell office:value-type="float" office:value="408096768" calcext:value-type="float">
            <text:p>408096768</text:p>
          </table:table-cell>
          <table:table-cell office:value-type="float" office:value="187822080" calcext:value-type="float">
            <text:p>187822080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17" calcext:value-type="float">
            <text:p>717</text:p>
          </table:table-cell>
          <table:table-cell office:value-type="float" office:value="5601" calcext:value-type="float">
            <text:p>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49" calcext:value-type="float">
            <text:p>58.549</text:p>
          </table:table-cell>
          <table:table-cell office:value-type="float" office:value="33.679" calcext:value-type="float">
            <text:p>33.679</text:p>
          </table:table-cell>
          <table:table-cell table:number-columns-repeated="2" office:value-type="float" office:value="2.591" calcext:value-type="float">
            <text:p>2.591</text:p>
          </table:table-cell>
          <table:table-cell office:value-type="float" office:value="0" calcext:value-type="float">
            <text:p>0</text:p>
          </table:table-cell>
          <table:table-cell office:value-type="float" office:value="2.591" calcext:value-type="float">
            <text:p>2.591</text:p>
          </table:table-cell>
          <table:table-cell office:value-type="float" office:value="70.526" calcext:value-type="float">
            <text:p>70.526</text:p>
          </table:table-cell>
          <table:table-cell office:value-type="float" office:value="20" calcext:value-type="float">
            <text:p>20</text:p>
          </table:table-cell>
          <table:table-cell office:value-type="float" office:value="5.263" calcext:value-type="float">
            <text:p>5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1" calcext:value-type="float">
            <text:p>4.211</text:p>
          </table:table-cell>
          <table:table-cell office:value-type="float" office:value="47.917" calcext:value-type="float">
            <text:p>47.917</text:p>
          </table:table-cell>
          <table:table-cell office:value-type="float" office:value="46.875" calcext:value-type="float">
            <text:p>46.875</text:p>
          </table:table-cell>
          <table:table-cell office:value-type="float" office:value="0" calcext:value-type="float">
            <text:p>0</text:p>
          </table:table-cell>
          <table:table-cell office:value-type="float" office:value="5.208" calcext:value-type="float">
            <text:p>5.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4096" calcext:value-type="float">
            <text:p>4096</text:p>
          </table:table-cell>
          <table:table-cell office:value-type="float" office:value="24190976" calcext:value-type="float">
            <text:p>24190976</text:p>
          </table:table-cell>
          <table:table-cell office:value-type="float" office:value="4096" calcext:value-type="float">
            <text:p>4096</text:p>
          </table:table-cell>
          <table:table-cell office:value-type="float" office:value="24190976" calcext:value-type="float">
            <text:p>2419097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36528599.223" calcext:value-type="float">
            <text:p>1436528599.223</text:p>
          </table:table-cell>
          <table:table-cell office:value-type="float" office:value="1492422656" calcext:value-type="float">
            <text:p>1492422656</text:p>
          </table:table-cell>
          <table:table-cell office:value-type="float" office:value="12345344" calcext:value-type="float">
            <text:p>12345344</text:p>
          </table:table-cell>
          <table:table-cell office:value-type="float" office:value="447643648" calcext:value-type="float">
            <text:p>447643648</text:p>
          </table:table-cell>
          <table:table-cell office:value-type="float" office:value="148340736" calcext:value-type="float">
            <text:p>14834073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1890" calcext:value-type="float">
            <text:p>1890</text:p>
          </table:table-cell>
          <table:table-cell office:value-type="float" office:value="3973" calcext:value-type="float">
            <text:p>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07" calcext:value-type="float">
            <text:p>43.407</text:p>
          </table:table-cell>
          <table:table-cell office:value-type="float" office:value="21.978" calcext:value-type="float">
            <text:p>21.978</text:p>
          </table:table-cell>
          <table:table-cell office:value-type="float" office:value="32.418" calcext:value-type="float">
            <text:p>32.418</text:p>
          </table:table-cell>
          <table:table-cell office:value-type="float" office:value="1.099" calcext:value-type="float">
            <text:p>1.099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.099</text:p>
          </table:table-cell>
          <table:table-cell office:value-type="float" office:value="35.106" calcext:value-type="float">
            <text:p>35.106</text:p>
          </table:table-cell>
          <table:table-cell office:value-type="float" office:value="32.979" calcext:value-type="float">
            <text:p>32.979</text:p>
          </table:table-cell>
          <table:table-cell office:value-type="float" office:value="29.787" calcext:value-type="float">
            <text:p>29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8" calcext:value-type="float">
            <text:p>2.128</text:p>
          </table:table-cell>
          <table:table-cell office:value-type="float" office:value="51.724" calcext:value-type="float">
            <text:p>51.724</text:p>
          </table:table-cell>
          <table:table-cell office:value-type="float" office:value="11.494" calcext:value-type="float">
            <text:p>11.494</text:p>
          </table:table-cell>
          <table:table-cell office:value-type="float" office:value="34.483" calcext:value-type="float">
            <text:p>34.483</text:p>
          </table:table-cell>
          <table:table-cell office:value-type="float" office:value="2.299" calcext:value-type="float">
            <text:p>2.2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3472" calcext:value-type="float">
            <text:p>233472</text:p>
          </table:table-cell>
          <table:table-cell office:value-type="float" office:value="33193984" calcext:value-type="float">
            <text:p>33193984</text:p>
          </table:table-cell>
          <table:table-cell office:value-type="float" office:value="233472" calcext:value-type="float">
            <text:p>233472</text:p>
          </table:table-cell>
          <table:table-cell office:value-type="float" office:value="33193984" calcext:value-type="float">
            <text:p>3319398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36528600.222" calcext:value-type="float">
            <text:p>1436528600.222</text:p>
          </table:table-cell>
          <table:table-cell office:value-type="float" office:value="1492275200" calcext:value-type="float">
            <text:p>1492275200</text:p>
          </table:table-cell>
          <table:table-cell office:value-type="float" office:value="12345344" calcext:value-type="float">
            <text:p>12345344</text:p>
          </table:table-cell>
          <table:table-cell office:value-type="float" office:value="447750144" calcext:value-type="float">
            <text:p>447750144</text:p>
          </table:table-cell>
          <table:table-cell office:value-type="float" office:value="148381696" calcext:value-type="float">
            <text:p>14838169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75" calcext:value-type="float">
            <text:p>675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71" calcext:value-type="float">
            <text:p>53.371</text:p>
          </table:table-cell>
          <table:table-cell office:value-type="float" office:value="16.854" calcext:value-type="float">
            <text:p>16.854</text:p>
          </table:table-cell>
          <table:table-cell office:value-type="float" office:value="29.775" calcext:value-type="float">
            <text:p>29.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884" calcext:value-type="float">
            <text:p>34.884</text:p>
          </table:table-cell>
          <table:table-cell office:value-type="float" office:value="11.628" calcext:value-type="float">
            <text:p>11.628</text:p>
          </table:table-cell>
          <table:table-cell office:value-type="float" office:value="53.488" calcext:value-type="float">
            <text:p>53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968" calcext:value-type="float">
            <text:p>70.968</text:p>
          </table:table-cell>
          <table:table-cell office:value-type="float" office:value="21.505" calcext:value-type="float">
            <text:p>21.505</text:p>
          </table:table-cell>
          <table:table-cell office:value-type="float" office:value="7.527" calcext:value-type="float">
            <text:p>7.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528601.221" calcext:value-type="float">
            <text:p>1436528601.221</text:p>
          </table:table-cell>
          <table:table-cell office:value-type="float" office:value="1492275200" calcext:value-type="float">
            <text:p>1492275200</text:p>
          </table:table-cell>
          <table:table-cell office:value-type="float" office:value="12345344" calcext:value-type="float">
            <text:p>12345344</text:p>
          </table:table-cell>
          <table:table-cell office:value-type="float" office:value="447750144" calcext:value-type="float">
            <text:p>447750144</text:p>
          </table:table-cell>
          <table:table-cell office:value-type="float" office:value="148381696" calcext:value-type="float">
            <text:p>14838169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40" calcext:value-type="float">
            <text:p>440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74" calcext:value-type="float">
            <text:p>52.174</text:p>
          </table:table-cell>
          <table:table-cell office:value-type="float" office:value="3.727" calcext:value-type="float">
            <text:p>3.727</text:p>
          </table:table-cell>
          <table:table-cell office:value-type="float" office:value="44.099" calcext:value-type="float">
            <text:p>44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722" calcext:value-type="float">
            <text:p>59.722</text:p>
          </table:table-cell>
          <table:table-cell office:value-type="float" office:value="1.389" calcext:value-type="float">
            <text:p>1.389</text:p>
          </table:table-cell>
          <table:table-cell office:value-type="float" office:value="38.889" calcext:value-type="float">
            <text:p>38.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067" calcext:value-type="float">
            <text:p>46.067</text:p>
          </table:table-cell>
          <table:table-cell office:value-type="float" office:value="4.494" calcext:value-type="float">
            <text:p>4.494</text:p>
          </table:table-cell>
          <table:table-cell office:value-type="float" office:value="49.438" calcext:value-type="float">
            <text:p>49.4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02.224" calcext:value-type="float">
            <text:p>1436528602.224</text:p>
          </table:table-cell>
          <table:table-cell office:value-type="float" office:value="1492275200" calcext:value-type="float">
            <text:p>1492275200</text:p>
          </table:table-cell>
          <table:table-cell office:value-type="float" office:value="12345344" calcext:value-type="float">
            <text:p>12345344</text:p>
          </table:table-cell>
          <table:table-cell office:value-type="float" office:value="447750144" calcext:value-type="float">
            <text:p>447750144</text:p>
          </table:table-cell>
          <table:table-cell office:value-type="float" office:value="148381696" calcext:value-type="float">
            <text:p>14838169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10" calcext:value-type="float">
            <text:p>51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09" calcext:value-type="float">
            <text:p>52.809</text:p>
          </table:table-cell>
          <table:table-cell office:value-type="float" office:value="5.618" calcext:value-type="float">
            <text:p>5.618</text:p>
          </table:table-cell>
          <table:table-cell office:value-type="float" office:value="41.573" calcext:value-type="float">
            <text:p>41.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095" calcext:value-type="float">
            <text:p>88.095</text:p>
          </table:table-cell>
          <table:table-cell office:value-type="float" office:value="4.762" calcext:value-type="float">
            <text:p>4.762</text:p>
          </table:table-cell>
          <table:table-cell office:value-type="float" office:value="5.952" calcext:value-type="float">
            <text:p>5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office:value-type="float" office:value="21.053" calcext:value-type="float">
            <text:p>21.053</text:p>
          </table:table-cell>
          <table:table-cell office:value-type="float" office:value="6.316" calcext:value-type="float">
            <text:p>6.316</text:p>
          </table:table-cell>
          <table:table-cell office:value-type="float" office:value="72.632" calcext:value-type="float">
            <text:p>72.63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03.223" calcext:value-type="float">
            <text:p>1436528603.223</text:p>
          </table:table-cell>
          <table:table-cell office:value-type="float" office:value="1492086784" calcext:value-type="float">
            <text:p>1492086784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292663296" calcext:value-type="float">
            <text:p>292663296</text:p>
          </table:table-cell>
          <table:table-cell office:value-type="float" office:value="303648768" calcext:value-type="float">
            <text:p>30364876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77" calcext:value-type="float">
            <text:p>577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66" calcext:value-type="float">
            <text:p>62.766</text:p>
          </table:table-cell>
          <table:table-cell office:value-type="float" office:value="14.362" calcext:value-type="float">
            <text:p>14.362</text:p>
          </table:table-cell>
          <table:table-cell office:value-type="float" office:value="22.34" calcext:value-type="float">
            <text:p>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76.087" calcext:value-type="float">
            <text:p>76.087</text:p>
          </table:table-cell>
          <table:table-cell office:value-type="float" office:value="21.739" calcext:value-type="float">
            <text:p>21.739</text:p>
          </table:table-cell>
          <table:table-cell office:value-type="float" office:value="2.174" calcext:value-type="float">
            <text:p>2.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38" calcext:value-type="float">
            <text:p>50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41.935" calcext:value-type="float">
            <text:p>41.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77824" calcext:value-type="float">
            <text:p>778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04.222" calcext:value-type="float">
            <text:p>1436528604.222</text:p>
          </table:table-cell>
          <table:table-cell office:value-type="float" office:value="1492086784" calcext:value-type="float">
            <text:p>1492086784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292663296" calcext:value-type="float">
            <text:p>292663296</text:p>
          </table:table-cell>
          <table:table-cell office:value-type="float" office:value="303648768" calcext:value-type="float">
            <text:p>30364876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85" calcext:value-type="float">
            <text:p>585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41" calcext:value-type="float">
            <text:p>72.941</text:p>
          </table:table-cell>
          <table:table-cell office:value-type="float" office:value="18.235" calcext:value-type="float">
            <text:p>18.235</text:p>
          </table:table-cell>
          <table:table-cell office:value-type="float" office:value="8.824" calcext:value-type="float">
            <text:p>8.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829" calcext:value-type="float">
            <text:p>76.829</text:p>
          </table:table-cell>
          <table:table-cell office:value-type="float" office:value="15.854" calcext:value-type="float">
            <text:p>15.854</text:p>
          </table:table-cell>
          <table:table-cell office:value-type="float" office:value="7.317" calcext:value-type="float">
            <text:p>7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89" calcext:value-type="float">
            <text:p>68.889</text:p>
          </table:table-cell>
          <table:table-cell office:value-type="float" office:value="20" calcext:value-type="float">
            <text:p>20</text:p>
          </table:table-cell>
          <table:table-cell office:value-type="float" office:value="11.111" calcext:value-type="float">
            <text:p>11.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49152" calcext:value-type="float">
            <text:p>491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6528605.23" calcext:value-type="float">
            <text:p>1436528605.23</text:p>
          </table:table-cell>
          <table:table-cell office:value-type="float" office:value="1492086784" calcext:value-type="float">
            <text:p>1492086784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292663296" calcext:value-type="float">
            <text:p>292663296</text:p>
          </table:table-cell>
          <table:table-cell office:value-type="float" office:value="303648768" calcext:value-type="float">
            <text:p>30364876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65" calcext:value-type="float">
            <text:p>565</text:p>
          </table:table-cell>
          <table:table-cell office:value-type="float" office:value="2432" calcext:value-type="float">
            <text:p>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74" calcext:value-type="float">
            <text:p>72.674</text:p>
          </table:table-cell>
          <table:table-cell office:value-type="float" office:value="19.767" calcext:value-type="float">
            <text:p>19.767</text:p>
          </table:table-cell>
          <table:table-cell office:value-type="float" office:value="6.977" calcext:value-type="float">
            <text:p>6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80.769" calcext:value-type="float">
            <text:p>80.769</text:p>
          </table:table-cell>
          <table:table-cell office:value-type="float" office:value="10.256" calcext:value-type="float">
            <text:p>10.256</text:p>
          </table:table-cell>
          <table:table-cell office:value-type="float" office:value="7.692" calcext:value-type="float">
            <text:p>7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64.583" calcext:value-type="float">
            <text:p>64.583</text:p>
          </table:table-cell>
          <table:table-cell office:value-type="float" office:value="28.125" calcext:value-type="float">
            <text:p>28.125</text:p>
          </table:table-cell>
          <table:table-cell office:value-type="float" office:value="6.25" calcext:value-type="float">
            <text:p>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06.221" calcext:value-type="float">
            <text:p>1436528606.221</text:p>
          </table:table-cell>
          <table:table-cell office:value-type="float" office:value="1492086784" calcext:value-type="float">
            <text:p>1492086784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292663296" calcext:value-type="float">
            <text:p>292663296</text:p>
          </table:table-cell>
          <table:table-cell office:value-type="float" office:value="303648768" calcext:value-type="float">
            <text:p>30364876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46" calcext:value-type="float">
            <text:p>546</text:p>
          </table:table-cell>
          <table:table-cell office:value-type="float" office:value="3329" calcext:value-type="float">
            <text:p>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53" calcext:value-type="float">
            <text:p>72.353</text:p>
          </table:table-cell>
          <table:table-cell office:value-type="float" office:value="21.765" calcext:value-type="float">
            <text:p>21.765</text:p>
          </table:table-cell>
          <table:table-cell office:value-type="float" office:value="5.882" calcext:value-type="float">
            <text:p>5.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67" calcext:value-type="float">
            <text:p>86.667</text:p>
          </table:table-cell>
          <table:table-cell office:value-type="float" office:value="5.333" calcext:value-type="float">
            <text:p>5.3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638" calcext:value-type="float">
            <text:p>60.638</text:p>
          </table:table-cell>
          <table:table-cell office:value-type="float" office:value="35.106" calcext:value-type="float">
            <text:p>35.106</text:p>
          </table:table-cell>
          <table:table-cell office:value-type="float" office:value="4.255" calcext:value-type="float">
            <text:p>4.25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07.223" calcext:value-type="float">
            <text:p>1436528607.223</text:p>
          </table:table-cell>
          <table:table-cell office:value-type="float" office:value="1491746816" calcext:value-type="float">
            <text:p>1491746816</text:p>
          </table:table-cell>
          <table:table-cell office:value-type="float" office:value="12353536" calcext:value-type="float">
            <text:p>12353536</text:p>
          </table:table-cell>
          <table:table-cell office:value-type="float" office:value="328302592" calcext:value-type="float">
            <text:p>328302592</text:p>
          </table:table-cell>
          <table:table-cell office:value-type="float" office:value="268349440" calcext:value-type="float">
            <text:p>268349440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99" calcext:value-type="float">
            <text:p>599</text:p>
          </table:table-cell>
          <table:table-cell office:value-type="float" office:value="6703" calcext:value-type="float">
            <text:p>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93" calcext:value-type="float">
            <text:p>65.193</text:p>
          </table:table-cell>
          <table:table-cell office:value-type="float" office:value="32.044" calcext:value-type="float">
            <text:p>32.044</text:p>
          </table:table-cell>
          <table:table-cell office:value-type="float" office:value="2.762" calcext:value-type="float">
            <text:p>2.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88" calcext:value-type="float">
            <text:p>50.588</text:p>
          </table:table-cell>
          <table:table-cell office:value-type="float" office:value="45.882" calcext:value-type="float">
            <text:p>45.882</text:p>
          </table:table-cell>
          <table:table-cell office:value-type="float" office:value="3.529" calcext:value-type="float">
            <text:p>3.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47" calcext:value-type="float">
            <text:p>78.947</text:p>
          </table:table-cell>
          <table:table-cell office:value-type="float" office:value="18.947" calcext:value-type="float">
            <text:p>18.947</text:p>
          </table:table-cell>
          <table:table-cell office:value-type="float" office:value="2.105" calcext:value-type="float">
            <text:p>2.1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08.222" calcext:value-type="float">
            <text:p>1436528608.222</text:p>
          </table:table-cell>
          <table:table-cell office:value-type="float" office:value="1491636224" calcext:value-type="float">
            <text:p>1491636224</text:p>
          </table:table-cell>
          <table:table-cell office:value-type="float" office:value="12361728" calcext:value-type="float">
            <text:p>12361728</text:p>
          </table:table-cell>
          <table:table-cell office:value-type="float" office:value="350498816" calcext:value-type="float">
            <text:p>350498816</text:p>
          </table:table-cell>
          <table:table-cell office:value-type="float" office:value="246255616" calcext:value-type="float">
            <text:p>24625561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68" calcext:value-type="float">
            <text:p>668</text:p>
          </table:table-cell>
          <table:table-cell office:value-type="float" office:value="4905" calcext:value-type="float">
            <text:p>4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104" calcext:value-type="float">
            <text:p>60.104</text:p>
          </table:table-cell>
          <table:table-cell office:value-type="float" office:value="31.606" calcext:value-type="float">
            <text:p>31.606</text:p>
          </table:table-cell>
          <table:table-cell office:value-type="float" office:value="7.772" calcext:value-type="float">
            <text:p>7.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41.237" calcext:value-type="float">
            <text:p>41.237</text:p>
          </table:table-cell>
          <table:table-cell office:value-type="float" office:value="50.515" calcext:value-type="float">
            <text:p>50.515</text:p>
          </table:table-cell>
          <table:table-cell office:value-type="float" office:value="7.216" calcext:value-type="float">
            <text:p>7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1" calcext:value-type="float">
            <text:p>1.031</text:p>
          </table:table-cell>
          <table:table-cell office:value-type="float" office:value="79.167" calcext:value-type="float">
            <text:p>79.167</text:p>
          </table:table-cell>
          <table:table-cell office:value-type="float" office:value="13.542" calcext:value-type="float">
            <text:p>13.542</text:p>
          </table:table-cell>
          <table:table-cell office:value-type="float" office:value="7.292" calcext:value-type="float">
            <text:p>7.2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09.221" calcext:value-type="float">
            <text:p>1436528609.221</text:p>
          </table:table-cell>
          <table:table-cell office:value-type="float" office:value="1491771392" calcext:value-type="float">
            <text:p>1491771392</text:p>
          </table:table-cell>
          <table:table-cell office:value-type="float" office:value="12361728" calcext:value-type="float">
            <text:p>12361728</text:p>
          </table:table-cell>
          <table:table-cell office:value-type="float" office:value="351768576" calcext:value-type="float">
            <text:p>351768576</text:p>
          </table:table-cell>
          <table:table-cell office:value-type="float" office:value="244850688" calcext:value-type="float">
            <text:p>24485068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587" calcext:value-type="float">
            <text:p>587</text:p>
          </table:table-cell>
          <table:table-cell office:value-type="float" office:value="3286" calcext:value-type="float">
            <text:p>3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57" calcext:value-type="float">
            <text:p>71.257</text:p>
          </table:table-cell>
          <table:table-cell office:value-type="float" office:value="25.15" calcext:value-type="float">
            <text:p>25.15</text:p>
          </table:table-cell>
          <table:table-cell office:value-type="float" office:value="3.593" calcext:value-type="float">
            <text:p>3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854" calcext:value-type="float">
            <text:p>65.854</text:p>
          </table:table-cell>
          <table:table-cell office:value-type="float" office:value="34.146" calcext:value-type="float">
            <text:p>34.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471" calcext:value-type="float">
            <text:p>76.471</text:p>
          </table:table-cell>
          <table:table-cell office:value-type="float" office:value="16.471" calcext:value-type="float">
            <text:p>16.471</text:p>
          </table:table-cell>
          <table:table-cell office:value-type="float" office:value="7.059" calcext:value-type="float">
            <text:p>7.0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10.227" calcext:value-type="float">
            <text:p>1436528610.227</text:p>
          </table:table-cell>
          <table:table-cell office:value-type="float" office:value="1492951040" calcext:value-type="float">
            <text:p>1492951040</text:p>
          </table:table-cell>
          <table:table-cell office:value-type="float" office:value="12361728" calcext:value-type="float">
            <text:p>12361728</text:p>
          </table:table-cell>
          <table:table-cell office:value-type="float" office:value="406499328" calcext:value-type="float">
            <text:p>406499328</text:p>
          </table:table-cell>
          <table:table-cell office:value-type="float" office:value="188940288" calcext:value-type="float">
            <text:p>18894028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84" calcext:value-type="float">
            <text:p>784</text:p>
          </table:table-cell>
          <table:table-cell office:value-type="float" office:value="8925" calcext:value-type="float">
            <text:p>8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125" calcext:value-type="float">
            <text:p>53.125</text:p>
          </table:table-cell>
          <table:table-cell office:value-type="float" office:value="39.583" calcext:value-type="float">
            <text:p>39.583</text:p>
          </table:table-cell>
          <table:table-cell office:value-type="float" office:value="2.083" calcext:value-type="float">
            <text:p>2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8" calcext:value-type="float">
            <text:p>5.208</text:p>
          </table:table-cell>
          <table:table-cell office:value-type="float" office:value="29.897" calcext:value-type="float">
            <text:p>29.897</text:p>
          </table:table-cell>
          <table:table-cell office:value-type="float" office:value="59.794" calcext:value-type="float">
            <text:p>59.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09" calcext:value-type="float">
            <text:p>10.309</text:p>
          </table:table-cell>
          <table:table-cell office:value-type="float" office:value="76.042" calcext:value-type="float">
            <text:p>76.042</text:p>
          </table:table-cell>
          <table:table-cell office:value-type="float" office:value="18.75" calcext:value-type="float">
            <text:p>18.75</text:p>
          </table:table-cell>
          <table:table-cell office:value-type="float" office:value="5.208" calcext:value-type="float">
            <text:p>5.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797888" calcext:value-type="float">
            <text:p>37797888</text:p>
          </table:table-cell>
          <table:table-cell office:value-type="float" office:value="0" calcext:value-type="float">
            <text:p>0</text:p>
          </table:table-cell>
          <table:table-cell office:value-type="float" office:value="37797888" calcext:value-type="float">
            <text:p>3779788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36528611.222" calcext:value-type="float">
            <text:p>1436528611.222</text:p>
          </table:table-cell>
          <table:table-cell office:value-type="float" office:value="1492627456" calcext:value-type="float">
            <text:p>1492627456</text:p>
          </table:table-cell>
          <table:table-cell office:value-type="float" office:value="12361728" calcext:value-type="float">
            <text:p>12361728</text:p>
          </table:table-cell>
          <table:table-cell office:value-type="float" office:value="408334336" calcext:value-type="float">
            <text:p>408334336</text:p>
          </table:table-cell>
          <table:table-cell office:value-type="float" office:value="187428864" calcext:value-type="float">
            <text:p>18742886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21" calcext:value-type="float">
            <text:p>721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043" calcext:value-type="float">
            <text:p>63.043</text:p>
          </table:table-cell>
          <table:table-cell office:value-type="float" office:value="13.043" calcext:value-type="float">
            <text:p>13.043</text:p>
          </table:table-cell>
          <table:table-cell office:value-type="float" office:value="19.565" calcext:value-type="float">
            <text:p>19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48" calcext:value-type="float">
            <text:p>4.348</text:p>
          </table:table-cell>
          <table:table-cell office:value-type="float" office:value="72.414" calcext:value-type="float">
            <text:p>72.414</text:p>
          </table:table-cell>
          <table:table-cell office:value-type="float" office:value="13.793" calcext:value-type="float">
            <text:p>13.793</text:p>
          </table:table-cell>
          <table:table-cell office:value-type="float" office:value="4.598" calcext:value-type="float">
            <text:p>4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5" calcext:value-type="float">
            <text:p>9.195</text:p>
          </table:table-cell>
          <table:table-cell office:value-type="float" office:value="55.208" calcext:value-type="float">
            <text:p>55.208</text:p>
          </table:table-cell>
          <table:table-cell office:value-type="float" office:value="11.458" calcext:value-type="float">
            <text:p>11.458</text:p>
          </table:table-cell>
          <table:table-cell office:value-type="float" office:value="33.333" calcext:value-type="float">
            <text:p>33.3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815424" calcext:value-type="float">
            <text:p>35815424</text:p>
          </table:table-cell>
          <table:table-cell office:value-type="float" office:value="0" calcext:value-type="float">
            <text:p>0</text:p>
          </table:table-cell>
          <table:table-cell office:value-type="float" office:value="35815424" calcext:value-type="float">
            <text:p>3581542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36528612.222" calcext:value-type="float">
            <text:p>1436528612.222</text:p>
          </table:table-cell>
          <table:table-cell office:value-type="float" office:value="1492541440" calcext:value-type="float">
            <text:p>1492541440</text:p>
          </table:table-cell>
          <table:table-cell office:value-type="float" office:value="12361728" calcext:value-type="float">
            <text:p>12361728</text:p>
          </table:table-cell>
          <table:table-cell office:value-type="float" office:value="447754240" calcext:value-type="float">
            <text:p>447754240</text:p>
          </table:table-cell>
          <table:table-cell office:value-type="float" office:value="148094976" calcext:value-type="float">
            <text:p>148094976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1960" calcext:value-type="float">
            <text:p>1960</text:p>
          </table:table-cell>
          <table:table-cell office:value-type="float" office:value="3597" calcext:value-type="float">
            <text:p>3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64" calcext:value-type="float">
            <text:p>36.464</text:p>
          </table:table-cell>
          <table:table-cell office:value-type="float" office:value="24.862" calcext:value-type="float">
            <text:p>24.862</text:p>
          </table:table-cell>
          <table:table-cell office:value-type="float" office:value="37.569" calcext:value-type="float">
            <text:p>37.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56.522" calcext:value-type="float">
            <text:p>56.522</text:p>
          </table:table-cell>
          <table:table-cell office:value-type="float" office:value="27.174" calcext:value-type="float">
            <text:p>27.174</text:p>
          </table:table-cell>
          <table:table-cell office:value-type="float" office:value="14.13" calcext:value-type="float">
            <text:p>1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4" calcext:value-type="float">
            <text:p>2.174</text:p>
          </table:table-cell>
          <table:table-cell office:value-type="float" office:value="16.484" calcext:value-type="float">
            <text:p>16.484</text:p>
          </table:table-cell>
          <table:table-cell office:value-type="float" office:value="23.077" calcext:value-type="float">
            <text:p>23.077</text:p>
          </table:table-cell>
          <table:table-cell office:value-type="float" office:value="60.44" calcext:value-type="float">
            <text:p>6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28512" calcext:value-type="float">
            <text:p>27328512</text:p>
          </table:table-cell>
          <table:table-cell office:value-type="float" office:value="0" calcext:value-type="float">
            <text:p>0</text:p>
          </table:table-cell>
          <table:table-cell office:value-type="float" office:value="27328512" calcext:value-type="float">
            <text:p>273285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36528613.227" calcext:value-type="float">
            <text:p>1436528613.227</text:p>
          </table:table-cell>
          <table:table-cell office:value-type="float" office:value="1492508672" calcext:value-type="float">
            <text:p>1492508672</text:p>
          </table:table-cell>
          <table:table-cell office:value-type="float" office:value="12369920" calcext:value-type="float">
            <text:p>12369920</text:p>
          </table:table-cell>
          <table:table-cell office:value-type="float" office:value="447746048" calcext:value-type="float">
            <text:p>447746048</text:p>
          </table:table-cell>
          <table:table-cell office:value-type="float" office:value="148127744" calcext:value-type="float">
            <text:p>14812774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74" calcext:value-type="float">
            <text:p>474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09" calcext:value-type="float">
            <text:p>62.209</text:p>
          </table:table-cell>
          <table:table-cell office:value-type="float" office:value="6.395" calcext:value-type="float">
            <text:p>6.395</text:p>
          </table:table-cell>
          <table:table-cell office:value-type="float" office:value="30.814" calcext:value-type="float">
            <text:p>30.814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68" calcext:value-type="float">
            <text:p>34.568</text:p>
          </table:table-cell>
          <table:table-cell office:value-type="float" office:value="8.642" calcext:value-type="float">
            <text:p>8.642</text:p>
          </table:table-cell>
          <table:table-cell office:value-type="float" office:value="55.556" calcext:value-type="float">
            <text:p>55.556</text:p>
          </table:table-cell>
          <table:table-cell office:value-type="float" office:value="1.235" calcext:value-type="float">
            <text:p>1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67" calcext:value-type="float">
            <text:p>86.667</text:p>
          </table:table-cell>
          <table:table-cell office:value-type="float" office:value="4.444" calcext:value-type="float">
            <text:p>4.444</text:p>
          </table:table-cell>
          <table:table-cell office:value-type="float" office:value="8.889" calcext:value-type="float">
            <text:p>8.8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3728" calcext:value-type="float">
            <text:p>73728</text:p>
          </table:table-cell>
          <table:table-cell office:value-type="float" office:value="0" calcext:value-type="float">
            <text:p>0</text:p>
          </table:table-cell>
          <table:table-cell office:value-type="float" office:value="73728" calcext:value-type="float">
            <text:p>737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14.222" calcext:value-type="float">
            <text:p>1436528614.222</text:p>
          </table:table-cell>
          <table:table-cell office:value-type="float" office:value="1492496384" calcext:value-type="float">
            <text:p>1492496384</text:p>
          </table:table-cell>
          <table:table-cell office:value-type="float" office:value="12369920" calcext:value-type="float">
            <text:p>12369920</text:p>
          </table:table-cell>
          <table:table-cell office:value-type="float" office:value="447758336" calcext:value-type="float">
            <text:p>447758336</text:p>
          </table:table-cell>
          <table:table-cell office:value-type="float" office:value="148127744" calcext:value-type="float">
            <text:p>14812774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19" calcext:value-type="float">
            <text:p>419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41" calcext:value-type="float">
            <text:p>50.641</text:p>
          </table:table-cell>
          <table:table-cell office:value-type="float" office:value="4.487" calcext:value-type="float">
            <text:p>4.487</text:p>
          </table:table-cell>
          <table:table-cell office:value-type="float" office:value="44.872" calcext:value-type="float">
            <text:p>44.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971" calcext:value-type="float">
            <text:p>57.971</text:p>
          </table:table-cell>
          <table:table-cell office:value-type="float" office:value="5.797" calcext:value-type="float">
            <text:p>5.797</text:p>
          </table:table-cell>
          <table:table-cell office:value-type="float" office:value="36.232" calcext:value-type="float">
            <text:p>36.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349" calcext:value-type="float">
            <text:p>45.349</text:p>
          </table:table-cell>
          <table:table-cell office:value-type="float" office:value="2.326" calcext:value-type="float">
            <text:p>2.326</text:p>
          </table:table-cell>
          <table:table-cell office:value-type="float" office:value="52.326" calcext:value-type="float">
            <text:p>52.3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15.223" calcext:value-type="float">
            <text:p>1436528615.223</text:p>
          </table:table-cell>
          <table:table-cell office:value-type="float" office:value="1493131264" calcext:value-type="float">
            <text:p>1493131264</text:p>
          </table:table-cell>
          <table:table-cell office:value-type="float" office:value="12374016" calcext:value-type="float">
            <text:p>12374016</text:p>
          </table:table-cell>
          <table:table-cell office:value-type="float" office:value="440897536" calcext:value-type="float">
            <text:p>440897536</text:p>
          </table:table-cell>
          <table:table-cell office:value-type="float" office:value="154349568" calcext:value-type="float">
            <text:p>15434956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483" calcext:value-type="float">
            <text:p>48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11" calcext:value-type="float">
            <text:p>50.311</text:p>
          </table:table-cell>
          <table:table-cell office:value-type="float" office:value="6.832" calcext:value-type="float">
            <text:p>6.832</text:p>
          </table:table-cell>
          <table:table-cell office:value-type="float" office:value="40.994" calcext:value-type="float">
            <text:p>40.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3" calcext:value-type="float">
            <text:p>1.863</text:p>
          </table:table-cell>
          <table:table-cell office:value-type="float" office:value="41.026" calcext:value-type="float">
            <text:p>41.026</text:p>
          </table:table-cell>
          <table:table-cell office:value-type="float" office:value="7.692" calcext:value-type="float">
            <text:p>7.692</text:p>
          </table:table-cell>
          <table:table-cell office:value-type="float" office:value="47.436" calcext:value-type="float">
            <text:p>47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46" calcext:value-type="float">
            <text:p>3.846</text:p>
          </table:table-cell>
          <table:table-cell office:value-type="float" office:value="58.333" calcext:value-type="float">
            <text:p>58.333</text:p>
          </table:table-cell>
          <table:table-cell office:value-type="float" office:value="7.143" calcext:value-type="float">
            <text:p>7.143</text:p>
          </table:table-cell>
          <table:table-cell office:value-type="float" office:value="34.524" calcext:value-type="float">
            <text:p>34.5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311360" calcext:value-type="float">
            <text:p>7311360</text:p>
          </table:table-cell>
          <table:table-cell office:value-type="float" office:value="0" calcext:value-type="float">
            <text:p>0</text:p>
          </table:table-cell>
          <table:table-cell office:value-type="float" office:value="7311360" calcext:value-type="float">
            <text:p>73113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36528616.225" calcext:value-type="float">
            <text:p>1436528616.225</text:p>
          </table:table-cell>
          <table:table-cell office:value-type="float" office:value="1492910080" calcext:value-type="float">
            <text:p>1492910080</text:p>
          </table:table-cell>
          <table:table-cell office:value-type="float" office:value="12374016" calcext:value-type="float">
            <text:p>12374016</text:p>
          </table:table-cell>
          <table:table-cell office:value-type="float" office:value="292675584" calcext:value-type="float">
            <text:p>292675584</text:p>
          </table:table-cell>
          <table:table-cell office:value-type="float" office:value="302792704" calcext:value-type="float">
            <text:p>302792704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09" calcext:value-type="float">
            <text:p>609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69" calcext:value-type="float">
            <text:p>62.069</text:p>
          </table:table-cell>
          <table:table-cell office:value-type="float" office:value="13.218" calcext:value-type="float">
            <text:p>13.218</text:p>
          </table:table-cell>
          <table:table-cell office:value-type="float" office:value="24.138" calcext:value-type="float">
            <text:p>24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66.265" calcext:value-type="float">
            <text:p>66.265</text:p>
          </table:table-cell>
          <table:table-cell office:value-type="float" office:value="9.639" calcext:value-type="float">
            <text:p>9.639</text:p>
          </table:table-cell>
          <table:table-cell office:value-type="float" office:value="22.892" calcext:value-type="float">
            <text:p>22.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office:value-type="float" office:value="58.242" calcext:value-type="float">
            <text:p>58.242</text:p>
          </table:table-cell>
          <table:table-cell office:value-type="float" office:value="16.484" calcext:value-type="float">
            <text:p>16.484</text:p>
          </table:table-cell>
          <table:table-cell office:value-type="float" office:value="25.275" calcext:value-type="float">
            <text:p>25.2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03872" calcext:value-type="float">
            <text:p>7503872</text:p>
          </table:table-cell>
          <table:table-cell office:value-type="float" office:value="0" calcext:value-type="float">
            <text:p>0</text:p>
          </table:table-cell>
          <table:table-cell office:value-type="float" office:value="7503872" calcext:value-type="float">
            <text:p>750387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6528617.222" calcext:value-type="float">
            <text:p>1436528617.222</text:p>
          </table:table-cell>
          <table:table-cell office:value-type="float" office:value="1493164032" calcext:value-type="float">
            <text:p>1493164032</text:p>
          </table:table-cell>
          <table:table-cell office:value-type="float" office:value="12374016" calcext:value-type="float">
            <text:p>12374016</text:p>
          </table:table-cell>
          <table:table-cell office:value-type="float" office:value="292675584" calcext:value-type="float">
            <text:p>292675584</text:p>
          </table:table-cell>
          <table:table-cell office:value-type="float" office:value="302538752" calcext:value-type="float">
            <text:p>30253875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05" calcext:value-type="float">
            <text:p>605</text:p>
          </table:table-cell>
          <table:table-cell office:value-type="float" office:value="2252" calcext:value-type="float">
            <text:p>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.571" calcext:value-type="float">
            <text:p>16.571</text:p>
          </table:table-cell>
          <table:table-cell office:value-type="float" office:value="7.429" calcext:value-type="float">
            <text:p>7.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05" calcext:value-type="float">
            <text:p>92.405</text:p>
          </table:table-cell>
          <table:table-cell office:value-type="float" office:value="6.329" calcext:value-type="float">
            <text:p>6.329</text:p>
          </table:table-cell>
          <table:table-cell office:value-type="float" office:value="1.266" calcext:value-type="float">
            <text:p>1.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11" calcext:value-type="float">
            <text:p>64.211</text:p>
          </table:table-cell>
          <table:table-cell office:value-type="float" office:value="24.211" calcext:value-type="float">
            <text:p>24.211</text:p>
          </table:table-cell>
          <table:table-cell office:value-type="float" office:value="11.579" calcext:value-type="float">
            <text:p>11.57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18.222" calcext:value-type="float">
            <text:p>1436528618.222</text:p>
          </table:table-cell>
          <table:table-cell office:value-type="float" office:value="1493164032" calcext:value-type="float">
            <text:p>1493164032</text:p>
          </table:table-cell>
          <table:table-cell office:value-type="float" office:value="12374016" calcext:value-type="float">
            <text:p>12374016</text:p>
          </table:table-cell>
          <table:table-cell office:value-type="float" office:value="292675584" calcext:value-type="float">
            <text:p>292675584</text:p>
          </table:table-cell>
          <table:table-cell office:value-type="float" office:value="302538752" calcext:value-type="float">
            <text:p>30253875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52" calcext:value-type="float">
            <text:p>652</text:p>
          </table:table-cell>
          <table:table-cell office:value-type="float" office:value="3064" calcext:value-type="float">
            <text:p>3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16" calcext:value-type="float">
            <text:p>72.316</text:p>
          </table:table-cell>
          <table:table-cell office:value-type="float" office:value="21.469" calcext:value-type="float">
            <text:p>21.469</text:p>
          </table:table-cell>
          <table:table-cell office:value-type="float" office:value="6.215" calcext:value-type="float">
            <text:p>6.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494" calcext:value-type="float">
            <text:p>73.494</text:p>
          </table:table-cell>
          <table:table-cell office:value-type="float" office:value="19.277" calcext:value-type="float">
            <text:p>19.277</text:p>
          </table:table-cell>
          <table:table-cell office:value-type="float" office:value="7.229" calcext:value-type="float">
            <text:p>7.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213" calcext:value-type="float">
            <text:p>70.213</text:p>
          </table:table-cell>
          <table:table-cell office:value-type="float" office:value="23.404" calcext:value-type="float">
            <text:p>23.404</text:p>
          </table:table-cell>
          <table:table-cell office:value-type="float" office:value="6.383" calcext:value-type="float">
            <text:p>6.38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19.221" calcext:value-type="float">
            <text:p>1436528619.221</text:p>
          </table:table-cell>
          <table:table-cell office:value-type="float" office:value="1493164032" calcext:value-type="float">
            <text:p>1493164032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292667392" calcext:value-type="float">
            <text:p>292667392</text:p>
          </table:table-cell>
          <table:table-cell office:value-type="float" office:value="302538752" calcext:value-type="float">
            <text:p>302538752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694" calcext:value-type="float">
            <text:p>694</text:p>
          </table:table-cell>
          <table:table-cell office:value-type="float" office:value="3142" calcext:value-type="float">
            <text:p>3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956" calcext:value-type="float">
            <text:p>67.956</text:p>
          </table:table-cell>
          <table:table-cell office:value-type="float" office:value="24.309" calcext:value-type="float">
            <text:p>24.309</text:p>
          </table:table-cell>
          <table:table-cell office:value-type="float" office:value="7.182" calcext:value-type="float">
            <text:p>7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55.556" calcext:value-type="float">
            <text:p>55.556</text:p>
          </table:table-cell>
          <table:table-cell office:value-type="float" office:value="41.111" calcext:value-type="float">
            <text:p>41.111</text:p>
          </table:table-cell>
          <table:table-cell office:value-type="float" office:value="3.333" calcext:value-type="float">
            <text:p>3.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022" calcext:value-type="float">
            <text:p>82.022</text:p>
          </table:table-cell>
          <table:table-cell office:value-type="float" office:value="7.865" calcext:value-type="float">
            <text:p>7.865</text:p>
          </table:table-cell>
          <table:table-cell office:value-type="float" office:value="10.112" calcext:value-type="float">
            <text:p>10.1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20.223" calcext:value-type="float">
            <text:p>1436528620.223</text:p>
          </table:table-cell>
          <table:table-cell office:value-type="float" office:value="1492336640" calcext:value-type="float">
            <text:p>1492336640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313049088" calcext:value-type="float">
            <text:p>313049088</text:p>
          </table:table-cell>
          <table:table-cell office:value-type="float" office:value="282984448" calcext:value-type="float">
            <text:p>282984448</text:p>
          </table:table-cell>
          <table:table-cell office:value-type="float" office:value="17178624" calcext:value-type="float">
            <text:p>17178624</text:p>
          </table:table-cell>
          <table:table-cell office:value-type="float" office:value="2128203776" calcext:value-type="float">
            <text:p>2128203776</text:p>
          </table:table-cell>
          <table:table-cell office:value-type="float" office:value="737" calcext:value-type="float">
            <text:p>737</text:p>
          </table:table-cell>
          <table:table-cell office:value-type="float" office:value="4227" calcext:value-type="float">
            <text:p>4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84" calcext:value-type="float">
            <text:p>66.484</text:p>
          </table:table-cell>
          <table:table-cell office:value-type="float" office:value="26.923" calcext:value-type="float">
            <text:p>26.923</text:p>
          </table:table-cell>
          <table:table-cell office:value-type="float" office:value="6.593" calcext:value-type="float">
            <text:p>6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261" calcext:value-type="float">
            <text:p>53.261</text:p>
          </table:table-cell>
          <table:table-cell office:value-type="float" office:value="41.304" calcext:value-type="float">
            <text:p>41.304</text:p>
          </table:table-cell>
          <table:table-cell office:value-type="float" office:value="5.435" calcext:value-type="float">
            <text:p>5.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121" calcext:value-type="float">
            <text:p>79.121</text:p>
          </table:table-cell>
          <table:table-cell office:value-type="float" office:value="12.088" calcext:value-type="float">
            <text:p>12.088</text:p>
          </table:table-cell>
          <table:table-cell office:value-type="float" office:value="8.791" calcext:value-type="float">
            <text:p>8.7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21.222" calcext:value-type="float">
            <text:p>1436528621.222</text:p>
          </table:table-cell>
          <table:table-cell office:value-type="float" office:value="1492418560" calcext:value-type="float">
            <text:p>1492418560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348393472" calcext:value-type="float">
            <text:p>348393472</text:p>
          </table:table-cell>
          <table:table-cell office:value-type="float" office:value="247558144" calcext:value-type="float">
            <text:p>24755814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40" calcext:value-type="float">
            <text:p>740</text:p>
          </table:table-cell>
          <table:table-cell office:value-type="float" office:value="6891" calcext:value-type="float">
            <text:p>6891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7.436" calcext:value-type="float">
            <text:p>37.436</text:p>
          </table:table-cell>
          <table:table-cell office:value-type="float" office:value="2.051" calcext:value-type="float">
            <text:p>2.051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551" calcext:value-type="float">
            <text:p>77.551</text:p>
          </table:table-cell>
          <table:table-cell office:value-type="float" office:value="22.449" calcext:value-type="float">
            <text:p>22.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837" calcext:value-type="float">
            <text:p>41.837</text:p>
          </table:table-cell>
          <table:table-cell office:value-type="float" office:value="53.061" calcext:value-type="float">
            <text:p>53.061</text:p>
          </table:table-cell>
          <table:table-cell office:value-type="float" office:value="4.082" calcext:value-type="float">
            <text:p>4.082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22.222" calcext:value-type="float">
            <text:p>1436528622.222</text:p>
          </table:table-cell>
          <table:table-cell office:value-type="float" office:value="1492459520" calcext:value-type="float">
            <text:p>1492459520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352288768" calcext:value-type="float">
            <text:p>352288768</text:p>
          </table:table-cell>
          <table:table-cell office:value-type="float" office:value="243621888" calcext:value-type="float">
            <text:p>24362188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44" calcext:value-type="float">
            <text:p>644</text:p>
          </table:table-cell>
          <table:table-cell office:value-type="float" office:value="1473" calcext:value-type="float">
            <text:p>1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888" calcext:value-type="float">
            <text:p>82.888</text:p>
          </table:table-cell>
          <table:table-cell office:value-type="float" office:value="11.765" calcext:value-type="float">
            <text:p>11.765</text:p>
          </table:table-cell>
          <table:table-cell office:value-type="float" office:value="5.348" calcext:value-type="float">
            <text:p>5.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696" calcext:value-type="float">
            <text:p>83.696</text:p>
          </table:table-cell>
          <table:table-cell office:value-type="float" office:value="7.609" calcext:value-type="float">
            <text:p>7.609</text:p>
          </table:table-cell>
          <table:table-cell office:value-type="float" office:value="8.696" calcext:value-type="float">
            <text:p>8.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043" calcext:value-type="float">
            <text:p>84.043</text:p>
          </table:table-cell>
          <table:table-cell office:value-type="float" office:value="14.894" calcext:value-type="float">
            <text:p>14.894</text:p>
          </table:table-cell>
          <table:table-cell office:value-type="float" office:value="1.064" calcext:value-type="float">
            <text:p>1.0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23.24" calcext:value-type="float">
            <text:p>1436528623.24</text:p>
          </table:table-cell>
          <table:table-cell office:value-type="float" office:value="1492631552" calcext:value-type="float">
            <text:p>1492631552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396402688" calcext:value-type="float">
            <text:p>396402688</text:p>
          </table:table-cell>
          <table:table-cell office:value-type="float" office:value="199335936" calcext:value-type="float">
            <text:p>19933593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51" calcext:value-type="float">
            <text:p>951</text:p>
          </table:table-cell>
          <table:table-cell office:value-type="float" office:value="8045" calcext:value-type="float">
            <text:p>8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15" calcext:value-type="float">
            <text:p>50.515</text:p>
          </table:table-cell>
          <table:table-cell office:value-type="float" office:value="45.361" calcext:value-type="float">
            <text:p>45.361</text:p>
          </table:table-cell>
          <table:table-cell office:value-type="float" office:value="3.093" calcext:value-type="float">
            <text:p>3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1" calcext:value-type="float">
            <text:p>1.031</text:p>
          </table:table-cell>
          <table:table-cell office:value-type="float" office:value="50" calcext:value-type="float">
            <text:p>50</text:p>
          </table:table-cell>
          <table:table-cell office:value-type="float" office:value="42.708" calcext:value-type="float">
            <text:p>42.708</text:p>
          </table:table-cell>
          <table:table-cell office:value-type="float" office:value="4.167" calcext:value-type="float">
            <text:p>4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25" calcext:value-type="float">
            <text:p>3.125</text:p>
          </table:table-cell>
          <table:table-cell office:value-type="float" office:value="50" calcext:value-type="float">
            <text:p>50</text:p>
          </table:table-cell>
          <table:table-cell office:value-type="float" office:value="47.959" calcext:value-type="float">
            <text:p>47.959</text:p>
          </table:table-cell>
          <table:table-cell office:value-type="float" office:value="2.041" calcext:value-type="float">
            <text:p>2.0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196736" calcext:value-type="float">
            <text:p>14196736</text:p>
          </table:table-cell>
          <table:table-cell office:value-type="float" office:value="0" calcext:value-type="float">
            <text:p>0</text:p>
          </table:table-cell>
          <table:table-cell office:value-type="float" office:value="14196736" calcext:value-type="float">
            <text:p>141967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6528624.223" calcext:value-type="float">
            <text:p>1436528624.223</text:p>
          </table:table-cell>
          <table:table-cell office:value-type="float" office:value="1493671936" calcext:value-type="float">
            <text:p>1493671936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447754240" calcext:value-type="float">
            <text:p>447754240</text:p>
          </table:table-cell>
          <table:table-cell office:value-type="float" office:value="146944000" calcext:value-type="float">
            <text:p>14694400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814" calcext:value-type="float">
            <text:p>1814</text:p>
          </table:table-cell>
          <table:table-cell office:value-type="float" office:value="5197" calcext:value-type="float">
            <text:p>5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.529" calcext:value-type="float">
            <text:p>33.529</text:p>
          </table:table-cell>
          <table:table-cell office:value-type="float" office:value="15.294" calcext:value-type="float">
            <text:p>15.294</text:p>
          </table:table-cell>
          <table:table-cell office:value-type="float" office:value="16.471" calcext:value-type="float">
            <text:p>16.471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20.482" calcext:value-type="float">
            <text:p>20.482</text:p>
          </table:table-cell>
          <table:table-cell office:value-type="float" office:value="27.711" calcext:value-type="float">
            <text:p>27.711</text:p>
          </table:table-cell>
          <table:table-cell office:value-type="float" office:value="16.867" calcext:value-type="float">
            <text:p>16.867</text:p>
          </table:table-cell>
          <table:table-cell office:value-type="float" office:value="32.53" calcext:value-type="float">
            <text:p>32.53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45.455" calcext:value-type="float">
            <text:p>45.455</text:p>
          </table:table-cell>
          <table:table-cell office:value-type="float" office:value="39.773" calcext:value-type="float">
            <text:p>39.773</text:p>
          </table:table-cell>
          <table:table-cell office:value-type="float" office:value="14.773" calcext:value-type="float">
            <text:p>14.7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7912576" calcext:value-type="float">
            <text:p>37912576</text:p>
          </table:table-cell>
          <table:table-cell office:value-type="float" office:value="0" calcext:value-type="float">
            <text:p>0</text:p>
          </table:table-cell>
          <table:table-cell office:value-type="float" office:value="37912576" calcext:value-type="float">
            <text:p>3791257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36528625.991" calcext:value-type="float">
            <text:p>1436528625.991</text:p>
          </table:table-cell>
          <table:table-cell office:value-type="float" office:value="1493114880" calcext:value-type="float">
            <text:p>1493114880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447762432" calcext:value-type="float">
            <text:p>447762432</text:p>
          </table:table-cell>
          <table:table-cell office:value-type="float" office:value="147484672" calcext:value-type="float">
            <text:p>14748467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282" calcext:value-type="float">
            <text:p>1282</text:p>
          </table:table-cell>
          <table:table-cell office:value-type="float" office:value="2328" calcext:value-type="float">
            <text:p>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19" calcext:value-type="float">
            <text:p>8.219</text:p>
          </table:table-cell>
          <table:table-cell office:value-type="float" office:value="4.11" calcext:value-type="float">
            <text:p>4.11</text:p>
          </table:table-cell>
          <table:table-cell office:value-type="float" office:value="44.178" calcext:value-type="float">
            <text:p>44.178</text:p>
          </table:table-cell>
          <table:table-cell office:value-type="float" office:value="42.808" calcext:value-type="float">
            <text:p>42.808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8.276" calcext:value-type="float">
            <text:p>8.276</text:p>
          </table:table-cell>
          <table:table-cell office:value-type="float" office:value="4.828" calcext:value-type="float">
            <text:p>4.828</text:p>
          </table:table-cell>
          <table:table-cell office:value-type="float" office:value="50.345" calcext:value-type="float">
            <text:p>50.345</text:p>
          </table:table-cell>
          <table:table-cell office:value-type="float" office:value="35.862" calcext:value-type="float">
            <text:p>35.86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8.163" calcext:value-type="float">
            <text:p>8.163</text:p>
          </table:table-cell>
          <table:table-cell office:value-type="float" office:value="3.401" calcext:value-type="float">
            <text:p>3.401</text:p>
          </table:table-cell>
          <table:table-cell office:value-type="float" office:value="38.095" calcext:value-type="float">
            <text:p>38.095</text:p>
          </table:table-cell>
          <table:table-cell office:value-type="float" office:value="50.34" calcext:value-type="float">
            <text:p>50.3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400128" calcext:value-type="float">
            <text:p>52400128</text:p>
          </table:table-cell>
          <table:table-cell office:value-type="float" office:value="0" calcext:value-type="float">
            <text:p>0</text:p>
          </table:table-cell>
          <table:table-cell office:value-type="float" office:value="52400128" calcext:value-type="float">
            <text:p>524001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36528626.225" calcext:value-type="float">
            <text:p>1436528626.225</text:p>
          </table:table-cell>
          <table:table-cell office:value-type="float" office:value="1493110784" calcext:value-type="float">
            <text:p>1493110784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447766528" calcext:value-type="float">
            <text:p>447766528</text:p>
          </table:table-cell>
          <table:table-cell office:value-type="float" office:value="147484672" calcext:value-type="float">
            <text:p>14748467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214" calcext:value-type="float">
            <text:p>214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78" calcext:value-type="float">
            <text:p>77.778</text:p>
          </table:table-cell>
          <table:table-cell office:value-type="float" office:value="8.889" calcext:value-type="float">
            <text:p>8.889</text:p>
          </table:table-cell>
          <table:table-cell office:value-type="float" office:value="11.111" calcext:value-type="float">
            <text:p>11.111</text:p>
          </table:table-cell>
          <table:table-cell office:value-type="float" office:value="2.222" calcext:value-type="float">
            <text:p>2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57" calcext:value-type="float">
            <text:p>86.957</text:p>
          </table:table-cell>
          <table:table-cell office:value-type="float" office:value="8.696" calcext:value-type="float">
            <text:p>8.696</text:p>
          </table:table-cell>
          <table:table-cell office:value-type="float" office:value="4.348" calcext:value-type="float">
            <text:p>4.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727" calcext:value-type="float">
            <text:p>72.727</text:p>
          </table:table-cell>
          <table:table-cell office:value-type="float" office:value="9.091" calcext:value-type="float">
            <text:p>9.091</text:p>
          </table:table-cell>
          <table:table-cell office:value-type="float" office:value="18.182" calcext:value-type="float">
            <text:p>18.1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528627.225" calcext:value-type="float">
            <text:p>1436528627.225</text:p>
          </table:table-cell>
          <table:table-cell office:value-type="float" office:value="1493102592" calcext:value-type="float">
            <text:p>1493102592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447766528" calcext:value-type="float">
            <text:p>447766528</text:p>
          </table:table-cell>
          <table:table-cell office:value-type="float" office:value="147492864" calcext:value-type="float">
            <text:p>1474928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37" calcext:value-type="float">
            <text:p>637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59" calcext:value-type="float">
            <text:p>52.459</text:p>
          </table:table-cell>
          <table:table-cell office:value-type="float" office:value="7.65" calcext:value-type="float">
            <text:p>7.65</text:p>
          </table:table-cell>
          <table:table-cell office:value-type="float" office:value="39.891" calcext:value-type="float">
            <text:p>39.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98" calcext:value-type="float">
            <text:p>49.398</text:p>
          </table:table-cell>
          <table:table-cell office:value-type="float" office:value="7.229" calcext:value-type="float">
            <text:p>7.229</text:p>
          </table:table-cell>
          <table:table-cell office:value-type="float" office:value="43.373" calcext:value-type="float">
            <text:p>43.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22" calcext:value-type="float">
            <text:p>56.122</text:p>
          </table:table-cell>
          <table:table-cell office:value-type="float" office:value="7.143" calcext:value-type="float">
            <text:p>7.143</text:p>
          </table:table-cell>
          <table:table-cell office:value-type="float" office:value="36.735" calcext:value-type="float">
            <text:p>36.7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28.222" calcext:value-type="float">
            <text:p>1436528628.222</text:p>
          </table:table-cell>
          <table:table-cell office:value-type="float" office:value="1493110784" calcext:value-type="float">
            <text:p>1493110784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447766528" calcext:value-type="float">
            <text:p>447766528</text:p>
          </table:table-cell>
          <table:table-cell office:value-type="float" office:value="147484672" calcext:value-type="float">
            <text:p>14748467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26" calcext:value-type="float">
            <text:p>52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33" calcext:value-type="float">
            <text:p>53.333</text:p>
          </table:table-cell>
          <table:table-cell office:value-type="float" office:value="3.889" calcext:value-type="float">
            <text:p>3.889</text:p>
          </table:table-cell>
          <table:table-cell office:value-type="float" office:value="42.778" calcext:value-type="float">
            <text:p>42.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888" calcext:value-type="float">
            <text:p>89.888</text:p>
          </table:table-cell>
          <table:table-cell office:value-type="float" office:value="4.494" calcext:value-type="float">
            <text:p>4.494</text:p>
          </table:table-cell>
          <table:table-cell office:value-type="float" office:value="5.618" calcext:value-type="float">
            <text:p>5.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67" calcext:value-type="float">
            <text:p>16.667</text:p>
          </table:table-cell>
          <table:table-cell office:value-type="float" office:value="3.333" calcext:value-type="float">
            <text:p>3.333</text:p>
          </table:table-cell>
          <table:table-cell office:value-type="float" office:value="80" calcext:value-type="float">
            <text:p>8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29.23" calcext:value-type="float">
            <text:p>1436528629.23</text:p>
          </table:table-cell>
          <table:table-cell office:value-type="float" office:value="1493016576" calcext:value-type="float">
            <text:p>1493016576</text:p>
          </table:table-cell>
          <table:table-cell office:value-type="float" office:value="12390400" calcext:value-type="float">
            <text:p>12390400</text:p>
          </table:table-cell>
          <table:table-cell office:value-type="float" office:value="447770624" calcext:value-type="float">
            <text:p>447770624</text:p>
          </table:table-cell>
          <table:table-cell office:value-type="float" office:value="147574784" calcext:value-type="float">
            <text:p>14757478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490" calcext:value-type="float">
            <text:p>490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55" calcext:value-type="float">
            <text:p>51.955</text:p>
          </table:table-cell>
          <table:table-cell office:value-type="float" office:value="3.911" calcext:value-type="float">
            <text:p>3.911</text:p>
          </table:table-cell>
          <table:table-cell office:value-type="float" office:value="42.458" calcext:value-type="float">
            <text:p>42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6" calcext:value-type="float">
            <text:p>1.676</text:p>
          </table:table-cell>
          <table:table-cell office:value-type="float" office:value="94.048" calcext:value-type="float">
            <text:p>94.048</text:p>
          </table:table-cell>
          <table:table-cell table:number-columns-repeated="2"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1" calcext:value-type="float">
            <text:p>3.571</text:p>
          </table:table-cell>
          <table:table-cell office:value-type="float" office:value="14.737" calcext:value-type="float">
            <text:p>14.737</text:p>
          </table:table-cell>
          <table:table-cell office:value-type="float" office:value="6.316" calcext:value-type="float">
            <text:p>6.316</text:p>
          </table:table-cell>
          <table:table-cell office:value-type="float" office:value="78.947" calcext:value-type="float">
            <text:p>78.9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321344" calcext:value-type="float">
            <text:p>11321344</text:p>
          </table:table-cell>
          <table:table-cell office:value-type="float" office:value="0" calcext:value-type="float">
            <text:p>0</text:p>
          </table:table-cell>
          <table:table-cell office:value-type="float" office:value="11321344" calcext:value-type="float">
            <text:p>113213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36528630.224" calcext:value-type="float">
            <text:p>1436528630.224</text:p>
          </table:table-cell>
          <table:table-cell office:value-type="float" office:value="1492955136" calcext:value-type="float">
            <text:p>1492955136</text:p>
          </table:table-cell>
          <table:table-cell office:value-type="float" office:value="12398592" calcext:value-type="float">
            <text:p>12398592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714880" calcext:value-type="float">
            <text:p>30271488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07" calcext:value-type="float">
            <text:p>607</text:p>
          </table:table-cell>
          <table:table-cell office:value-type="float" office:value="2385" calcext:value-type="float">
            <text:p>2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537" calcext:value-type="float">
            <text:p>65.537</text:p>
          </table:table-cell>
          <table:table-cell office:value-type="float" office:value="18.079" calcext:value-type="float">
            <text:p>18.079</text:p>
          </table:table-cell>
          <table:table-cell office:value-type="float" office:value="15.819" calcext:value-type="float">
            <text:p>15.819</text:p>
          </table:table-cell>
          <table:table-cell office:value-type="float" office:value="0.565" calcext:value-type="float">
            <text:p>0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4.444" calcext:value-type="float">
            <text:p>24.444</text:p>
          </table:table-cell>
          <table:table-cell office:value-type="float" office:value="8.889" calcext:value-type="float">
            <text:p>8.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222" calcext:value-type="float">
            <text:p>62.222</text:p>
          </table:table-cell>
          <table:table-cell office:value-type="float" office:value="12.222" calcext:value-type="float">
            <text:p>12.222</text:p>
          </table:table-cell>
          <table:table-cell office:value-type="float" office:value="23.333" calcext:value-type="float">
            <text:p>23.333</text:p>
          </table:table-cell>
          <table:table-cell office:value-type="float" office:value="2.222" calcext:value-type="float">
            <text:p>2.2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528631.224" calcext:value-type="float">
            <text:p>1436528631.224</text:p>
          </table:table-cell>
          <table:table-cell office:value-type="float" office:value="1492955136" calcext:value-type="float">
            <text:p>1492955136</text:p>
          </table:table-cell>
          <table:table-cell office:value-type="float" office:value="12398592" calcext:value-type="float">
            <text:p>12398592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714880" calcext:value-type="float">
            <text:p>30271488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68" calcext:value-type="float">
            <text:p>568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.477" calcext:value-type="float">
            <text:p>16.477</text:p>
          </table:table-cell>
          <table:table-cell office:value-type="float" office:value="8.523" calcext:value-type="float">
            <text:p>8.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43" calcext:value-type="float">
            <text:p>76.543</text:p>
          </table:table-cell>
          <table:table-cell office:value-type="float" office:value="13.58" calcext:value-type="float">
            <text:p>13.58</text:p>
          </table:table-cell>
          <table:table-cell office:value-type="float" office:value="9.877" calcext:value-type="float">
            <text:p>9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84" calcext:value-type="float">
            <text:p>73.684</text:p>
          </table:table-cell>
          <table:table-cell office:value-type="float" office:value="18.947" calcext:value-type="float">
            <text:p>18.947</text:p>
          </table:table-cell>
          <table:table-cell office:value-type="float" office:value="7.368" calcext:value-type="float">
            <text:p>7.36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32.228" calcext:value-type="float">
            <text:p>1436528632.228</text:p>
          </table:table-cell>
          <table:table-cell office:value-type="float" office:value="1493463040" calcext:value-type="float">
            <text:p>1493463040</text:p>
          </table:table-cell>
          <table:table-cell office:value-type="float" office:value="12398592" calcext:value-type="float">
            <text:p>12398592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206976" calcext:value-type="float">
            <text:p>30220697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17" calcext:value-type="float">
            <text:p>617</text:p>
          </table:table-cell>
          <table:table-cell office:value-type="float" office:value="1491" calcext:value-type="float">
            <text:p>1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481" calcext:value-type="float">
            <text:p>81.481</text:p>
          </table:table-cell>
          <table:table-cell office:value-type="float" office:value="14.815" calcext:value-type="float">
            <text:p>14.815</text:p>
          </table:table-cell>
          <table:table-cell office:value-type="float" office:value="3.704" calcext:value-type="float">
            <text:p>3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087" calcext:value-type="float">
            <text:p>76.087</text:p>
          </table:table-cell>
          <table:table-cell office:value-type="float" office:value="19.565" calcext:value-type="float">
            <text:p>19.565</text:p>
          </table:table-cell>
          <table:table-cell office:value-type="float" office:value="4.348" calcext:value-type="float">
            <text:p>4.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9.375" calcext:value-type="float">
            <text:p>9.375</text:p>
          </table:table-cell>
          <table:table-cell office:value-type="float" office:value="3.125" calcext:value-type="float">
            <text:p>3.1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33.231" calcext:value-type="float">
            <text:p>1436528633.231</text:p>
          </table:table-cell>
          <table:table-cell office:value-type="float" office:value="1493463040" calcext:value-type="float">
            <text:p>1493463040</text:p>
          </table:table-cell>
          <table:table-cell office:value-type="float" office:value="12398592" calcext:value-type="float">
            <text:p>12398592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206976" calcext:value-type="float">
            <text:p>30220697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14" calcext:value-type="float">
            <text:p>614</text:p>
          </table:table-cell>
          <table:table-cell office:value-type="float" office:value="1126" calcext:value-type="float">
            <text:p>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26" calcext:value-type="float">
            <text:p>80.226</text:p>
          </table:table-cell>
          <table:table-cell office:value-type="float" office:value="13.559" calcext:value-type="float">
            <text:p>13.559</text:p>
          </table:table-cell>
          <table:table-cell office:value-type="float" office:value="6.215" calcext:value-type="float">
            <text:p>6.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571" calcext:value-type="float">
            <text:p>78.571</text:p>
          </table:table-cell>
          <table:table-cell office:value-type="float" office:value="14.286" calcext:value-type="float">
            <text:p>14.286</text:p>
          </table:table-cell>
          <table:table-cell office:value-type="float" office:value="7.143" calcext:value-type="float">
            <text:p>7.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72" calcext:value-type="float">
            <text:p>81.72</text:p>
          </table:table-cell>
          <table:table-cell office:value-type="float" office:value="13.978" calcext:value-type="float">
            <text:p>13.978</text:p>
          </table:table-cell>
          <table:table-cell office:value-type="float" office:value="4.301" calcext:value-type="float">
            <text:p>4.30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34.221" calcext:value-type="float">
            <text:p>1436528634.221</text:p>
          </table:table-cell>
          <table:table-cell office:value-type="float" office:value="1492303872" calcext:value-type="float">
            <text:p>1492303872</text:p>
          </table:table-cell>
          <table:table-cell office:value-type="float" office:value="12398592" calcext:value-type="float">
            <text:p>12398592</text:p>
          </table:table-cell>
          <table:table-cell office:value-type="float" office:value="314540032" calcext:value-type="float">
            <text:p>314540032</text:p>
          </table:table-cell>
          <table:table-cell office:value-type="float" office:value="281509888" calcext:value-type="float">
            <text:p>28150988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80" calcext:value-type="float">
            <text:p>580</text:p>
          </table:table-cell>
          <table:table-cell office:value-type="float" office:value="4434" calcext:value-type="float">
            <text:p>4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6.901" calcext:value-type="float">
            <text:p>26.901</text:p>
          </table:table-cell>
          <table:table-cell office:value-type="float" office:value="6.433" calcext:value-type="float">
            <text:p>6.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882" calcext:value-type="float">
            <text:p>45.882</text:p>
          </table:table-cell>
          <table:table-cell office:value-type="float" office:value="44.706" calcext:value-type="float">
            <text:p>44.706</text:p>
          </table:table-cell>
          <table:table-cell office:value-type="float" office:value="9.412" calcext:value-type="float">
            <text:p>9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209" calcext:value-type="float">
            <text:p>87.209</text:p>
          </table:table-cell>
          <table:table-cell office:value-type="float" office:value="9.302" calcext:value-type="float">
            <text:p>9.302</text:p>
          </table:table-cell>
          <table:table-cell office:value-type="float" office:value="3.488" calcext:value-type="float">
            <text:p>3.48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35.222" calcext:value-type="float">
            <text:p>1436528635.222</text:p>
          </table:table-cell>
          <table:table-cell office:value-type="float" office:value="1492365312" calcext:value-type="float">
            <text:p>1492365312</text:p>
          </table:table-cell>
          <table:table-cell office:value-type="float" office:value="12406784" calcext:value-type="float">
            <text:p>12406784</text:p>
          </table:table-cell>
          <table:table-cell office:value-type="float" office:value="350531584" calcext:value-type="float">
            <text:p>350531584</text:p>
          </table:table-cell>
          <table:table-cell office:value-type="float" office:value="245448704" calcext:value-type="float">
            <text:p>2454487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67" calcext:value-type="float">
            <text:p>767</text:p>
          </table:table-cell>
          <table:table-cell office:value-type="float" office:value="7071" calcext:value-type="float">
            <text:p>7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658" calcext:value-type="float">
            <text:p>61.658</text:p>
          </table:table-cell>
          <table:table-cell office:value-type="float" office:value="35.233" calcext:value-type="float">
            <text:p>35.233</text:p>
          </table:table-cell>
          <table:table-cell office:value-type="float" office:value="3.109" calcext:value-type="float">
            <text:p>3.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368" calcext:value-type="float">
            <text:p>67.368</text:p>
          </table:table-cell>
          <table:table-cell office:value-type="float" office:value="27.368" calcext:value-type="float">
            <text:p>27.368</text:p>
          </table:table-cell>
          <table:table-cell office:value-type="float" office:value="5.263" calcext:value-type="float">
            <text:p>5.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122" calcext:value-type="float">
            <text:p>56.122</text:p>
          </table:table-cell>
          <table:table-cell office:value-type="float" office:value="42.857" calcext:value-type="float">
            <text:p>42.857</text:p>
          </table:table-cell>
          <table:table-cell office:value-type="float" office:value="1.02" calcext:value-type="float">
            <text:p>1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6528636.224" calcext:value-type="float">
            <text:p>1436528636.224</text:p>
          </table:table-cell>
          <table:table-cell office:value-type="float" office:value="1492377600" calcext:value-type="float">
            <text:p>1492377600</text:p>
          </table:table-cell>
          <table:table-cell office:value-type="float" office:value="12406784" calcext:value-type="float">
            <text:p>12406784</text:p>
          </table:table-cell>
          <table:table-cell office:value-type="float" office:value="350519296" calcext:value-type="float">
            <text:p>350519296</text:p>
          </table:table-cell>
          <table:table-cell office:value-type="float" office:value="245448704" calcext:value-type="float">
            <text:p>2454487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23" calcext:value-type="float">
            <text:p>623</text:p>
          </table:table-cell>
          <table:table-cell office:value-type="float" office:value="2434" calcext:value-type="float">
            <text:p>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74" calcext:value-type="float">
            <text:p>76.374</text:p>
          </table:table-cell>
          <table:table-cell office:value-type="float" office:value="17.033" calcext:value-type="float">
            <text:p>17.033</text:p>
          </table:table-cell>
          <table:table-cell office:value-type="float" office:value="6.593" calcext:value-type="float">
            <text:p>6.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805" calcext:value-type="float">
            <text:p>90.805</text:p>
          </table:table-cell>
          <table:table-cell office:value-type="float" office:value="4.598" calcext:value-type="float">
            <text:p>4.598</text:p>
          </table:table-cell>
          <table:table-cell office:value-type="float" office:value="3.448" calcext:value-type="float">
            <text:p>3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9" calcext:value-type="float">
            <text:p>1.149</text:p>
          </table:table-cell>
          <table:table-cell office:value-type="float" office:value="62.887" calcext:value-type="float">
            <text:p>62.887</text:p>
          </table:table-cell>
          <table:table-cell office:value-type="float" office:value="27.835" calcext:value-type="float">
            <text:p>27.835</text:p>
          </table:table-cell>
          <table:table-cell office:value-type="float" office:value="9.278" calcext:value-type="float">
            <text:p>9.2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37.226" calcext:value-type="float">
            <text:p>1436528637.226</text:p>
          </table:table-cell>
          <table:table-cell office:value-type="float" office:value="1493483520" calcext:value-type="float">
            <text:p>1493483520</text:p>
          </table:table-cell>
          <table:table-cell office:value-type="float" office:value="12406784" calcext:value-type="float">
            <text:p>12406784</text:p>
          </table:table-cell>
          <table:table-cell office:value-type="float" office:value="400621568" calcext:value-type="float">
            <text:p>400621568</text:p>
          </table:table-cell>
          <table:table-cell office:value-type="float" office:value="194240512" calcext:value-type="float">
            <text:p>19424051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29" calcext:value-type="float">
            <text:p>729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37" calcext:value-type="float">
            <text:p>51.337</text:p>
          </table:table-cell>
          <table:table-cell office:value-type="float" office:value="42.781" calcext:value-type="float">
            <text:p>42.781</text:p>
          </table:table-cell>
          <table:table-cell office:value-type="float" office:value="2.674" calcext:value-type="float">
            <text:p>2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09" calcext:value-type="float">
            <text:p>3.209</text:p>
          </table:table-cell>
          <table:table-cell office:value-type="float" office:value="76.087" calcext:value-type="float">
            <text:p>76.087</text:p>
          </table:table-cell>
          <table:table-cell office:value-type="float" office:value="16.304" calcext:value-type="float">
            <text:p>16.304</text:p>
          </table:table-cell>
          <table:table-cell office:value-type="float" office:value="1.087" calcext:value-type="float">
            <text:p>1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22" calcext:value-type="float">
            <text:p>6.522</text:p>
          </table:table-cell>
          <table:table-cell office:value-type="float" office:value="27.368" calcext:value-type="float">
            <text:p>27.368</text:p>
          </table:table-cell>
          <table:table-cell office:value-type="float" office:value="67.368" calcext:value-type="float">
            <text:p>67.368</text:p>
          </table:table-cell>
          <table:table-cell office:value-type="float" office:value="5.263" calcext:value-type="float">
            <text:p>5.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933568" calcext:value-type="float">
            <text:p>29933568</text:p>
          </table:table-cell>
          <table:table-cell office:value-type="float" office:value="0" calcext:value-type="float">
            <text:p>0</text:p>
          </table:table-cell>
          <table:table-cell office:value-type="float" office:value="29933568" calcext:value-type="float">
            <text:p>2993356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36528638.225" calcext:value-type="float">
            <text:p>1436528638.225</text:p>
          </table:table-cell>
          <table:table-cell office:value-type="float" office:value="1493041152" calcext:value-type="float">
            <text:p>1493041152</text:p>
          </table:table-cell>
          <table:table-cell office:value-type="float" office:value="12406784" calcext:value-type="float">
            <text:p>12406784</text:p>
          </table:table-cell>
          <table:table-cell office:value-type="float" office:value="408354816" calcext:value-type="float">
            <text:p>408354816</text:p>
          </table:table-cell>
          <table:table-cell office:value-type="float" office:value="186949632" calcext:value-type="float">
            <text:p>18694963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812" calcext:value-type="float">
            <text:p>81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66" calcext:value-type="float">
            <text:p>62.766</text:p>
          </table:table-cell>
          <table:table-cell office:value-type="float" office:value="18.085" calcext:value-type="float">
            <text:p>18.085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19" calcext:value-type="float">
            <text:p>5.319</text:p>
          </table:table-cell>
          <table:table-cell office:value-type="float" office:value="65.979" calcext:value-type="float">
            <text:p>65.979</text:p>
          </table:table-cell>
          <table:table-cell office:value-type="float" office:value="20.619" calcext:value-type="float">
            <text:p>20.619</text:p>
          </table:table-cell>
          <table:table-cell office:value-type="float" office:value="3.093" calcext:value-type="float">
            <text:p>3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9" calcext:value-type="float">
            <text:p>10.309</text:p>
          </table:table-cell>
          <table:table-cell office:value-type="float" office:value="58.696" calcext:value-type="float">
            <text:p>58.696</text:p>
          </table:table-cell>
          <table:table-cell office:value-type="float" office:value="16.304" calcext:value-type="float">
            <text:p>16.304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582592" calcext:value-type="float">
            <text:p>41582592</text:p>
          </table:table-cell>
          <table:table-cell office:value-type="float" office:value="0" calcext:value-type="float">
            <text:p>0</text:p>
          </table:table-cell>
          <table:table-cell office:value-type="float" office:value="41582592" calcext:value-type="float">
            <text:p>4158259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6528639.223" calcext:value-type="float">
            <text:p>1436528639.223</text:p>
          </table:table-cell>
          <table:table-cell office:value-type="float" office:value="1493254144" calcext:value-type="float">
            <text:p>1493254144</text:p>
          </table:table-cell>
          <table:table-cell office:value-type="float" office:value="12406784" calcext:value-type="float">
            <text:p>12406784</text:p>
          </table:table-cell>
          <table:table-cell office:value-type="float" office:value="447774720" calcext:value-type="float">
            <text:p>447774720</text:p>
          </table:table-cell>
          <table:table-cell office:value-type="float" office:value="147316736" calcext:value-type="float">
            <text:p>14731673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766" calcext:value-type="float">
            <text:p>1766</text:p>
          </table:table-cell>
          <table:table-cell office:value-type="float" office:value="3306" calcext:value-type="float">
            <text:p>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92" calcext:value-type="float">
            <text:p>31.792</text:p>
          </table:table-cell>
          <table:table-cell office:value-type="float" office:value="34.104" calcext:value-type="float">
            <text:p>34.104</text:p>
          </table:table-cell>
          <table:table-cell office:value-type="float" office:value="32.37" calcext:value-type="float">
            <text:p>32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" calcext:value-type="float">
            <text:p>1.734</text:p>
          </table:table-cell>
          <table:table-cell office:value-type="float" office:value="28.049" calcext:value-type="float">
            <text:p>28.049</text:p>
          </table:table-cell>
          <table:table-cell office:value-type="float" office:value="30.488" calcext:value-type="float">
            <text:p>30.488</text:p>
          </table:table-cell>
          <table:table-cell office:value-type="float" office:value="39.024" calcext:value-type="float">
            <text:p>39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9" calcext:value-type="float">
            <text:p>2.439</text:p>
          </table:table-cell>
          <table:table-cell office:value-type="float" office:value="35.556" calcext:value-type="float">
            <text:p>35.556</text:p>
          </table:table-cell>
          <table:table-cell office:value-type="float" office:value="37.778" calcext:value-type="float">
            <text:p>37.778</text:p>
          </table:table-cell>
          <table:table-cell office:value-type="float" office:value="26.667" calcext:value-type="float">
            <text:p>26.6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838144" calcext:value-type="float">
            <text:p>24838144</text:p>
          </table:table-cell>
          <table:table-cell office:value-type="float" office:value="0" calcext:value-type="float">
            <text:p>0</text:p>
          </table:table-cell>
          <table:table-cell office:value-type="float" office:value="24838144" calcext:value-type="float">
            <text:p>248381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6528640.222" calcext:value-type="float">
            <text:p>1436528640.222</text:p>
          </table:table-cell>
          <table:table-cell office:value-type="float" office:value="1493221376" calcext:value-type="float">
            <text:p>1493221376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447766528" calcext:value-type="float">
            <text:p>447766528</text:p>
          </table:table-cell>
          <table:table-cell office:value-type="float" office:value="147349504" calcext:value-type="float">
            <text:p>1473495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67" calcext:value-type="float">
            <text:p>667</text:p>
          </table:table-cell>
          <table:table-cell office:value-type="float" office:value="1231" calcext:value-type="float">
            <text:p>1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63" calcext:value-type="float">
            <text:p>59.563</text:p>
          </table:table-cell>
          <table:table-cell office:value-type="float" office:value="4.918" calcext:value-type="float">
            <text:p>4.918</text:p>
          </table:table-cell>
          <table:table-cell office:value-type="float" office:value="33.333" calcext:value-type="float">
            <text:p>33.333</text:p>
          </table:table-cell>
          <table:table-cell office:value-type="float" office:value="1.093" calcext:value-type="float">
            <text:p>1.093</text:p>
          </table:table-cell>
          <table:table-cell office:value-type="float" office:value="0" calcext:value-type="float">
            <text:p>0</text:p>
          </table:table-cell>
          <table:table-cell office:value-type="float" office:value="1.093" calcext:value-type="float">
            <text:p>1.093</text:p>
          </table:table-cell>
          <table:table-cell office:value-type="float" office:value="28.736" calcext:value-type="float">
            <text:p>28.736</text:p>
          </table:table-cell>
          <table:table-cell office:value-type="float" office:value="4.598" calcext:value-type="float">
            <text:p>4.598</text:p>
          </table:table-cell>
          <table:table-cell office:value-type="float" office:value="64.368" calcext:value-type="float">
            <text:p>64.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9" calcext:value-type="float">
            <text:p>2.299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5.208" calcext:value-type="float">
            <text:p>5.208</text:p>
          </table:table-cell>
          <table:table-cell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68032" calcext:value-type="float">
            <text:p>4268032</text:p>
          </table:table-cell>
          <table:table-cell office:value-type="float" office:value="0" calcext:value-type="float">
            <text:p>0</text:p>
          </table:table-cell>
          <table:table-cell office:value-type="float" office:value="4268032" calcext:value-type="float">
            <text:p>42680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36528641.224" calcext:value-type="float">
            <text:p>1436528641.224</text:p>
          </table:table-cell>
          <table:table-cell office:value-type="float" office:value="1493213184" calcext:value-type="float">
            <text:p>1493213184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447774720" calcext:value-type="float">
            <text:p>447774720</text:p>
          </table:table-cell>
          <table:table-cell office:value-type="float" office:value="147349504" calcext:value-type="float">
            <text:p>1473495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10" calcext:value-type="float">
            <text:p>510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24" calcext:value-type="float">
            <text:p>58.824</text:p>
          </table:table-cell>
          <table:table-cell office:value-type="float" office:value="3.209" calcext:value-type="float">
            <text:p>3.209</text:p>
          </table:table-cell>
          <table:table-cell office:value-type="float" office:value="37.968" calcext:value-type="float">
            <text:p>37.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333" calcext:value-type="float">
            <text:p>23.333</text:p>
          </table:table-cell>
          <table:table-cell office:value-type="float" office:value="4.444" calcext:value-type="float">
            <text:p>4.444</text:p>
          </table:table-cell>
          <table:table-cell office:value-type="float" office:value="72.222" calcext:value-type="float">
            <text:p>72.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708" calcext:value-type="float">
            <text:p>92.708</text:p>
          </table:table-cell>
          <table:table-cell office:value-type="float" office:value="2.083" calcext:value-type="float">
            <text:p>2.083</text:p>
          </table:table-cell>
          <table:table-cell office:value-type="float" office:value="5.208" calcext:value-type="float">
            <text:p>5.2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42.223" calcext:value-type="float">
            <text:p>1436528642.223</text:p>
          </table:table-cell>
          <table:table-cell office:value-type="float" office:value="1493213184" calcext:value-type="float">
            <text:p>1493213184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447774720" calcext:value-type="float">
            <text:p>447774720</text:p>
          </table:table-cell>
          <table:table-cell office:value-type="float" office:value="147349504" calcext:value-type="float">
            <text:p>1473495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40" calcext:value-type="float">
            <text:p>54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702" calcext:value-type="float">
            <text:p>61.702</text:p>
          </table:table-cell>
          <table:table-cell office:value-type="float" office:value="3.723" calcext:value-type="float">
            <text:p>3.723</text:p>
          </table:table-cell>
          <table:table-cell office:value-type="float" office:value="34.043" calcext:value-type="float">
            <text:p>34.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22.727" calcext:value-type="float">
            <text:p>22.727</text:p>
          </table:table-cell>
          <table:table-cell office:value-type="float" office:value="5.682" calcext:value-type="float">
            <text:p>5.682</text:p>
          </table:table-cell>
          <table:table-cell office:value-type="float" office:value="70.455" calcext:value-type="float">
            <text:p>7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6" calcext:value-type="float">
            <text:p>1.13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409088" calcext:value-type="float">
            <text:p>8409088</text:p>
          </table:table-cell>
          <table:table-cell office:value-type="float" office:value="0" calcext:value-type="float">
            <text:p>0</text:p>
          </table:table-cell>
          <table:table-cell office:value-type="float" office:value="8409088" calcext:value-type="float">
            <text:p>840908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6528643.222" calcext:value-type="float">
            <text:p>1436528643.222</text:p>
          </table:table-cell>
          <table:table-cell office:value-type="float" office:value="1493131264" calcext:value-type="float">
            <text:p>1493131264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522368" calcext:value-type="float">
            <text:p>30252236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18" calcext:value-type="float">
            <text:p>618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24" calcext:value-type="float">
            <text:p>73.22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4.208" calcext:value-type="float">
            <text:p>14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292" calcext:value-type="float">
            <text:p>66.292</text:p>
          </table:table-cell>
          <table:table-cell office:value-type="float" office:value="10.112" calcext:value-type="float">
            <text:p>10.112</text:p>
          </table:table-cell>
          <table:table-cell office:value-type="float" office:value="23.596" calcext:value-type="float">
            <text:p>23.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47" calcext:value-type="float">
            <text:p>78.947</text:p>
          </table:table-cell>
          <table:table-cell office:value-type="float" office:value="15.789" calcext:value-type="float">
            <text:p>15.789</text:p>
          </table:table-cell>
          <table:table-cell office:value-type="float" office:value="5.263" calcext:value-type="float">
            <text:p>5.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5744" calcext:value-type="float">
            <text:p>6815744</text:p>
          </table:table-cell>
          <table:table-cell office:value-type="float" office:value="0" calcext:value-type="float">
            <text:p>0</text:p>
          </table:table-cell>
          <table:table-cell office:value-type="float" office:value="6815744" calcext:value-type="float">
            <text:p>68157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36528644.222" calcext:value-type="float">
            <text:p>1436528644.222</text:p>
          </table:table-cell>
          <table:table-cell office:value-type="float" office:value="1493131264" calcext:value-type="float">
            <text:p>1493131264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292683776" calcext:value-type="float">
            <text:p>292683776</text:p>
          </table:table-cell>
          <table:table-cell office:value-type="float" office:value="302522368" calcext:value-type="float">
            <text:p>30252236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56" calcext:value-type="float">
            <text:p>556</text:p>
          </table:table-cell>
          <table:table-cell office:value-type="float" office:value="2602" calcext:value-type="float">
            <text:p>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093" calcext:value-type="float">
            <text:p>72.093</text:p>
          </table:table-cell>
          <table:table-cell office:value-type="float" office:value="19.767" calcext:value-type="float">
            <text:p>19.767</text:p>
          </table:table-cell>
          <table:table-cell office:value-type="float" office:value="8.14" calcext:value-type="float">
            <text:p>8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25" calcext:value-type="float">
            <text:p>76.25</text:p>
          </table:table-cell>
          <table:table-cell office:value-type="float" office:value="16.25" calcext:value-type="float">
            <text:p>16.25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89" calcext:value-type="float">
            <text:p>68.889</text:p>
          </table:table-cell>
          <table:table-cell office:value-type="float" office:value="22.222" calcext:value-type="float">
            <text:p>22.222</text:p>
          </table:table-cell>
          <table:table-cell office:value-type="float" office:value="8.889" calcext:value-type="float">
            <text:p>8.8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45.223" calcext:value-type="float">
            <text:p>1436528645.223</text:p>
          </table:table-cell>
          <table:table-cell office:value-type="float" office:value="1493254144" calcext:value-type="float">
            <text:p>1493254144</text:p>
          </table:table-cell>
          <table:table-cell office:value-type="float" office:value="12414976" calcext:value-type="float">
            <text:p>12414976</text:p>
          </table:table-cell>
          <table:table-cell office:value-type="float" office:value="292687872" calcext:value-type="float">
            <text:p>292687872</text:p>
          </table:table-cell>
          <table:table-cell office:value-type="float" office:value="302395392" calcext:value-type="float">
            <text:p>3023953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27" calcext:value-type="float">
            <text:p>527</text:p>
          </table:table-cell>
          <table:table-cell office:value-type="float" office:value="1741" calcext:value-type="float">
            <text:p>1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15" calcext:value-type="float">
            <text:p>77.215</text:p>
          </table:table-cell>
          <table:table-cell office:value-type="float" office:value="14.557" calcext:value-type="float">
            <text:p>14.557</text:p>
          </table:table-cell>
          <table:table-cell office:value-type="float" office:value="8.228" calcext:value-type="float">
            <text:p>8.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941" calcext:value-type="float">
            <text:p>77.941</text:p>
          </table:table-cell>
          <table:table-cell office:value-type="float" office:value="10.294" calcext:value-type="float">
            <text:p>10.294</text:p>
          </table:table-cell>
          <table:table-cell office:value-type="float" office:value="11.765" calcext:value-type="float">
            <text:p>11.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269" calcext:value-type="float">
            <text:p>75.269</text:p>
          </table:table-cell>
          <table:table-cell office:value-type="float" office:value="18.28" calcext:value-type="float">
            <text:p>18.28</text:p>
          </table:table-cell>
          <table:table-cell office:value-type="float" office:value="6.452" calcext:value-type="float">
            <text:p>6.45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46.223" calcext:value-type="float">
            <text:p>1436528646.223</text:p>
          </table:table-cell>
          <table:table-cell office:value-type="float" office:value="1493245952" calcext:value-type="float">
            <text:p>1493245952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292687872" calcext:value-type="float">
            <text:p>292687872</text:p>
          </table:table-cell>
          <table:table-cell office:value-type="float" office:value="302395392" calcext:value-type="float">
            <text:p>3023953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56" calcext:value-type="float">
            <text:p>556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99" calcext:value-type="float">
            <text:p>73.099</text:p>
          </table:table-cell>
          <table:table-cell office:value-type="float" office:value="19.298" calcext:value-type="float">
            <text:p>19.298</text:p>
          </table:table-cell>
          <table:table-cell office:value-type="float" office:value="7.018" calcext:value-type="float">
            <text:p>7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80.519" calcext:value-type="float">
            <text:p>80.519</text:p>
          </table:table-cell>
          <table:table-cell office:value-type="float" office:value="18.182" calcext:value-type="float">
            <text:p>18.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9" calcext:value-type="float">
            <text:p>1.299</text:p>
          </table:table-cell>
          <table:table-cell office:value-type="float" office:value="66.667" calcext:value-type="float">
            <text:p>66.667</text:p>
          </table:table-cell>
          <table:table-cell office:value-type="float" office:value="20.43" calcext:value-type="float">
            <text:p>20.43</text:p>
          </table:table-cell>
          <table:table-cell office:value-type="float" office:value="12.903" calcext:value-type="float">
            <text:p>12.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47.223" calcext:value-type="float">
            <text:p>1436528647.223</text:p>
          </table:table-cell>
          <table:table-cell office:value-type="float" office:value="1492815872" calcext:value-type="float">
            <text:p>1492815872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315338752" calcext:value-type="float">
            <text:p>315338752</text:p>
          </table:table-cell>
          <table:table-cell office:value-type="float" office:value="280174592" calcext:value-type="float">
            <text:p>2801745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67" calcext:value-type="float">
            <text:p>667</text:p>
          </table:table-cell>
          <table:table-cell office:value-type="float" office:value="4270" calcext:value-type="float">
            <text:p>4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73" calcext:value-type="float">
            <text:p>69.73</text:p>
          </table:table-cell>
          <table:table-cell office:value-type="float" office:value="23.784" calcext:value-type="float">
            <text:p>23.784</text:p>
          </table:table-cell>
          <table:table-cell office:value-type="float" office:value="6.486" calcext:value-type="float">
            <text:p>6.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444" calcext:value-type="float">
            <text:p>84.444</text:p>
          </table:table-cell>
          <table:table-cell office:value-type="float" office:value="8.889" calcext:value-type="float">
            <text:p>8.889</text:p>
          </table:table-cell>
          <table:table-cell office:value-type="float" office:value="6.667" calcext:value-type="float">
            <text:p>6.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37.5" calcext:value-type="float">
            <text:p>37.5</text:p>
          </table:table-cell>
          <table:table-cell office:value-type="float" office:value="6.25" calcext:value-type="float">
            <text:p>6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48.222" calcext:value-type="float">
            <text:p>1436528648.222</text:p>
          </table:table-cell>
          <table:table-cell office:value-type="float" office:value="1492930560" calcext:value-type="float">
            <text:p>1492930560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350523392" calcext:value-type="float">
            <text:p>350523392</text:p>
          </table:table-cell>
          <table:table-cell office:value-type="float" office:value="244875264" calcext:value-type="float">
            <text:p>244875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88" calcext:value-type="float">
            <text:p>688</text:p>
          </table:table-cell>
          <table:table-cell office:value-type="float" office:value="6993" calcext:value-type="float">
            <text:p>6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22" calcext:value-type="float">
            <text:p>60.622</text:p>
          </table:table-cell>
          <table:table-cell office:value-type="float" office:value="35.233" calcext:value-type="float">
            <text:p>35.233</text:p>
          </table:table-cell>
          <table:table-cell office:value-type="float" office:value="3.627" calcext:value-type="float">
            <text:p>3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71.134" calcext:value-type="float">
            <text:p>71.134</text:p>
          </table:table-cell>
          <table:table-cell office:value-type="float" office:value="22.68" calcext:value-type="float">
            <text:p>22.68</text:p>
          </table:table-cell>
          <table:table-cell office:value-type="float" office:value="6.186" calcext:value-type="float">
            <text:p>6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064" calcext:value-type="float">
            <text:p>51.064</text:p>
          </table:table-cell>
          <table:table-cell office:value-type="float" office:value="47.872" calcext:value-type="float">
            <text:p>47.872</text:p>
          </table:table-cell>
          <table:table-cell office:value-type="float" office:value="1.064" calcext:value-type="float">
            <text:p>1.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49.222" calcext:value-type="float">
            <text:p>1436528649.222</text:p>
          </table:table-cell>
          <table:table-cell office:value-type="float" office:value="1492930560" calcext:value-type="float">
            <text:p>1492930560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350523392" calcext:value-type="float">
            <text:p>350523392</text:p>
          </table:table-cell>
          <table:table-cell office:value-type="float" office:value="244875264" calcext:value-type="float">
            <text:p>244875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17" calcext:value-type="float">
            <text:p>517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43" calcext:value-type="float">
            <text:p>76.543</text:p>
          </table:table-cell>
          <table:table-cell office:value-type="float" office:value="16.049" calcext:value-type="float">
            <text:p>16.049</text:p>
          </table:table-cell>
          <table:table-cell office:value-type="float" office:value="7.407" calcext:value-type="float">
            <text:p>7.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641" calcext:value-type="float">
            <text:p>75.641</text:p>
          </table:table-cell>
          <table:table-cell office:value-type="float" office:value="16.667" calcext:value-type="float">
            <text:p>16.667</text:p>
          </table:table-cell>
          <table:table-cell office:value-type="float" office:value="7.692" calcext:value-type="float">
            <text:p>7.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08" calcext:value-type="float">
            <text:p>77.108</text:p>
          </table:table-cell>
          <table:table-cell office:value-type="float" office:value="16.867" calcext:value-type="float">
            <text:p>16.867</text:p>
          </table:table-cell>
          <table:table-cell office:value-type="float" office:value="6.024" calcext:value-type="float">
            <text:p>6.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50.237" calcext:value-type="float">
            <text:p>1436528650.237</text:p>
          </table:table-cell>
          <table:table-cell office:value-type="float" office:value="1492975616" calcext:value-type="float">
            <text:p>1492975616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392380416" calcext:value-type="float">
            <text:p>392380416</text:p>
          </table:table-cell>
          <table:table-cell office:value-type="float" office:value="202973184" calcext:value-type="float">
            <text:p>20297318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871" calcext:value-type="float">
            <text:p>871</text:p>
          </table:table-cell>
          <table:table-cell office:value-type="float" office:value="6240" calcext:value-type="float">
            <text:p>6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887" calcext:value-type="float">
            <text:p>62.887</text:p>
          </table:table-cell>
          <table:table-cell office:value-type="float" office:value="32.99" calcext:value-type="float">
            <text:p>32.99</text:p>
          </table:table-cell>
          <table:table-cell office:value-type="float" office:value="3.608" calcext:value-type="float">
            <text:p>3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2.083" calcext:value-type="float">
            <text:p>52.083</text:p>
          </table:table-cell>
          <table:table-cell office:value-type="float" office:value="44.792" calcext:value-type="float">
            <text:p>44.792</text:p>
          </table:table-cell>
          <table:table-cell office:value-type="float" office:value="2.083" calcext:value-type="float">
            <text:p>2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office:value-type="float" office:value="73.737" calcext:value-type="float">
            <text:p>73.737</text:p>
          </table:table-cell>
          <table:table-cell office:value-type="float" office:value="20.202" calcext:value-type="float">
            <text:p>20.202</text:p>
          </table:table-cell>
          <table:table-cell office:value-type="float" office:value="6.061" calcext:value-type="float">
            <text:p>6.0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04032" calcext:value-type="float">
            <text:p>5804032</text:p>
          </table:table-cell>
          <table:table-cell office:value-type="float" office:value="0" calcext:value-type="float">
            <text:p>0</text:p>
          </table:table-cell>
          <table:table-cell office:value-type="float" office:value="5804032" calcext:value-type="float">
            <text:p>58040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6528651.221" calcext:value-type="float">
            <text:p>1436528651.221</text:p>
          </table:table-cell>
          <table:table-cell office:value-type="float" office:value="1493471232" calcext:value-type="float">
            <text:p>1493471232</text:p>
          </table:table-cell>
          <table:table-cell office:value-type="float" office:value="12423168" calcext:value-type="float">
            <text:p>12423168</text:p>
          </table:table-cell>
          <table:table-cell office:value-type="float" office:value="428421120" calcext:value-type="float">
            <text:p>428421120</text:p>
          </table:table-cell>
          <table:table-cell office:value-type="float" office:value="166436864" calcext:value-type="float">
            <text:p>1664368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278" calcext:value-type="float">
            <text:p>1278</text:p>
          </table:table-cell>
          <table:table-cell office:value-type="float" office:value="4372" calcext:value-type="float">
            <text:p>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86" calcext:value-type="float">
            <text:p>46.286</text:p>
          </table:table-cell>
          <table:table-cell office:value-type="float" office:value="27.429" calcext:value-type="float">
            <text:p>27.429</text:p>
          </table:table-cell>
          <table:table-cell office:value-type="float" office:value="20" calcext:value-type="float">
            <text:p>20</text:p>
          </table:table-cell>
          <table:table-cell office:value-type="float" office:value="2.857" calcext:value-type="float">
            <text:p>2.857</text:p>
          </table:table-cell>
          <table:table-cell office:value-type="float" office:value="0" calcext:value-type="float">
            <text:p>0</text:p>
          </table:table-cell>
          <table:table-cell office:value-type="float" office:value="3.429" calcext:value-type="float">
            <text:p>3.429</text:p>
          </table:table-cell>
          <table:table-cell office:value-type="float" office:value="34.118" calcext:value-type="float">
            <text:p>34.118</text:p>
          </table:table-cell>
          <table:table-cell office:value-type="float" office:value="32.941" calcext:value-type="float">
            <text:p>32.941</text:p>
          </table:table-cell>
          <table:table-cell office:value-type="float" office:value="18.824" calcext:value-type="float">
            <text:p>18.824</text:p>
          </table:table-cell>
          <table:table-cell office:value-type="float" office:value="7.059" calcext:value-type="float">
            <text:p>7.059</text:p>
          </table:table-cell>
          <table:table-cell office:value-type="float" office:value="0" calcext:value-type="float">
            <text:p>0</text:p>
          </table:table-cell>
          <table:table-cell office:value-type="float" office:value="7.059" calcext:value-type="float">
            <text:p>7.059</text:p>
          </table:table-cell>
          <table:table-cell office:value-type="float" office:value="57.143" calcext:value-type="float">
            <text:p>57.143</text:p>
          </table:table-cell>
          <table:table-cell office:value-type="float" office:value="21.978" calcext:value-type="float">
            <text:p>21.978</text:p>
          </table:table-cell>
          <table:table-cell office:value-type="float" office:value="20.879" calcext:value-type="float">
            <text:p>20.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301184" calcext:value-type="float">
            <text:p>46301184</text:p>
          </table:table-cell>
          <table:table-cell office:value-type="float" office:value="0" calcext:value-type="float">
            <text:p>0</text:p>
          </table:table-cell>
          <table:table-cell office:value-type="float" office:value="46301184" calcext:value-type="float">
            <text:p>4630118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36528652.223" calcext:value-type="float">
            <text:p>1436528652.223</text:p>
          </table:table-cell>
          <table:table-cell office:value-type="float" office:value="1493585920" calcext:value-type="float">
            <text:p>1493585920</text:p>
          </table:table-cell>
          <table:table-cell office:value-type="float" office:value="12427264" calcext:value-type="float">
            <text:p>12427264</text:p>
          </table:table-cell>
          <table:table-cell office:value-type="float" office:value="447778816" calcext:value-type="float">
            <text:p>447778816</text:p>
          </table:table-cell>
          <table:table-cell office:value-type="float" office:value="146960384" calcext:value-type="float">
            <text:p>14696038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334" calcext:value-type="float">
            <text:p>1334</text:p>
          </table:table-cell>
          <table:table-cell office:value-type="float" office:value="2452" calcext:value-type="float">
            <text:p>2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52" calcext:value-type="float">
            <text:p>48.352</text:p>
          </table:table-cell>
          <table:table-cell office:value-type="float" office:value="18.681" calcext:value-type="float">
            <text:p>18.681</text:p>
          </table:table-cell>
          <table:table-cell office:value-type="float" office:value="9.89" calcext:value-type="float">
            <text:p>9.89</text:p>
          </table:table-cell>
          <table:table-cell office:value-type="float" office:value="21.978" calcext:value-type="float">
            <text:p>21.978</text:p>
          </table:table-cell>
          <table:table-cell office:value-type="float" office:value="0" calcext:value-type="float">
            <text:p>0</text:p>
          </table:table-cell>
          <table:table-cell office:value-type="float" office:value="1.099" calcext:value-type="float">
            <text:p>1.099</text:p>
          </table:table-cell>
          <table:table-cell office:value-type="float" office:value="39.535" calcext:value-type="float">
            <text:p>39.535</text:p>
          </table:table-cell>
          <table:table-cell office:value-type="float" office:value="18.605" calcext:value-type="float">
            <text:p>18.605</text:p>
          </table:table-cell>
          <table:table-cell office:value-type="float" office:value="1.163" calcext:value-type="float">
            <text:p>1.163</text:p>
          </table:table-cell>
          <table:table-cell office:value-type="float" office:value="38.372" calcext:value-type="float">
            <text:p>38.372</text:p>
          </table:table-cell>
          <table:table-cell office:value-type="float" office:value="0" calcext:value-type="float">
            <text:p>0</text:p>
          </table:table-cell>
          <table:table-cell office:value-type="float" office:value="2.326" calcext:value-type="float">
            <text:p>2.326</text:p>
          </table:table-cell>
          <table:table-cell office:value-type="float" office:value="56.842" calcext:value-type="float">
            <text:p>56.842</text:p>
          </table:table-cell>
          <table:table-cell office:value-type="float" office:value="18.947" calcext:value-type="float">
            <text:p>18.947</text:p>
          </table:table-cell>
          <table:table-cell office:value-type="float" office:value="16.842" calcext:value-type="float">
            <text:p>16.842</text:p>
          </table:table-cell>
          <table:table-cell office:value-type="float" office:value="7.368" calcext:value-type="float">
            <text:p>7.3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702464" calcext:value-type="float">
            <text:p>32702464</text:p>
          </table:table-cell>
          <table:table-cell office:value-type="float" office:value="0" calcext:value-type="float">
            <text:p>0</text:p>
          </table:table-cell>
          <table:table-cell office:value-type="float" office:value="32702464" calcext:value-type="float">
            <text:p>3270246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36528653.223" calcext:value-type="float">
            <text:p>1436528653.223</text:p>
          </table:table-cell>
          <table:table-cell office:value-type="float" office:value="1493352448" calcext:value-type="float">
            <text:p>1493352448</text:p>
          </table:table-cell>
          <table:table-cell office:value-type="float" office:value="12431360" calcext:value-type="float">
            <text:p>12431360</text:p>
          </table:table-cell>
          <table:table-cell office:value-type="float" office:value="447778816" calcext:value-type="float">
            <text:p>447778816</text:p>
          </table:table-cell>
          <table:table-cell office:value-type="float" office:value="147189760" calcext:value-type="float">
            <text:p>14718976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22" calcext:value-type="float">
            <text:p>522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16" calcext:value-type="float">
            <text:p>53.216</text:p>
          </table:table-cell>
          <table:table-cell office:value-type="float" office:value="5.263" calcext:value-type="float">
            <text:p>5.263</text:p>
          </table:table-cell>
          <table:table-cell office:value-type="float" office:value="19.883" calcext:value-type="float">
            <text:p>19.883</text:p>
          </table:table-cell>
          <table:table-cell office:value-type="float" office:value="20.468" calcext:value-type="float">
            <text:p>20.468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float" office:value="57.647" calcext:value-type="float">
            <text:p>57.647</text:p>
          </table:table-cell>
          <table:table-cell office:value-type="float" office:value="4.706" calcext:value-type="float">
            <text:p>4.706</text:p>
          </table:table-cell>
          <table:table-cell office:value-type="float" office:value="35.294" calcext:value-type="float">
            <text:p>35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3" calcext:value-type="float">
            <text:p>2.353</text:p>
          </table:table-cell>
          <table:table-cell office:value-type="float" office:value="49.412" calcext:value-type="float">
            <text:p>49.412</text:p>
          </table:table-cell>
          <table:table-cell office:value-type="float" office:value="5.882" calcext:value-type="float">
            <text:p>5.882</text:p>
          </table:table-cell>
          <table:table-cell office:value-type="float" office:value="4.706" calcext:value-type="float">
            <text:p>4.70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732736" calcext:value-type="float">
            <text:p>15732736</text:p>
          </table:table-cell>
          <table:table-cell office:value-type="float" office:value="0" calcext:value-type="float">
            <text:p>0</text:p>
          </table:table-cell>
          <table:table-cell office:value-type="float" office:value="15732736" calcext:value-type="float">
            <text:p>157327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6528654.221" calcext:value-type="float">
            <text:p>1436528654.221</text:p>
          </table:table-cell>
          <table:table-cell office:value-type="float" office:value="1493352448" calcext:value-type="float">
            <text:p>1493352448</text:p>
          </table:table-cell>
          <table:table-cell office:value-type="float" office:value="12431360" calcext:value-type="float">
            <text:p>12431360</text:p>
          </table:table-cell>
          <table:table-cell office:value-type="float" office:value="447778816" calcext:value-type="float">
            <text:p>447778816</text:p>
          </table:table-cell>
          <table:table-cell office:value-type="float" office:value="147189760" calcext:value-type="float">
            <text:p>14718976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416" calcext:value-type="float">
            <text:p>416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4" calcext:value-type="float">
            <text:p>56.494</text:p>
          </table:table-cell>
          <table:table-cell office:value-type="float" office:value="5.195" calcext:value-type="float">
            <text:p>5.195</text:p>
          </table:table-cell>
          <table:table-cell office:value-type="float" office:value="38.312" calcext:value-type="float">
            <text:p>38.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178" calcext:value-type="float">
            <text:p>19.178</text:p>
          </table:table-cell>
          <table:table-cell office:value-type="float" office:value="8.219" calcext:value-type="float">
            <text:p>8.219</text:p>
          </table:table-cell>
          <table:table-cell office:value-type="float" office:value="72.603" calcext:value-type="float">
            <text:p>72.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889" calcext:value-type="float">
            <text:p>88.889</text:p>
          </table:table-cell>
          <table:table-cell office:value-type="float" office:value="3.704" calcext:value-type="float">
            <text:p>3.704</text:p>
          </table:table-cell>
          <table:table-cell office:value-type="float" office:value="7.407" calcext:value-type="float">
            <text:p>7.40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55.222" calcext:value-type="float">
            <text:p>1436528655.222</text:p>
          </table:table-cell>
          <table:table-cell office:value-type="float" office:value="1493225472" calcext:value-type="float">
            <text:p>1493225472</text:p>
          </table:table-cell>
          <table:table-cell office:value-type="float" office:value="12431360" calcext:value-type="float">
            <text:p>12431360</text:p>
          </table:table-cell>
          <table:table-cell office:value-type="float" office:value="292741120" calcext:value-type="float">
            <text:p>292741120</text:p>
          </table:table-cell>
          <table:table-cell office:value-type="float" office:value="302354432" calcext:value-type="float">
            <text:p>30235443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00" calcext:value-type="float">
            <text:p>500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59" calcext:value-type="float">
            <text:p>53.659</text:p>
          </table:table-cell>
          <table:table-cell office:value-type="float" office:value="15.244" calcext:value-type="float">
            <text:p>15.244</text:p>
          </table:table-cell>
          <table:table-cell office:value-type="float" office:value="31.098" calcext:value-type="float">
            <text:p>31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7" calcext:value-type="float">
            <text:p>42.857</text:p>
          </table:table-cell>
          <table:table-cell office:value-type="float" office:value="16.883" calcext:value-type="float">
            <text:p>16.883</text:p>
          </table:table-cell>
          <table:table-cell office:value-type="float" office:value="40.26" calcext:value-type="float">
            <text:p>40.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21" calcext:value-type="float">
            <text:p>62.921</text:p>
          </table:table-cell>
          <table:table-cell office:value-type="float" office:value="13.483" calcext:value-type="float">
            <text:p>13.483</text:p>
          </table:table-cell>
          <table:table-cell office:value-type="float" office:value="23.596" calcext:value-type="float">
            <text:p>23.5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56.229" calcext:value-type="float">
            <text:p>1436528656.229</text:p>
          </table:table-cell>
          <table:table-cell office:value-type="float" office:value="1493426176" calcext:value-type="float">
            <text:p>1493426176</text:p>
          </table:table-cell>
          <table:table-cell office:value-type="float" office:value="12431360" calcext:value-type="float">
            <text:p>12431360</text:p>
          </table:table-cell>
          <table:table-cell office:value-type="float" office:value="292691968" calcext:value-type="float">
            <text:p>292691968</text:p>
          </table:table-cell>
          <table:table-cell office:value-type="float" office:value="302202880" calcext:value-type="float">
            <text:p>30220288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13" calcext:value-type="float">
            <text:p>513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48" calcext:value-type="float">
            <text:p>76.048</text:p>
          </table:table-cell>
          <table:table-cell office:value-type="float" office:value="15.569" calcext:value-type="float">
            <text:p>15.569</text:p>
          </table:table-cell>
          <table:table-cell office:value-type="float" office:value="8.383" calcext:value-type="float">
            <text:p>8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73" calcext:value-type="float">
            <text:p>79.73</text:p>
          </table:table-cell>
          <table:table-cell office:value-type="float" office:value="9.459" calcext:value-type="float">
            <text:p>9.459</text:p>
          </table:table-cell>
          <table:table-cell office:value-type="float" office:value="10.811" calcext:value-type="float">
            <text:p>10.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444" calcext:value-type="float">
            <text:p>74.444</text:p>
          </table:table-cell>
          <table:table-cell office:value-type="float" office:value="20" calcext:value-type="float">
            <text:p>20</text:p>
          </table:table-cell>
          <table:table-cell office:value-type="float" office:value="5.556" calcext:value-type="float">
            <text:p>5.5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57.224" calcext:value-type="float">
            <text:p>1436528657.224</text:p>
          </table:table-cell>
          <table:table-cell office:value-type="float" office:value="1493417984" calcext:value-type="float">
            <text:p>1493417984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292691968" calcext:value-type="float">
            <text:p>292691968</text:p>
          </table:table-cell>
          <table:table-cell office:value-type="float" office:value="302202880" calcext:value-type="float">
            <text:p>30220288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34" calcext:value-type="float">
            <text:p>534</text:p>
          </table:table-cell>
          <table:table-cell office:value-type="float" office:value="2567" calcext:value-type="float">
            <text:p>2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41" calcext:value-type="float">
            <text:p>72.941</text:p>
          </table:table-cell>
          <table:table-cell office:value-type="float" office:value="20" calcext:value-type="float">
            <text:p>20</text:p>
          </table:table-cell>
          <table:table-cell office:value-type="float" office:value="7.059" calcext:value-type="float">
            <text:p>7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093" calcext:value-type="float">
            <text:p>72.093</text:p>
          </table:table-cell>
          <table:table-cell office:value-type="float" office:value="24.419" calcext:value-type="float">
            <text:p>24.419</text:p>
          </table:table-cell>
          <table:table-cell office:value-type="float" office:value="2.326" calcext:value-type="float">
            <text:p>2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73.256" calcext:value-type="float">
            <text:p>73.256</text:p>
          </table:table-cell>
          <table:table-cell office:value-type="float" office:value="15.116" calcext:value-type="float">
            <text:p>15.116</text:p>
          </table:table-cell>
          <table:table-cell office:value-type="float" office:value="11.628" calcext:value-type="float">
            <text:p>11.6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57344" calcext:value-type="float">
            <text:p>573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58.222" calcext:value-type="float">
            <text:p>1436528658.222</text:p>
          </table:table-cell>
          <table:table-cell office:value-type="float" office:value="1493417984" calcext:value-type="float">
            <text:p>1493417984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292691968" calcext:value-type="float">
            <text:p>292691968</text:p>
          </table:table-cell>
          <table:table-cell office:value-type="float" office:value="302202880" calcext:value-type="float">
            <text:p>30220288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81" calcext:value-type="float">
            <text:p>581</text:p>
          </table:table-cell>
          <table:table-cell office:value-type="float" office:value="2334" calcext:value-type="float">
            <text:p>2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06" calcext:value-type="float">
            <text:p>74.706</text:p>
          </table:table-cell>
          <table:table-cell office:value-type="float" office:value="18.824" calcext:value-type="float">
            <text:p>18.824</text:p>
          </table:table-cell>
          <table:table-cell office:value-type="float" office:value="6.471" calcext:value-type="float">
            <text:p>6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478" calcext:value-type="float">
            <text:p>68.478</text:p>
          </table:table-cell>
          <table:table-cell office:value-type="float" office:value="22.826" calcext:value-type="float">
            <text:p>22.826</text:p>
          </table:table-cell>
          <table:table-cell office:value-type="float" office:value="8.696" calcext:value-type="float">
            <text:p>8.6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59.222" calcext:value-type="float">
            <text:p>1436528659.222</text:p>
          </table:table-cell>
          <table:table-cell office:value-type="float" office:value="1493037056" calcext:value-type="float">
            <text:p>1493037056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295231488" calcext:value-type="float">
            <text:p>295231488</text:p>
          </table:table-cell>
          <table:table-cell office:value-type="float" office:value="300044288" calcext:value-type="float">
            <text:p>30004428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84" calcext:value-type="float">
            <text:p>73.184</text:p>
          </table:table-cell>
          <table:table-cell office:value-type="float" office:value="20.112" calcext:value-type="float">
            <text:p>20.112</text:p>
          </table:table-cell>
          <table:table-cell office:value-type="float" office:value="6.145" calcext:value-type="float">
            <text:p>6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85" calcext:value-type="float">
            <text:p>85</text:p>
          </table:table-cell>
          <table:table-cell office:value-type="float" office:value="8.75" calcext:value-type="float">
            <text:p>8.75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583" calcext:value-type="float">
            <text:p>64.583</text:p>
          </table:table-cell>
          <table:table-cell office:value-type="float" office:value="29.167" calcext:value-type="float">
            <text:p>29.167</text:p>
          </table:table-cell>
          <table:table-cell office:value-type="float" office:value="5.208" calcext:value-type="float">
            <text:p>5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2" calcext:value-type="float">
            <text:p>1.04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0.223" calcext:value-type="float">
            <text:p>1436528660.223</text:p>
          </table:table-cell>
          <table:table-cell office:value-type="float" office:value="1492885504" calcext:value-type="float">
            <text:p>1492885504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328904704" calcext:value-type="float">
            <text:p>328904704</text:p>
          </table:table-cell>
          <table:table-cell office:value-type="float" office:value="266522624" calcext:value-type="float">
            <text:p>26652262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861" calcext:value-type="float">
            <text:p>861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8.205" calcext:value-type="float">
            <text:p>28.205</text:p>
          </table:table-cell>
          <table:table-cell office:value-type="float" office:value="5.128" calcext:value-type="float">
            <text:p>5.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347" calcext:value-type="float">
            <text:p>67.347</text:p>
          </table:table-cell>
          <table:table-cell office:value-type="float" office:value="30.612" calcext:value-type="float">
            <text:p>30.612</text:p>
          </table:table-cell>
          <table:table-cell office:value-type="float" office:value="2.041" calcext:value-type="float">
            <text:p>2.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79" calcext:value-type="float">
            <text:p>65.979</text:p>
          </table:table-cell>
          <table:table-cell office:value-type="float" office:value="25.773" calcext:value-type="float">
            <text:p>25.773</text:p>
          </table:table-cell>
          <table:table-cell office:value-type="float" office:value="8.247" calcext:value-type="float">
            <text:p>8.24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1.228" calcext:value-type="float">
            <text:p>1436528661.228</text:p>
          </table:table-cell>
          <table:table-cell office:value-type="float" office:value="1492971520" calcext:value-type="float">
            <text:p>1492971520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350531584" calcext:value-type="float">
            <text:p>350531584</text:p>
          </table:table-cell>
          <table:table-cell office:value-type="float" office:value="244809728" calcext:value-type="float">
            <text:p>24480972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86" calcext:value-type="float">
            <text:p>586</text:p>
          </table:table-cell>
          <table:table-cell office:value-type="float" office:value="3870" calcext:value-type="float">
            <text:p>3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1" calcext:value-type="float">
            <text:p>71.91</text:p>
          </table:table-cell>
          <table:table-cell office:value-type="float" office:value="24.157" calcext:value-type="float">
            <text:p>24.157</text:p>
          </table:table-cell>
          <table:table-cell office:value-type="float" office:value="3.933" calcext:value-type="float">
            <text:p>3.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818" calcext:value-type="float">
            <text:p>56.818</text:p>
          </table:table-cell>
          <table:table-cell office:value-type="float" office:value="39.773" calcext:value-type="float">
            <text:p>39.773</text:p>
          </table:table-cell>
          <table:table-cell office:value-type="float" office:value="3.409" calcext:value-type="float">
            <text:p>3.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714" calcext:value-type="float">
            <text:p>85.714</text:p>
          </table:table-cell>
          <table:table-cell office:value-type="float" office:value="9.89" calcext:value-type="float">
            <text:p>9.89</text:p>
          </table:table-cell>
          <table:table-cell office:value-type="float" office:value="4.396" calcext:value-type="float">
            <text:p>4.39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2.221" calcext:value-type="float">
            <text:p>1436528662.221</text:p>
          </table:table-cell>
          <table:table-cell office:value-type="float" office:value="1492987904" calcext:value-type="float">
            <text:p>1492987904</text:p>
          </table:table-cell>
          <table:table-cell office:value-type="float" office:value="12439552" calcext:value-type="float">
            <text:p>12439552</text:p>
          </table:table-cell>
          <table:table-cell office:value-type="float" office:value="367910912" calcext:value-type="float">
            <text:p>367910912</text:p>
          </table:table-cell>
          <table:table-cell office:value-type="float" office:value="227414016" calcext:value-type="float">
            <text:p>22741401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75" calcext:value-type="float">
            <text:p>775</text:p>
          </table:table-cell>
          <table:table-cell office:value-type="float" office:value="3843" calcext:value-type="float">
            <text:p>3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064" calcext:value-type="float">
            <text:p>76.064</text:p>
          </table:table-cell>
          <table:table-cell office:value-type="float" office:value="19.149" calcext:value-type="float">
            <text:p>19.149</text:p>
          </table:table-cell>
          <table:table-cell office:value-type="float" office:value="4.787" calcext:value-type="float">
            <text:p>4.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958" calcext:value-type="float">
            <text:p>73.958</text:p>
          </table:table-cell>
          <table:table-cell office:value-type="float" office:value="20.833" calcext:value-type="float">
            <text:p>20.833</text:p>
          </table:table-cell>
          <table:table-cell office:value-type="float" office:value="5.208" calcext:value-type="float">
            <text:p>5.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348" calcext:value-type="float">
            <text:p>79.348</text:p>
          </table:table-cell>
          <table:table-cell office:value-type="float" office:value="16.304" calcext:value-type="float">
            <text:p>16.304</text:p>
          </table:table-cell>
          <table:table-cell office:value-type="float" office:value="4.348" calcext:value-type="float">
            <text:p>4.34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3.221" calcext:value-type="float">
            <text:p>1436528663.221</text:p>
          </table:table-cell>
          <table:table-cell office:value-type="float" office:value="1493241856" calcext:value-type="float">
            <text:p>1493241856</text:p>
          </table:table-cell>
          <table:table-cell office:value-type="float" office:value="12447744" calcext:value-type="float">
            <text:p>12447744</text:p>
          </table:table-cell>
          <table:table-cell office:value-type="float" office:value="404049920" calcext:value-type="float">
            <text:p>404049920</text:p>
          </table:table-cell>
          <table:table-cell office:value-type="float" office:value="191012864" calcext:value-type="float">
            <text:p>1910128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88" calcext:value-type="float">
            <text:p>788</text:p>
          </table:table-cell>
          <table:table-cell office:value-type="float" office:value="6399" calcext:value-type="float">
            <text:p>6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13" calcext:value-type="float">
            <text:p>57.513</text:p>
          </table:table-cell>
          <table:table-cell office:value-type="float" office:value="35.233" calcext:value-type="float">
            <text:p>35.233</text:p>
          </table:table-cell>
          <table:table-cell office:value-type="float" office:value="3.627" calcext:value-type="float">
            <text:p>3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7" calcext:value-type="float">
            <text:p>3.627</text:p>
          </table:table-cell>
          <table:table-cell office:value-type="float" office:value="32.979" calcext:value-type="float">
            <text:p>32.979</text:p>
          </table:table-cell>
          <table:table-cell office:value-type="float" office:value="55.319" calcext:value-type="float">
            <text:p>55.319</text:p>
          </table:table-cell>
          <table:table-cell office:value-type="float" office:value="5.319" calcext:value-type="float">
            <text:p>5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3" calcext:value-type="float">
            <text:p>6.383</text:p>
          </table:table-cell>
          <table:table-cell office:value-type="float" office:value="80.612" calcext:value-type="float">
            <text:p>80.612</text:p>
          </table:table-cell>
          <table:table-cell office:value-type="float" office:value="17.347" calcext:value-type="float">
            <text:p>17.347</text:p>
          </table:table-cell>
          <table:table-cell office:value-type="float" office:value="2.041" calcext:value-type="float">
            <text:p>2.0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010816" calcext:value-type="float">
            <text:p>31010816</text:p>
          </table:table-cell>
          <table:table-cell office:value-type="float" office:value="0" calcext:value-type="float">
            <text:p>0</text:p>
          </table:table-cell>
          <table:table-cell office:value-type="float" office:value="31010816" calcext:value-type="float">
            <text:p>3101081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36528664.224" calcext:value-type="float">
            <text:p>1436528664.224</text:p>
          </table:table-cell>
          <table:table-cell office:value-type="float" office:value="1493319680" calcext:value-type="float">
            <text:p>1493319680</text:p>
          </table:table-cell>
          <table:table-cell office:value-type="float" office:value="12447744" calcext:value-type="float">
            <text:p>12447744</text:p>
          </table:table-cell>
          <table:table-cell office:value-type="float" office:value="447787008" calcext:value-type="float">
            <text:p>447787008</text:p>
          </table:table-cell>
          <table:table-cell office:value-type="float" office:value="147197952" calcext:value-type="float">
            <text:p>14719795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760" calcext:value-type="float">
            <text:p>1760</text:p>
          </table:table-cell>
          <table:table-cell office:value-type="float" office:value="3676" calcext:value-type="float">
            <text:p>3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99" calcext:value-type="float">
            <text:p>30.899</text:p>
          </table:table-cell>
          <table:table-cell office:value-type="float" office:value="33.708" calcext:value-type="float">
            <text:p>33.708</text:p>
          </table:table-cell>
          <table:table-cell office:value-type="float" office:value="35.393" calcext:value-type="float">
            <text:p>35.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76" calcext:value-type="float">
            <text:p>21.176</text:p>
          </table:table-cell>
          <table:table-cell office:value-type="float" office:value="17.647" calcext:value-type="float">
            <text:p>17.64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39.362" calcext:value-type="float">
            <text:p>39.362</text:p>
          </table:table-cell>
          <table:table-cell office:value-type="float" office:value="47.872" calcext:value-type="float">
            <text:p>47.872</text:p>
          </table:table-cell>
          <table:table-cell office:value-type="float" office:value="12.766" calcext:value-type="float">
            <text:p>12.7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902528" calcext:value-type="float">
            <text:p>26902528</text:p>
          </table:table-cell>
          <table:table-cell office:value-type="float" office:value="0" calcext:value-type="float">
            <text:p>0</text:p>
          </table:table-cell>
          <table:table-cell office:value-type="float" office:value="26902528" calcext:value-type="float">
            <text:p>269025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6528665.23" calcext:value-type="float">
            <text:p>1436528665.23</text:p>
          </table:table-cell>
          <table:table-cell office:value-type="float" office:value="1493311488" calcext:value-type="float">
            <text:p>1493311488</text:p>
          </table:table-cell>
          <table:table-cell office:value-type="float" office:value="12447744" calcext:value-type="float">
            <text:p>12447744</text:p>
          </table:table-cell>
          <table:table-cell office:value-type="float" office:value="447787008" calcext:value-type="float">
            <text:p>447787008</text:p>
          </table:table-cell>
          <table:table-cell office:value-type="float" office:value="147206144" calcext:value-type="float">
            <text:p>14720614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12" calcext:value-type="float">
            <text:p>612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66" calcext:value-type="float">
            <text:p>55.866</text:p>
          </table:table-cell>
          <table:table-cell office:value-type="float" office:value="8.939" calcext:value-type="float">
            <text:p>8.939</text:p>
          </table:table-cell>
          <table:table-cell office:value-type="float" office:value="34.637" calcext:value-type="float">
            <text:p>34.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office:value-type="float" office:value="42.697" calcext:value-type="float">
            <text:p>42.697</text:p>
          </table:table-cell>
          <table:table-cell office:value-type="float" office:value="6.742" calcext:value-type="float">
            <text:p>6.742</text:p>
          </table:table-cell>
          <table:table-cell office:value-type="float" office:value="50.562" calcext:value-type="float">
            <text:p>50.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889" calcext:value-type="float">
            <text:p>68.88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1" calcext:value-type="float">
            <text:p>1.1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6.225" calcext:value-type="float">
            <text:p>1436528666.225</text:p>
          </table:table-cell>
          <table:table-cell office:value-type="float" office:value="1493311488" calcext:value-type="float">
            <text:p>1493311488</text:p>
          </table:table-cell>
          <table:table-cell office:value-type="float" office:value="12447744" calcext:value-type="float">
            <text:p>12447744</text:p>
          </table:table-cell>
          <table:table-cell office:value-type="float" office:value="447787008" calcext:value-type="float">
            <text:p>447787008</text:p>
          </table:table-cell>
          <table:table-cell office:value-type="float" office:value="147206144" calcext:value-type="float">
            <text:p>14720614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418" calcext:value-type="float">
            <text:p>418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79" calcext:value-type="float">
            <text:p>56.79</text:p>
          </table:table-cell>
          <table:table-cell office:value-type="float" office:value="3.704" calcext:value-type="float">
            <text:p>3.704</text:p>
          </table:table-cell>
          <table:table-cell office:value-type="float" office:value="38.889" calcext:value-type="float">
            <text:p>38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20.779" calcext:value-type="float">
            <text:p>20.779</text:p>
          </table:table-cell>
          <table:table-cell office:value-type="float" office:value="5.195" calcext:value-type="float">
            <text:p>5.195</text:p>
          </table:table-cell>
          <table:table-cell office:value-type="float" office:value="74.026" calcext:value-type="float">
            <text:p>74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88" calcext:value-type="float">
            <text:p>90.588</text:p>
          </table:table-cell>
          <table:table-cell office:value-type="float" office:value="2.353" calcext:value-type="float">
            <text:p>2.353</text:p>
          </table:table-cell>
          <table:table-cell office:value-type="float" office:value="7.059" calcext:value-type="float">
            <text:p>7.0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7.227" calcext:value-type="float">
            <text:p>1436528667.227</text:p>
          </table:table-cell>
          <table:table-cell office:value-type="float" office:value="1493311488" calcext:value-type="float">
            <text:p>1493311488</text:p>
          </table:table-cell>
          <table:table-cell office:value-type="float" office:value="12447744" calcext:value-type="float">
            <text:p>12447744</text:p>
          </table:table-cell>
          <table:table-cell office:value-type="float" office:value="447787008" calcext:value-type="float">
            <text:p>447787008</text:p>
          </table:table-cell>
          <table:table-cell office:value-type="float" office:value="147206144" calcext:value-type="float">
            <text:p>14720614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453" calcext:value-type="float">
            <text:p>453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068" calcext:value-type="float">
            <text:p>49.068</text:p>
          </table:table-cell>
          <table:table-cell office:value-type="float" office:value="6.832" calcext:value-type="float">
            <text:p>6.832</text:p>
          </table:table-cell>
          <table:table-cell office:value-type="float" office:value="44.099" calcext:value-type="float">
            <text:p>44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753" calcext:value-type="float">
            <text:p>65.753</text:p>
          </table:table-cell>
          <table:table-cell office:value-type="float" office:value="6.849" calcext:value-type="float">
            <text:p>6.849</text:p>
          </table:table-cell>
          <table:table-cell office:value-type="float" office:value="27.397" calcext:value-type="float">
            <text:p>27.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831" calcext:value-type="float">
            <text:p>34.831</text:p>
          </table:table-cell>
          <table:table-cell office:value-type="float" office:value="7.865" calcext:value-type="float">
            <text:p>7.865</text:p>
          </table:table-cell>
          <table:table-cell office:value-type="float" office:value="57.303" calcext:value-type="float">
            <text:p>57.3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68.227" calcext:value-type="float">
            <text:p>1436528668.227</text:p>
          </table:table-cell>
          <table:table-cell office:value-type="float" office:value="1493377024" calcext:value-type="float">
            <text:p>1493377024</text:p>
          </table:table-cell>
          <table:table-cell office:value-type="float" office:value="12455936" calcext:value-type="float">
            <text:p>12455936</text:p>
          </table:table-cell>
          <table:table-cell office:value-type="float" office:value="292700160" calcext:value-type="float">
            <text:p>292700160</text:p>
          </table:table-cell>
          <table:table-cell office:value-type="float" office:value="302219264" calcext:value-type="float">
            <text:p>302219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21" calcext:value-type="float">
            <text:p>621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111" calcext:value-type="float">
            <text:p>71.111</text:p>
          </table:table-cell>
          <table:table-cell office:value-type="float" office:value="11.667" calcext:value-type="float">
            <text:p>11.667</text:p>
          </table:table-cell>
          <table:table-cell office:value-type="float" office:value="17.222" calcext:value-type="float">
            <text:p>17.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824" calcext:value-type="float">
            <text:p>78.824</text:p>
          </table:table-cell>
          <table:table-cell office:value-type="float" office:value="12.941" calcext:value-type="float">
            <text:p>12.941</text:p>
          </table:table-cell>
          <table:table-cell office:value-type="float" office:value="7.059" calcext:value-type="float">
            <text:p>7.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63.83" calcext:value-type="float">
            <text:p>63.83</text:p>
          </table:table-cell>
          <table:table-cell office:value-type="float" office:value="9.574" calcext:value-type="float">
            <text:p>9.574</text:p>
          </table:table-cell>
          <table:table-cell office:value-type="float" office:value="26.596" calcext:value-type="float">
            <text:p>26.5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98304" calcext:value-type="float">
            <text:p>98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6528669.223" calcext:value-type="float">
            <text:p>1436528669.223</text:p>
          </table:table-cell>
          <table:table-cell office:value-type="float" office:value="1493377024" calcext:value-type="float">
            <text:p>1493377024</text:p>
          </table:table-cell>
          <table:table-cell office:value-type="float" office:value="12455936" calcext:value-type="float">
            <text:p>12455936</text:p>
          </table:table-cell>
          <table:table-cell office:value-type="float" office:value="292700160" calcext:value-type="float">
            <text:p>292700160</text:p>
          </table:table-cell>
          <table:table-cell office:value-type="float" office:value="302219264" calcext:value-type="float">
            <text:p>302219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28" calcext:value-type="float">
            <text:p>528</text:p>
          </table:table-cell>
          <table:table-cell office:value-type="float" office:value="1903" calcext:value-type="float">
            <text:p>1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07" calcext:value-type="float">
            <text:p>79.07</text:p>
          </table:table-cell>
          <table:table-cell office:value-type="float" office:value="13.953" calcext:value-type="float">
            <text:p>13.953</text:p>
          </table:table-cell>
          <table:table-cell office:value-type="float" office:value="6.977" calcext:value-type="float">
            <text:p>6.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471" calcext:value-type="float">
            <text:p>76.471</text:p>
          </table:table-cell>
          <table:table-cell office:value-type="float" office:value="18.824" calcext:value-type="float">
            <text:p>18.824</text:p>
          </table:table-cell>
          <table:table-cell office:value-type="float" office:value="4.706" calcext:value-type="float">
            <text:p>4.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58" calcext:value-type="float">
            <text:p>82.558</text:p>
          </table:table-cell>
          <table:table-cell office:value-type="float" office:value="9.302" calcext:value-type="float">
            <text:p>9.302</text:p>
          </table:table-cell>
          <table:table-cell office:value-type="float" office:value="8.14" calcext:value-type="float">
            <text:p>8.1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0.229" calcext:value-type="float">
            <text:p>1436528670.229</text:p>
          </table:table-cell>
          <table:table-cell office:value-type="float" office:value="1493377024" calcext:value-type="float">
            <text:p>1493377024</text:p>
          </table:table-cell>
          <table:table-cell office:value-type="float" office:value="12455936" calcext:value-type="float">
            <text:p>12455936</text:p>
          </table:table-cell>
          <table:table-cell office:value-type="float" office:value="292700160" calcext:value-type="float">
            <text:p>292700160</text:p>
          </table:table-cell>
          <table:table-cell office:value-type="float" office:value="302219264" calcext:value-type="float">
            <text:p>302219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06" calcext:value-type="float">
            <text:p>506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72" calcext:value-type="float">
            <text:p>75.472</text:p>
          </table:table-cell>
          <table:table-cell office:value-type="float" office:value="16.981" calcext:value-type="float">
            <text:p>16.981</text:p>
          </table:table-cell>
          <table:table-cell office:value-type="float" office:value="7.547" calcext:value-type="float">
            <text:p>7.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3.75" calcext:value-type="float">
            <text:p>23.75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49" calcext:value-type="float">
            <text:p>75.949</text:p>
          </table:table-cell>
          <table:table-cell office:value-type="float" office:value="10.127" calcext:value-type="float">
            <text:p>10.127</text:p>
          </table:table-cell>
          <table:table-cell office:value-type="float" office:value="13.924" calcext:value-type="float">
            <text:p>13.92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1.227" calcext:value-type="float">
            <text:p>1436528671.227</text:p>
          </table:table-cell>
          <table:table-cell office:value-type="float" office:value="1493377024" calcext:value-type="float">
            <text:p>1493377024</text:p>
          </table:table-cell>
          <table:table-cell office:value-type="float" office:value="12455936" calcext:value-type="float">
            <text:p>12455936</text:p>
          </table:table-cell>
          <table:table-cell office:value-type="float" office:value="292700160" calcext:value-type="float">
            <text:p>292700160</text:p>
          </table:table-cell>
          <table:table-cell office:value-type="float" office:value="302219264" calcext:value-type="float">
            <text:p>30221926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30" calcext:value-type="float">
            <text:p>530</text:p>
          </table:table-cell>
          <table:table-cell office:value-type="float" office:value="3263" calcext:value-type="float">
            <text:p>3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3" calcext:value-type="float">
            <text:p>70.93</text:p>
          </table:table-cell>
          <table:table-cell office:value-type="float" office:value="22.093" calcext:value-type="float">
            <text:p>22.093</text:p>
          </table:table-cell>
          <table:table-cell office:value-type="float" office:value="6.977" calcext:value-type="float">
            <text:p>6.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921" calcext:value-type="float">
            <text:p>62.921</text:p>
          </table:table-cell>
          <table:table-cell office:value-type="float" office:value="34.831" calcext:value-type="float">
            <text:p>34.831</text:p>
          </table:table-cell>
          <table:table-cell office:value-type="float" office:value="2.247" calcext:value-type="float">
            <text:p>2.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571" calcext:value-type="float">
            <text:p>78.571</text:p>
          </table:table-cell>
          <table:table-cell office:value-type="float" office:value="9.524" calcext:value-type="float">
            <text:p>9.524</text:p>
          </table:table-cell>
          <table:table-cell office:value-type="float" office:value="11.905" calcext:value-type="float">
            <text:p>11.9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2.222" calcext:value-type="float">
            <text:p>1436528672.222</text:p>
          </table:table-cell>
          <table:table-cell office:value-type="float" office:value="1493381120" calcext:value-type="float">
            <text:p>1493381120</text:p>
          </table:table-cell>
          <table:table-cell office:value-type="float" office:value="12455936" calcext:value-type="float">
            <text:p>12455936</text:p>
          </table:table-cell>
          <table:table-cell office:value-type="float" office:value="320884736" calcext:value-type="float">
            <text:p>320884736</text:p>
          </table:table-cell>
          <table:table-cell office:value-type="float" office:value="274030592" calcext:value-type="float">
            <text:p>2740305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55" calcext:value-type="float">
            <text:p>655</text:p>
          </table:table-cell>
          <table:table-cell office:value-type="float" office:value="5485" calcext:value-type="float">
            <text:p>5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254" calcext:value-type="float">
            <text:p>68.254</text:p>
          </table:table-cell>
          <table:table-cell office:value-type="float" office:value="28.042" calcext:value-type="float">
            <text:p>28.042</text:p>
          </table:table-cell>
          <table:table-cell office:value-type="float" office:value="3.704" calcext:value-type="float">
            <text:p>3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57" calcext:value-type="float">
            <text:p>79.57</text:p>
          </table:table-cell>
          <table:table-cell office:value-type="float" office:value="18.28" calcext:value-type="float">
            <text:p>18.28</text:p>
          </table:table-cell>
          <table:table-cell office:value-type="float" office:value="2.151" calcext:value-type="float">
            <text:p>2.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333" calcext:value-type="float">
            <text:p>58.333</text:p>
          </table:table-cell>
          <table:table-cell office:value-type="float" office:value="36.458" calcext:value-type="float">
            <text:p>36.458</text:p>
          </table:table-cell>
          <table:table-cell office:value-type="float" office:value="5.208" calcext:value-type="float">
            <text:p>5.2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3.223" calcext:value-type="float">
            <text:p>1436528673.223</text:p>
          </table:table-cell>
          <table:table-cell office:value-type="float" office:value="1493401600" calcext:value-type="float">
            <text:p>1493401600</text:p>
          </table:table-cell>
          <table:table-cell office:value-type="float" office:value="12464128" calcext:value-type="float">
            <text:p>12464128</text:p>
          </table:table-cell>
          <table:table-cell office:value-type="float" office:value="349425664" calcext:value-type="float">
            <text:p>349425664</text:p>
          </table:table-cell>
          <table:table-cell office:value-type="float" office:value="245460992" calcext:value-type="float">
            <text:p>2454609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56" calcext:value-type="float">
            <text:p>656</text:p>
          </table:table-cell>
          <table:table-cell office:value-type="float" office:value="6145" calcext:value-type="float">
            <text:p>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91" calcext:value-type="float">
            <text:p>58.791</text:p>
          </table:table-cell>
          <table:table-cell office:value-type="float" office:value="35.165" calcext:value-type="float">
            <text:p>35.165</text:p>
          </table:table-cell>
          <table:table-cell office:value-type="float" office:value="6.044" calcext:value-type="float">
            <text:p>6.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538" calcext:value-type="float">
            <text:p>61.538</text:p>
          </table:table-cell>
          <table:table-cell office:value-type="float" office:value="35.165" calcext:value-type="float">
            <text:p>35.165</text:p>
          </table:table-cell>
          <table:table-cell office:value-type="float" office:value="3.297" calcext:value-type="float">
            <text:p>3.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945" calcext:value-type="float">
            <text:p>54.945</text:p>
          </table:table-cell>
          <table:table-cell office:value-type="float" office:value="36.264" calcext:value-type="float">
            <text:p>36.264</text:p>
          </table:table-cell>
          <table:table-cell office:value-type="float" office:value="8.791" calcext:value-type="float">
            <text:p>8.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61440" calcext:value-type="float">
            <text:p>614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74.222" calcext:value-type="float">
            <text:p>1436528674.222</text:p>
          </table:table-cell>
          <table:table-cell office:value-type="float" office:value="1493020672" calcext:value-type="float">
            <text:p>1493020672</text:p>
          </table:table-cell>
          <table:table-cell office:value-type="float" office:value="12464128" calcext:value-type="float">
            <text:p>12464128</text:p>
          </table:table-cell>
          <table:table-cell office:value-type="float" office:value="377487360" calcext:value-type="float">
            <text:p>377487360</text:p>
          </table:table-cell>
          <table:table-cell office:value-type="float" office:value="217780224" calcext:value-type="float">
            <text:p>21778022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785" calcext:value-type="float">
            <text:p>785</text:p>
          </table:table-cell>
          <table:table-cell office:value-type="float" office:value="5906" calcext:value-type="float">
            <text:p>5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35" calcext:value-type="float">
            <text:p>64.835</text:p>
          </table:table-cell>
          <table:table-cell office:value-type="float" office:value="31.319" calcext:value-type="float">
            <text:p>31.319</text:p>
          </table:table-cell>
          <table:table-cell office:value-type="float" office:value="3.846" calcext:value-type="float">
            <text:p>3.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36.458" calcext:value-type="float">
            <text:p>36.458</text:p>
          </table:table-cell>
          <table:table-cell office:value-type="float" office:value="1.042" calcext:value-type="float">
            <text:p>1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667" calcext:value-type="float">
            <text:p>66.667</text:p>
          </table:table-cell>
          <table:table-cell office:value-type="float" office:value="25.287" calcext:value-type="float">
            <text:p>25.287</text:p>
          </table:table-cell>
          <table:table-cell office:value-type="float" office:value="8.046" calcext:value-type="float">
            <text:p>8.04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5.222" calcext:value-type="float">
            <text:p>1436528675.222</text:p>
          </table:table-cell>
          <table:table-cell office:value-type="float" office:value="1493790720" calcext:value-type="float">
            <text:p>1493790720</text:p>
          </table:table-cell>
          <table:table-cell office:value-type="float" office:value="12464128" calcext:value-type="float">
            <text:p>12464128</text:p>
          </table:table-cell>
          <table:table-cell office:value-type="float" office:value="408301568" calcext:value-type="float">
            <text:p>408301568</text:p>
          </table:table-cell>
          <table:table-cell office:value-type="float" office:value="186195968" calcext:value-type="float">
            <text:p>18619596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29" calcext:value-type="float">
            <text:p>929</text:p>
          </table:table-cell>
          <table:table-cell office:value-type="float" office:value="6539" calcext:value-type="float">
            <text:p>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75" calcext:value-type="float">
            <text:p>59.375</text:p>
          </table:table-cell>
          <table:table-cell office:value-type="float" office:value="33.854" calcext:value-type="float">
            <text:p>33.854</text:p>
          </table:table-cell>
          <table:table-cell office:value-type="float" office:value="3.125" calcext:value-type="float">
            <text:p>3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47.872" calcext:value-type="float">
            <text:p>47.872</text:p>
          </table:table-cell>
          <table:table-cell office:value-type="float" office:value="40.426" calcext:value-type="float">
            <text:p>40.426</text:p>
          </table:table-cell>
          <table:table-cell office:value-type="float" office:value="5.319" calcext:value-type="float">
            <text:p>5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83" calcext:value-type="float">
            <text:p>6.383</text:p>
          </table:table-cell>
          <table:table-cell office:value-type="float" office:value="71.875" calcext:value-type="float">
            <text:p>71.875</text:p>
          </table:table-cell>
          <table:table-cell office:value-type="float" office:value="28.125" calcext:value-type="float">
            <text:p>28.1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435200" calcext:value-type="float">
            <text:p>48435200</text:p>
          </table:table-cell>
          <table:table-cell office:value-type="float" office:value="0" calcext:value-type="float">
            <text:p>0</text:p>
          </table:table-cell>
          <table:table-cell office:value-type="float" office:value="48435200" calcext:value-type="float">
            <text:p>484352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36528676.221" calcext:value-type="float">
            <text:p>1436528676.221</text:p>
          </table:table-cell>
          <table:table-cell office:value-type="float" office:value="1493123072" calcext:value-type="float">
            <text:p>1493123072</text:p>
          </table:table-cell>
          <table:table-cell office:value-type="float" office:value="12464128" calcext:value-type="float">
            <text:p>12464128</text:p>
          </table:table-cell>
          <table:table-cell office:value-type="float" office:value="435380224" calcext:value-type="float">
            <text:p>435380224</text:p>
          </table:table-cell>
          <table:table-cell office:value-type="float" office:value="159784960" calcext:value-type="float">
            <text:p>15978496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472" calcext:value-type="float">
            <text:p>1472</text:p>
          </table:table-cell>
          <table:table-cell office:value-type="float" office:value="2944" calcext:value-type="float">
            <text:p>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725" calcext:value-type="float">
            <text:p>56.725</text:p>
          </table:table-cell>
          <table:table-cell office:value-type="float" office:value="17.544" calcext:value-type="float">
            <text:p>17.544</text:p>
          </table:table-cell>
          <table:table-cell office:value-type="float" office:value="23.977" calcext:value-type="float">
            <text:p>23.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4" calcext:value-type="float">
            <text:p>1.754</text:p>
          </table:table-cell>
          <table:table-cell office:value-type="float" office:value="35.366" calcext:value-type="float">
            <text:p>35.366</text:p>
          </table:table-cell>
          <table:table-cell office:value-type="float" office:value="18.293" calcext:value-type="float">
            <text:p>18.293</text:p>
          </table:table-cell>
          <table:table-cell office:value-type="float" office:value="42.683" calcext:value-type="float">
            <text:p>42.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59" calcext:value-type="float">
            <text:p>3.659</text:p>
          </table:table-cell>
          <table:table-cell office:value-type="float" office:value="77.273" calcext:value-type="float">
            <text:p>77.273</text:p>
          </table:table-cell>
          <table:table-cell office:value-type="float" office:value="15.909" calcext:value-type="float">
            <text:p>15.909</text:p>
          </table:table-cell>
          <table:table-cell office:value-type="float" office:value="6.818" calcext:value-type="float">
            <text:p>6.8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544064" calcext:value-type="float">
            <text:p>51544064</text:p>
          </table:table-cell>
          <table:table-cell office:value-type="float" office:value="0" calcext:value-type="float">
            <text:p>0</text:p>
          </table:table-cell>
          <table:table-cell office:value-type="float" office:value="51544064" calcext:value-type="float">
            <text:p>5154406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36528677.222" calcext:value-type="float">
            <text:p>1436528677.222</text:p>
          </table:table-cell>
          <table:table-cell office:value-type="float" office:value="1493426176" calcext:value-type="float">
            <text:p>1493426176</text:p>
          </table:table-cell>
          <table:table-cell office:value-type="float" office:value="12464128" calcext:value-type="float">
            <text:p>12464128</text:p>
          </table:table-cell>
          <table:table-cell office:value-type="float" office:value="447766528" calcext:value-type="float">
            <text:p>447766528</text:p>
          </table:table-cell>
          <table:table-cell office:value-type="float" office:value="147095552" calcext:value-type="float">
            <text:p>14709555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1111" calcext:value-type="float">
            <text:p>1111</text:p>
          </table:table-cell>
          <table:table-cell office:value-type="float" office:value="2074" calcext:value-type="float">
            <text:p>2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66" calcext:value-type="float">
            <text:p>51.366</text:p>
          </table:table-cell>
          <table:table-cell office:value-type="float" office:value="14.208" calcext:value-type="float">
            <text:p>14.208</text:p>
          </table:table-cell>
          <table:table-cell office:value-type="float" office:value="34.426" calcext:value-type="float">
            <text:p>34.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739" calcext:value-type="float">
            <text:p>71.739</text:p>
          </table:table-cell>
          <table:table-cell office:value-type="float" office:value="10.87" calcext:value-type="float">
            <text:p>10.87</text:p>
          </table:table-cell>
          <table:table-cell office:value-type="float" office:value="17.391" calcext:value-type="float">
            <text:p>17.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183" calcext:value-type="float">
            <text:p>31.183</text:p>
          </table:table-cell>
          <table:table-cell office:value-type="float" office:value="17.204" calcext:value-type="float">
            <text:p>17.204</text:p>
          </table:table-cell>
          <table:table-cell office:value-type="float" office:value="51.613" calcext:value-type="float">
            <text:p>51.61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78.222" calcext:value-type="float">
            <text:p>1436528678.222</text:p>
          </table:table-cell>
          <table:table-cell office:value-type="float" office:value="1493397504" calcext:value-type="float">
            <text:p>1493397504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447787008" calcext:value-type="float">
            <text:p>447787008</text:p>
          </table:table-cell>
          <table:table-cell office:value-type="float" office:value="147095552" calcext:value-type="float">
            <text:p>14709555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472" calcext:value-type="float">
            <text:p>472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86" calcext:value-type="float">
            <text:p>51.786</text:p>
          </table:table-cell>
          <table:table-cell office:value-type="float" office:value="3.571" calcext:value-type="float">
            <text:p>3.571</text:p>
          </table:table-cell>
          <table:table-cell office:value-type="float" office:value="43.452" calcext:value-type="float">
            <text:p>43.452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67" calcext:value-type="float">
            <text:p>82.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3" calcext:value-type="float">
            <text:p>1.333</text:p>
          </table:table-cell>
          <table:table-cell office:value-type="float" office:value="25.806" calcext:value-type="float">
            <text:p>25.806</text:p>
          </table:table-cell>
          <table:table-cell office:value-type="float" office:value="4.301" calcext:value-type="float">
            <text:p>4.301</text:p>
          </table:table-cell>
          <table:table-cell office:value-type="float" office:value="67.742" calcext:value-type="float">
            <text:p>67.742</text:p>
          </table:table-cell>
          <table:table-cell office:value-type="float" office:value="2.151" calcext:value-type="float">
            <text:p>2.1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69632" calcext:value-type="float">
            <text:p>696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528679.221" calcext:value-type="float">
            <text:p>1436528679.221</text:p>
          </table:table-cell>
          <table:table-cell office:value-type="float" office:value="1493389312" calcext:value-type="float">
            <text:p>1493389312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447795200" calcext:value-type="float">
            <text:p>447795200</text:p>
          </table:table-cell>
          <table:table-cell office:value-type="float" office:value="147095552" calcext:value-type="float">
            <text:p>14709555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11" calcext:value-type="float">
            <text:p>511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78" calcext:value-type="float">
            <text:p>55.978</text:p>
          </table:table-cell>
          <table:table-cell office:value-type="float" office:value="3.261" calcext:value-type="float">
            <text:p>3.261</text:p>
          </table:table-cell>
          <table:table-cell office:value-type="float" office:value="40.761" calcext:value-type="float">
            <text:p>40.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55" calcext:value-type="float">
            <text:p>95.455</text:p>
          </table:table-cell>
          <table:table-cell table:number-columns-repeated="2" office:value-type="float" office:value="2.273" calcext:value-type="float">
            <text:p>2.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.158" calcext:value-type="float">
            <text:p>3.158</text:p>
          </table:table-cell>
          <table:table-cell office:value-type="float" office:value="76.842" calcext:value-type="float">
            <text:p>76.84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0.226" calcext:value-type="float">
            <text:p>1436528680.226</text:p>
          </table:table-cell>
          <table:table-cell office:value-type="float" office:value="1493749760" calcext:value-type="float">
            <text:p>1493749760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300879872" calcext:value-type="float">
            <text:p>300879872</text:p>
          </table:table-cell>
          <table:table-cell office:value-type="float" office:value="293650432" calcext:value-type="float">
            <text:p>29365043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99" calcext:value-type="float">
            <text:p>599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85" calcext:value-type="float">
            <text:p>51.685</text:p>
          </table:table-cell>
          <table:table-cell office:value-type="float" office:value="14.607" calcext:value-type="float">
            <text:p>14.607</text:p>
          </table:table-cell>
          <table:table-cell office:value-type="float" office:value="32.584" calcext:value-type="float">
            <text:p>32.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4" calcext:value-type="float">
            <text:p>1.124</text:p>
          </table:table-cell>
          <table:table-cell office:value-type="float" office:value="83.721" calcext:value-type="float">
            <text:p>83.721</text:p>
          </table:table-cell>
          <table:table-cell office:value-type="float" office:value="12.791" calcext:value-type="float">
            <text:p>12.791</text:p>
          </table:table-cell>
          <table:table-cell office:value-type="float" office:value="3.488" calcext:value-type="float">
            <text:p>3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39" calcext:value-type="float">
            <text:p>21.739</text:p>
          </table:table-cell>
          <table:table-cell office:value-type="float" office:value="16.304" calcext:value-type="float">
            <text:p>16.304</text:p>
          </table:table-cell>
          <table:table-cell office:value-type="float" office:value="60.87" calcext:value-type="float">
            <text:p>60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53248" calcext:value-type="float">
            <text:p>53248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53248" calcext:value-type="float">
            <text:p>532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6528681.222" calcext:value-type="float">
            <text:p>1436528681.222</text:p>
          </table:table-cell>
          <table:table-cell office:value-type="float" office:value="1492893696" calcext:value-type="float">
            <text:p>1492893696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307441664" calcext:value-type="float">
            <text:p>307441664</text:p>
          </table:table-cell>
          <table:table-cell office:value-type="float" office:value="287944704" calcext:value-type="float">
            <text:p>28794470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13" calcext:value-type="float">
            <text:p>913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17" calcext:value-type="float">
            <text:p>72.917</text:p>
          </table:table-cell>
          <table:table-cell office:value-type="float" office:value="19.792" calcext:value-type="float">
            <text:p>19.792</text:p>
          </table:table-cell>
          <table:table-cell office:value-type="float" office:value="3.646" calcext:value-type="float">
            <text:p>3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58.333" calcext:value-type="float">
            <text:p>58.333</text:p>
          </table:table-cell>
          <table:table-cell office:value-type="float" office:value="29.167" calcext:value-type="float">
            <text:p>29.167</text:p>
          </table:table-cell>
          <table:table-cell office:value-type="float" office:value="4.167" calcext:value-type="float">
            <text:p>4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33" calcext:value-type="float">
            <text:p>8.333</text:p>
          </table:table-cell>
          <table:table-cell office:value-type="float" office:value="86.598" calcext:value-type="float">
            <text:p>86.598</text:p>
          </table:table-cell>
          <table:table-cell office:value-type="float" office:value="11.34" calcext:value-type="float">
            <text:p>11.34</text:p>
          </table:table-cell>
          <table:table-cell office:value-type="float" office:value="2.062" calcext:value-type="float">
            <text:p>2.0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67104" calcext:value-type="float">
            <text:p>11567104</text:p>
          </table:table-cell>
          <table:table-cell office:value-type="float" office:value="0" calcext:value-type="float">
            <text:p>0</text:p>
          </table:table-cell>
          <table:table-cell office:value-type="float" office:value="11567104" calcext:value-type="float">
            <text:p>11567104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2.222" calcext:value-type="float">
            <text:p>1436528682.222</text:p>
          </table:table-cell>
          <table:table-cell office:value-type="float" office:value="1493016576" calcext:value-type="float">
            <text:p>1493016576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318238720" calcext:value-type="float">
            <text:p>318238720</text:p>
          </table:table-cell>
          <table:table-cell office:value-type="float" office:value="277024768" calcext:value-type="float">
            <text:p>27702476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50" calcext:value-type="float">
            <text:p>650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78" calcext:value-type="float">
            <text:p>65.278</text:p>
          </table:table-cell>
          <table:table-cell office:value-type="float" office:value="22.917" calcext:value-type="float">
            <text:p>22.917</text:p>
          </table:table-cell>
          <table:table-cell office:value-type="float" office:value="6.944" calcext:value-type="float">
            <text:p>6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1" calcext:value-type="float">
            <text:p>4.861</text:p>
          </table:table-cell>
          <table:table-cell office:value-type="float" office:value="50.667" calcext:value-type="float">
            <text:p>50.667</text:p>
          </table:table-cell>
          <table:table-cell office:value-type="float" office:value="29.333" calcext:value-type="float">
            <text:p>29.3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.353" calcext:value-type="float">
            <text:p>82.353</text:p>
          </table:table-cell>
          <table:table-cell office:value-type="float" office:value="14.706" calcext:value-type="float">
            <text:p>14.706</text:p>
          </table:table-cell>
          <table:table-cell office:value-type="float" office:value="2.941" calcext:value-type="float">
            <text:p>2.9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36640" calcext:value-type="float">
            <text:p>7536640</text:p>
          </table:table-cell>
          <table:table-cell office:value-type="float" office:value="0" calcext:value-type="float">
            <text:p>0</text:p>
          </table:table-cell>
          <table:table-cell office:value-type="float" office:value="7536640" calcext:value-type="float">
            <text:p>75366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3.222" calcext:value-type="float">
            <text:p>1436528683.222</text:p>
          </table:table-cell>
          <table:table-cell office:value-type="float" office:value="1493069824" calcext:value-type="float">
            <text:p>1493069824</text:p>
          </table:table-cell>
          <table:table-cell office:value-type="float" office:value="12472320" calcext:value-type="float">
            <text:p>12472320</text:p>
          </table:table-cell>
          <table:table-cell office:value-type="float" office:value="329232384" calcext:value-type="float">
            <text:p>329232384</text:p>
          </table:table-cell>
          <table:table-cell office:value-type="float" office:value="265977856" calcext:value-type="float">
            <text:p>26597785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55" calcext:value-type="float">
            <text:p>955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53" calcext:value-type="float">
            <text:p>67.553</text:p>
          </table:table-cell>
          <table:table-cell office:value-type="float" office:value="16.489" calcext:value-type="float">
            <text:p>16.489</text:p>
          </table:table-cell>
          <table:table-cell office:value-type="float" office:value="14.894" calcext:value-type="float">
            <text:p>14.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" calcext:value-type="float">
            <text:p>1.064</text:p>
          </table:table-cell>
          <table:table-cell office:value-type="float" office:value="68.478" calcext:value-type="float">
            <text:p>68.478</text:p>
          </table:table-cell>
          <table:table-cell office:value-type="float" office:value="19.565" calcext:value-type="float">
            <text:p>19.565</text:p>
          </table:table-cell>
          <table:table-cell office:value-type="float" office:value="8.696" calcext:value-type="float">
            <text:p>8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61" calcext:value-type="float">
            <text:p>3.261</text:p>
          </table:table-cell>
          <table:table-cell office:value-type="float" office:value="65.979" calcext:value-type="float">
            <text:p>65.979</text:p>
          </table:table-cell>
          <table:table-cell office:value-type="float" office:value="14.433" calcext:value-type="float">
            <text:p>14.433</text:p>
          </table:table-cell>
          <table:table-cell office:value-type="float" office:value="19.588" calcext:value-type="float">
            <text:p>19.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90048" calcext:value-type="float">
            <text:p>5890048</text:p>
          </table:table-cell>
          <table:table-cell office:value-type="float" office:value="86016" calcext:value-type="float">
            <text:p>86016</text:p>
          </table:table-cell>
          <table:table-cell office:value-type="float" office:value="5890048" calcext:value-type="float">
            <text:p>5890048</text:p>
          </table:table-cell>
          <table:table-cell office:value-type="float" office:value="86016" calcext:value-type="float">
            <text:p>86016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6528684.221" calcext:value-type="float">
            <text:p>1436528684.221</text:p>
          </table:table-cell>
          <table:table-cell office:value-type="float" office:value="1492566016" calcext:value-type="float">
            <text:p>1492566016</text:p>
          </table:table-cell>
          <table:table-cell office:value-type="float" office:value="12480512" calcext:value-type="float">
            <text:p>12480512</text:p>
          </table:table-cell>
          <table:table-cell office:value-type="float" office:value="335568896" calcext:value-type="float">
            <text:p>335568896</text:p>
          </table:table-cell>
          <table:table-cell office:value-type="float" office:value="260136960" calcext:value-type="float">
            <text:p>26013696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03" calcext:value-type="float">
            <text:p>903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143" calcext:value-type="float">
            <text:p>57.143</text:p>
          </table:table-cell>
          <table:table-cell office:value-type="float" office:value="23.077" calcext:value-type="float">
            <text:p>23.077</text:p>
          </table:table-cell>
          <table:table-cell office:value-type="float" office:value="19.231" calcext:value-type="float">
            <text:p>19.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53.933" calcext:value-type="float">
            <text:p>53.933</text:p>
          </table:table-cell>
          <table:table-cell office:value-type="float" office:value="21.348" calcext:value-type="float">
            <text:p>21.348</text:p>
          </table:table-cell>
          <table:table-cell office:value-type="float" office:value="24.719" calcext:value-type="float">
            <text:p>24.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638" calcext:value-type="float">
            <text:p>60.638</text:p>
          </table:table-cell>
          <table:table-cell office:value-type="float" office:value="24.468" calcext:value-type="float">
            <text:p>24.468</text:p>
          </table:table-cell>
          <table:table-cell office:value-type="float" office:value="13.83" calcext:value-type="float">
            <text:p>1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4" calcext:value-type="float">
            <text:p>1.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528685.222" calcext:value-type="float">
            <text:p>1436528685.222</text:p>
          </table:table-cell>
          <table:table-cell office:value-type="float" office:value="1492631552" calcext:value-type="float">
            <text:p>1492631552</text:p>
          </table:table-cell>
          <table:table-cell office:value-type="float" office:value="12480512" calcext:value-type="float">
            <text:p>12480512</text:p>
          </table:table-cell>
          <table:table-cell office:value-type="float" office:value="342360064" calcext:value-type="float">
            <text:p>342360064</text:p>
          </table:table-cell>
          <table:table-cell office:value-type="float" office:value="253280256" calcext:value-type="float">
            <text:p>253280256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76" calcext:value-type="float">
            <text:p>976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19" calcext:value-type="float">
            <text:p>55.319</text:p>
          </table:table-cell>
          <table:table-cell office:value-type="float" office:value="26.596" calcext:value-type="float">
            <text:p>26.596</text:p>
          </table:table-cell>
          <table:table-cell office:value-type="float" office:value="18.085" calcext:value-type="float">
            <text:p>18.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237" calcext:value-type="float">
            <text:p>46.237</text:p>
          </table:table-cell>
          <table:table-cell office:value-type="float" office:value="49.462" calcext:value-type="float">
            <text:p>49.462</text:p>
          </table:table-cell>
          <table:table-cell office:value-type="float" office:value="4.301" calcext:value-type="float">
            <text:p>4.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83" calcext:value-type="float">
            <text:p>63.83</text:p>
          </table:table-cell>
          <table:table-cell office:value-type="float" office:value="4.255" calcext:value-type="float">
            <text:p>4.255</text:p>
          </table:table-cell>
          <table:table-cell office:value-type="float" office:value="31.915" calcext:value-type="float">
            <text:p>31.9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6.222" calcext:value-type="float">
            <text:p>1436528686.222</text:p>
          </table:table-cell>
          <table:table-cell office:value-type="float" office:value="1492742144" calcext:value-type="float">
            <text:p>1492742144</text:p>
          </table:table-cell>
          <table:table-cell office:value-type="float" office:value="12480512" calcext:value-type="float">
            <text:p>12480512</text:p>
          </table:table-cell>
          <table:table-cell office:value-type="float" office:value="347709440" calcext:value-type="float">
            <text:p>347709440</text:p>
          </table:table-cell>
          <table:table-cell office:value-type="float" office:value="247820288" calcext:value-type="float">
            <text:p>24782028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01" calcext:value-type="float">
            <text:p>901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34" calcext:value-type="float">
            <text:p>62.234</text:p>
          </table:table-cell>
          <table:table-cell office:value-type="float" office:value="19.681" calcext:value-type="float">
            <text:p>19.681</text:p>
          </table:table-cell>
          <table:table-cell office:value-type="float" office:value="18.085" calcext:value-type="float">
            <text:p>18.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42" calcext:value-type="float">
            <text:p>58.242</text:p>
          </table:table-cell>
          <table:table-cell office:value-type="float" office:value="14.286" calcext:value-type="float">
            <text:p>14.286</text:p>
          </table:table-cell>
          <table:table-cell office:value-type="float" office:value="27.473" calcext:value-type="float">
            <text:p>27.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79" calcext:value-type="float">
            <text:p>65.979</text:p>
          </table:table-cell>
          <table:table-cell office:value-type="float" office:value="24.742" calcext:value-type="float">
            <text:p>24.742</text:p>
          </table:table-cell>
          <table:table-cell office:value-type="float" office:value="9.278" calcext:value-type="float">
            <text:p>9.2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7.222" calcext:value-type="float">
            <text:p>1436528687.222</text:p>
          </table:table-cell>
          <table:table-cell office:value-type="float" office:value="1492676608" calcext:value-type="float">
            <text:p>1492676608</text:p>
          </table:table-cell>
          <table:table-cell office:value-type="float" office:value="12480512" calcext:value-type="float">
            <text:p>12480512</text:p>
          </table:table-cell>
          <table:table-cell office:value-type="float" office:value="353869824" calcext:value-type="float">
            <text:p>353869824</text:p>
          </table:table-cell>
          <table:table-cell office:value-type="float" office:value="241725440" calcext:value-type="float">
            <text:p>24172544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93" calcext:value-type="float">
            <text:p>993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97" calcext:value-type="float">
            <text:p>55.897</text:p>
          </table:table-cell>
          <table:table-cell office:value-type="float" office:value="22.564" calcext:value-type="float">
            <text:p>22.564</text:p>
          </table:table-cell>
          <table:table-cell office:value-type="float" office:value="21.538" calcext:value-type="float">
            <text:p>21.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01" calcext:value-type="float">
            <text:p>67.01</text:p>
          </table:table-cell>
          <table:table-cell office:value-type="float" office:value="5.155" calcext:value-type="float">
            <text:p>5.155</text:p>
          </table:table-cell>
          <table:table-cell office:value-type="float" office:value="27.835" calcext:value-type="float">
            <text:p>27.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455" calcext:value-type="float">
            <text:p>45.455</text:p>
          </table:table-cell>
          <table:table-cell office:value-type="float" office:value="39.394" calcext:value-type="float">
            <text:p>39.394</text:p>
          </table:table-cell>
          <table:table-cell office:value-type="float" office:value="15.152" calcext:value-type="float">
            <text:p>15.15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8.221" calcext:value-type="float">
            <text:p>1436528688.221</text:p>
          </table:table-cell>
          <table:table-cell office:value-type="float" office:value="1492795392" calcext:value-type="float">
            <text:p>1492795392</text:p>
          </table:table-cell>
          <table:table-cell office:value-type="float" office:value="12480512" calcext:value-type="float">
            <text:p>12480512</text:p>
          </table:table-cell>
          <table:table-cell office:value-type="float" office:value="360861696" calcext:value-type="float">
            <text:p>360861696</text:p>
          </table:table-cell>
          <table:table-cell office:value-type="float" office:value="234614784" calcext:value-type="float">
            <text:p>234614784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68" calcext:value-type="float">
            <text:p>968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3" calcext:value-type="float">
            <text:p>58.73</text:p>
          </table:table-cell>
          <table:table-cell office:value-type="float" office:value="22.222" calcext:value-type="float">
            <text:p>22.222</text:p>
          </table:table-cell>
          <table:table-cell office:value-type="float" office:value="19.048" calcext:value-type="float">
            <text:p>19.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15" calcext:value-type="float">
            <text:p>60.215</text:p>
          </table:table-cell>
          <table:table-cell office:value-type="float" office:value="16.129" calcext:value-type="float">
            <text:p>16.129</text:p>
          </table:table-cell>
          <table:table-cell office:value-type="float" office:value="23.656" calcext:value-type="float">
            <text:p>23.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01" calcext:value-type="float">
            <text:p>56.701</text:p>
          </table:table-cell>
          <table:table-cell office:value-type="float" office:value="27.835" calcext:value-type="float">
            <text:p>27.835</text:p>
          </table:table-cell>
          <table:table-cell office:value-type="float" office:value="15.464" calcext:value-type="float">
            <text:p>15.46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89.221" calcext:value-type="float">
            <text:p>1436528689.221</text:p>
          </table:table-cell>
          <table:table-cell office:value-type="float" office:value="1492774912" calcext:value-type="float">
            <text:p>1492774912</text:p>
          </table:table-cell>
          <table:table-cell office:value-type="float" office:value="12488704" calcext:value-type="float">
            <text:p>12488704</text:p>
          </table:table-cell>
          <table:table-cell office:value-type="float" office:value="367095808" calcext:value-type="float">
            <text:p>367095808</text:p>
          </table:table-cell>
          <table:table-cell office:value-type="float" office:value="228392960" calcext:value-type="float">
            <text:p>22839296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18" calcext:value-type="float">
            <text:p>918</text:p>
          </table:table-cell>
          <table:table-cell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56" calcext:value-type="float">
            <text:p>55.556</text:p>
          </table:table-cell>
          <table:table-cell office:value-type="float" office:value="23.333" calcext:value-type="float">
            <text:p>23.333</text:p>
          </table:table-cell>
          <table:table-cell office:value-type="float" office:value="20.556" calcext:value-type="float">
            <text:p>20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54.545" calcext:value-type="float">
            <text:p>54.545</text:p>
          </table:table-cell>
          <table:table-cell office:value-type="float" office:value="32.955" calcext:value-type="float">
            <text:p>32.955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78" calcext:value-type="float">
            <text:p>57.778</text:p>
          </table:table-cell>
          <table:table-cell office:value-type="float" office:value="13.333" calcext:value-type="float">
            <text:p>13.333</text:p>
          </table:table-cell>
          <table:table-cell office:value-type="float" office:value="28.889" calcext:value-type="float">
            <text:p>28.8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12288" calcext:value-type="float">
            <text:p>12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6528690.222" calcext:value-type="float">
            <text:p>1436528690.222</text:p>
          </table:table-cell>
          <table:table-cell office:value-type="float" office:value="1492746240" calcext:value-type="float">
            <text:p>1492746240</text:p>
          </table:table-cell>
          <table:table-cell office:value-type="float" office:value="12488704" calcext:value-type="float">
            <text:p>12488704</text:p>
          </table:table-cell>
          <table:table-cell office:value-type="float" office:value="373092352" calcext:value-type="float">
            <text:p>373092352</text:p>
          </table:table-cell>
          <table:table-cell office:value-type="float" office:value="222425088" calcext:value-type="float">
            <text:p>222425088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883" calcext:value-type="float">
            <text:p>883</text:p>
          </table:table-cell>
          <table:table-cell office:value-type="float" office:value="1528" calcext:value-type="float">
            <text:p>1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93" calcext:value-type="float">
            <text:p>59.893</text:p>
          </table:table-cell>
          <table:table-cell office:value-type="float" office:value="21.925" calcext:value-type="float">
            <text:p>21.925</text:p>
          </table:table-cell>
          <table:table-cell office:value-type="float" office:value="18.182" calcext:value-type="float">
            <text:p>18.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053" calcext:value-type="float">
            <text:p>61.053</text:p>
          </table:table-cell>
          <table:table-cell office:value-type="float" office:value="25.263" calcext:value-type="float">
            <text:p>25.263</text:p>
          </table:table-cell>
          <table:table-cell office:value-type="float" office:value="12.632" calcext:value-type="float">
            <text:p>12.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3" calcext:value-type="float">
            <text:p>1.053</text:p>
          </table:table-cell>
          <table:table-cell office:value-type="float" office:value="57.609" calcext:value-type="float">
            <text:p>57.609</text:p>
          </table:table-cell>
          <table:table-cell office:value-type="float" office:value="19.565" calcext:value-type="float">
            <text:p>19.565</text:p>
          </table:table-cell>
          <table:table-cell office:value-type="float" office:value="22.826" calcext:value-type="float">
            <text:p>22.8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91.221" calcext:value-type="float">
            <text:p>1436528691.221</text:p>
          </table:table-cell>
          <table:table-cell office:value-type="float" office:value="1492860928" calcext:value-type="float">
            <text:p>1492860928</text:p>
          </table:table-cell>
          <table:table-cell office:value-type="float" office:value="12488704" calcext:value-type="float">
            <text:p>12488704</text:p>
          </table:table-cell>
          <table:table-cell office:value-type="float" office:value="379453440" calcext:value-type="float">
            <text:p>379453440</text:p>
          </table:table-cell>
          <table:table-cell office:value-type="float" office:value="215949312" calcext:value-type="float">
            <text:p>21594931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917" calcext:value-type="float">
            <text:p>917</text:p>
          </table:table-cell>
          <table:table-cell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104" calcext:value-type="float">
            <text:p>65.104</text:p>
          </table:table-cell>
          <table:table-cell office:value-type="float" office:value="14.583" calcext:value-type="float">
            <text:p>14.583</text:p>
          </table:table-cell>
          <table:table-cell office:value-type="float" office:value="20.312" calcext:value-type="float">
            <text:p>20.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474" calcext:value-type="float">
            <text:p>69.474</text:p>
          </table:table-cell>
          <table:table-cell office:value-type="float" office:value="24.211" calcext:value-type="float">
            <text:p>24.211</text:p>
          </table:table-cell>
          <table:table-cell office:value-type="float" office:value="6.316" calcext:value-type="float">
            <text:p>6.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856" calcext:value-type="float">
            <text:p>61.856</text:p>
          </table:table-cell>
          <table:table-cell office:value-type="float" office:value="4.124" calcext:value-type="float">
            <text:p>4.124</text:p>
          </table:table-cell>
          <table:table-cell office:value-type="float" office:value="34.021" calcext:value-type="float">
            <text:p>34.0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92.225" calcext:value-type="float">
            <text:p>1436528692.225</text:p>
          </table:table-cell>
          <table:table-cell office:value-type="float" office:value="1489874944" calcext:value-type="float">
            <text:p>1489874944</text:p>
          </table:table-cell>
          <table:table-cell office:value-type="float" office:value="12488704" calcext:value-type="float">
            <text:p>12488704</text:p>
          </table:table-cell>
          <table:table-cell office:value-type="float" office:value="269520896" calcext:value-type="float">
            <text:p>269520896</text:p>
          </table:table-cell>
          <table:table-cell office:value-type="float" office:value="328867840" calcext:value-type="float">
            <text:p>328867840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694" calcext:value-type="float">
            <text:p>694</text:p>
          </table:table-cell>
          <table:table-cell office:value-type="float" office:value="1242" calcext:value-type="float">
            <text:p>1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57" calcext:value-type="float">
            <text:p>61.957</text:p>
          </table:table-cell>
          <table:table-cell office:value-type="float" office:value="15.217" calcext:value-type="float">
            <text:p>15.217</text:p>
          </table:table-cell>
          <table:table-cell office:value-type="float" office:value="22.826" calcext:value-type="float">
            <text:p>22.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261" calcext:value-type="float">
            <text:p>78.261</text:p>
          </table:table-cell>
          <table:table-cell office:value-type="float" office:value="15.217" calcext:value-type="float">
            <text:p>15.217</text:p>
          </table:table-cell>
          <table:table-cell office:value-type="float" office:value="6.522" calcext:value-type="float">
            <text:p>6.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055" calcext:value-type="float">
            <text:p>45.055</text:p>
          </table:table-cell>
          <table:table-cell office:value-type="float" office:value="15.385" calcext:value-type="float">
            <text:p>15.385</text:p>
          </table:table-cell>
          <table:table-cell office:value-type="float" office:value="39.56" calcext:value-type="float">
            <text:p>39.5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528693.228" calcext:value-type="float">
            <text:p>1436528693.228</text:p>
          </table:table-cell>
          <table:table-cell office:value-type="float" office:value="1490190336" calcext:value-type="float">
            <text:p>1490190336</text:p>
          </table:table-cell>
          <table:table-cell office:value-type="float" office:value="12488704" calcext:value-type="float">
            <text:p>12488704</text:p>
          </table:table-cell>
          <table:table-cell office:value-type="float" office:value="275300352" calcext:value-type="float">
            <text:p>275300352</text:p>
          </table:table-cell>
          <table:table-cell office:value-type="float" office:value="322772992" calcext:value-type="float">
            <text:p>322772992</text:p>
          </table:table-cell>
          <table:table-cell office:value-type="float" office:value="17170432" calcext:value-type="float">
            <text:p>17170432</text:p>
          </table:table-cell>
          <table:table-cell office:value-type="float" office:value="2128211968" calcext:value-type="float">
            <text:p>2128211968</text:p>
          </table:table-cell>
          <table:table-cell office:value-type="float" office:value="560" calcext:value-type="float">
            <text:p>560</text:p>
          </table:table-cell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742" calcext:value-type="float">
            <text:p>56.742</text:p>
          </table:table-cell>
          <table:table-cell office:value-type="float" office:value="8.989" calcext:value-type="float">
            <text:p>8.989</text:p>
          </table:table-cell>
          <table:table-cell office:value-type="float" office:value="34.27" calcext:value-type="float">
            <text:p>34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418" calcext:value-type="float">
            <text:p>82.418</text:p>
          </table:table-cell>
          <table:table-cell office:value-type="float" office:value="7.692" calcext:value-type="float">
            <text:p>7.692</text:p>
          </table:table-cell>
          <table:table-cell office:value-type="float" office:value="9.89" calcext:value-type="float">
            <text:p>9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337" calcext:value-type="float">
            <text:p>30.337</text:p>
          </table:table-cell>
          <table:table-cell office:value-type="float" office:value="11.236" calcext:value-type="float">
            <text:p>11.236</text:p>
          </table:table-cell>
          <table:table-cell office:value-type="float" office:value="58.427" calcext:value-type="float">
            <text:p>58.427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4:13:40.2120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6:24:21.435432000</dc:date>
    <meta:editing-duration>PT2H14M56S</meta:editing-duration>
    <meta:editing-cycles>4</meta:editing-cycles>
    <meta:generator>LibreOffice/4.4.3.2$MacOSX_X86_64 LibreOffice_project/88805f81e9fe61362df02b9941de8e38a9b5fd16</meta:generator>
    <meta:document-statistic meta:table-count="1" meta:cell-count="773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671cm" svg:height="10.81cm" xlink:href=".." xlink:type="simple" chart:class="chart:area" chart:style-name="ch1">
        <chart:title svg:x="13.77cm" svg:y="0.351cm" chart:style-name="ch2">
          <text:p>CPU over time</text:p>
        </chart:title>
        <chart:legend chart:legend-position="end" svg:x="29.404cm" svg:y="4.635cm" style:legend-expansion="high" chart:style-name="ch3"/>
        <chart:plot-area chart:style-name="ch4" table:cell-range-address="kmeans_clean_5000000.L7:kmeans_clean_5000000.N194" chart:data-source-has-labels="row" svg:x="0.613cm" svg:y="1.334cm" svg:width="28.178cm" svg:height="9.26cm">
          <chartooo:coordinate-region svg:x="1.755cm" svg:y="1.443cm" svg:width="27.036cm" svg:height="8.1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clean_5000000.L8:kmeans_clean_5000000.L194" chart:label-cell-address="kmeans_clean_5000000.L7:kmeans_clean_5000000.L7" chart:class="chart:area">
            <chart:data-point chart:repeated="187"/>
          </chart:series>
          <chart:series chart:style-name="ch9" chart:values-cell-range-address="kmeans_clean_5000000.M8:kmeans_clean_5000000.M194" chart:label-cell-address="kmeans_clean_5000000.M7:kmeans_clean_5000000.M7" chart:class="chart:area">
            <chart:data-point chart:repeated="187"/>
          </chart:series>
          <chart:series chart:style-name="ch10" chart:values-cell-range-address="kmeans_clean_5000000.N8:kmeans_clean_5000000.N194" chart:label-cell-address="kmeans_clean_5000000.N7:kmeans_clean_5000000.N7" chart:class="chart:area">
            <chart:data-point chart:repeated="1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clean_5000000.L7:kmeans_clean_5000000.L7</svg:desc>
                </draw:g>
              </table:table-cell>
              <table:table-cell office:value-type="string">
                <text:p>sys</text:p>
                <draw:g>
                  <svg:desc>kmeans_clean_5000000.M7:kmeans_clean_5000000.M7</svg:desc>
                </draw:g>
              </table:table-cell>
              <table:table-cell office:value-type="string">
                <text:p>idl</text:p>
                <draw:g>
                  <svg:desc>kmeans_clean_5000000.N7:kmeans_clean_5000000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89">
                <text:p>6.789</text:p>
                <draw:g>
                  <svg:desc>kmeans_clean_5000000.L8:kmeans_clean_5000000.L194</svg:desc>
                </draw:g>
              </table:table-cell>
              <table:table-cell office:value-type="float" office:value="9.07">
                <text:p>9.07</text:p>
                <draw:g>
                  <svg:desc>kmeans_clean_5000000.M8:kmeans_clean_5000000.M194</svg:desc>
                </draw:g>
              </table:table-cell>
              <table:table-cell office:value-type="float" office:value="83.961">
                <text:p>83.961</text:p>
                <draw:g>
                  <svg:desc>kmeans_clean_5000000.N8:kmeans_clean_5000000.N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938">
                <text:p>60.938</text:p>
              </table:table-cell>
              <table:table-cell office:value-type="float" office:value="23.958">
                <text:p>23.958</text:p>
              </table:table-cell>
              <table:table-cell office:value-type="float" office:value="15.104">
                <text:p>15.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323">
                <text:p>38.323</text:p>
              </table:table-cell>
              <table:table-cell office:value-type="float" office:value="16.766">
                <text:p>16.766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764">
                <text:p>40.764</text:p>
              </table:table-cell>
              <table:table-cell office:value-type="float" office:value="18.471">
                <text:p>18.471</text:p>
              </table:table-cell>
              <table:table-cell office:value-type="float" office:value="40.127">
                <text:p>40.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976">
                <text:p>43.976</text:p>
              </table:table-cell>
              <table:table-cell office:value-type="float" office:value="15.663">
                <text:p>15.663</text:p>
              </table:table-cell>
              <table:table-cell office:value-type="float" office:value="39.759">
                <text:p>39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649">
                <text:p>48.649</text:p>
              </table:table-cell>
              <table:table-cell office:value-type="float" office:value="7.432">
                <text:p>7.432</text:p>
              </table:table-cell>
              <table:table-cell office:value-type="float" office:value="43.919">
                <text:p>43.9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949">
                <text:p>43.949</text:p>
              </table:table-cell>
              <table:table-cell office:value-type="float" office:value="9.554">
                <text:p>9.554</text:p>
              </table:table-cell>
              <table:table-cell office:value-type="float" office:value="46.497">
                <text:p>46.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429">
                <text:p>46.429</text:p>
              </table:table-cell>
              <table:table-cell office:value-type="float" office:value="5.952">
                <text:p>5.952</text:p>
              </table:table-cell>
              <table:table-cell office:value-type="float" office:value="47.619">
                <text:p>47.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6.707">
                <text:p>6.707</text:p>
              </table:table-cell>
              <table:table-cell office:value-type="float" office:value="43.293">
                <text:p>43.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402">
                <text:p>45.402</text:p>
              </table:table-cell>
              <table:table-cell office:value-type="float" office:value="6.322">
                <text:p>6.322</text:p>
              </table:table-cell>
              <table:table-cell office:value-type="float" office:value="46.552">
                <text:p>46.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71">
                <text:p>42.771</text:p>
              </table:table-cell>
              <table:table-cell office:value-type="float" office:value="8.434">
                <text:p>8.434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476">
                <text:p>40.476</text:p>
              </table:table-cell>
              <table:table-cell office:value-type="float" office:value="8.333">
                <text:p>8.333</text:p>
              </table:table-cell>
              <table:table-cell office:value-type="float" office:value="51.19">
                <text:p>51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555">
                <text:p>48.555</text:p>
              </table:table-cell>
              <table:table-cell office:value-type="float" office:value="6.936">
                <text:p>6.936</text:p>
              </table:table-cell>
              <table:table-cell office:value-type="float" office:value="43.931">
                <text:p>43.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059">
                <text:p>47.059</text:p>
              </table:table-cell>
              <table:table-cell office:value-type="float" office:value="11.176">
                <text:p>11.176</text:p>
              </table:table-cell>
              <table:table-cell office:value-type="float" office:value="41.765">
                <text:p>41.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703">
                <text:p>46.703</text:p>
              </table:table-cell>
              <table:table-cell office:value-type="float" office:value="8.791">
                <text:p>8.791</text:p>
              </table:table-cell>
              <table:table-cell office:value-type="float" office:value="42.308">
                <text:p>42.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09">
                <text:p>44.509</text:p>
              </table:table-cell>
              <table:table-cell office:value-type="float" office:value="8.092">
                <text:p>8.092</text:p>
              </table:table-cell>
              <table:table-cell office:value-type="float" office:value="45.665">
                <text:p>45.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.556">
                <text:p>40.556</text:p>
              </table:table-cell>
              <table:table-cell office:value-type="float" office:value="11.667">
                <text:p>11.667</text:p>
              </table:table-cell>
              <table:table-cell office:value-type="float" office:value="47.778">
                <text:p>47.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892">
                <text:p>31.892</text:p>
              </table:table-cell>
              <table:table-cell office:value-type="float" office:value="41.081">
                <text:p>41.081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785">
                <text:p>50.785</text:p>
              </table:table-cell>
              <table:table-cell office:value-type="float" office:value="12.042">
                <text:p>12.042</text:p>
              </table:table-cell>
              <table:table-cell office:value-type="float" office:value="37.173">
                <text:p>37.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3">
                <text:p>58.73</text:p>
              </table:table-cell>
              <table:table-cell office:value-type="float" office:value="15.344">
                <text:p>15.344</text:p>
              </table:table-cell>
              <table:table-cell office:value-type="float" office:value="25.926">
                <text:p>25.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.494">
                <text:p>61.494</text:p>
              </table:table-cell>
              <table:table-cell office:value-type="float" office:value="15.517">
                <text:p>15.517</text:p>
              </table:table-cell>
              <table:table-cell office:value-type="float" office:value="22.989">
                <text:p>22.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216">
                <text:p>56.216</text:p>
              </table:table-cell>
              <table:table-cell office:value-type="float" office:value="29.189">
                <text:p>29.189</text:p>
              </table:table-cell>
              <table:table-cell office:value-type="float" office:value="14.595">
                <text:p>14.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914">
                <text:p>60.914</text:p>
              </table:table-cell>
              <table:table-cell office:value-type="float" office:value="7.614">
                <text:p>7.614</text:p>
              </table:table-cell>
              <table:table-cell office:value-type="float" office:value="30.964">
                <text:p>30.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292">
                <text:p>57.292</text:p>
              </table:table-cell>
              <table:table-cell office:value-type="float" office:value="9.375">
                <text:p>9.375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753">
                <text:p>60.753</text:p>
              </table:table-cell>
              <table:table-cell office:value-type="float" office:value="22.581">
                <text:p>22.581</text:p>
              </table:table-cell>
              <table:table-cell office:value-type="float" office:value="16.667">
                <text:p>16.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746">
                <text:p>65.746</text:p>
              </table:table-cell>
              <table:table-cell office:value-type="float" office:value="19.337">
                <text:p>19.337</text:p>
              </table:table-cell>
              <table:table-cell office:value-type="float" office:value="14.917">
                <text:p>14.9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484">
                <text:p>66.484</text:p>
              </table:table-cell>
              <table:table-cell office:value-type="float" office:value="30.22">
                <text:p>30.22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989">
                <text:p>60.989</text:p>
              </table:table-cell>
              <table:table-cell office:value-type="float" office:value="31.868">
                <text:p>31.868</text:p>
              </table:table-cell>
              <table:table-cell office:value-type="float" office:value="5.495">
                <text:p>5.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872">
                <text:p>47.872</text:p>
              </table:table-cell>
              <table:table-cell office:value-type="float" office:value="28.723">
                <text:p>28.723</text:p>
              </table:table-cell>
              <table:table-cell office:value-type="float" office:value="16.489">
                <text:p>16.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20.652">
                <text:p>20.652</text:p>
              </table:table-cell>
              <table:table-cell office:value-type="float" office:value="17.935">
                <text:p>17.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322">
                <text:p>27.322</text:p>
              </table:table-cell>
              <table:table-cell office:value-type="float" office:value="36.066">
                <text:p>36.066</text:p>
              </table:table-cell>
              <table:table-cell office:value-type="float" office:value="36.066">
                <text:p>36.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409">
                <text:p>34.409</text:p>
              </table:table-cell>
              <table:table-cell office:value-type="float" office:value="29.57">
                <text:p>29.57</text:p>
              </table:table-cell>
              <table:table-cell office:value-type="float" office:value="34.946">
                <text:p>34.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409">
                <text:p>46.409</text:p>
              </table:table-cell>
              <table:table-cell office:value-type="float" office:value="23.757">
                <text:p>23.757</text:p>
              </table:table-cell>
              <table:table-cell office:value-type="float" office:value="29.834">
                <text:p>29.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891">
                <text:p>39.891</text:p>
              </table:table-cell>
              <table:table-cell office:value-type="float" office:value="33.88">
                <text:p>33.8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978">
                <text:p>30.978</text:p>
              </table:table-cell>
              <table:table-cell office:value-type="float" office:value="30.978">
                <text:p>30.978</text:p>
              </table:table-cell>
              <table:table-cell office:value-type="float" office:value="28.804">
                <text:p>28.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613">
                <text:p>51.613</text:p>
              </table:table-cell>
              <table:table-cell office:value-type="float" office:value="24.731">
                <text:p>24.731</text:p>
              </table:table-cell>
              <table:table-cell office:value-type="float" office:value="19.355">
                <text:p>19.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889">
                <text:p>33.889</text:p>
              </table:table-cell>
              <table:table-cell office:value-type="float" office:value="30">
                <text:p>30</text:p>
              </table:table-cell>
              <table:table-cell office:value-type="float" office:value="15.556">
                <text:p>15.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473">
                <text:p>27.473</text:p>
              </table:table-cell>
              <table:table-cell office:value-type="float" office:value="35.714">
                <text:p>35.714</text:p>
              </table:table-cell>
              <table:table-cell office:value-type="float" office:value="21.429">
                <text:p>21.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42">
                <text:p>52.542</text:p>
              </table:table-cell>
              <table:table-cell office:value-type="float" office:value="28.814">
                <text:p>28.814</text:p>
              </table:table-cell>
              <table:table-cell office:value-type="float" office:value="11.864">
                <text:p>11.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895">
                <text:p>77.895</text:p>
              </table:table-cell>
              <table:table-cell office:value-type="float" office:value="17.895">
                <text:p>17.895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947">
                <text:p>68.947</text:p>
              </table:table-cell>
              <table:table-cell office:value-type="float" office:value="22.105">
                <text:p>22.105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158">
                <text:p>73.158</text:p>
              </table:table-cell>
              <table:table-cell office:value-type="float" office:value="18.947">
                <text:p>18.947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.839">
                <text:p>71.839</text:p>
              </table:table-cell>
              <table:table-cell office:value-type="float" office:value="20.69">
                <text:p>20.69</text:p>
              </table:table-cell>
              <table:table-cell office:value-type="float" office:value="7.471">
                <text:p>7.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.86">
                <text:p>74.86</text:p>
              </table:table-cell>
              <table:table-cell office:value-type="float" office:value="21.788">
                <text:p>21.788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.892">
                <text:p>71.892</text:p>
              </table:table-cell>
              <table:table-cell office:value-type="float" office:value="21.081">
                <text:p>21.081</text:p>
              </table:table-cell>
              <table:table-cell office:value-type="float" office:value="7.027">
                <text:p>7.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684">
                <text:p>63.684</text:p>
              </table:table-cell>
              <table:table-cell office:value-type="float" office:value="30">
                <text:p>30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19">
                <text:p>54.19</text:p>
              </table:table-cell>
              <table:table-cell office:value-type="float" office:value="41.899">
                <text:p>41.899</text:p>
              </table:table-cell>
              <table:table-cell office:value-type="float" office:value="2.793">
                <text:p>2.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847">
                <text:p>60.847</text:p>
              </table:table-cell>
              <table:table-cell office:value-type="float" office:value="34.392">
                <text:p>34.392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17">
                <text:p>47.917</text:p>
              </table:table-cell>
              <table:table-cell office:value-type="float" office:value="48.958">
                <text:p>48.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521">
                <text:p>50.521</text:p>
              </table:table-cell>
              <table:table-cell office:value-type="float" office:value="26.042">
                <text:p>26.042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.807">
                <text:p>34.807</text:p>
              </table:table-cell>
              <table:table-cell office:value-type="float" office:value="14.365">
                <text:p>14.365</text:p>
              </table:table-cell>
              <table:table-cell office:value-type="float" office:value="28.177">
                <text:p>28.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355">
                <text:p>45.355</text:p>
              </table:table-cell>
              <table:table-cell office:value-type="float" office:value="25.137">
                <text:p>25.137</text:p>
              </table:table-cell>
              <table:table-cell office:value-type="float" office:value="29.508">
                <text:p>29.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541">
                <text:p>60.541</text:p>
              </table:table-cell>
              <table:table-cell office:value-type="float" office:value="12.432">
                <text:p>12.432</text:p>
              </table:table-cell>
              <table:table-cell office:value-type="float" office:value="27.027">
                <text:p>27.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874">
                <text:p>52.874</text:p>
              </table:table-cell>
              <table:table-cell office:value-type="float" office:value="7.471">
                <text:p>7.471</text:p>
              </table:table-cell>
              <table:table-cell office:value-type="float" office:value="38.506">
                <text:p>38.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48">
                <text:p>58.48</text:p>
              </table:table-cell>
              <table:table-cell office:value-type="float" office:value="4.094">
                <text:p>4.094</text:p>
              </table:table-cell>
              <table:table-cell office:value-type="float" office:value="36.842">
                <text:p>36.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.052">
                <text:p>67.052</text:p>
              </table:table-cell>
              <table:table-cell office:value-type="float" office:value="13.295">
                <text:p>13.295</text:p>
              </table:table-cell>
              <table:table-cell office:value-type="float" office:value="19.653">
                <text:p>19.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536">
                <text:p>76.536</text:p>
              </table:table-cell>
              <table:table-cell office:value-type="float" office:value="16.76">
                <text:p>16.76</text:p>
              </table:table-cell>
              <table:table-cell office:value-type="float" office:value="6.704">
                <text:p>6.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.941">
                <text:p>72.941</text:p>
              </table:table-cell>
              <table:table-cell office:value-type="float" office:value="19.412">
                <text:p>19.412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.019">
                <text:p>77.019</text:p>
              </table:table-cell>
              <table:table-cell office:value-type="float" office:value="15.528">
                <text:p>15.528</text:p>
              </table:table-cell>
              <table:table-cell office:value-type="float" office:value="7.453">
                <text:p>7.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.054">
                <text:p>73.054</text:p>
              </table:table-cell>
              <table:table-cell office:value-type="float" office:value="18.563">
                <text:p>18.563</text:p>
              </table:table-cell>
              <table:table-cell office:value-type="float" office:value="8.383">
                <text:p>8.3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486">
                <text:p>66.486</text:p>
              </table:table-cell>
              <table:table-cell office:value-type="float" office:value="30.27">
                <text:p>30.27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.526">
                <text:p>67.526</text:p>
              </table:table-cell>
              <table:table-cell office:value-type="float" office:value="27.835">
                <text:p>27.835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21.196">
                <text:p>21.196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923">
                <text:p>56.923</text:p>
              </table:table-cell>
              <table:table-cell office:value-type="float" office:value="38.974">
                <text:p>38.974</text:p>
              </table:table-cell>
              <table:table-cell office:value-type="float" office:value="3.077">
                <text:p>3.0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209">
                <text:p>60.209</text:p>
              </table:table-cell>
              <table:table-cell office:value-type="float" office:value="21.466">
                <text:p>21.466</text:p>
              </table:table-cell>
              <table:table-cell office:value-type="float" office:value="13.089">
                <text:p>13.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374">
                <text:p>32.374</text:p>
              </table:table-cell>
              <table:table-cell office:value-type="float" office:value="35.971">
                <text:p>35.971</text:p>
              </table:table-cell>
              <table:table-cell office:value-type="float" office:value="29.496">
                <text:p>29.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.149">
                <text:p>70.149</text:p>
              </table:table-cell>
              <table:table-cell office:value-type="float" office:value="11.94">
                <text:p>11.94</text:p>
              </table:table-cell>
              <table:table-cell office:value-type="float" office:value="17.91">
                <text:p>17.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039">
                <text:p>53.039</text:p>
              </table:table-cell>
              <table:table-cell office:value-type="float" office:value="4.972">
                <text:p>4.972</text:p>
              </table:table-cell>
              <table:table-cell office:value-type="float" office:value="41.989">
                <text:p>41.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.579">
                <text:p>56.579</text:p>
              </table:table-cell>
              <table:table-cell office:value-type="float" office:value="7.237">
                <text:p>7.237</text:p>
              </table:table-cell>
              <table:table-cell office:value-type="float" office:value="34.868">
                <text:p>34.8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.163">
                <text:p>51.163</text:p>
              </table:table-cell>
              <table:table-cell office:value-type="float" office:value="5.233">
                <text:p>5.233</text:p>
              </table:table-cell>
              <table:table-cell office:value-type="float" office:value="42.442">
                <text:p>42.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.308">
                <text:p>67.308</text:p>
              </table:table-cell>
              <table:table-cell office:value-type="float" office:value="9.615">
                <text:p>9.615</text:p>
              </table:table-cell>
              <table:table-cell office:value-type="float" office:value="23.077">
                <text:p>23.0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.775">
                <text:p>79.775</text:p>
              </table:table-cell>
              <table:table-cell office:value-type="float" office:value="11.798">
                <text:p>11.798</text:p>
              </table:table-cell>
              <table:table-cell office:value-type="float" office:value="7.865">
                <text:p>7.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15.476">
                <text:p>15.476</text:p>
              </table:table-cell>
              <table:table-cell office:value-type="float" office:value="9.524">
                <text:p>9.5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942">
                <text:p>69.942</text:p>
              </table:table-cell>
              <table:table-cell office:value-type="float" office:value="24.855">
                <text:p>24.855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52">
                <text:p>70.52</text:p>
              </table:table-cell>
              <table:table-cell office:value-type="float" office:value="22.543">
                <text:p>22.543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.247">
                <text:p>58.247</text:p>
              </table:table-cell>
              <table:table-cell office:value-type="float" office:value="36.598">
                <text:p>36.598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.824">
                <text:p>68.824</text:p>
              </table:table-cell>
              <table:table-cell office:value-type="float" office:value="22.941">
                <text:p>22.941</text:p>
              </table:table-cell>
              <table:table-cell office:value-type="float" office:value="8.235">
                <text:p>8.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556">
                <text:p>60.556</text:p>
              </table:table-cell>
              <table:table-cell office:value-type="float" office:value="33.333">
                <text:p>33.333</text:p>
              </table:table-cell>
              <table:table-cell office:value-type="float" office:value="6.111">
                <text:p>6.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242">
                <text:p>58.242</text:p>
              </table:table-cell>
              <table:table-cell office:value-type="float" office:value="31.319">
                <text:p>31.319</text:p>
              </table:table-cell>
              <table:table-cell office:value-type="float" office:value="6.044">
                <text:p>6.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.503">
                <text:p>43.503</text:p>
              </table:table-cell>
              <table:table-cell office:value-type="float" office:value="24.859">
                <text:p>24.859</text:p>
              </table:table-cell>
              <table:table-cell office:value-type="float" office:value="19.774">
                <text:p>19.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436">
                <text:p>41.436</text:p>
              </table:table-cell>
              <table:table-cell office:value-type="float" office:value="27.624">
                <text:p>27.624</text:p>
              </table:table-cell>
              <table:table-cell office:value-type="float" office:value="27.072">
                <text:p>27.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359">
                <text:p>49.359</text:p>
              </table:table-cell>
              <table:table-cell office:value-type="float" office:value="5.769">
                <text:p>5.769</text:p>
              </table:table-cell>
              <table:table-cell office:value-type="float" office:value="44.872">
                <text:p>44.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.857">
                <text:p>50.857</text:p>
              </table:table-cell>
              <table:table-cell office:value-type="float" office:value="4.571">
                <text:p>4.571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.757">
                <text:p>53.757</text:p>
              </table:table-cell>
              <table:table-cell office:value-type="float" office:value="10.405">
                <text:p>10.405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781">
                <text:p>79.781</text:p>
              </table:table-cell>
              <table:table-cell office:value-type="float" office:value="11.475">
                <text:p>11.475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024">
                <text:p>84.024</text:p>
              </table:table-cell>
              <table:table-cell office:value-type="float" office:value="8.284">
                <text:p>8.284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309">
                <text:p>75.309</text:p>
              </table:table-cell>
              <table:table-cell office:value-type="float" office:value="17.284">
                <text:p>17.284</text:p>
              </table:table-cell>
              <table:table-cell office:value-type="float" office:value="7.407">
                <text:p>7.4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.836">
                <text:p>67.836</text:p>
              </table:table-cell>
              <table:table-cell office:value-type="float" office:value="24.561">
                <text:p>24.561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.978">
                <text:p>55.978</text:p>
              </table:table-cell>
              <table:table-cell office:value-type="float" office:value="40.761">
                <text:p>40.761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184">
                <text:p>73.184</text:p>
              </table:table-cell>
              <table:table-cell office:value-type="float" office:value="19.553">
                <text:p>19.553</text:p>
              </table:table-cell>
              <table:table-cell office:value-type="float" office:value="7.263">
                <text:p>7.2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.431">
                <text:p>62.431</text:p>
              </table:table-cell>
              <table:table-cell office:value-type="float" office:value="34.807">
                <text:p>34.807</text:p>
              </table:table-cell>
              <table:table-cell office:value-type="float" office:value="2.762">
                <text:p>2.7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.549">
                <text:p>58.549</text:p>
              </table:table-cell>
              <table:table-cell office:value-type="float" office:value="33.679">
                <text:p>33.679</text:p>
              </table:table-cell>
              <table:table-cell office:value-type="float" office:value="2.591">
                <text:p>2.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407">
                <text:p>43.407</text:p>
              </table:table-cell>
              <table:table-cell office:value-type="float" office:value="21.978">
                <text:p>21.978</text:p>
              </table:table-cell>
              <table:table-cell office:value-type="float" office:value="32.418">
                <text:p>32.4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371">
                <text:p>53.371</text:p>
              </table:table-cell>
              <table:table-cell office:value-type="float" office:value="16.854">
                <text:p>16.854</text:p>
              </table:table-cell>
              <table:table-cell office:value-type="float" office:value="29.775">
                <text:p>29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174">
                <text:p>52.174</text:p>
              </table:table-cell>
              <table:table-cell office:value-type="float" office:value="3.727">
                <text:p>3.727</text:p>
              </table:table-cell>
              <table:table-cell office:value-type="float" office:value="44.099">
                <text:p>44.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.809">
                <text:p>52.809</text:p>
              </table:table-cell>
              <table:table-cell office:value-type="float" office:value="5.618">
                <text:p>5.618</text:p>
              </table:table-cell>
              <table:table-cell office:value-type="float" office:value="41.573">
                <text:p>41.5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.766">
                <text:p>62.766</text:p>
              </table:table-cell>
              <table:table-cell office:value-type="float" office:value="14.362">
                <text:p>14.362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.941">
                <text:p>72.941</text:p>
              </table:table-cell>
              <table:table-cell office:value-type="float" office:value="18.235">
                <text:p>18.235</text:p>
              </table:table-cell>
              <table:table-cell office:value-type="float" office:value="8.824">
                <text:p>8.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.674">
                <text:p>72.674</text:p>
              </table:table-cell>
              <table:table-cell office:value-type="float" office:value="19.767">
                <text:p>19.767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.353">
                <text:p>72.353</text:p>
              </table:table-cell>
              <table:table-cell office:value-type="float" office:value="21.765">
                <text:p>21.765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.193">
                <text:p>65.193</text:p>
              </table:table-cell>
              <table:table-cell office:value-type="float" office:value="32.044">
                <text:p>32.044</text:p>
              </table:table-cell>
              <table:table-cell office:value-type="float" office:value="2.762">
                <text:p>2.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.104">
                <text:p>60.104</text:p>
              </table:table-cell>
              <table:table-cell office:value-type="float" office:value="31.606">
                <text:p>31.606</text:p>
              </table:table-cell>
              <table:table-cell office:value-type="float" office:value="7.772">
                <text:p>7.7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257">
                <text:p>71.257</text:p>
              </table:table-cell>
              <table:table-cell office:value-type="float" office:value="25.15">
                <text:p>25.15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125">
                <text:p>53.125</text:p>
              </table:table-cell>
              <table:table-cell office:value-type="float" office:value="39.583">
                <text:p>39.583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.043">
                <text:p>63.043</text:p>
              </table:table-cell>
              <table:table-cell office:value-type="float" office:value="13.043">
                <text:p>13.043</text:p>
              </table:table-cell>
              <table:table-cell office:value-type="float" office:value="19.565">
                <text:p>19.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.464">
                <text:p>36.464</text:p>
              </table:table-cell>
              <table:table-cell office:value-type="float" office:value="24.862">
                <text:p>24.862</text:p>
              </table:table-cell>
              <table:table-cell office:value-type="float" office:value="37.569">
                <text:p>37.5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2.209">
                <text:p>62.209</text:p>
              </table:table-cell>
              <table:table-cell office:value-type="float" office:value="6.395">
                <text:p>6.395</text:p>
              </table:table-cell>
              <table:table-cell office:value-type="float" office:value="30.814">
                <text:p>30.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641">
                <text:p>50.641</text:p>
              </table:table-cell>
              <table:table-cell office:value-type="float" office:value="4.487">
                <text:p>4.487</text:p>
              </table:table-cell>
              <table:table-cell office:value-type="float" office:value="44.872">
                <text:p>44.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311">
                <text:p>50.311</text:p>
              </table:table-cell>
              <table:table-cell office:value-type="float" office:value="6.832">
                <text:p>6.832</text:p>
              </table:table-cell>
              <table:table-cell office:value-type="float" office:value="40.994">
                <text:p>40.9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.069">
                <text:p>62.069</text:p>
              </table:table-cell>
              <table:table-cell office:value-type="float" office:value="13.218">
                <text:p>13.218</text:p>
              </table:table-cell>
              <table:table-cell office:value-type="float" office:value="24.138">
                <text:p>24.1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6">
                <text:p>76</text:p>
              </table:table-cell>
              <table:table-cell office:value-type="float" office:value="16.571">
                <text:p>16.571</text:p>
              </table:table-cell>
              <table:table-cell office:value-type="float" office:value="7.429">
                <text:p>7.4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2.316">
                <text:p>72.316</text:p>
              </table:table-cell>
              <table:table-cell office:value-type="float" office:value="21.469">
                <text:p>21.469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.956">
                <text:p>67.956</text:p>
              </table:table-cell>
              <table:table-cell office:value-type="float" office:value="24.309">
                <text:p>24.309</text:p>
              </table:table-cell>
              <table:table-cell office:value-type="float" office:value="7.182">
                <text:p>7.1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.484">
                <text:p>66.484</text:p>
              </table:table-cell>
              <table:table-cell office:value-type="float" office:value="26.923">
                <text:p>26.923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37.436">
                <text:p>37.436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888">
                <text:p>82.888</text:p>
              </table:table-cell>
              <table:table-cell office:value-type="float" office:value="11.765">
                <text:p>11.765</text:p>
              </table:table-cell>
              <table:table-cell office:value-type="float" office:value="5.348">
                <text:p>5.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.515">
                <text:p>50.515</text:p>
              </table:table-cell>
              <table:table-cell office:value-type="float" office:value="45.361">
                <text:p>45.361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529">
                <text:p>33.529</text:p>
              </table:table-cell>
              <table:table-cell office:value-type="float" office:value="33.529">
                <text:p>33.529</text:p>
              </table:table-cell>
              <table:table-cell office:value-type="float" office:value="15.294">
                <text:p>15.2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219">
                <text:p>8.219</text:p>
              </table:table-cell>
              <table:table-cell office:value-type="float" office:value="4.11">
                <text:p>4.11</text:p>
              </table:table-cell>
              <table:table-cell office:value-type="float" office:value="44.178">
                <text:p>44.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.778">
                <text:p>77.778</text:p>
              </table:table-cell>
              <table:table-cell office:value-type="float" office:value="8.889">
                <text:p>8.889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459">
                <text:p>52.459</text:p>
              </table:table-cell>
              <table:table-cell office:value-type="float" office:value="7.65">
                <text:p>7.65</text:p>
              </table:table-cell>
              <table:table-cell office:value-type="float" office:value="39.891">
                <text:p>39.8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.333">
                <text:p>53.333</text:p>
              </table:table-cell>
              <table:table-cell office:value-type="float" office:value="3.889">
                <text:p>3.889</text:p>
              </table:table-cell>
              <table:table-cell office:value-type="float" office:value="42.778">
                <text:p>42.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.955">
                <text:p>51.955</text:p>
              </table:table-cell>
              <table:table-cell office:value-type="float" office:value="3.911">
                <text:p>3.911</text:p>
              </table:table-cell>
              <table:table-cell office:value-type="float" office:value="42.458">
                <text:p>42.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.537">
                <text:p>65.537</text:p>
              </table:table-cell>
              <table:table-cell office:value-type="float" office:value="18.079">
                <text:p>18.079</text:p>
              </table:table-cell>
              <table:table-cell office:value-type="float" office:value="15.819">
                <text:p>15.8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16.477">
                <text:p>16.477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.481">
                <text:p>81.481</text:p>
              </table:table-cell>
              <table:table-cell office:value-type="float" office:value="14.815">
                <text:p>14.815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.226">
                <text:p>80.226</text:p>
              </table:table-cell>
              <table:table-cell office:value-type="float" office:value="13.559">
                <text:p>13.559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.667">
                <text:p>66.667</text:p>
              </table:table-cell>
              <table:table-cell office:value-type="float" office:value="26.901">
                <text:p>26.901</text:p>
              </table:table-cell>
              <table:table-cell office:value-type="float" office:value="6.433">
                <text:p>6.4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658">
                <text:p>61.658</text:p>
              </table:table-cell>
              <table:table-cell office:value-type="float" office:value="35.233">
                <text:p>35.233</text:p>
              </table:table-cell>
              <table:table-cell office:value-type="float" office:value="3.109">
                <text:p>3.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6.374">
                <text:p>76.374</text:p>
              </table:table-cell>
              <table:table-cell office:value-type="float" office:value="17.033">
                <text:p>17.033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.337">
                <text:p>51.337</text:p>
              </table:table-cell>
              <table:table-cell office:value-type="float" office:value="42.781">
                <text:p>42.781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766">
                <text:p>62.766</text:p>
              </table:table-cell>
              <table:table-cell office:value-type="float" office:value="18.085">
                <text:p>18.085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.792">
                <text:p>31.792</text:p>
              </table:table-cell>
              <table:table-cell office:value-type="float" office:value="34.104">
                <text:p>34.104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9.563">
                <text:p>59.563</text:p>
              </table:table-cell>
              <table:table-cell office:value-type="float" office:value="4.918">
                <text:p>4.918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.824">
                <text:p>58.824</text:p>
              </table:table-cell>
              <table:table-cell office:value-type="float" office:value="3.209">
                <text:p>3.209</text:p>
              </table:table-cell>
              <table:table-cell office:value-type="float" office:value="37.968">
                <text:p>37.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.702">
                <text:p>61.702</text:p>
              </table:table-cell>
              <table:table-cell office:value-type="float" office:value="3.723">
                <text:p>3.723</text:p>
              </table:table-cell>
              <table:table-cell office:value-type="float" office:value="34.043">
                <text:p>34.0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.224">
                <text:p>73.224</text:p>
              </table:table-cell>
              <table:table-cell office:value-type="float" office:value="12.568">
                <text:p>12.568</text:p>
              </table:table-cell>
              <table:table-cell office:value-type="float" office:value="14.208">
                <text:p>14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.093">
                <text:p>72.093</text:p>
              </table:table-cell>
              <table:table-cell office:value-type="float" office:value="19.767">
                <text:p>19.76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.215">
                <text:p>77.215</text:p>
              </table:table-cell>
              <table:table-cell office:value-type="float" office:value="14.557">
                <text:p>14.557</text:p>
              </table:table-cell>
              <table:table-cell office:value-type="float" office:value="8.228">
                <text:p>8.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.099">
                <text:p>73.099</text:p>
              </table:table-cell>
              <table:table-cell office:value-type="float" office:value="19.298">
                <text:p>19.298</text:p>
              </table:table-cell>
              <table:table-cell office:value-type="float" office:value="7.018">
                <text:p>7.0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73">
                <text:p>69.73</text:p>
              </table:table-cell>
              <table:table-cell office:value-type="float" office:value="23.784">
                <text:p>23.784</text:p>
              </table:table-cell>
              <table:table-cell office:value-type="float" office:value="6.486">
                <text:p>6.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.622">
                <text:p>60.622</text:p>
              </table:table-cell>
              <table:table-cell office:value-type="float" office:value="35.233">
                <text:p>35.233</text:p>
              </table:table-cell>
              <table:table-cell office:value-type="float" office:value="3.627">
                <text:p>3.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.543">
                <text:p>76.543</text:p>
              </table:table-cell>
              <table:table-cell office:value-type="float" office:value="16.049">
                <text:p>16.049</text:p>
              </table:table-cell>
              <table:table-cell office:value-type="float" office:value="7.407">
                <text:p>7.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887">
                <text:p>62.887</text:p>
              </table:table-cell>
              <table:table-cell office:value-type="float" office:value="32.99">
                <text:p>32.99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286">
                <text:p>46.286</text:p>
              </table:table-cell>
              <table:table-cell office:value-type="float" office:value="27.429">
                <text:p>27.4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8.352">
                <text:p>48.352</text:p>
              </table:table-cell>
              <table:table-cell office:value-type="float" office:value="18.681">
                <text:p>18.681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.216">
                <text:p>53.216</text:p>
              </table:table-cell>
              <table:table-cell office:value-type="float" office:value="5.263">
                <text:p>5.263</text:p>
              </table:table-cell>
              <table:table-cell office:value-type="float" office:value="19.883">
                <text:p>19.8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6.494">
                <text:p>56.494</text:p>
              </table:table-cell>
              <table:table-cell office:value-type="float" office:value="5.195">
                <text:p>5.195</text:p>
              </table:table-cell>
              <table:table-cell office:value-type="float" office:value="38.312">
                <text:p>38.3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.659">
                <text:p>53.659</text:p>
              </table:table-cell>
              <table:table-cell office:value-type="float" office:value="15.244">
                <text:p>15.244</text:p>
              </table:table-cell>
              <table:table-cell office:value-type="float" office:value="31.098">
                <text:p>31.0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.048">
                <text:p>76.048</text:p>
              </table:table-cell>
              <table:table-cell office:value-type="float" office:value="15.569">
                <text:p>15.569</text:p>
              </table:table-cell>
              <table:table-cell office:value-type="float" office:value="8.383">
                <text:p>8.3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41">
                <text:p>72.941</text:p>
              </table:table-cell>
              <table:table-cell office:value-type="float" office:value="20">
                <text:p>20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.706">
                <text:p>74.706</text:p>
              </table:table-cell>
              <table:table-cell office:value-type="float" office:value="18.824">
                <text:p>18.824</text:p>
              </table:table-cell>
              <table:table-cell office:value-type="float" office:value="6.471">
                <text:p>6.4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.184">
                <text:p>73.184</text:p>
              </table:table-cell>
              <table:table-cell office:value-type="float" office:value="20.112">
                <text:p>20.112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6.667">
                <text:p>66.667</text:p>
              </table:table-cell>
              <table:table-cell office:value-type="float" office:value="28.205">
                <text:p>28.205</text:p>
              </table:table-cell>
              <table:table-cell office:value-type="float" office:value="5.128">
                <text:p>5.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.91">
                <text:p>71.91</text:p>
              </table:table-cell>
              <table:table-cell office:value-type="float" office:value="24.157">
                <text:p>24.157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.064">
                <text:p>76.064</text:p>
              </table:table-cell>
              <table:table-cell office:value-type="float" office:value="19.149">
                <text:p>19.149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7.513">
                <text:p>57.513</text:p>
              </table:table-cell>
              <table:table-cell office:value-type="float" office:value="35.233">
                <text:p>35.233</text:p>
              </table:table-cell>
              <table:table-cell office:value-type="float" office:value="3.627">
                <text:p>3.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899">
                <text:p>30.899</text:p>
              </table:table-cell>
              <table:table-cell office:value-type="float" office:value="33.708">
                <text:p>33.708</text:p>
              </table:table-cell>
              <table:table-cell office:value-type="float" office:value="35.393">
                <text:p>35.3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866">
                <text:p>55.866</text:p>
              </table:table-cell>
              <table:table-cell office:value-type="float" office:value="8.939">
                <text:p>8.939</text:p>
              </table:table-cell>
              <table:table-cell office:value-type="float" office:value="34.637">
                <text:p>34.6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79">
                <text:p>56.79</text:p>
              </table:table-cell>
              <table:table-cell office:value-type="float" office:value="3.704">
                <text:p>3.704</text:p>
              </table:table-cell>
              <table:table-cell office:value-type="float" office:value="38.889">
                <text:p>38.8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068">
                <text:p>49.068</text:p>
              </table:table-cell>
              <table:table-cell office:value-type="float" office:value="6.832">
                <text:p>6.832</text:p>
              </table:table-cell>
              <table:table-cell office:value-type="float" office:value="44.099">
                <text:p>44.0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.111">
                <text:p>71.111</text:p>
              </table:table-cell>
              <table:table-cell office:value-type="float" office:value="11.667">
                <text:p>11.667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.07">
                <text:p>79.07</text:p>
              </table:table-cell>
              <table:table-cell office:value-type="float" office:value="13.953">
                <text:p>13.953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.472">
                <text:p>75.472</text:p>
              </table:table-cell>
              <table:table-cell office:value-type="float" office:value="16.981">
                <text:p>16.981</text:p>
              </table:table-cell>
              <table:table-cell office:value-type="float" office:value="7.547">
                <text:p>7.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93">
                <text:p>70.93</text:p>
              </table:table-cell>
              <table:table-cell office:value-type="float" office:value="22.093">
                <text:p>22.093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.254">
                <text:p>68.254</text:p>
              </table:table-cell>
              <table:table-cell office:value-type="float" office:value="28.042">
                <text:p>28.042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8.791">
                <text:p>58.791</text:p>
              </table:table-cell>
              <table:table-cell office:value-type="float" office:value="35.165">
                <text:p>35.165</text:p>
              </table:table-cell>
              <table:table-cell office:value-type="float" office:value="6.044">
                <text:p>6.0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.835">
                <text:p>64.835</text:p>
              </table:table-cell>
              <table:table-cell office:value-type="float" office:value="31.319">
                <text:p>31.319</text:p>
              </table:table-cell>
              <table:table-cell office:value-type="float" office:value="3.846">
                <text:p>3.8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375">
                <text:p>59.375</text:p>
              </table:table-cell>
              <table:table-cell office:value-type="float" office:value="33.854">
                <text:p>33.854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.725">
                <text:p>56.725</text:p>
              </table:table-cell>
              <table:table-cell office:value-type="float" office:value="17.544">
                <text:p>17.544</text:p>
              </table:table-cell>
              <table:table-cell office:value-type="float" office:value="23.977">
                <text:p>23.9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366">
                <text:p>51.366</text:p>
              </table:table-cell>
              <table:table-cell office:value-type="float" office:value="14.208">
                <text:p>14.208</text:p>
              </table:table-cell>
              <table:table-cell office:value-type="float" office:value="34.426">
                <text:p>34.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1.786">
                <text:p>51.786</text:p>
              </table:table-cell>
              <table:table-cell office:value-type="float" office:value="3.571">
                <text:p>3.571</text:p>
              </table:table-cell>
              <table:table-cell office:value-type="float" office:value="43.452">
                <text:p>43.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.978">
                <text:p>55.978</text:p>
              </table:table-cell>
              <table:table-cell office:value-type="float" office:value="3.261">
                <text:p>3.261</text:p>
              </table:table-cell>
              <table:table-cell office:value-type="float" office:value="40.761">
                <text:p>40.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.685">
                <text:p>51.685</text:p>
              </table:table-cell>
              <table:table-cell office:value-type="float" office:value="14.607">
                <text:p>14.607</text:p>
              </table:table-cell>
              <table:table-cell office:value-type="float" office:value="32.584">
                <text:p>32.5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2.917">
                <text:p>72.917</text:p>
              </table:table-cell>
              <table:table-cell office:value-type="float" office:value="19.792">
                <text:p>19.792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.278">
                <text:p>65.278</text:p>
              </table:table-cell>
              <table:table-cell office:value-type="float" office:value="22.917">
                <text:p>22.917</text:p>
              </table:table-cell>
              <table:table-cell office:value-type="float" office:value="6.944">
                <text:p>6.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7.553">
                <text:p>67.553</text:p>
              </table:table-cell>
              <table:table-cell office:value-type="float" office:value="16.489">
                <text:p>16.489</text:p>
              </table:table-cell>
              <table:table-cell office:value-type="float" office:value="14.894">
                <text:p>14.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43">
                <text:p>57.143</text:p>
              </table:table-cell>
              <table:table-cell office:value-type="float" office:value="23.077">
                <text:p>23.077</text:p>
              </table:table-cell>
              <table:table-cell office:value-type="float" office:value="19.231">
                <text:p>19.2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.319">
                <text:p>55.319</text:p>
              </table:table-cell>
              <table:table-cell office:value-type="float" office:value="26.596">
                <text:p>26.596</text:p>
              </table:table-cell>
              <table:table-cell office:value-type="float" office:value="18.085">
                <text:p>18.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.234">
                <text:p>62.234</text:p>
              </table:table-cell>
              <table:table-cell office:value-type="float" office:value="19.681">
                <text:p>19.681</text:p>
              </table:table-cell>
              <table:table-cell office:value-type="float" office:value="18.085">
                <text:p>18.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897">
                <text:p>55.897</text:p>
              </table:table-cell>
              <table:table-cell office:value-type="float" office:value="22.564">
                <text:p>22.564</text:p>
              </table:table-cell>
              <table:table-cell office:value-type="float" office:value="21.538">
                <text:p>21.5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.73">
                <text:p>58.73</text:p>
              </table:table-cell>
              <table:table-cell office:value-type="float" office:value="22.222">
                <text:p>22.222</text:p>
              </table:table-cell>
              <table:table-cell office:value-type="float" office:value="19.048">
                <text:p>19.0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.556">
                <text:p>55.556</text:p>
              </table:table-cell>
              <table:table-cell office:value-type="float" office:value="23.333">
                <text:p>23.333</text:p>
              </table:table-cell>
              <table:table-cell office:value-type="float" office:value="20.556">
                <text:p>20.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893">
                <text:p>59.893</text:p>
              </table:table-cell>
              <table:table-cell office:value-type="float" office:value="21.925">
                <text:p>21.925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.104">
                <text:p>65.104</text:p>
              </table:table-cell>
              <table:table-cell office:value-type="float" office:value="14.583">
                <text:p>14.583</text:p>
              </table:table-cell>
              <table:table-cell office:value-type="float" office:value="20.312">
                <text:p>20.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957">
                <text:p>61.957</text:p>
              </table:table-cell>
              <table:table-cell office:value-type="float" office:value="15.217">
                <text:p>15.217</text:p>
              </table:table-cell>
              <table:table-cell office:value-type="float" office:value="22.826">
                <text:p>22.8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6.742">
                <text:p>56.742</text:p>
              </table:table-cell>
              <table:table-cell office:value-type="float" office:value="8.989">
                <text:p>8.989</text:p>
              </table:table-cell>
              <table:table-cell office:value-type="float" office:value="34.27">
                <text:p>34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9cm" svg:height="9.653cm" xlink:href=".." xlink:type="simple" chart:class="chart:area" chart:style-name="ch1">
        <chart:title svg:x="14.749cm" svg:y="0.328cm" chart:style-name="ch2">
          <text:p>CPU0</text:p>
        </chart:title>
        <chart:legend chart:legend-position="end" svg:x="29.602cm" svg:y="4.056cm" style:legend-expansion="high" chart:style-name="ch3"/>
        <chart:plot-area chart:style-name="ch4" table:cell-range-address="kmeans_clean_5000000.R7:kmeans_clean_5000000.T194" chart:data-source-has-labels="row" svg:x="0.617cm" svg:y="1.288cm" svg:width="28.368cm" svg:height="8.172cm">
          <chartooo:coordinate-region svg:x="1.759cm" svg:y="1.398cm" svg:width="27.226cm" svg:height="7.0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clean_5000000.R8:kmeans_clean_5000000.R194" chart:label-cell-address="kmeans_clean_5000000.R7:kmeans_clean_5000000.R7" chart:class="chart:area">
            <chart:data-point chart:repeated="187"/>
          </chart:series>
          <chart:series chart:style-name="ch9" chart:values-cell-range-address="kmeans_clean_5000000.S8:kmeans_clean_5000000.S194" chart:label-cell-address="kmeans_clean_5000000.S7:kmeans_clean_5000000.S7" chart:class="chart:area">
            <chart:data-point chart:repeated="187"/>
          </chart:series>
          <chart:series chart:style-name="ch10" chart:values-cell-range-address="kmeans_clean_5000000.T8:kmeans_clean_5000000.T194" chart:label-cell-address="kmeans_clean_5000000.T7:kmeans_clean_5000000.T7" chart:class="chart:area">
            <chart:data-point chart:repeated="1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clean_5000000.R7:kmeans_clean_5000000.R7</svg:desc>
                </draw:g>
              </table:table-cell>
              <table:table-cell office:value-type="string">
                <text:p>sys</text:p>
                <draw:g>
                  <svg:desc>kmeans_clean_5000000.S7:kmeans_clean_5000000.S7</svg:desc>
                </draw:g>
              </table:table-cell>
              <table:table-cell office:value-type="string">
                <text:p>idl</text:p>
                <draw:g>
                  <svg:desc>kmeans_clean_5000000.T7:kmeans_clean_5000000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4">
                <text:p>6.224</text:p>
                <draw:g>
                  <svg:desc>kmeans_clean_5000000.R8:kmeans_clean_5000000.R194</svg:desc>
                </draw:g>
              </table:table-cell>
              <table:table-cell office:value-type="float" office:value="9.453">
                <text:p>9.453</text:p>
                <draw:g>
                  <svg:desc>kmeans_clean_5000000.S8:kmeans_clean_5000000.S194</svg:desc>
                </draw:g>
              </table:table-cell>
              <table:table-cell office:value-type="float" office:value="84.044">
                <text:p>84.044</text:p>
                <draw:g>
                  <svg:desc>kmeans_clean_5000000.T8:kmeans_clean_5000000.T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312">
                <text:p>47.312</text:p>
              </table:table-cell>
              <table:table-cell office:value-type="float" office:value="29.032">
                <text:p>29.032</text:p>
              </table:table-cell>
              <table:table-cell office:value-type="float" office:value="23.656">
                <text:p>23.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923">
                <text:p>26.923</text:p>
              </table:table-cell>
              <table:table-cell office:value-type="float" office:value="17.949">
                <text:p>17.949</text:p>
              </table:table-cell>
              <table:table-cell office:value-type="float" office:value="55.128">
                <text:p>55.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944">
                <text:p>6.944</text:p>
              </table:table-cell>
              <table:table-cell office:value-type="float" office:value="5.556">
                <text:p>5.556</text:p>
              </table:table-cell>
              <table:table-cell office:value-type="float" office:value="86.111">
                <text:p>86.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92">
                <text:p>7.792</text:p>
              </table:table-cell>
              <table:table-cell office:value-type="float" office:value="5.195">
                <text:p>5.195</text:p>
              </table:table-cell>
              <table:table-cell office:value-type="float" office:value="87.013">
                <text:p>87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896">
                <text:p>20.896</text:p>
              </table:table-cell>
              <table:table-cell office:value-type="float" office:value="4.478">
                <text:p>4.478</text:p>
              </table:table-cell>
              <table:table-cell office:value-type="float" office:value="73.134">
                <text:p>73.1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889">
                <text:p>38.889</text:p>
              </table:table-cell>
              <table:table-cell office:value-type="float" office:value="11.111">
                <text:p>11.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38">
                <text:p>30.38</text:p>
              </table:table-cell>
              <table:table-cell office:value-type="float" office:value="6.329">
                <text:p>6.329</text:p>
              </table:table-cell>
              <table:table-cell office:value-type="float" office:value="63.291">
                <text:p>63.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56">
                <text:p>16.456</text:p>
              </table:table-cell>
              <table:table-cell office:value-type="float" office:value="5.063">
                <text:p>5.063</text:p>
              </table:table-cell>
              <table:table-cell office:value-type="float" office:value="78.481">
                <text:p>78.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211">
                <text:p>59.211</text:p>
              </table:table-cell>
              <table:table-cell office:value-type="float" office:value="9.211">
                <text:p>9.211</text:p>
              </table:table-cell>
              <table:table-cell office:value-type="float" office:value="30.263">
                <text:p>30.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25">
                <text:p>61.25</text:p>
              </table:table-cell>
              <table:table-cell office:value-type="float" office:value="10">
                <text:p>10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373">
                <text:p>43.373</text:p>
              </table:table-cell>
              <table:table-cell office:value-type="float" office:value="6.024">
                <text:p>6.024</text:p>
              </table:table-cell>
              <table:table-cell office:value-type="float" office:value="50.602">
                <text:p>50.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5">
                <text:p>57.5</text:p>
              </table:table-cell>
              <table:table-cell office:value-type="float" office:value="16.25">
                <text:p>16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828">
                <text:p>44.828</text:p>
              </table:table-cell>
              <table:table-cell office:value-type="float" office:value="11.494">
                <text:p>11.494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975">
                <text:p>41.975</text:p>
              </table:table-cell>
              <table:table-cell office:value-type="float" office:value="6.173">
                <text:p>6.173</text:p>
              </table:table-cell>
              <table:table-cell office:value-type="float" office:value="51.852">
                <text:p>51.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545">
                <text:p>54.545</text:p>
              </table:table-cell>
              <table:table-cell office:value-type="float" office:value="12.5">
                <text:p>12.5</text:p>
              </table:table-cell>
              <table:table-cell office:value-type="float" office:value="32.955">
                <text:p>32.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45.556">
                <text:p>45.556</text:p>
              </table:table-cell>
              <table:table-cell office:value-type="float" office:value="24.444">
                <text:p>24.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02">
                <text:p>51.02</text:p>
              </table:table-cell>
              <table:table-cell office:value-type="float" office:value="17.347">
                <text:p>17.347</text:p>
              </table:table-cell>
              <table:table-cell office:value-type="float" office:value="31.633">
                <text:p>31.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839">
                <text:p>54.839</text:p>
              </table:table-cell>
              <table:table-cell office:value-type="float" office:value="19.355">
                <text:p>19.355</text:p>
              </table:table-cell>
              <table:table-cell office:value-type="float" office:value="25.806">
                <text:p>25.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449">
                <text:p>40.449</text:p>
              </table:table-cell>
              <table:table-cell office:value-type="float" office:value="15.73">
                <text:p>15.73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161">
                <text:p>45.161</text:p>
              </table:table-cell>
              <table:table-cell office:value-type="float" office:value="29.032">
                <text:p>29.032</text:p>
              </table:table-cell>
              <table:table-cell office:value-type="float" office:value="24.731">
                <text:p>24.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.5">
                <text:p>62.5</text:p>
              </table:table-cell>
              <table:table-cell office:value-type="float" office:value="8.333">
                <text:p>8.333</text:p>
              </table:table-cell>
              <table:table-cell office:value-type="float" office:value="29.167">
                <text:p>29.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657">
                <text:p>65.657</text:p>
              </table:table-cell>
              <table:table-cell office:value-type="float" office:value="11.111">
                <text:p>11.111</text:p>
              </table:table-cell>
              <table:table-cell office:value-type="float" office:value="23.232">
                <text:p>23.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809">
                <text:p>52.809</text:p>
              </table:table-cell>
              <table:table-cell office:value-type="float" office:value="22.472">
                <text:p>22.472</text:p>
              </table:table-cell>
              <table:table-cell office:value-type="float" office:value="24.719">
                <text:p>24.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043">
                <text:p>63.043</text:p>
              </table:table-cell>
              <table:table-cell office:value-type="float" office:value="19.565">
                <text:p>19.565</text:p>
              </table:table-cell>
              <table:table-cell office:value-type="float" office:value="17.391">
                <text:p>17.3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.824">
                <text:p>58.824</text:p>
              </table:table-cell>
              <table:table-cell office:value-type="float" office:value="35.294">
                <text:p>35.294</text:p>
              </table:table-cell>
              <table:table-cell office:value-type="float" office:value="5.882">
                <text:p>5.8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798">
                <text:p>61.798</text:p>
              </table:table-cell>
              <table:table-cell office:value-type="float" office:value="25.843">
                <text:p>25.843</text:p>
              </table:table-cell>
              <table:table-cell office:value-type="float" office:value="11.236">
                <text:p>11.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739">
                <text:p>46.739</text:p>
              </table:table-cell>
              <table:table-cell office:value-type="float" office:value="35.87">
                <text:p>35.87</text:p>
              </table:table-cell>
              <table:table-cell office:value-type="float" office:value="17.391">
                <text:p>17.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931">
                <text:p>37.931</text:p>
              </table:table-cell>
              <table:table-cell office:value-type="float" office:value="18.391">
                <text:p>18.391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08">
                <text:p>30.108</text:p>
              </table:table-cell>
              <table:table-cell office:value-type="float" office:value="41.935">
                <text:p>41.935</text:p>
              </table:table-cell>
              <table:table-cell office:value-type="float" office:value="27.957">
                <text:p>27.9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421">
                <text:p>48.421</text:p>
              </table:table-cell>
              <table:table-cell office:value-type="float" office:value="41.053">
                <text:p>41.053</text:p>
              </table:table-cell>
              <table:table-cell office:value-type="float" office:value="8.421">
                <text:p>8.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789">
                <text:p>55.789</text:p>
              </table:table-cell>
              <table:table-cell office:value-type="float" office:value="37.895">
                <text:p>37.895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69">
                <text:p>20.69</text:p>
              </table:table-cell>
              <table:table-cell office:value-type="float" office:value="29.885">
                <text:p>29.885</text:p>
              </table:table-cell>
              <table:table-cell office:value-type="float" office:value="10.345">
                <text:p>10.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898">
                <text:p>44.898</text:p>
              </table:table-cell>
              <table:table-cell office:value-type="float" office:value="50">
                <text:p>5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831">
                <text:p>34.831</text:p>
              </table:table-cell>
              <table:table-cell office:value-type="float" office:value="20.225">
                <text:p>20.225</text:p>
              </table:table-cell>
              <table:table-cell office:value-type="float" office:value="38.202">
                <text:p>38.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256">
                <text:p>23.256</text:p>
              </table:table-cell>
              <table:table-cell office:value-type="float" office:value="17.442">
                <text:p>17.442</text:p>
              </table:table-cell>
              <table:table-cell office:value-type="float" office:value="23.256">
                <text:p>23.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95">
                <text:p>12.195</text:p>
              </table:table-cell>
              <table:table-cell office:value-type="float" office:value="14.634">
                <text:p>14.634</text:p>
              </table:table-cell>
              <table:table-cell office:value-type="float" office:value="41.463">
                <text:p>41.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398">
                <text:p>49.398</text:p>
              </table:table-cell>
              <table:table-cell office:value-type="float" office:value="36.145">
                <text:p>36.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532">
                <text:p>75.532</text:p>
              </table:table-cell>
              <table:table-cell office:value-type="float" office:value="15.957">
                <text:p>15.957</text:p>
              </table:table-cell>
              <table:table-cell office:value-type="float" office:value="4.255">
                <text:p>4.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892">
                <text:p>69.892</text:p>
              </table:table-cell>
              <table:table-cell office:value-type="float" office:value="13.978">
                <text:p>13.978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.217">
                <text:p>65.217</text:p>
              </table:table-cell>
              <table:table-cell office:value-type="float" office:value="23.913">
                <text:p>23.913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.293">
                <text:p>68.293</text:p>
              </table:table-cell>
              <table:table-cell office:value-type="float" office:value="24.39">
                <text:p>24.39</text:p>
              </table:table-cell>
              <table:table-cell office:value-type="float" office:value="7.317">
                <text:p>7.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.667">
                <text:p>66.667</text:p>
              </table:table-cell>
              <table:table-cell office:value-type="float" office:value="29.032">
                <text:p>29.032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316">
                <text:p>66.316</text:p>
              </table:table-cell>
              <table:table-cell office:value-type="float" office:value="30.526">
                <text:p>30.526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33">
                <text:p>70.33</text:p>
              </table:table-cell>
              <table:table-cell office:value-type="float" office:value="24.176">
                <text:p>24.176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674">
                <text:p>47.674</text:p>
              </table:table-cell>
              <table:table-cell office:value-type="float" office:value="48.837">
                <text:p>48.837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.796">
                <text:p>82.796</text:p>
              </table:table-cell>
              <table:table-cell office:value-type="float" office:value="15.054">
                <text:p>15.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292">
                <text:p>57.292</text:p>
              </table:table-cell>
              <table:table-cell office:value-type="float" office:value="36.458">
                <text:p>36.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.511">
                <text:p>58.511</text:p>
              </table:table-cell>
              <table:table-cell office:value-type="float" office:value="19.149">
                <text:p>19.149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333">
                <text:p>33.333</text:p>
              </table:table-cell>
              <table:table-cell office:value-type="float" office:value="12.222">
                <text:p>12.222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.13">
                <text:p>39.13</text:p>
              </table:table-cell>
              <table:table-cell office:value-type="float" office:value="35.87">
                <text:p>35.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828">
                <text:p>44.828</text:p>
              </table:table-cell>
              <table:table-cell office:value-type="float" office:value="13.793">
                <text:p>13.793</text:p>
              </table:table-cell>
              <table:table-cell office:value-type="float" office:value="41.379">
                <text:p>41.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176">
                <text:p>41.176</text:p>
              </table:table-cell>
              <table:table-cell office:value-type="float" office:value="4.706">
                <text:p>4.706</text:p>
              </table:table-cell>
              <table:table-cell office:value-type="float" office:value="51.765">
                <text:p>51.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222">
                <text:p>22.222</text:p>
              </table:table-cell>
              <table:table-cell office:value-type="float" office:value="6.173">
                <text:p>6.173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945">
                <text:p>54.945</text:p>
              </table:table-cell>
              <table:table-cell office:value-type="float" office:value="8.791">
                <text:p>8.791</text:p>
              </table:table-cell>
              <table:table-cell office:value-type="float" office:value="36.264">
                <text:p>36.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.059">
                <text:p>87.059</text:p>
              </table:table-cell>
              <table:table-cell office:value-type="float" office:value="5.882">
                <text:p>5.882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.278">
                <text:p>82.278</text:p>
              </table:table-cell>
              <table:table-cell office:value-type="float" office:value="16.456">
                <text:p>16.456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949">
                <text:p>75.949</text:p>
              </table:table-cell>
              <table:table-cell office:value-type="float" office:value="17.722">
                <text:p>17.722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667">
                <text:p>74.667</text:p>
              </table:table-cell>
              <table:table-cell office:value-type="float" office:value="14.667">
                <text:p>14.667</text:p>
              </table:table-cell>
              <table:table-cell office:value-type="float" office:value="10.667">
                <text:p>10.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.945">
                <text:p>54.945</text:p>
              </table:table-cell>
              <table:table-cell office:value-type="float" office:value="42.857">
                <text:p>42.857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67">
                <text:p>55.67</text:p>
              </table:table-cell>
              <table:table-cell office:value-type="float" office:value="41.237">
                <text:p>41.237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56">
                <text:p>61.856</text:p>
              </table:table-cell>
              <table:table-cell office:value-type="float" office:value="32.99">
                <text:p>32.99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27.273">
                <text:p>27.273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8.495">
                <text:p>78.495</text:p>
              </table:table-cell>
              <table:table-cell office:value-type="float" office:value="8.602">
                <text:p>8.602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765">
                <text:p>36.765</text:p>
              </table:table-cell>
              <table:table-cell office:value-type="float" office:value="30.882">
                <text:p>30.882</text:p>
              </table:table-cell>
              <table:table-cell office:value-type="float" office:value="27.941">
                <text:p>27.9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.429">
                <text:p>71.429</text:p>
              </table:table-cell>
              <table:table-cell office:value-type="float" office:value="14.286">
                <text:p>14.286</text:p>
              </table:table-cell>
              <table:table-cell office:value-type="float" office:value="14.286">
                <text:p>14.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.407">
                <text:p>93.407</text:p>
              </table:table-cell>
              <table:table-cell office:value-type="float" office:value="5.495">
                <text:p>5.495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125">
                <text:p>78.125</text:p>
              </table:table-cell>
              <table:table-cell office:value-type="float" office:value="7.812">
                <text:p>7.812</text:p>
              </table:table-cell>
              <table:table-cell office:value-type="float" office:value="14.062">
                <text:p>14.0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.659">
                <text:p>53.659</text:p>
              </table:table-cell>
              <table:table-cell office:value-type="float" office:value="6.098">
                <text:p>6.098</text:p>
              </table:table-cell>
              <table:table-cell office:value-type="float" office:value="37.805">
                <text:p>37.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421">
                <text:p>43.421</text:p>
              </table:table-cell>
              <table:table-cell office:value-type="float" office:value="13.158">
                <text:p>13.158</text:p>
              </table:table-cell>
              <table:table-cell office:value-type="float" office:value="43.421">
                <text:p>43.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.361">
                <text:p>90.361</text:p>
              </table:table-cell>
              <table:table-cell office:value-type="float" office:value="4.819">
                <text:p>4.819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.654">
                <text:p>87.654</text:p>
              </table:table-cell>
              <table:table-cell office:value-type="float" office:value="8.642">
                <text:p>8.642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.108">
                <text:p>77.108</text:p>
              </table:table-cell>
              <table:table-cell office:value-type="float" office:value="21.687">
                <text:p>21.687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313">
                <text:p>78.313</text:p>
              </table:table-cell>
              <table:table-cell office:value-type="float" office:value="18.072">
                <text:p>18.072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.449">
                <text:p>72.449</text:p>
              </table:table-cell>
              <table:table-cell office:value-type="float" office:value="24.49">
                <text:p>24.49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619">
                <text:p>72.619</text:p>
              </table:table-cell>
              <table:table-cell office:value-type="float" office:value="14.286">
                <text:p>14.286</text:p>
              </table:table-cell>
              <table:table-cell office:value-type="float" office:value="13.095">
                <text:p>13.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.235">
                <text:p>68.235</text:p>
              </table:table-cell>
              <table:table-cell office:value-type="float" office:value="29.412">
                <text:p>29.412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023">
                <text:p>54.023</text:p>
              </table:table-cell>
              <table:table-cell office:value-type="float" office:value="31.034">
                <text:p>31.034</text:p>
              </table:table-cell>
              <table:table-cell office:value-type="float" office:value="6.897">
                <text:p>6.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333">
                <text:p>33.333</text:p>
              </table:table-cell>
              <table:table-cell office:value-type="float" office:value="14.286">
                <text:p>14.286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348">
                <text:p>21.348</text:p>
              </table:table-cell>
              <table:table-cell office:value-type="float" office:value="23.596">
                <text:p>23.596</text:p>
              </table:table-cell>
              <table:table-cell office:value-type="float" office:value="49.438">
                <text:p>49.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.319">
                <text:p>62.319</text:p>
              </table:table-cell>
              <table:table-cell office:value-type="float" office:value="7.246">
                <text:p>7.246</text:p>
              </table:table-cell>
              <table:table-cell office:value-type="float" office:value="30.435">
                <text:p>30.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585">
                <text:p>86.585</text:p>
              </table:table-cell>
              <table:table-cell office:value-type="float" office:value="7.317">
                <text:p>7.317</text:p>
              </table:table-cell>
              <table:table-cell office:value-type="float" office:value="4.878">
                <text:p>4.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.818">
                <text:p>81.818</text:p>
              </table:table-cell>
              <table:table-cell office:value-type="float" office:value="9.091">
                <text:p>9.091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.051">
                <text:p>82.051</text:p>
              </table:table-cell>
              <table:table-cell office:value-type="float" office:value="10.256">
                <text:p>10.256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667">
                <text:p>74.667</text:p>
              </table:table-cell>
              <table:table-cell office:value-type="float" office:value="21.333">
                <text:p>21.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.809">
                <text:p>52.809</text:p>
              </table:table-cell>
              <table:table-cell office:value-type="float" office:value="37.079">
                <text:p>37.079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.233">
                <text:p>80.233</text:p>
              </table:table-cell>
              <table:table-cell office:value-type="float" office:value="15.116">
                <text:p>15.116</text:p>
              </table:table-cell>
              <table:table-cell office:value-type="float" office:value="4.651">
                <text:p>4.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.759">
                <text:p>82.759</text:p>
              </table:table-cell>
              <table:table-cell office:value-type="float" office:value="9.195">
                <text:p>9.195</text:p>
              </table:table-cell>
              <table:table-cell office:value-type="float" office:value="6.897">
                <text:p>6.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626">
                <text:p>73.626</text:p>
              </table:table-cell>
              <table:table-cell office:value-type="float" office:value="19.78">
                <text:p>19.78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526">
                <text:p>70.526</text:p>
              </table:table-cell>
              <table:table-cell office:value-type="float" office:value="20">
                <text:p>20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.106">
                <text:p>35.106</text:p>
              </table:table-cell>
              <table:table-cell office:value-type="float" office:value="32.979">
                <text:p>32.979</text:p>
              </table:table-cell>
              <table:table-cell office:value-type="float" office:value="29.787">
                <text:p>29.7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884">
                <text:p>34.884</text:p>
              </table:table-cell>
              <table:table-cell office:value-type="float" office:value="11.628">
                <text:p>11.628</text:p>
              </table:table-cell>
              <table:table-cell office:value-type="float" office:value="53.488">
                <text:p>53.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.722">
                <text:p>59.722</text:p>
              </table:table-cell>
              <table:table-cell office:value-type="float" office:value="1.389">
                <text:p>1.389</text:p>
              </table:table-cell>
              <table:table-cell office:value-type="float" office:value="38.889">
                <text:p>38.8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.095">
                <text:p>88.095</text:p>
              </table:table-cell>
              <table:table-cell office:value-type="float" office:value="4.762">
                <text:p>4.762</text:p>
              </table:table-cell>
              <table:table-cell office:value-type="float" office:value="5.952">
                <text:p>5.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087">
                <text:p>76.087</text:p>
              </table:table-cell>
              <table:table-cell office:value-type="float" office:value="21.739">
                <text:p>21.739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.829">
                <text:p>76.829</text:p>
              </table:table-cell>
              <table:table-cell office:value-type="float" office:value="15.854">
                <text:p>15.854</text:p>
              </table:table-cell>
              <table:table-cell office:value-type="float" office:value="7.317">
                <text:p>7.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0.769">
                <text:p>80.769</text:p>
              </table:table-cell>
              <table:table-cell office:value-type="float" office:value="10.256">
                <text:p>10.256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.667">
                <text:p>86.667</text:p>
              </table:table-cell>
              <table:table-cell office:value-type="float" office:value="5.333">
                <text:p>5.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88">
                <text:p>50.588</text:p>
              </table:table-cell>
              <table:table-cell office:value-type="float" office:value="45.882">
                <text:p>45.882</text:p>
              </table:table-cell>
              <table:table-cell office:value-type="float" office:value="3.529">
                <text:p>3.5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237">
                <text:p>41.237</text:p>
              </table:table-cell>
              <table:table-cell office:value-type="float" office:value="50.515">
                <text:p>50.515</text:p>
              </table:table-cell>
              <table:table-cell office:value-type="float" office:value="7.216">
                <text:p>7.2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.854">
                <text:p>65.854</text:p>
              </table:table-cell>
              <table:table-cell office:value-type="float" office:value="34.146">
                <text:p>34.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897">
                <text:p>29.897</text:p>
              </table:table-cell>
              <table:table-cell office:value-type="float" office:value="59.794">
                <text:p>59.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414">
                <text:p>72.414</text:p>
              </table:table-cell>
              <table:table-cell office:value-type="float" office:value="13.793">
                <text:p>13.793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.522">
                <text:p>56.522</text:p>
              </table:table-cell>
              <table:table-cell office:value-type="float" office:value="27.174">
                <text:p>27.174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.568">
                <text:p>34.568</text:p>
              </table:table-cell>
              <table:table-cell office:value-type="float" office:value="8.642">
                <text:p>8.642</text:p>
              </table:table-cell>
              <table:table-cell office:value-type="float" office:value="55.556">
                <text:p>55.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.971">
                <text:p>57.971</text:p>
              </table:table-cell>
              <table:table-cell office:value-type="float" office:value="5.797">
                <text:p>5.797</text:p>
              </table:table-cell>
              <table:table-cell office:value-type="float" office:value="36.232">
                <text:p>36.2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.026">
                <text:p>41.026</text:p>
              </table:table-cell>
              <table:table-cell office:value-type="float" office:value="7.692">
                <text:p>7.692</text:p>
              </table:table-cell>
              <table:table-cell office:value-type="float" office:value="47.436">
                <text:p>47.4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.265">
                <text:p>66.265</text:p>
              </table:table-cell>
              <table:table-cell office:value-type="float" office:value="9.639">
                <text:p>9.639</text:p>
              </table:table-cell>
              <table:table-cell office:value-type="float" office:value="22.892">
                <text:p>22.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.405">
                <text:p>92.405</text:p>
              </table:table-cell>
              <table:table-cell office:value-type="float" office:value="6.329">
                <text:p>6.329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494">
                <text:p>73.494</text:p>
              </table:table-cell>
              <table:table-cell office:value-type="float" office:value="19.277">
                <text:p>19.277</text:p>
              </table:table-cell>
              <table:table-cell office:value-type="float" office:value="7.229">
                <text:p>7.2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556">
                <text:p>55.556</text:p>
              </table:table-cell>
              <table:table-cell office:value-type="float" office:value="41.111">
                <text:p>41.111</text:p>
              </table:table-cell>
              <table:table-cell office:value-type="float" office:value="3.333">
                <text:p>3.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261">
                <text:p>53.261</text:p>
              </table:table-cell>
              <table:table-cell office:value-type="float" office:value="41.304">
                <text:p>41.304</text:p>
              </table:table-cell>
              <table:table-cell office:value-type="float" office:value="5.435">
                <text:p>5.4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.551">
                <text:p>77.551</text:p>
              </table:table-cell>
              <table:table-cell office:value-type="float" office:value="22.449">
                <text:p>22.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3.696">
                <text:p>83.696</text:p>
              </table:table-cell>
              <table:table-cell office:value-type="float" office:value="7.609">
                <text:p>7.609</text:p>
              </table:table-cell>
              <table:table-cell office:value-type="float" office:value="8.696">
                <text:p>8.6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42.708">
                <text:p>42.708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482">
                <text:p>20.482</text:p>
              </table:table-cell>
              <table:table-cell office:value-type="float" office:value="27.711">
                <text:p>27.711</text:p>
              </table:table-cell>
              <table:table-cell office:value-type="float" office:value="16.867">
                <text:p>16.8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276">
                <text:p>8.276</text:p>
              </table:table-cell>
              <table:table-cell office:value-type="float" office:value="4.828">
                <text:p>4.828</text:p>
              </table:table-cell>
              <table:table-cell office:value-type="float" office:value="50.345">
                <text:p>50.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6.957">
                <text:p>86.957</text:p>
              </table:table-cell>
              <table:table-cell office:value-type="float" office:value="8.696">
                <text:p>8.696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398">
                <text:p>49.398</text:p>
              </table:table-cell>
              <table:table-cell office:value-type="float" office:value="7.229">
                <text:p>7.229</text:p>
              </table:table-cell>
              <table:table-cell office:value-type="float" office:value="43.373">
                <text:p>43.3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888">
                <text:p>89.888</text:p>
              </table:table-cell>
              <table:table-cell office:value-type="float" office:value="4.494">
                <text:p>4.494</text:p>
              </table:table-cell>
              <table:table-cell office:value-type="float" office:value="5.618">
                <text:p>5.6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.048">
                <text:p>94.048</text:p>
              </table:table-cell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.667">
                <text:p>66.667</text:p>
              </table:table-cell>
              <table:table-cell office:value-type="float" office:value="24.444">
                <text:p>24.444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43">
                <text:p>76.543</text:p>
              </table:table-cell>
              <table:table-cell office:value-type="float" office:value="13.58">
                <text:p>13.58</text:p>
              </table:table-cell>
              <table:table-cell office:value-type="float" office:value="9.877">
                <text:p>9.8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087">
                <text:p>76.087</text:p>
              </table:table-cell>
              <table:table-cell office:value-type="float" office:value="19.565">
                <text:p>19.565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8.571">
                <text:p>78.571</text:p>
              </table:table-cell>
              <table:table-cell office:value-type="float" office:value="14.286">
                <text:p>14.286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882">
                <text:p>45.882</text:p>
              </table:table-cell>
              <table:table-cell office:value-type="float" office:value="44.706">
                <text:p>44.706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7.368">
                <text:p>67.368</text:p>
              </table:table-cell>
              <table:table-cell office:value-type="float" office:value="27.368">
                <text:p>27.368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.805">
                <text:p>90.805</text:p>
              </table:table-cell>
              <table:table-cell office:value-type="float" office:value="4.598">
                <text:p>4.598</text:p>
              </table:table-cell>
              <table:table-cell office:value-type="float" office:value="3.448">
                <text:p>3.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6.087">
                <text:p>76.087</text:p>
              </table:table-cell>
              <table:table-cell office:value-type="float" office:value="16.304">
                <text:p>16.30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979">
                <text:p>65.979</text:p>
              </table:table-cell>
              <table:table-cell office:value-type="float" office:value="20.619">
                <text:p>20.619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.049">
                <text:p>28.049</text:p>
              </table:table-cell>
              <table:table-cell office:value-type="float" office:value="30.488">
                <text:p>30.488</text:p>
              </table:table-cell>
              <table:table-cell office:value-type="float" office:value="39.024">
                <text:p>39.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736">
                <text:p>28.736</text:p>
              </table:table-cell>
              <table:table-cell office:value-type="float" office:value="4.598">
                <text:p>4.598</text:p>
              </table:table-cell>
              <table:table-cell office:value-type="float" office:value="64.368">
                <text:p>64.3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333">
                <text:p>23.333</text:p>
              </table:table-cell>
              <table:table-cell office:value-type="float" office:value="4.444">
                <text:p>4.444</text:p>
              </table:table-cell>
              <table:table-cell office:value-type="float" office:value="72.222">
                <text:p>72.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727">
                <text:p>22.727</text:p>
              </table:table-cell>
              <table:table-cell office:value-type="float" office:value="5.682">
                <text:p>5.682</text:p>
              </table:table-cell>
              <table:table-cell office:value-type="float" office:value="70.455">
                <text:p>70.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.292">
                <text:p>66.292</text:p>
              </table:table-cell>
              <table:table-cell office:value-type="float" office:value="10.112">
                <text:p>10.112</text:p>
              </table:table-cell>
              <table:table-cell office:value-type="float" office:value="23.596">
                <text:p>23.5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6.25">
                <text:p>76.25</text:p>
              </table:table-cell>
              <table:table-cell office:value-type="float" office:value="16.25">
                <text:p>16.2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.941">
                <text:p>77.941</text:p>
              </table:table-cell>
              <table:table-cell office:value-type="float" office:value="10.294">
                <text:p>10.294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.519">
                <text:p>80.519</text:p>
              </table:table-cell>
              <table:table-cell office:value-type="float" office:value="18.182">
                <text:p>18.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4.444">
                <text:p>84.444</text:p>
              </table:table-cell>
              <table:table-cell office:value-type="float" office:value="8.889">
                <text:p>8.889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.134">
                <text:p>71.134</text:p>
              </table:table-cell>
              <table:table-cell office:value-type="float" office:value="22.68">
                <text:p>22.68</text:p>
              </table:table-cell>
              <table:table-cell office:value-type="float" office:value="6.186">
                <text:p>6.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.641">
                <text:p>75.641</text:p>
              </table:table-cell>
              <table:table-cell office:value-type="float" office:value="16.667">
                <text:p>16.667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083">
                <text:p>52.083</text:p>
              </table:table-cell>
              <table:table-cell office:value-type="float" office:value="44.792">
                <text:p>44.792</text:p>
              </table:table-cell>
              <table:table-cell office:value-type="float" office:value="2.083">
                <text:p>2.0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.118">
                <text:p>34.118</text:p>
              </table:table-cell>
              <table:table-cell office:value-type="float" office:value="32.941">
                <text:p>32.941</text:p>
              </table:table-cell>
              <table:table-cell office:value-type="float" office:value="18.824">
                <text:p>18.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535">
                <text:p>39.535</text:p>
              </table:table-cell>
              <table:table-cell office:value-type="float" office:value="18.605">
                <text:p>18.605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.647">
                <text:p>57.647</text:p>
              </table:table-cell>
              <table:table-cell office:value-type="float" office:value="4.706">
                <text:p>4.706</text:p>
              </table:table-cell>
              <table:table-cell office:value-type="float" office:value="35.294">
                <text:p>35.2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178">
                <text:p>19.178</text:p>
              </table:table-cell>
              <table:table-cell office:value-type="float" office:value="8.219">
                <text:p>8.219</text:p>
              </table:table-cell>
              <table:table-cell office:value-type="float" office:value="72.603">
                <text:p>72.6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.857">
                <text:p>42.857</text:p>
              </table:table-cell>
              <table:table-cell office:value-type="float" office:value="16.883">
                <text:p>16.883</text:p>
              </table:table-cell>
              <table:table-cell office:value-type="float" office:value="40.26">
                <text:p>40.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.73">
                <text:p>79.73</text:p>
              </table:table-cell>
              <table:table-cell office:value-type="float" office:value="9.459">
                <text:p>9.459</text:p>
              </table:table-cell>
              <table:table-cell office:value-type="float" office:value="10.811">
                <text:p>10.8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093">
                <text:p>72.093</text:p>
              </table:table-cell>
              <table:table-cell office:value-type="float" office:value="24.419">
                <text:p>24.419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8.75">
                <text:p>8.7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.347">
                <text:p>67.347</text:p>
              </table:table-cell>
              <table:table-cell office:value-type="float" office:value="30.612">
                <text:p>30.612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6.818">
                <text:p>56.818</text:p>
              </table:table-cell>
              <table:table-cell office:value-type="float" office:value="39.773">
                <text:p>39.773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.958">
                <text:p>73.958</text:p>
              </table:table-cell>
              <table:table-cell office:value-type="float" office:value="20.833">
                <text:p>20.833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.979">
                <text:p>32.979</text:p>
              </table:table-cell>
              <table:table-cell office:value-type="float" office:value="55.319">
                <text:p>55.319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.176">
                <text:p>21.176</text:p>
              </table:table-cell>
              <table:table-cell office:value-type="float" office:value="17.647">
                <text:p>17.6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.697">
                <text:p>42.697</text:p>
              </table:table-cell>
              <table:table-cell office:value-type="float" office:value="6.742">
                <text:p>6.742</text:p>
              </table:table-cell>
              <table:table-cell office:value-type="float" office:value="50.562">
                <text:p>50.5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779">
                <text:p>20.779</text:p>
              </table:table-cell>
              <table:table-cell office:value-type="float" office:value="5.195">
                <text:p>5.195</text:p>
              </table:table-cell>
              <table:table-cell office:value-type="float" office:value="74.026">
                <text:p>74.0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.753">
                <text:p>65.753</text:p>
              </table:table-cell>
              <table:table-cell office:value-type="float" office:value="6.849">
                <text:p>6.849</text:p>
              </table:table-cell>
              <table:table-cell office:value-type="float" office:value="27.397">
                <text:p>27.3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.824">
                <text:p>78.824</text:p>
              </table:table-cell>
              <table:table-cell office:value-type="float" office:value="12.941">
                <text:p>12.941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.471">
                <text:p>76.471</text:p>
              </table:table-cell>
              <table:table-cell office:value-type="float" office:value="18.824">
                <text:p>18.824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23.75">
                <text:p>23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921">
                <text:p>62.921</text:p>
              </table:table-cell>
              <table:table-cell office:value-type="float" office:value="34.831">
                <text:p>34.831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.57">
                <text:p>79.57</text:p>
              </table:table-cell>
              <table:table-cell office:value-type="float" office:value="18.28">
                <text:p>18.28</text:p>
              </table:table-cell>
              <table:table-cell office:value-type="float" office:value="2.151">
                <text:p>2.1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.538">
                <text:p>61.538</text:p>
              </table:table-cell>
              <table:table-cell office:value-type="float" office:value="35.165">
                <text:p>35.165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2.5">
                <text:p>62.5</text:p>
              </table:table-cell>
              <table:table-cell office:value-type="float" office:value="36.458">
                <text:p>36.458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72">
                <text:p>47.872</text:p>
              </table:table-cell>
              <table:table-cell office:value-type="float" office:value="40.426">
                <text:p>40.426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.366">
                <text:p>35.366</text:p>
              </table:table-cell>
              <table:table-cell office:value-type="float" office:value="18.293">
                <text:p>18.293</text:p>
              </table:table-cell>
              <table:table-cell office:value-type="float" office:value="42.683">
                <text:p>42.6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.739">
                <text:p>71.739</text:p>
              </table:table-cell>
              <table:table-cell office:value-type="float" office:value="10.87">
                <text:p>10.87</text:p>
              </table:table-cell>
              <table:table-cell office:value-type="float" office:value="17.391">
                <text:p>17.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.667">
                <text:p>82.66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.455">
                <text:p>95.455</text:p>
              </table:table-cell>
              <table:table-cell office:value-type="float" office:value="2.273">
                <text:p>2.273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721">
                <text:p>83.721</text:p>
              </table:table-cell>
              <table:table-cell office:value-type="float" office:value="12.791">
                <text:p>12.791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.333">
                <text:p>58.333</text:p>
              </table:table-cell>
              <table:table-cell office:value-type="float" office:value="29.167">
                <text:p>29.167</text:p>
              </table:table-cell>
              <table:table-cell office:value-type="float" office:value="4.167">
                <text:p>4.1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.667">
                <text:p>50.667</text:p>
              </table:table-cell>
              <table:table-cell office:value-type="float" office:value="29.333">
                <text:p>29.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.478">
                <text:p>68.478</text:p>
              </table:table-cell>
              <table:table-cell office:value-type="float" office:value="19.565">
                <text:p>19.565</text:p>
              </table:table-cell>
              <table:table-cell office:value-type="float" office:value="8.696">
                <text:p>8.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.933">
                <text:p>53.933</text:p>
              </table:table-cell>
              <table:table-cell office:value-type="float" office:value="21.348">
                <text:p>21.348</text:p>
              </table:table-cell>
              <table:table-cell office:value-type="float" office:value="24.719">
                <text:p>24.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.237">
                <text:p>46.237</text:p>
              </table:table-cell>
              <table:table-cell office:value-type="float" office:value="49.462">
                <text:p>49.462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8.242">
                <text:p>58.242</text:p>
              </table:table-cell>
              <table:table-cell office:value-type="float" office:value="14.286">
                <text:p>14.286</text:p>
              </table:table-cell>
              <table:table-cell office:value-type="float" office:value="27.473">
                <text:p>27.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7.01">
                <text:p>67.01</text:p>
              </table:table-cell>
              <table:table-cell office:value-type="float" office:value="5.155">
                <text:p>5.155</text:p>
              </table:table-cell>
              <table:table-cell office:value-type="float" office:value="27.835">
                <text:p>27.8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.215">
                <text:p>60.215</text:p>
              </table:table-cell>
              <table:table-cell office:value-type="float" office:value="16.129">
                <text:p>16.129</text:p>
              </table:table-cell>
              <table:table-cell office:value-type="float" office:value="23.656">
                <text:p>23.6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.545">
                <text:p>54.545</text:p>
              </table:table-cell>
              <table:table-cell office:value-type="float" office:value="32.955">
                <text:p>32.95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053">
                <text:p>61.053</text:p>
              </table:table-cell>
              <table:table-cell office:value-type="float" office:value="25.263">
                <text:p>25.263</text:p>
              </table:table-cell>
              <table:table-cell office:value-type="float" office:value="12.632">
                <text:p>12.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474">
                <text:p>69.474</text:p>
              </table:table-cell>
              <table:table-cell office:value-type="float" office:value="24.211">
                <text:p>24.211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261">
                <text:p>78.261</text:p>
              </table:table-cell>
              <table:table-cell office:value-type="float" office:value="15.217">
                <text:p>15.217</text:p>
              </table:table-cell>
              <table:table-cell office:value-type="float" office:value="6.522">
                <text:p>6.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.418">
                <text:p>82.418</text:p>
              </table:table-cell>
              <table:table-cell office:value-type="float" office:value="7.692">
                <text:p>7.692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9cm" svg:height="9.766cm" xlink:href=".." xlink:type="simple" chart:class="chart:area" chart:style-name="ch1">
        <chart:title svg:x="14.749cm" svg:y="0.33cm" chart:style-name="ch2">
          <text:p>CPU1</text:p>
        </chart:title>
        <chart:legend chart:legend-position="end" svg:x="29.602cm" svg:y="4.113cm" style:legend-expansion="high" chart:style-name="ch3"/>
        <chart:plot-area chart:style-name="ch4" table:cell-range-address="kmeans_clean_5000000.X7:kmeans_clean_5000000.Z194" chart:data-source-has-labels="row" svg:x="0.617cm" svg:y="1.292cm" svg:width="28.368cm" svg:height="8.279cm">
          <chartooo:coordinate-region svg:x="1.759cm" svg:y="1.401cm" svg:width="27.22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clean_5000000.X8:kmeans_clean_5000000.X194" chart:label-cell-address="kmeans_clean_5000000.X7:kmeans_clean_5000000.X7" chart:class="chart:area">
            <chart:data-point chart:repeated="187"/>
          </chart:series>
          <chart:series chart:style-name="ch9" chart:values-cell-range-address="kmeans_clean_5000000.Y8:kmeans_clean_5000000.Y194" chart:label-cell-address="kmeans_clean_5000000.Y7:kmeans_clean_5000000.Y7" chart:class="chart:area">
            <chart:data-point chart:repeated="187"/>
          </chart:series>
          <chart:series chart:style-name="ch10" chart:values-cell-range-address="kmeans_clean_5000000.Z8:kmeans_clean_5000000.Z194" chart:label-cell-address="kmeans_clean_5000000.Z7:kmeans_clean_5000000.Z7" chart:class="chart:area">
            <chart:data-point chart:repeated="1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r</text:p>
                <draw:g>
                  <svg:desc>kmeans_clean_5000000.X7:kmeans_clean_5000000.X7</svg:desc>
                </draw:g>
              </table:table-cell>
              <table:table-cell office:value-type="string">
                <text:p>sys</text:p>
                <draw:g>
                  <svg:desc>kmeans_clean_5000000.Y7:kmeans_clean_5000000.Y7</svg:desc>
                </draw:g>
              </table:table-cell>
              <table:table-cell office:value-type="string">
                <text:p>idl</text:p>
                <draw:g>
                  <svg:desc>kmeans_clean_5000000.Z7:kmeans_clean_5000000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47">
                <text:p>7.347</text:p>
                <draw:g>
                  <svg:desc>kmeans_clean_5000000.X8:kmeans_clean_5000000.X194</svg:desc>
                </draw:g>
              </table:table-cell>
              <table:table-cell office:value-type="float" office:value="8.692">
                <text:p>8.692</text:p>
                <draw:g>
                  <svg:desc>kmeans_clean_5000000.Y8:kmeans_clean_5000000.Y194</svg:desc>
                </draw:g>
              </table:table-cell>
              <table:table-cell office:value-type="float" office:value="83.88">
                <text:p>83.88</text:p>
                <draw:g>
                  <svg:desc>kmeans_clean_5000000.Z8:kmeans_clean_5000000.Z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258">
                <text:p>75.258</text:p>
              </table:table-cell>
              <table:table-cell office:value-type="float" office:value="18.557">
                <text:p>18.557</text:p>
              </table:table-cell>
              <table:table-cell office:value-type="float" office:value="6.186">
                <text:p>6.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778">
                <text:p>47.778</text:p>
              </table:table-cell>
              <table:table-cell office:value-type="float" office:value="16.667">
                <text:p>16.667</text:p>
              </table:table-cell>
              <table:table-cell office:value-type="float" office:value="35.556">
                <text:p>35.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767">
                <text:p>69.767</text:p>
              </table:table-cell>
              <table:table-cell office:value-type="float" office:value="29.07">
                <text:p>29.07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281">
                <text:p>75.281</text:p>
              </table:table-cell>
              <table:table-cell office:value-type="float" office:value="23.596">
                <text:p>23.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605">
                <text:p>71.605</text:p>
              </table:table-cell>
              <table:table-cell office:value-type="float" office:value="9.877">
                <text:p>9.877</text:p>
              </table:table-cell>
              <table:table-cell office:value-type="float" office:value="18.519">
                <text:p>18.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619">
                <text:p>47.619</text:p>
              </table:table-cell>
              <table:table-cell office:value-type="float" office:value="8.333">
                <text:p>8.333</text:p>
              </table:table-cell>
              <table:table-cell office:value-type="float" office:value="44.048">
                <text:p>44.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44">
                <text:p>60.44</text:p>
              </table:table-cell>
              <table:table-cell office:value-type="float" office:value="5.495">
                <text:p>5.495</text:p>
              </table:table-cell>
              <table:table-cell office:value-type="float" office:value="34.066">
                <text:p>34.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.176">
                <text:p>81.176</text:p>
              </table:table-cell>
              <table:table-cell office:value-type="float" office:value="9.412">
                <text:p>9.412</text:p>
              </table:table-cell>
              <table:table-cell office:value-type="float" office:value="9.412">
                <text:p>9.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375">
                <text:p>34.375</text:p>
              </table:table-cell>
              <table:table-cell office:value-type="float" office:value="4.167">
                <text:p>4.167</text:p>
              </table:table-cell>
              <table:table-cell office:value-type="float" office:value="61.458">
                <text:p>61.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698">
                <text:p>40.698</text:p>
              </table:table-cell>
              <table:table-cell office:value-type="float" office:value="10.465">
                <text:p>10.465</text:p>
              </table:table-cell>
              <table:table-cell office:value-type="float" office:value="45.349">
                <text:p>45.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978">
                <text:p>21.978</text:p>
              </table:table-cell>
              <table:table-cell office:value-type="float" office:value="7.692">
                <text:p>7.692</text:p>
              </table:table-cell>
              <table:table-cell office:value-type="float" office:value="70.33">
                <text:p>7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651">
                <text:p>54.651</text:p>
              </table:table-cell>
              <table:table-cell office:value-type="float" office:value="6.977">
                <text:p>6.977</text:p>
              </table:table-cell>
              <table:table-cell office:value-type="float" office:value="38.372">
                <text:p>38.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043">
                <text:p>38.043</text:p>
              </table:table-cell>
              <table:table-cell office:value-type="float" office:value="6.522">
                <text:p>6.522</text:p>
              </table:table-cell>
              <table:table-cell office:value-type="float" office:value="55.435">
                <text:p>55.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.368">
                <text:p>47.368</text:p>
              </table:table-cell>
              <table:table-cell office:value-type="float" office:value="7.368">
                <text:p>7.368</text:p>
              </table:table-cell>
              <table:table-cell office:value-type="float" office:value="45.263">
                <text:p>45.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315">
                <text:p>48.315</text:p>
              </table:table-cell>
              <table:table-cell office:value-type="float" office:value="8.989">
                <text:p>8.989</text:p>
              </table:table-cell>
              <table:table-cell office:value-type="float" office:value="40.449">
                <text:p>40.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66">
                <text:p>27.66</text:p>
              </table:table-cell>
              <table:table-cell office:value-type="float" office:value="11.702">
                <text:p>11.702</text:p>
              </table:table-cell>
              <table:table-cell office:value-type="float" office:value="60.638">
                <text:p>60.6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333">
                <text:p>33.333</text:p>
              </table:table-cell>
              <table:table-cell office:value-type="float" office:value="36.559">
                <text:p>36.559</text:p>
              </table:table-cell>
              <table:table-cell office:value-type="float" office:value="30.108">
                <text:p>30.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526">
                <text:p>50.526</text:p>
              </table:table-cell>
              <table:table-cell office:value-type="float" office:value="7.368">
                <text:p>7.368</text:p>
              </table:table-cell>
              <table:table-cell office:value-type="float" office:value="42.105">
                <text:p>42.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105">
                <text:p>62.105</text:p>
              </table:table-cell>
              <table:table-cell office:value-type="float" office:value="11.579">
                <text:p>11.579</text:p>
              </table:table-cell>
              <table:table-cell office:value-type="float" office:value="26.316">
                <text:p>26.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759">
                <text:p>82.759</text:p>
              </table:table-cell>
              <table:table-cell office:value-type="float" office:value="14.943">
                <text:p>14.943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.391">
                <text:p>67.391</text:p>
              </table:table-cell>
              <table:table-cell office:value-type="float" office:value="29.348">
                <text:p>29.348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596">
                <text:p>59.596</text:p>
              </table:table-cell>
              <table:table-cell office:value-type="float" office:value="6.061">
                <text:p>6.061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936">
                <text:p>48.936</text:p>
              </table:table-cell>
              <table:table-cell office:value-type="float" office:value="7.447">
                <text:p>7.447</text:p>
              </table:table-cell>
              <table:table-cell office:value-type="float" office:value="43.617">
                <text:p>43.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327">
                <text:p>66.327</text:p>
              </table:table-cell>
              <table:table-cell office:value-type="float" office:value="23.469">
                <text:p>23.469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889">
                <text:p>68.889</text:p>
              </table:table-cell>
              <table:table-cell office:value-type="float" office:value="18.889">
                <text:p>18.889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.917">
                <text:p>72.917</text:p>
              </table:table-cell>
              <table:table-cell office:value-type="float" office:value="26.042">
                <text:p>26.042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215">
                <text:p>60.215</text:p>
              </table:table-cell>
              <table:table-cell office:value-type="float" office:value="37.634">
                <text:p>37.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454">
                <text:p>48.454</text:p>
              </table:table-cell>
              <table:table-cell office:value-type="float" office:value="21.649">
                <text:p>21.649</text:p>
              </table:table-cell>
              <table:table-cell office:value-type="float" office:value="15.464">
                <text:p>15.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224">
                <text:p>61.224</text:p>
              </table:table-cell>
              <table:table-cell office:value-type="float" office:value="22.449">
                <text:p>22.449</text:p>
              </table:table-cell>
              <table:table-cell office:value-type="float" office:value="16.327">
                <text:p>16.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.138">
                <text:p>24.138</text:p>
              </table:table-cell>
              <table:table-cell office:value-type="float" office:value="31.034">
                <text:p>31.034</text:p>
              </table:table-cell>
              <table:table-cell office:value-type="float" office:value="44.828">
                <text:p>44.8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78">
                <text:p>19.78</text:p>
              </table:table-cell>
              <table:table-cell office:value-type="float" office:value="17.582">
                <text:p>17.582</text:p>
              </table:table-cell>
              <table:table-cell office:value-type="float" office:value="62.637">
                <text:p>62.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782">
                <text:p>36.782</text:p>
              </table:table-cell>
              <table:table-cell office:value-type="float" office:value="6.897">
                <text:p>6.897</text:p>
              </table:table-cell>
              <table:table-cell office:value-type="float" office:value="56.322">
                <text:p>56.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.25">
                <text:p>56.25</text:p>
              </table:table-cell>
              <table:table-cell office:value-type="float" office:value="37.5">
                <text:p>37.5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092">
                <text:p>16.092</text:p>
              </table:table-cell>
              <table:table-cell office:value-type="float" office:value="10.345">
                <text:p>10.345</text:p>
              </table:table-cell>
              <table:table-cell office:value-type="float" office:value="59.77">
                <text:p>59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.01">
                <text:p>67.01</text:p>
              </table:table-cell>
              <table:table-cell office:value-type="float" office:value="27.835">
                <text:p>27.835</text:p>
              </table:table-cell>
              <table:table-cell office:value-type="float" office:value="2.062">
                <text:p>2.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617">
                <text:p>43.617</text:p>
              </table:table-cell>
              <table:table-cell office:value-type="float" office:value="41.489">
                <text:p>41.489</text:p>
              </table:table-cell>
              <table:table-cell office:value-type="float" office:value="8.511">
                <text:p>8.5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796">
                <text:p>39.796</text:p>
              </table:table-cell>
              <table:table-cell office:value-type="float" office:value="55.102">
                <text:p>55.102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.383">
                <text:p>56.383</text:p>
              </table:table-cell>
              <table:table-cell office:value-type="float" office:value="21.277">
                <text:p>21.277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.351">
                <text:p>78.351</text:p>
              </table:table-cell>
              <table:table-cell office:value-type="float" office:value="19.588">
                <text:p>19.588</text:p>
              </table:table-cell>
              <table:table-cell office:value-type="float" office:value="2.062">
                <text:p>2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421">
                <text:p>68.421</text:p>
              </table:table-cell>
              <table:table-cell office:value-type="float" office:value="30.526">
                <text:p>30.526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.087">
                <text:p>76.087</text:p>
              </table:table-cell>
              <table:table-cell office:value-type="float" office:value="16.304">
                <text:p>16.304</text:p>
              </table:table-cell>
              <table:table-cell office:value-type="float" office:value="7.609">
                <text:p>7.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.721">
                <text:p>83.721</text:p>
              </table:table-cell>
              <table:table-cell office:value-type="float" office:value="13.953">
                <text:p>13.953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.667">
                <text:p>76.667</text:p>
              </table:table-cell>
              <table:table-cell office:value-type="float" office:value="12.222">
                <text:p>12.222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163">
                <text:p>58.163</text:p>
              </table:table-cell>
              <table:table-cell office:value-type="float" office:value="35.714">
                <text:p>35.714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574">
                <text:p>59.574</text:p>
              </table:table-cell>
              <table:table-cell office:value-type="float" office:value="35.106">
                <text:p>35.106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53.684">
                <text:p>53.684</text:p>
              </table:table-cell>
              <table:table-cell office:value-type="float" office:value="6.316">
                <text:p>6.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776">
                <text:p>38.776</text:p>
              </table:table-cell>
              <table:table-cell office:value-type="float" office:value="60.204">
                <text:p>60.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158">
                <text:p>43.158</text:p>
              </table:table-cell>
              <table:table-cell office:value-type="float" office:value="32.632">
                <text:p>32.632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.634">
                <text:p>37.634</text:p>
              </table:table-cell>
              <table:table-cell office:value-type="float" office:value="17.204">
                <text:p>17.204</text:p>
              </table:table-cell>
              <table:table-cell office:value-type="float" office:value="45.161">
                <text:p>45.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549">
                <text:p>50.549</text:p>
              </table:table-cell>
              <table:table-cell office:value-type="float" office:value="14.286">
                <text:p>14.286</text:p>
              </table:table-cell>
              <table:table-cell office:value-type="float" office:value="35.165">
                <text:p>35.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5.258">
                <text:p>75.258</text:p>
              </table:table-cell>
              <table:table-cell office:value-type="float" office:value="11.34">
                <text:p>11.34</text:p>
              </table:table-cell>
              <table:table-cell office:value-type="float" office:value="13.402">
                <text:p>13.4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.773">
                <text:p>64.773</text:p>
              </table:table-cell>
              <table:table-cell office:value-type="float" office:value="9.091">
                <text:p>9.091</text:p>
              </table:table-cell>
              <table:table-cell office:value-type="float" office:value="26.136">
                <text:p>26.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1.111">
                <text:p>91.111</text:p>
              </table:table-cell>
              <table:table-cell office:value-type="float" office:value="2.222">
                <text:p>2.222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824">
                <text:p>78.824</text:p>
              </table:table-cell>
              <table:table-cell office:value-type="float" office:value="18.824">
                <text:p>18.824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667">
                <text:p>66.667</text:p>
              </table:table-cell>
              <table:table-cell office:value-type="float" office:value="26.882">
                <text:p>26.882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.292">
                <text:p>66.292</text:p>
              </table:table-cell>
              <table:table-cell office:value-type="float" office:value="21.348">
                <text:p>21.34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049">
                <text:p>78.049</text:p>
              </table:table-cell>
              <table:table-cell office:value-type="float" office:value="13.415">
                <text:p>13.415</text:p>
              </table:table-cell>
              <table:table-cell office:value-type="float" office:value="8.537">
                <text:p>8.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739">
                <text:p>71.739</text:p>
              </table:table-cell>
              <table:table-cell office:value-type="float" office:value="22.826">
                <text:p>22.826</text:p>
              </table:table-cell>
              <table:table-cell office:value-type="float" office:value="5.435">
                <text:p>5.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.842">
                <text:p>76.842</text:p>
              </table:table-cell>
              <table:table-cell office:value-type="float" office:value="17.895">
                <text:p>17.895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208">
                <text:p>80.208</text:p>
              </table:table-cell>
              <table:table-cell office:value-type="float" office:value="14.583">
                <text:p>14.583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.773">
                <text:p>89.773</text:p>
              </table:table-cell>
              <table:table-cell office:value-type="float" office:value="7.955">
                <text:p>7.955</text:p>
              </table:table-cell>
              <table:table-cell office:value-type="float" office:value="2.273">
                <text:p>2.2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33">
                <text:p>44.33</text:p>
              </table:table-cell>
              <table:table-cell office:value-type="float" office:value="50.515">
                <text:p>50.515</text:p>
              </table:table-cell>
              <table:table-cell office:value-type="float" office:value="5.155">
                <text:p>5.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.857">
                <text:p>42.857</text:p>
              </table:table-cell>
              <table:table-cell office:value-type="float" office:value="33.673">
                <text:p>33.673</text:p>
              </table:table-cell>
              <table:table-cell office:value-type="float" office:value="22.449">
                <text:p>22.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.354">
                <text:p>68.354</text:p>
              </table:table-cell>
              <table:table-cell office:value-type="float" office:value="11.392">
                <text:p>11.392</text:p>
              </table:table-cell>
              <table:table-cell office:value-type="float" office:value="20.253">
                <text:p>20.2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11">
                <text:p>11.111</text:p>
              </table:table-cell>
              <table:table-cell office:value-type="float" office:value="4.444">
                <text:p>4.444</text:p>
              </table:table-cell>
              <table:table-cell office:value-type="float" office:value="84.444">
                <text:p>84.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045">
                <text:p>42.045</text:p>
              </table:table-cell>
              <table:table-cell office:value-type="float" office:value="6.818">
                <text:p>6.818</text:p>
              </table:table-cell>
              <table:table-cell office:value-type="float" office:value="48.864">
                <text:p>48.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.889">
                <text:p>48.889</text:p>
              </table:table-cell>
              <table:table-cell office:value-type="float" office:value="4.444">
                <text:p>4.444</text:p>
              </table:table-cell>
              <table:table-cell office:value-type="float" office:value="46.667">
                <text:p>46.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75">
                <text:p>88.75</text:p>
              </table:table-cell>
              <table:table-cell office:value-type="float" office:value="6.25">
                <text:p>6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.833">
                <text:p>70.833</text:p>
              </table:table-cell>
              <table:table-cell office:value-type="float" office:value="17.708">
                <text:p>17.708</text:p>
              </table:table-cell>
              <table:table-cell office:value-type="float" office:value="10.417">
                <text:p>10.4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.218">
                <text:p>63.218</text:p>
              </table:table-cell>
              <table:table-cell office:value-type="float" office:value="21.839">
                <text:p>21.839</text:p>
              </table:table-cell>
              <table:table-cell office:value-type="float" office:value="14.943">
                <text:p>14.9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921">
                <text:p>62.921</text:p>
              </table:table-cell>
              <table:table-cell office:value-type="float" office:value="28.09">
                <text:p>28.09</text:p>
              </table:table-cell>
              <table:table-cell office:value-type="float" office:value="8.989">
                <text:p>8.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773">
                <text:p>64.773</text:p>
              </table:table-cell>
              <table:table-cell office:value-type="float" office:value="26.136">
                <text:p>26.136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878">
                <text:p>43.878</text:p>
              </table:table-cell>
              <table:table-cell office:value-type="float" office:value="48.98">
                <text:p>48.98</text:p>
              </table:table-cell>
              <table:table-cell office:value-type="float" office:value="7.143">
                <text:p>7.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.706">
                <text:p>64.706</text:p>
              </table:table-cell>
              <table:table-cell office:value-type="float" office:value="30.588">
                <text:p>30.588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167">
                <text:p>54.167</text:p>
              </table:table-cell>
              <table:table-cell office:value-type="float" office:value="36.458">
                <text:p>36.458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.702">
                <text:p>61.702</text:p>
              </table:table-cell>
              <table:table-cell office:value-type="float" office:value="32.979">
                <text:p>32.979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.632">
                <text:p>52.632</text:p>
              </table:table-cell>
              <table:table-cell office:value-type="float" office:value="33.684">
                <text:p>33.684</text:p>
              </table:table-cell>
              <table:table-cell office:value-type="float" office:value="7.368">
                <text:p>7.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87">
                <text:p>60.87</text:p>
              </table:table-cell>
              <table:table-cell office:value-type="float" office:value="31.522">
                <text:p>31.522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.535">
                <text:p>39.535</text:p>
              </table:table-cell>
              <table:table-cell office:value-type="float" office:value="3.488">
                <text:p>3.488</text:p>
              </table:table-cell>
              <table:table-cell office:value-type="float" office:value="56.977">
                <text:p>56.9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32">
                <text:p>12.632</text:p>
              </table:table-cell>
              <table:table-cell office:value-type="float" office:value="5.263">
                <text:p>5.263</text:p>
              </table:table-cell>
              <table:table-cell office:value-type="float" office:value="82.105">
                <text:p>82.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13.043">
                <text:p>13.043</text:p>
              </table:table-cell>
              <table:table-cell office:value-type="float" office:value="61.957">
                <text:p>61.9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.842">
                <text:p>76.842</text:p>
              </table:table-cell>
              <table:table-cell office:value-type="float" office:value="13.684">
                <text:p>13.684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667">
                <text:p>86.667</text:p>
              </table:table-cell>
              <table:table-cell office:value-type="float" office:value="6.667">
                <text:p>6.667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5.862">
                <text:p>75.862</text:p>
              </table:table-cell>
              <table:table-cell office:value-type="float" office:value="12.644">
                <text:p>12.644</text:p>
              </table:table-cell>
              <table:table-cell office:value-type="float" office:value="11.494">
                <text:p>11.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.951">
                <text:p>83.951</text:p>
              </table:table-cell>
              <table:table-cell office:value-type="float" office:value="12.346">
                <text:p>12.346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417">
                <text:p>35.417</text:p>
              </table:table-cell>
              <table:table-cell office:value-type="float" office:value="63.542">
                <text:p>63.542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.766">
                <text:p>62.766</text:p>
              </table:table-cell>
              <table:table-cell office:value-type="float" office:value="29.787">
                <text:p>29.787</text:p>
              </table:table-cell>
              <table:table-cell office:value-type="float" office:value="7.447">
                <text:p>7.4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.087">
                <text:p>51.087</text:p>
              </table:table-cell>
              <table:table-cell office:value-type="float" office:value="48.913">
                <text:p>48.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917">
                <text:p>47.917</text:p>
              </table:table-cell>
              <table:table-cell office:value-type="float" office:value="46.875">
                <text:p>46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724">
                <text:p>51.724</text:p>
              </table:table-cell>
              <table:table-cell office:value-type="float" office:value="11.494">
                <text:p>11.494</text:p>
              </table:table-cell>
              <table:table-cell office:value-type="float" office:value="34.483">
                <text:p>34.4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968">
                <text:p>70.968</text:p>
              </table:table-cell>
              <table:table-cell office:value-type="float" office:value="21.505">
                <text:p>21.505</text:p>
              </table:table-cell>
              <table:table-cell office:value-type="float" office:value="7.527">
                <text:p>7.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067">
                <text:p>46.067</text:p>
              </table:table-cell>
              <table:table-cell office:value-type="float" office:value="4.494">
                <text:p>4.494</text:p>
              </table:table-cell>
              <table:table-cell office:value-type="float" office:value="49.438">
                <text:p>49.4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053">
                <text:p>21.053</text:p>
              </table:table-cell>
              <table:table-cell office:value-type="float" office:value="6.316">
                <text:p>6.316</text:p>
              </table:table-cell>
              <table:table-cell office:value-type="float" office:value="72.632">
                <text:p>72.6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538">
                <text:p>50.538</text:p>
              </table:table-cell>
              <table:table-cell office:value-type="float" office:value="7.527">
                <text:p>7.527</text:p>
              </table:table-cell>
              <table:table-cell office:value-type="float" office:value="41.935">
                <text:p>41.9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.889">
                <text:p>68.889</text:p>
              </table:table-cell>
              <table:table-cell office:value-type="float" office:value="20">
                <text:p>20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.583">
                <text:p>64.583</text:p>
              </table:table-cell>
              <table:table-cell office:value-type="float" office:value="28.125">
                <text:p>28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.638">
                <text:p>60.638</text:p>
              </table:table-cell>
              <table:table-cell office:value-type="float" office:value="35.106">
                <text:p>35.106</text:p>
              </table:table-cell>
              <table:table-cell office:value-type="float" office:value="4.255">
                <text:p>4.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.947">
                <text:p>78.947</text:p>
              </table:table-cell>
              <table:table-cell office:value-type="float" office:value="18.947">
                <text:p>18.947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9.167">
                <text:p>79.167</text:p>
              </table:table-cell>
              <table:table-cell office:value-type="float" office:value="13.542">
                <text:p>13.542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471">
                <text:p>76.471</text:p>
              </table:table-cell>
              <table:table-cell office:value-type="float" office:value="16.471">
                <text:p>16.471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042">
                <text:p>76.042</text:p>
              </table:table-cell>
              <table:table-cell office:value-type="float" office:value="18.75">
                <text:p>18.75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208">
                <text:p>55.208</text:p>
              </table:table-cell>
              <table:table-cell office:value-type="float" office:value="11.458">
                <text:p>11.458</text:p>
              </table:table-cell>
              <table:table-cell office:value-type="float" office:value="33.333">
                <text:p>33.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484">
                <text:p>16.484</text:p>
              </table:table-cell>
              <table:table-cell office:value-type="float" office:value="23.077">
                <text:p>23.077</text:p>
              </table:table-cell>
              <table:table-cell office:value-type="float" office:value="60.44">
                <text:p>60.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667">
                <text:p>86.667</text:p>
              </table:table-cell>
              <table:table-cell office:value-type="float" office:value="4.444">
                <text:p>4.444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.349">
                <text:p>45.349</text:p>
              </table:table-cell>
              <table:table-cell office:value-type="float" office:value="2.326">
                <text:p>2.326</text:p>
              </table:table-cell>
              <table:table-cell office:value-type="float" office:value="52.326">
                <text:p>52.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.333">
                <text:p>58.333</text:p>
              </table:table-cell>
              <table:table-cell office:value-type="float" office:value="7.143">
                <text:p>7.143</text:p>
              </table:table-cell>
              <table:table-cell office:value-type="float" office:value="34.524">
                <text:p>34.5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.242">
                <text:p>58.242</text:p>
              </table:table-cell>
              <table:table-cell office:value-type="float" office:value="16.484">
                <text:p>16.484</text:p>
              </table:table-cell>
              <table:table-cell office:value-type="float" office:value="25.275">
                <text:p>25.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.211">
                <text:p>64.211</text:p>
              </table:table-cell>
              <table:table-cell office:value-type="float" office:value="24.211">
                <text:p>24.211</text:p>
              </table:table-cell>
              <table:table-cell office:value-type="float" office:value="11.579">
                <text:p>11.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.213">
                <text:p>70.213</text:p>
              </table:table-cell>
              <table:table-cell office:value-type="float" office:value="23.404">
                <text:p>23.404</text:p>
              </table:table-cell>
              <table:table-cell office:value-type="float" office:value="6.383">
                <text:p>6.3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2.022">
                <text:p>82.022</text:p>
              </table:table-cell>
              <table:table-cell office:value-type="float" office:value="7.865">
                <text:p>7.865</text:p>
              </table:table-cell>
              <table:table-cell office:value-type="float" office:value="10.112">
                <text:p>10.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.121">
                <text:p>79.121</text:p>
              </table:table-cell>
              <table:table-cell office:value-type="float" office:value="12.088">
                <text:p>12.088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.837">
                <text:p>41.837</text:p>
              </table:table-cell>
              <table:table-cell office:value-type="float" office:value="53.061">
                <text:p>53.061</text:p>
              </table:table-cell>
              <table:table-cell office:value-type="float" office:value="4.082">
                <text:p>4.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.043">
                <text:p>84.043</text:p>
              </table:table-cell>
              <table:table-cell office:value-type="float" office:value="14.894">
                <text:p>14.89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47.959">
                <text:p>47.959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.455">
                <text:p>45.455</text:p>
              </table:table-cell>
              <table:table-cell office:value-type="float" office:value="39.773">
                <text:p>39.773</text:p>
              </table:table-cell>
              <table:table-cell office:value-type="float" office:value="14.773">
                <text:p>14.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163">
                <text:p>8.163</text:p>
              </table:table-cell>
              <table:table-cell office:value-type="float" office:value="3.401">
                <text:p>3.401</text:p>
              </table:table-cell>
              <table:table-cell office:value-type="float" office:value="38.095">
                <text:p>38.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.727">
                <text:p>72.727</text:p>
              </table:table-cell>
              <table:table-cell office:value-type="float" office:value="9.091">
                <text:p>9.091</text:p>
              </table:table-cell>
              <table:table-cell office:value-type="float" office:value="18.182">
                <text:p>18.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.122">
                <text:p>56.122</text:p>
              </table:table-cell>
              <table:table-cell office:value-type="float" office:value="7.143">
                <text:p>7.143</text:p>
              </table:table-cell>
              <table:table-cell office:value-type="float" office:value="36.735">
                <text:p>36.7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667">
                <text:p>16.667</text:p>
              </table:table-cell>
              <table:table-cell office:value-type="float" office:value="3.333">
                <text:p>3.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737">
                <text:p>14.737</text:p>
              </table:table-cell>
              <table:table-cell office:value-type="float" office:value="6.316">
                <text:p>6.316</text:p>
              </table:table-cell>
              <table:table-cell office:value-type="float" office:value="78.947">
                <text:p>78.9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.222">
                <text:p>62.222</text:p>
              </table:table-cell>
              <table:table-cell office:value-type="float" office:value="12.222">
                <text:p>12.222</text:p>
              </table:table-cell>
              <table:table-cell office:value-type="float" office:value="23.333">
                <text:p>23.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.684">
                <text:p>73.684</text:p>
              </table:table-cell>
              <table:table-cell office:value-type="float" office:value="18.947">
                <text:p>18.947</text:p>
              </table:table-cell>
              <table:table-cell office:value-type="float" office:value="7.368">
                <text:p>7.3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.5">
                <text:p>87.5</text:p>
              </table:table-cell>
              <table:table-cell office:value-type="float" office:value="9.375">
                <text:p>9.37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1.72">
                <text:p>81.72</text:p>
              </table:table-cell>
              <table:table-cell office:value-type="float" office:value="13.978">
                <text:p>13.978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.209">
                <text:p>87.209</text:p>
              </table:table-cell>
              <table:table-cell office:value-type="float" office:value="9.302">
                <text:p>9.302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.122">
                <text:p>56.122</text:p>
              </table:table-cell>
              <table:table-cell office:value-type="float" office:value="42.857">
                <text:p>42.8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887">
                <text:p>62.887</text:p>
              </table:table-cell>
              <table:table-cell office:value-type="float" office:value="27.835">
                <text:p>27.835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7.368">
                <text:p>27.368</text:p>
              </table:table-cell>
              <table:table-cell office:value-type="float" office:value="67.368">
                <text:p>67.368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8.696">
                <text:p>58.696</text:p>
              </table:table-cell>
              <table:table-cell office:value-type="float" office:value="16.304">
                <text:p>16.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556">
                <text:p>35.556</text:p>
              </table:table-cell>
              <table:table-cell office:value-type="float" office:value="37.778">
                <text:p>37.778</text:p>
              </table:table-cell>
              <table:table-cell office:value-type="float" office:value="26.667">
                <text:p>26.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.5">
                <text:p>87.5</text:p>
              </table:table-cell>
              <table:table-cell office:value-type="float" office:value="5.208">
                <text:p>5.208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2.708">
                <text:p>92.708</text:p>
              </table:table-cell>
              <table:table-cell office:value-type="float" office:value="2.083">
                <text:p>2.083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.947">
                <text:p>78.947</text:p>
              </table:table-cell>
              <table:table-cell office:value-type="float" office:value="15.789">
                <text:p>15.789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889">
                <text:p>68.889</text:p>
              </table:table-cell>
              <table:table-cell office:value-type="float" office:value="22.222">
                <text:p>22.222</text:p>
              </table:table-cell>
              <table:table-cell office:value-type="float" office:value="8.889">
                <text:p>8.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5.269">
                <text:p>75.269</text:p>
              </table:table-cell>
              <table:table-cell office:value-type="float" office:value="18.28">
                <text:p>18.28</text:p>
              </table:table-cell>
              <table:table-cell office:value-type="float" office:value="6.452">
                <text:p>6.4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.667">
                <text:p>66.667</text:p>
              </table:table-cell>
              <table:table-cell office:value-type="float" office:value="20.43">
                <text:p>20.43</text:p>
              </table:table-cell>
              <table:table-cell office:value-type="float" office:value="12.903">
                <text:p>12.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.25">
                <text:p>56.25</text:p>
              </table:table-cell>
              <table:table-cell office:value-type="float" office:value="37.5">
                <text:p>37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1.064">
                <text:p>51.064</text:p>
              </table:table-cell>
              <table:table-cell office:value-type="float" office:value="47.872">
                <text:p>47.872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.108">
                <text:p>77.108</text:p>
              </table:table-cell>
              <table:table-cell office:value-type="float" office:value="16.867">
                <text:p>16.867</text:p>
              </table:table-cell>
              <table:table-cell office:value-type="float" office:value="6.024">
                <text:p>6.0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.737">
                <text:p>73.737</text:p>
              </table:table-cell>
              <table:table-cell office:value-type="float" office:value="20.202">
                <text:p>20.202</text:p>
              </table:table-cell>
              <table:table-cell office:value-type="float" office:value="6.061">
                <text:p>6.0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.143">
                <text:p>57.143</text:p>
              </table:table-cell>
              <table:table-cell office:value-type="float" office:value="21.978">
                <text:p>21.978</text:p>
              </table:table-cell>
              <table:table-cell office:value-type="float" office:value="20.879">
                <text:p>20.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.842">
                <text:p>56.842</text:p>
              </table:table-cell>
              <table:table-cell office:value-type="float" office:value="18.947">
                <text:p>18.947</text:p>
              </table:table-cell>
              <table:table-cell office:value-type="float" office:value="16.842">
                <text:p>16.8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.412">
                <text:p>49.412</text:p>
              </table:table-cell>
              <table:table-cell office:value-type="float" office:value="5.882">
                <text:p>5.882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8.889">
                <text:p>88.889</text:p>
              </table:table-cell>
              <table:table-cell office:value-type="float" office:value="3.704">
                <text:p>3.704</text:p>
              </table:table-cell>
              <table:table-cell office:value-type="float" office:value="7.407">
                <text:p>7.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.921">
                <text:p>62.921</text:p>
              </table:table-cell>
              <table:table-cell office:value-type="float" office:value="13.483">
                <text:p>13.483</text:p>
              </table:table-cell>
              <table:table-cell office:value-type="float" office:value="23.596">
                <text:p>23.5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444">
                <text:p>74.444</text:p>
              </table:table-cell>
              <table:table-cell office:value-type="float" office:value="20">
                <text:p>20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.256">
                <text:p>73.256</text:p>
              </table:table-cell>
              <table:table-cell office:value-type="float" office:value="15.116">
                <text:p>15.116</text:p>
              </table:table-cell>
              <table:table-cell office:value-type="float" office:value="11.628">
                <text:p>11.6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.478">
                <text:p>68.478</text:p>
              </table:table-cell>
              <table:table-cell office:value-type="float" office:value="22.826">
                <text:p>22.826</text:p>
              </table:table-cell>
              <table:table-cell office:value-type="float" office:value="8.696">
                <text:p>8.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4.583">
                <text:p>64.583</text:p>
              </table:table-cell>
              <table:table-cell office:value-type="float" office:value="29.167">
                <text:p>29.167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5.979">
                <text:p>65.979</text:p>
              </table:table-cell>
              <table:table-cell office:value-type="float" office:value="25.773">
                <text:p>25.773</text:p>
              </table:table-cell>
              <table:table-cell office:value-type="float" office:value="8.247">
                <text:p>8.2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5.714">
                <text:p>85.714</text:p>
              </table:table-cell>
              <table:table-cell office:value-type="float" office:value="9.89">
                <text:p>9.89</text:p>
              </table:table-cell>
              <table:table-cell office:value-type="float" office:value="4.396">
                <text:p>4.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9.348">
                <text:p>79.348</text:p>
              </table:table-cell>
              <table:table-cell office:value-type="float" office:value="16.304">
                <text:p>16.304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.612">
                <text:p>80.612</text:p>
              </table:table-cell>
              <table:table-cell office:value-type="float" office:value="17.347">
                <text:p>17.347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362">
                <text:p>39.362</text:p>
              </table:table-cell>
              <table:table-cell office:value-type="float" office:value="47.872">
                <text:p>47.872</text:p>
              </table:table-cell>
              <table:table-cell office:value-type="float" office:value="12.766">
                <text:p>12.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.889">
                <text:p>68.88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0.588">
                <text:p>90.588</text:p>
              </table:table-cell>
              <table:table-cell office:value-type="float" office:value="2.353">
                <text:p>2.353</text:p>
              </table:table-cell>
              <table:table-cell office:value-type="float" office:value="7.059">
                <text:p>7.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831">
                <text:p>34.831</text:p>
              </table:table-cell>
              <table:table-cell office:value-type="float" office:value="7.865">
                <text:p>7.865</text:p>
              </table:table-cell>
              <table:table-cell office:value-type="float" office:value="57.303">
                <text:p>57.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.83">
                <text:p>63.83</text:p>
              </table:table-cell>
              <table:table-cell office:value-type="float" office:value="9.574">
                <text:p>9.574</text:p>
              </table:table-cell>
              <table:table-cell office:value-type="float" office:value="26.596">
                <text:p>26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.558">
                <text:p>82.558</text:p>
              </table:table-cell>
              <table:table-cell office:value-type="float" office:value="9.302">
                <text:p>9.302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.949">
                <text:p>75.949</text:p>
              </table:table-cell>
              <table:table-cell office:value-type="float" office:value="10.127">
                <text:p>10.127</text:p>
              </table:table-cell>
              <table:table-cell office:value-type="float" office:value="13.924">
                <text:p>13.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.571">
                <text:p>78.571</text:p>
              </table:table-cell>
              <table:table-cell office:value-type="float" office:value="9.524">
                <text:p>9.524</text:p>
              </table:table-cell>
              <table:table-cell office:value-type="float" office:value="11.905">
                <text:p>11.9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333">
                <text:p>58.333</text:p>
              </table:table-cell>
              <table:table-cell office:value-type="float" office:value="36.458">
                <text:p>36.458</text:p>
              </table:table-cell>
              <table:table-cell office:value-type="float" office:value="5.208">
                <text:p>5.2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.945">
                <text:p>54.945</text:p>
              </table:table-cell>
              <table:table-cell office:value-type="float" office:value="36.264">
                <text:p>36.264</text:p>
              </table:table-cell>
              <table:table-cell office:value-type="float" office:value="8.791">
                <text:p>8.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6.667">
                <text:p>66.667</text:p>
              </table:table-cell>
              <table:table-cell office:value-type="float" office:value="25.287">
                <text:p>25.287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.875">
                <text:p>71.875</text:p>
              </table:table-cell>
              <table:table-cell office:value-type="float" office:value="28.125">
                <text:p>2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273">
                <text:p>77.273</text:p>
              </table:table-cell>
              <table:table-cell office:value-type="float" office:value="15.909">
                <text:p>15.909</text:p>
              </table:table-cell>
              <table:table-cell office:value-type="float" office:value="6.818">
                <text:p>6.8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183">
                <text:p>31.183</text:p>
              </table:table-cell>
              <table:table-cell office:value-type="float" office:value="17.204">
                <text:p>17.204</text:p>
              </table:table-cell>
              <table:table-cell office:value-type="float" office:value="51.613">
                <text:p>51.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806">
                <text:p>25.806</text:p>
              </table:table-cell>
              <table:table-cell office:value-type="float" office:value="4.301">
                <text:p>4.301</text:p>
              </table:table-cell>
              <table:table-cell office:value-type="float" office:value="67.742">
                <text:p>67.7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">
                <text:p>20</text:p>
              </table:table-cell>
              <table:table-cell office:value-type="float" office:value="3.158">
                <text:p>3.158</text:p>
              </table:table-cell>
              <table:table-cell office:value-type="float" office:value="76.842">
                <text:p>76.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739">
                <text:p>21.739</text:p>
              </table:table-cell>
              <table:table-cell office:value-type="float" office:value="16.304">
                <text:p>16.304</text:p>
              </table:table-cell>
              <table:table-cell office:value-type="float" office:value="60.87">
                <text:p>60.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.598">
                <text:p>86.598</text:p>
              </table:table-cell>
              <table:table-cell office:value-type="float" office:value="11.34">
                <text:p>11.34</text:p>
              </table:table-cell>
              <table:table-cell office:value-type="float" office:value="2.062">
                <text:p>2.0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.353">
                <text:p>82.353</text:p>
              </table:table-cell>
              <table:table-cell office:value-type="float" office:value="14.706">
                <text:p>14.706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5.979">
                <text:p>65.979</text:p>
              </table:table-cell>
              <table:table-cell office:value-type="float" office:value="14.433">
                <text:p>14.433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.638">
                <text:p>60.638</text:p>
              </table:table-cell>
              <table:table-cell office:value-type="float" office:value="24.468">
                <text:p>24.46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3.83">
                <text:p>63.83</text:p>
              </table:table-cell>
              <table:table-cell office:value-type="float" office:value="4.255">
                <text:p>4.255</text:p>
              </table:table-cell>
              <table:table-cell office:value-type="float" office:value="31.915">
                <text:p>31.9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.979">
                <text:p>65.979</text:p>
              </table:table-cell>
              <table:table-cell office:value-type="float" office:value="24.742">
                <text:p>24.742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455">
                <text:p>45.455</text:p>
              </table:table-cell>
              <table:table-cell office:value-type="float" office:value="39.394">
                <text:p>39.394</text:p>
              </table:table-cell>
              <table:table-cell office:value-type="float" office:value="15.152">
                <text:p>15.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701">
                <text:p>56.701</text:p>
              </table:table-cell>
              <table:table-cell office:value-type="float" office:value="27.835">
                <text:p>27.835</text:p>
              </table:table-cell>
              <table:table-cell office:value-type="float" office:value="15.464">
                <text:p>15.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7.778">
                <text:p>57.778</text:p>
              </table:table-cell>
              <table:table-cell office:value-type="float" office:value="13.333">
                <text:p>13.333</text:p>
              </table:table-cell>
              <table:table-cell office:value-type="float" office:value="28.889">
                <text:p>28.8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609">
                <text:p>57.609</text:p>
              </table:table-cell>
              <table:table-cell office:value-type="float" office:value="19.565">
                <text:p>19.565</text:p>
              </table:table-cell>
              <table:table-cell office:value-type="float" office:value="22.826">
                <text:p>22.8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856">
                <text:p>61.856</text:p>
              </table:table-cell>
              <table:table-cell office:value-type="float" office:value="4.124">
                <text:p>4.124</text:p>
              </table:table-cell>
              <table:table-cell office:value-type="float" office:value="34.021">
                <text:p>34.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.055">
                <text:p>45.055</text:p>
              </table:table-cell>
              <table:table-cell office:value-type="float" office:value="15.385">
                <text:p>15.385</text:p>
              </table:table-cell>
              <table:table-cell office:value-type="float" office:value="39.56">
                <text:p>39.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.337">
                <text:p>30.337</text:p>
              </table:table-cell>
              <table:table-cell office:value-type="float" office:value="11.236">
                <text:p>11.236</text:p>
              </table:table-cell>
              <table:table-cell office:value-type="float" office:value="58.427">
                <text:p>58.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26cm" svg:height="9cm" xlink:href=".." xlink:type="simple" chart:class="chart:area" chart:style-name="ch1">
        <chart:title svg:x="14.655cm" svg:y="0.315cm" chart:style-name="ch2">
          <text:p>Memory</text:p>
        </chart:title>
        <chart:legend chart:legend-position="end" svg:x="29.636cm" svg:y="3.73cm" style:legend-expansion="high" chart:style-name="ch3"/>
        <chart:plot-area chart:style-name="ch4" table:cell-range-address="kmeans_clean_5000000.C7:kmeans_clean_5000000.E194" chart:data-source-has-labels="row" svg:x="0.622cm" svg:y="1.262cm" svg:width="28.392cm" svg:height="7.558cm">
          <chartooo:coordinate-region svg:x="1.764cm" svg:y="1.371cm" svg:width="27.25cm" svg:height="6.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means_clean_5000000.C8:kmeans_clean_5000000.C194" chart:label-cell-address="kmeans_clean_5000000.C7:kmeans_clean_5000000.C7" chart:class="chart:area">
            <chart:data-point chart:repeated="187"/>
          </chart:series>
          <chart:series chart:style-name="ch9" chart:values-cell-range-address="kmeans_clean_5000000.D8:kmeans_clean_5000000.D194" chart:label-cell-address="kmeans_clean_5000000.D7:kmeans_clean_5000000.D7" chart:class="chart:area">
            <chart:data-point chart:repeated="187"/>
          </chart:series>
          <chart:series chart:style-name="ch10" chart:values-cell-range-address="kmeans_clean_5000000.E8:kmeans_clean_5000000.E194" chart:label-cell-address="kmeans_clean_5000000.E7:kmeans_clean_5000000.E7" chart:class="chart:area">
            <chart:data-point chart:repeated="1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f</text:p>
                <draw:g>
                  <svg:desc>kmeans_clean_5000000.C7:kmeans_clean_5000000.C7</svg:desc>
                </draw:g>
              </table:table-cell>
              <table:table-cell office:value-type="string">
                <text:p>cach</text:p>
                <draw:g>
                  <svg:desc>kmeans_clean_5000000.D7:kmeans_clean_5000000.D7</svg:desc>
                </draw:g>
              </table:table-cell>
              <table:table-cell office:value-type="string">
                <text:p>free</text:p>
                <draw:g>
                  <svg:desc>kmeans_clean_5000000.E7:kmeans_clean_5000000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60832">
                <text:p>16760832</text:p>
                <draw:g>
                  <svg:desc>kmeans_clean_5000000.C8:kmeans_clean_5000000.C194</svg:desc>
                </draw:g>
              </table:table-cell>
              <table:table-cell office:value-type="float" office:value="475615232">
                <text:p>475615232</text:p>
                <draw:g>
                  <svg:desc>kmeans_clean_5000000.D8:kmeans_clean_5000000.D194</svg:desc>
                </draw:g>
              </table:table-cell>
              <table:table-cell office:value-type="float" office:value="320614400">
                <text:p>320614400</text:p>
                <draw:g>
                  <svg:desc>kmeans_clean_5000000.E8:kmeans_clean_5000000.E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60832">
                <text:p>16760832</text:p>
              </table:table-cell>
              <table:table-cell office:value-type="float" office:value="475828224">
                <text:p>475828224</text:p>
              </table:table-cell>
              <table:table-cell office:value-type="float" office:value="297684992">
                <text:p>297684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60832">
                <text:p>16760832</text:p>
              </table:table-cell>
              <table:table-cell office:value-type="float" office:value="478502912">
                <text:p>478502912</text:p>
              </table:table-cell>
              <table:table-cell office:value-type="float" office:value="268099584">
                <text:p>268099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60832">
                <text:p>16760832</text:p>
              </table:table-cell>
              <table:table-cell office:value-type="float" office:value="480886784">
                <text:p>480886784</text:p>
              </table:table-cell>
              <table:table-cell office:value-type="float" office:value="230006784">
                <text:p>230006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60832">
                <text:p>16760832</text:p>
              </table:table-cell>
              <table:table-cell office:value-type="float" office:value="483471360">
                <text:p>483471360</text:p>
              </table:table-cell>
              <table:table-cell office:value-type="float" office:value="192167936">
                <text:p>192167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69024">
                <text:p>16769024</text:p>
              </table:table-cell>
              <table:table-cell office:value-type="float" office:value="487624704">
                <text:p>487624704</text:p>
              </table:table-cell>
              <table:table-cell office:value-type="float" office:value="180105216">
                <text:p>180105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69024">
                <text:p>16769024</text:p>
              </table:table-cell>
              <table:table-cell office:value-type="float" office:value="492380160">
                <text:p>492380160</text:p>
              </table:table-cell>
              <table:table-cell office:value-type="float" office:value="178200576">
                <text:p>17820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69024">
                <text:p>16769024</text:p>
              </table:table-cell>
              <table:table-cell office:value-type="float" office:value="497123328">
                <text:p>497123328</text:p>
              </table:table-cell>
              <table:table-cell office:value-type="float" office:value="173248512">
                <text:p>173248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69024">
                <text:p>16769024</text:p>
              </table:table-cell>
              <table:table-cell office:value-type="float" office:value="501833728">
                <text:p>501833728</text:p>
              </table:table-cell>
              <table:table-cell office:value-type="float" office:value="168296448">
                <text:p>16829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69024">
                <text:p>16769024</text:p>
              </table:table-cell>
              <table:table-cell office:value-type="float" office:value="506413056">
                <text:p>506413056</text:p>
              </table:table-cell>
              <table:table-cell office:value-type="float" office:value="163516416">
                <text:p>163516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511045632">
                <text:p>511045632</text:p>
              </table:table-cell>
              <table:table-cell office:value-type="float" office:value="158683136">
                <text:p>158683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777216">
                <text:p>16777216</text:p>
              </table:table-cell>
              <table:table-cell office:value-type="float" office:value="515723264">
                <text:p>515723264</text:p>
              </table:table-cell>
              <table:table-cell office:value-type="float" office:value="153849856">
                <text:p>153849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777216">
                <text:p>16777216</text:p>
              </table:table-cell>
              <table:table-cell office:value-type="float" office:value="519917568">
                <text:p>519917568</text:p>
              </table:table-cell>
              <table:table-cell office:value-type="float" office:value="149524480">
                <text:p>1495244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77216">
                <text:p>16777216</text:p>
              </table:table-cell>
              <table:table-cell office:value-type="float" office:value="523923456">
                <text:p>523923456</text:p>
              </table:table-cell>
              <table:table-cell office:value-type="float" office:value="144683008">
                <text:p>144683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777216">
                <text:p>16777216</text:p>
              </table:table-cell>
              <table:table-cell office:value-type="float" office:value="528187392">
                <text:p>528187392</text:p>
              </table:table-cell>
              <table:table-cell office:value-type="float" office:value="140492800">
                <text:p>14049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85408">
                <text:p>16785408</text:p>
              </table:table-cell>
              <table:table-cell office:value-type="float" office:value="533004288">
                <text:p>533004288</text:p>
              </table:table-cell>
              <table:table-cell office:value-type="float" office:value="135524352">
                <text:p>135524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85408">
                <text:p>16785408</text:p>
              </table:table-cell>
              <table:table-cell office:value-type="float" office:value="537341952">
                <text:p>537341952</text:p>
              </table:table-cell>
              <table:table-cell office:value-type="float" office:value="131198976">
                <text:p>131198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85408">
                <text:p>16785408</text:p>
              </table:table-cell>
              <table:table-cell office:value-type="float" office:value="537800704">
                <text:p>537800704</text:p>
              </table:table-cell>
              <table:table-cell office:value-type="float" office:value="256167936">
                <text:p>256167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785408">
                <text:p>16785408</text:p>
              </table:table-cell>
              <table:table-cell office:value-type="float" office:value="537817088">
                <text:p>537817088</text:p>
              </table:table-cell>
              <table:table-cell office:value-type="float" office:value="232636416">
                <text:p>232636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785408">
                <text:p>16785408</text:p>
              </table:table-cell>
              <table:table-cell office:value-type="float" office:value="537817088">
                <text:p>537817088</text:p>
              </table:table-cell>
              <table:table-cell office:value-type="float" office:value="220565504">
                <text:p>220565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85408">
                <text:p>16785408</text:p>
              </table:table-cell>
              <table:table-cell office:value-type="float" office:value="537821184">
                <text:p>537821184</text:p>
              </table:table-cell>
              <table:table-cell office:value-type="float" office:value="207740928">
                <text:p>207740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793600">
                <text:p>16793600</text:p>
              </table:table-cell>
              <table:table-cell office:value-type="float" office:value="537821184">
                <text:p>537821184</text:p>
              </table:table-cell>
              <table:table-cell office:value-type="float" office:value="187424768">
                <text:p>1874247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793600">
                <text:p>16793600</text:p>
              </table:table-cell>
              <table:table-cell office:value-type="float" office:value="537821184">
                <text:p>537821184</text:p>
              </table:table-cell>
              <table:table-cell office:value-type="float" office:value="176844800">
                <text:p>176844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793600">
                <text:p>16793600</text:p>
              </table:table-cell>
              <table:table-cell office:value-type="float" office:value="537821184">
                <text:p>537821184</text:p>
              </table:table-cell>
              <table:table-cell office:value-type="float" office:value="157650944">
                <text:p>157650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93600">
                <text:p>16793600</text:p>
              </table:table-cell>
              <table:table-cell office:value-type="float" office:value="537825280">
                <text:p>537825280</text:p>
              </table:table-cell>
              <table:table-cell office:value-type="float" office:value="139071488">
                <text:p>139071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793600">
                <text:p>16793600</text:p>
              </table:table-cell>
              <table:table-cell office:value-type="float" office:value="537874432">
                <text:p>537874432</text:p>
              </table:table-cell>
              <table:table-cell office:value-type="float" office:value="133578752">
                <text:p>133578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01792">
                <text:p>16801792</text:p>
              </table:table-cell>
              <table:table-cell office:value-type="float" office:value="537882624">
                <text:p>537882624</text:p>
              </table:table-cell>
              <table:table-cell office:value-type="float" office:value="130854912">
                <text:p>130854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801792">
                <text:p>16801792</text:p>
              </table:table-cell>
              <table:table-cell office:value-type="float" office:value="520572928">
                <text:p>520572928</text:p>
              </table:table-cell>
              <table:table-cell office:value-type="float" office:value="65413120">
                <text:p>65413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1792">
                <text:p>16801792</text:p>
              </table:table-cell>
              <table:table-cell office:value-type="float" office:value="507588608">
                <text:p>507588608</text:p>
              </table:table-cell>
              <table:table-cell office:value-type="float" office:value="75546624">
                <text:p>75546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801792">
                <text:p>16801792</text:p>
              </table:table-cell>
              <table:table-cell office:value-type="float" office:value="504610816">
                <text:p>504610816</text:p>
              </table:table-cell>
              <table:table-cell office:value-type="float" office:value="77402112">
                <text:p>77402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801792">
                <text:p>16801792</text:p>
              </table:table-cell>
              <table:table-cell office:value-type="float" office:value="505614336">
                <text:p>505614336</text:p>
              </table:table-cell>
              <table:table-cell office:value-type="float" office:value="76132352">
                <text:p>76132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09984">
                <text:p>16809984</text:p>
              </table:table-cell>
              <table:table-cell office:value-type="float" office:value="506441728">
                <text:p>506441728</text:p>
              </table:table-cell>
              <table:table-cell office:value-type="float" office:value="74989568">
                <text:p>74989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809984">
                <text:p>16809984</text:p>
              </table:table-cell>
              <table:table-cell office:value-type="float" office:value="504016896">
                <text:p>504016896</text:p>
              </table:table-cell>
              <table:table-cell office:value-type="float" office:value="77426688">
                <text:p>77426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809984">
                <text:p>16809984</text:p>
              </table:table-cell>
              <table:table-cell office:value-type="float" office:value="516038656">
                <text:p>516038656</text:p>
              </table:table-cell>
              <table:table-cell office:value-type="float" office:value="64376832">
                <text:p>64376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809984">
                <text:p>16809984</text:p>
              </table:table-cell>
              <table:table-cell office:value-type="float" office:value="512155648">
                <text:p>512155648</text:p>
              </table:table-cell>
              <table:table-cell office:value-type="float" office:value="67969024">
                <text:p>67969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09984">
                <text:p>16809984</text:p>
              </table:table-cell>
              <table:table-cell office:value-type="float" office:value="505819136">
                <text:p>505819136</text:p>
              </table:table-cell>
              <table:table-cell office:value-type="float" office:value="74022912">
                <text:p>74022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18176">
                <text:p>16818176</text:p>
              </table:table-cell>
              <table:table-cell office:value-type="float" office:value="513929216">
                <text:p>513929216</text:p>
              </table:table-cell>
              <table:table-cell office:value-type="float" office:value="66723840">
                <text:p>667238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12256">
                <text:p>15712256</text:p>
              </table:table-cell>
              <table:table-cell office:value-type="float" office:value="509550592">
                <text:p>509550592</text:p>
              </table:table-cell>
              <table:table-cell office:value-type="float" office:value="75120640">
                <text:p>751206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12256">
                <text:p>15712256</text:p>
              </table:table-cell>
              <table:table-cell office:value-type="float" office:value="515727360">
                <text:p>515727360</text:p>
              </table:table-cell>
              <table:table-cell office:value-type="float" office:value="67690496">
                <text:p>67690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85280">
                <text:p>15585280</text:p>
              </table:table-cell>
              <table:table-cell office:value-type="float" office:value="506011648">
                <text:p>506011648</text:p>
              </table:table-cell>
              <table:table-cell office:value-type="float" office:value="77271040">
                <text:p>77271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85280">
                <text:p>15585280</text:p>
              </table:table-cell>
              <table:table-cell office:value-type="float" office:value="506011648">
                <text:p>506011648</text:p>
              </table:table-cell>
              <table:table-cell office:value-type="float" office:value="77611008">
                <text:p>77611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93472">
                <text:p>15593472</text:p>
              </table:table-cell>
              <table:table-cell office:value-type="float" office:value="506003456">
                <text:p>506003456</text:p>
              </table:table-cell>
              <table:table-cell office:value-type="float" office:value="77983744">
                <text:p>779837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93472">
                <text:p>15593472</text:p>
              </table:table-cell>
              <table:table-cell office:value-type="float" office:value="506011648">
                <text:p>506011648</text:p>
              </table:table-cell>
              <table:table-cell office:value-type="float" office:value="77983744">
                <text:p>77983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93472">
                <text:p>15593472</text:p>
              </table:table-cell>
              <table:table-cell office:value-type="float" office:value="506011648">
                <text:p>506011648</text:p>
              </table:table-cell>
              <table:table-cell office:value-type="float" office:value="77983744">
                <text:p>77983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93472">
                <text:p>15593472</text:p>
              </table:table-cell>
              <table:table-cell office:value-type="float" office:value="506015744">
                <text:p>506015744</text:p>
              </table:table-cell>
              <table:table-cell office:value-type="float" office:value="77729792">
                <text:p>77729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282752">
                <text:p>14282752</text:p>
              </table:table-cell>
              <table:table-cell office:value-type="float" office:value="511016960">
                <text:p>511016960</text:p>
              </table:table-cell>
              <table:table-cell office:value-type="float" office:value="76922880">
                <text:p>76922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82752">
                <text:p>14282752</text:p>
              </table:table-cell>
              <table:table-cell office:value-type="float" office:value="513253376">
                <text:p>513253376</text:p>
              </table:table-cell>
              <table:table-cell office:value-type="float" office:value="76795904">
                <text:p>767959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073856">
                <text:p>14073856</text:p>
              </table:table-cell>
              <table:table-cell office:value-type="float" office:value="513343488">
                <text:p>513343488</text:p>
              </table:table-cell>
              <table:table-cell office:value-type="float" office:value="77320192">
                <text:p>7732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263424">
                <text:p>12263424</text:p>
              </table:table-cell>
              <table:table-cell office:value-type="float" office:value="521498624">
                <text:p>521498624</text:p>
              </table:table-cell>
              <table:table-cell office:value-type="float" office:value="72863744">
                <text:p>72863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63424">
                <text:p>12263424</text:p>
              </table:table-cell>
              <table:table-cell office:value-type="float" office:value="521510912">
                <text:p>521510912</text:p>
              </table:table-cell>
              <table:table-cell office:value-type="float" office:value="72712192">
                <text:p>72712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263424">
                <text:p>12263424</text:p>
              </table:table-cell>
              <table:table-cell office:value-type="float" office:value="407322624">
                <text:p>407322624</text:p>
              </table:table-cell>
              <table:table-cell office:value-type="float" office:value="186880000">
                <text:p>18688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263424">
                <text:p>12263424</text:p>
              </table:table-cell>
              <table:table-cell office:value-type="float" office:value="446746624">
                <text:p>446746624</text:p>
              </table:table-cell>
              <table:table-cell office:value-type="float" office:value="148140032">
                <text:p>148140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71616">
                <text:p>12271616</text:p>
              </table:table-cell>
              <table:table-cell office:value-type="float" office:value="446746624">
                <text:p>446746624</text:p>
              </table:table-cell>
              <table:table-cell office:value-type="float" office:value="148013056">
                <text:p>1480130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271616">
                <text:p>12271616</text:p>
              </table:table-cell>
              <table:table-cell office:value-type="float" office:value="446746624">
                <text:p>446746624</text:p>
              </table:table-cell>
              <table:table-cell office:value-type="float" office:value="148013056">
                <text:p>148013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271616">
                <text:p>12271616</text:p>
              </table:table-cell>
              <table:table-cell office:value-type="float" office:value="446746624">
                <text:p>446746624</text:p>
              </table:table-cell>
              <table:table-cell office:value-type="float" office:value="147996672">
                <text:p>147996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271616">
                <text:p>12271616</text:p>
              </table:table-cell>
              <table:table-cell office:value-type="float" office:value="291708928">
                <text:p>291708928</text:p>
              </table:table-cell>
              <table:table-cell office:value-type="float" office:value="304664576">
                <text:p>304664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271616">
                <text:p>12271616</text:p>
              </table:table-cell>
              <table:table-cell office:value-type="float" office:value="291659776">
                <text:p>291659776</text:p>
              </table:table-cell>
              <table:table-cell office:value-type="float" office:value="304513024">
                <text:p>3045130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279808">
                <text:p>12279808</text:p>
              </table:table-cell>
              <table:table-cell office:value-type="float" office:value="291651584">
                <text:p>291651584</text:p>
              </table:table-cell>
              <table:table-cell office:value-type="float" office:value="304521216">
                <text:p>304521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79808">
                <text:p>12279808</text:p>
              </table:table-cell>
              <table:table-cell office:value-type="float" office:value="291659776">
                <text:p>291659776</text:p>
              </table:table-cell>
              <table:table-cell office:value-type="float" office:value="304521216">
                <text:p>304521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79808">
                <text:p>12279808</text:p>
              </table:table-cell>
              <table:table-cell office:value-type="float" office:value="291659776">
                <text:p>291659776</text:p>
              </table:table-cell>
              <table:table-cell office:value-type="float" office:value="304521216">
                <text:p>3045212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79808">
                <text:p>12279808</text:p>
              </table:table-cell>
              <table:table-cell office:value-type="float" office:value="322560000">
                <text:p>322560000</text:p>
              </table:table-cell>
              <table:table-cell office:value-type="float" office:value="274427904">
                <text:p>2744279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79808">
                <text:p>12279808</text:p>
              </table:table-cell>
              <table:table-cell office:value-type="float" office:value="349499392">
                <text:p>349499392</text:p>
              </table:table-cell>
              <table:table-cell office:value-type="float" office:value="247508992">
                <text:p>247508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79808">
                <text:p>12279808</text:p>
              </table:table-cell>
              <table:table-cell office:value-type="float" office:value="355467264">
                <text:p>355467264</text:p>
              </table:table-cell>
              <table:table-cell office:value-type="float" office:value="241549312">
                <text:p>241549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88000">
                <text:p>12288000</text:p>
              </table:table-cell>
              <table:table-cell office:value-type="float" office:value="395366400">
                <text:p>395366400</text:p>
              </table:table-cell>
              <table:table-cell office:value-type="float" office:value="200511488">
                <text:p>200511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88000">
                <text:p>12288000</text:p>
              </table:table-cell>
              <table:table-cell office:value-type="float" office:value="407334912">
                <text:p>407334912</text:p>
              </table:table-cell>
              <table:table-cell office:value-type="float" office:value="188985344">
                <text:p>188985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88000">
                <text:p>12288000</text:p>
              </table:table-cell>
              <table:table-cell office:value-type="float" office:value="446767104">
                <text:p>446767104</text:p>
              </table:table-cell>
              <table:table-cell office:value-type="float" office:value="149729280">
                <text:p>1497292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88000">
                <text:p>12288000</text:p>
              </table:table-cell>
              <table:table-cell office:value-type="float" office:value="446754816">
                <text:p>446754816</text:p>
              </table:table-cell>
              <table:table-cell office:value-type="float" office:value="149737472">
                <text:p>149737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88000">
                <text:p>12288000</text:p>
              </table:table-cell>
              <table:table-cell office:value-type="float" office:value="446754816">
                <text:p>446754816</text:p>
              </table:table-cell>
              <table:table-cell office:value-type="float" office:value="149737472">
                <text:p>149737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296192">
                <text:p>12296192</text:p>
              </table:table-cell>
              <table:table-cell office:value-type="float" office:value="446754816">
                <text:p>446754816</text:p>
              </table:table-cell>
              <table:table-cell office:value-type="float" office:value="149737472">
                <text:p>149737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96192">
                <text:p>12296192</text:p>
              </table:table-cell>
              <table:table-cell office:value-type="float" office:value="446754816">
                <text:p>446754816</text:p>
              </table:table-cell>
              <table:table-cell office:value-type="float" office:value="149884928">
                <text:p>149884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96192">
                <text:p>12296192</text:p>
              </table:table-cell>
              <table:table-cell office:value-type="float" office:value="291667968">
                <text:p>291667968</text:p>
              </table:table-cell>
              <table:table-cell office:value-type="float" office:value="305041408">
                <text:p>3050414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296192">
                <text:p>12296192</text:p>
              </table:table-cell>
              <table:table-cell office:value-type="float" office:value="291667968">
                <text:p>291667968</text:p>
              </table:table-cell>
              <table:table-cell office:value-type="float" office:value="304914432">
                <text:p>304914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296192">
                <text:p>12296192</text:p>
              </table:table-cell>
              <table:table-cell office:value-type="float" office:value="291667968">
                <text:p>291667968</text:p>
              </table:table-cell>
              <table:table-cell office:value-type="float" office:value="304914432">
                <text:p>304914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96192">
                <text:p>12296192</text:p>
              </table:table-cell>
              <table:table-cell office:value-type="float" office:value="291667968">
                <text:p>291667968</text:p>
              </table:table-cell>
              <table:table-cell office:value-type="float" office:value="304914432">
                <text:p>304914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304384">
                <text:p>12304384</text:p>
              </table:table-cell>
              <table:table-cell office:value-type="float" office:value="292175872">
                <text:p>292175872</text:p>
              </table:table-cell>
              <table:table-cell office:value-type="float" office:value="304787456">
                <text:p>304787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304384">
                <text:p>12304384</text:p>
              </table:table-cell>
              <table:table-cell office:value-type="float" office:value="335867904">
                <text:p>335867904</text:p>
              </table:table-cell>
              <table:table-cell office:value-type="float" office:value="260980736">
                <text:p>260980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304384">
                <text:p>12304384</text:p>
              </table:table-cell>
              <table:table-cell office:value-type="float" office:value="349507584">
                <text:p>349507584</text:p>
              </table:table-cell>
              <table:table-cell office:value-type="float" office:value="247394304">
                <text:p>247394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04384">
                <text:p>12304384</text:p>
              </table:table-cell>
              <table:table-cell office:value-type="float" office:value="381947904">
                <text:p>381947904</text:p>
              </table:table-cell>
              <table:table-cell office:value-type="float" office:value="215150592">
                <text:p>2151505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308480">
                <text:p>12308480</text:p>
              </table:table-cell>
              <table:table-cell office:value-type="float" office:value="399343616">
                <text:p>399343616</text:p>
              </table:table-cell>
              <table:table-cell office:value-type="float" office:value="196636672">
                <text:p>196636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312576">
                <text:p>12312576</text:p>
              </table:table-cell>
              <table:table-cell office:value-type="float" office:value="440762368">
                <text:p>440762368</text:p>
              </table:table-cell>
              <table:table-cell office:value-type="float" office:value="155328512">
                <text:p>155328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16672">
                <text:p>12316672</text:p>
              </table:table-cell>
              <table:table-cell office:value-type="float" office:value="446763008">
                <text:p>446763008</text:p>
              </table:table-cell>
              <table:table-cell office:value-type="float" office:value="149307392">
                <text:p>149307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316672">
                <text:p>12316672</text:p>
              </table:table-cell>
              <table:table-cell office:value-type="float" office:value="446763008">
                <text:p>446763008</text:p>
              </table:table-cell>
              <table:table-cell office:value-type="float" office:value="149307392">
                <text:p>1493073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16672">
                <text:p>12316672</text:p>
              </table:table-cell>
              <table:table-cell office:value-type="float" office:value="446763008">
                <text:p>446763008</text:p>
              </table:table-cell>
              <table:table-cell office:value-type="float" office:value="149307392">
                <text:p>149307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16672">
                <text:p>12316672</text:p>
              </table:table-cell>
              <table:table-cell office:value-type="float" office:value="312250368">
                <text:p>312250368</text:p>
              </table:table-cell>
              <table:table-cell office:value-type="float" office:value="284336128">
                <text:p>284336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320768">
                <text:p>12320768</text:p>
              </table:table-cell>
              <table:table-cell office:value-type="float" office:value="292413440">
                <text:p>292413440</text:p>
              </table:table-cell>
              <table:table-cell office:value-type="float" office:value="304246784">
                <text:p>304246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328960">
                <text:p>12328960</text:p>
              </table:table-cell>
              <table:table-cell office:value-type="float" office:value="292413440">
                <text:p>292413440</text:p>
              </table:table-cell>
              <table:table-cell office:value-type="float" office:value="304246784">
                <text:p>304246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328960">
                <text:p>12328960</text:p>
              </table:table-cell>
              <table:table-cell office:value-type="float" office:value="292413440">
                <text:p>292413440</text:p>
              </table:table-cell>
              <table:table-cell office:value-type="float" office:value="304119808">
                <text:p>304119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28960">
                <text:p>12328960</text:p>
              </table:table-cell>
              <table:table-cell office:value-type="float" office:value="292413440">
                <text:p>292413440</text:p>
              </table:table-cell>
              <table:table-cell office:value-type="float" office:value="304119808">
                <text:p>304119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28960">
                <text:p>12328960</text:p>
              </table:table-cell>
              <table:table-cell office:value-type="float" office:value="340963328">
                <text:p>340963328</text:p>
              </table:table-cell>
              <table:table-cell office:value-type="float" office:value="255614976">
                <text:p>255614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28960">
                <text:p>12328960</text:p>
              </table:table-cell>
              <table:table-cell office:value-type="float" office:value="350248960">
                <text:p>350248960</text:p>
              </table:table-cell>
              <table:table-cell office:value-type="float" office:value="246345728">
                <text:p>246345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328960">
                <text:p>12328960</text:p>
              </table:table-cell>
              <table:table-cell office:value-type="float" office:value="382070784">
                <text:p>382070784</text:p>
              </table:table-cell>
              <table:table-cell office:value-type="float" office:value="214601728">
                <text:p>214601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45344">
                <text:p>12345344</text:p>
              </table:table-cell>
              <table:table-cell office:value-type="float" office:value="408096768">
                <text:p>408096768</text:p>
              </table:table-cell>
              <table:table-cell office:value-type="float" office:value="187822080">
                <text:p>1878220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45344">
                <text:p>12345344</text:p>
              </table:table-cell>
              <table:table-cell office:value-type="float" office:value="447643648">
                <text:p>447643648</text:p>
              </table:table-cell>
              <table:table-cell office:value-type="float" office:value="148340736">
                <text:p>1483407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45344">
                <text:p>12345344</text:p>
              </table:table-cell>
              <table:table-cell office:value-type="float" office:value="447750144">
                <text:p>447750144</text:p>
              </table:table-cell>
              <table:table-cell office:value-type="float" office:value="148381696">
                <text:p>148381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45344">
                <text:p>12345344</text:p>
              </table:table-cell>
              <table:table-cell office:value-type="float" office:value="447750144">
                <text:p>447750144</text:p>
              </table:table-cell>
              <table:table-cell office:value-type="float" office:value="148381696">
                <text:p>148381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45344">
                <text:p>12345344</text:p>
              </table:table-cell>
              <table:table-cell office:value-type="float" office:value="447750144">
                <text:p>447750144</text:p>
              </table:table-cell>
              <table:table-cell office:value-type="float" office:value="148381696">
                <text:p>148381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53536">
                <text:p>12353536</text:p>
              </table:table-cell>
              <table:table-cell office:value-type="float" office:value="292663296">
                <text:p>292663296</text:p>
              </table:table-cell>
              <table:table-cell office:value-type="float" office:value="303648768">
                <text:p>3036487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53536">
                <text:p>12353536</text:p>
              </table:table-cell>
              <table:table-cell office:value-type="float" office:value="292663296">
                <text:p>292663296</text:p>
              </table:table-cell>
              <table:table-cell office:value-type="float" office:value="303648768">
                <text:p>303648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53536">
                <text:p>12353536</text:p>
              </table:table-cell>
              <table:table-cell office:value-type="float" office:value="292663296">
                <text:p>292663296</text:p>
              </table:table-cell>
              <table:table-cell office:value-type="float" office:value="303648768">
                <text:p>3036487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353536">
                <text:p>12353536</text:p>
              </table:table-cell>
              <table:table-cell office:value-type="float" office:value="292663296">
                <text:p>292663296</text:p>
              </table:table-cell>
              <table:table-cell office:value-type="float" office:value="303648768">
                <text:p>303648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353536">
                <text:p>12353536</text:p>
              </table:table-cell>
              <table:table-cell office:value-type="float" office:value="328302592">
                <text:p>328302592</text:p>
              </table:table-cell>
              <table:table-cell office:value-type="float" office:value="268349440">
                <text:p>2683494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361728">
                <text:p>12361728</text:p>
              </table:table-cell>
              <table:table-cell office:value-type="float" office:value="350498816">
                <text:p>350498816</text:p>
              </table:table-cell>
              <table:table-cell office:value-type="float" office:value="246255616">
                <text:p>246255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61728">
                <text:p>12361728</text:p>
              </table:table-cell>
              <table:table-cell office:value-type="float" office:value="351768576">
                <text:p>351768576</text:p>
              </table:table-cell>
              <table:table-cell office:value-type="float" office:value="244850688">
                <text:p>2448506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361728">
                <text:p>12361728</text:p>
              </table:table-cell>
              <table:table-cell office:value-type="float" office:value="406499328">
                <text:p>406499328</text:p>
              </table:table-cell>
              <table:table-cell office:value-type="float" office:value="188940288">
                <text:p>188940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61728">
                <text:p>12361728</text:p>
              </table:table-cell>
              <table:table-cell office:value-type="float" office:value="408334336">
                <text:p>408334336</text:p>
              </table:table-cell>
              <table:table-cell office:value-type="float" office:value="187428864">
                <text:p>187428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361728">
                <text:p>12361728</text:p>
              </table:table-cell>
              <table:table-cell office:value-type="float" office:value="447754240">
                <text:p>447754240</text:p>
              </table:table-cell>
              <table:table-cell office:value-type="float" office:value="148094976">
                <text:p>1480949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69920">
                <text:p>12369920</text:p>
              </table:table-cell>
              <table:table-cell office:value-type="float" office:value="447746048">
                <text:p>447746048</text:p>
              </table:table-cell>
              <table:table-cell office:value-type="float" office:value="148127744">
                <text:p>1481277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69920">
                <text:p>12369920</text:p>
              </table:table-cell>
              <table:table-cell office:value-type="float" office:value="447758336">
                <text:p>447758336</text:p>
              </table:table-cell>
              <table:table-cell office:value-type="float" office:value="148127744">
                <text:p>1481277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74016">
                <text:p>12374016</text:p>
              </table:table-cell>
              <table:table-cell office:value-type="float" office:value="440897536">
                <text:p>440897536</text:p>
              </table:table-cell>
              <table:table-cell office:value-type="float" office:value="154349568">
                <text:p>1543495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74016">
                <text:p>12374016</text:p>
              </table:table-cell>
              <table:table-cell office:value-type="float" office:value="292675584">
                <text:p>292675584</text:p>
              </table:table-cell>
              <table:table-cell office:value-type="float" office:value="302792704">
                <text:p>302792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74016">
                <text:p>12374016</text:p>
              </table:table-cell>
              <table:table-cell office:value-type="float" office:value="292675584">
                <text:p>292675584</text:p>
              </table:table-cell>
              <table:table-cell office:value-type="float" office:value="302538752">
                <text:p>3025387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74016">
                <text:p>12374016</text:p>
              </table:table-cell>
              <table:table-cell office:value-type="float" office:value="292675584">
                <text:p>292675584</text:p>
              </table:table-cell>
              <table:table-cell office:value-type="float" office:value="302538752">
                <text:p>302538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82208">
                <text:p>12382208</text:p>
              </table:table-cell>
              <table:table-cell office:value-type="float" office:value="292667392">
                <text:p>292667392</text:p>
              </table:table-cell>
              <table:table-cell office:value-type="float" office:value="302538752">
                <text:p>302538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82208">
                <text:p>12382208</text:p>
              </table:table-cell>
              <table:table-cell office:value-type="float" office:value="313049088">
                <text:p>313049088</text:p>
              </table:table-cell>
              <table:table-cell office:value-type="float" office:value="282984448">
                <text:p>2829844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82208">
                <text:p>12382208</text:p>
              </table:table-cell>
              <table:table-cell office:value-type="float" office:value="348393472">
                <text:p>348393472</text:p>
              </table:table-cell>
              <table:table-cell office:value-type="float" office:value="247558144">
                <text:p>247558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382208">
                <text:p>12382208</text:p>
              </table:table-cell>
              <table:table-cell office:value-type="float" office:value="352288768">
                <text:p>352288768</text:p>
              </table:table-cell>
              <table:table-cell office:value-type="float" office:value="243621888">
                <text:p>2436218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382208">
                <text:p>12382208</text:p>
              </table:table-cell>
              <table:table-cell office:value-type="float" office:value="396402688">
                <text:p>396402688</text:p>
              </table:table-cell>
              <table:table-cell office:value-type="float" office:value="199335936">
                <text:p>199335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82208">
                <text:p>12382208</text:p>
              </table:table-cell>
              <table:table-cell office:value-type="float" office:value="447754240">
                <text:p>447754240</text:p>
              </table:table-cell>
              <table:table-cell office:value-type="float" office:value="146944000">
                <text:p>146944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90400">
                <text:p>12390400</text:p>
              </table:table-cell>
              <table:table-cell office:value-type="float" office:value="447762432">
                <text:p>447762432</text:p>
              </table:table-cell>
              <table:table-cell office:value-type="float" office:value="147484672">
                <text:p>1474846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90400">
                <text:p>12390400</text:p>
              </table:table-cell>
              <table:table-cell office:value-type="float" office:value="447766528">
                <text:p>447766528</text:p>
              </table:table-cell>
              <table:table-cell office:value-type="float" office:value="147484672">
                <text:p>1474846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390400">
                <text:p>12390400</text:p>
              </table:table-cell>
              <table:table-cell office:value-type="float" office:value="447766528">
                <text:p>447766528</text:p>
              </table:table-cell>
              <table:table-cell office:value-type="float" office:value="147492864">
                <text:p>1474928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90400">
                <text:p>12390400</text:p>
              </table:table-cell>
              <table:table-cell office:value-type="float" office:value="447766528">
                <text:p>447766528</text:p>
              </table:table-cell>
              <table:table-cell office:value-type="float" office:value="147484672">
                <text:p>147484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90400">
                <text:p>12390400</text:p>
              </table:table-cell>
              <table:table-cell office:value-type="float" office:value="447770624">
                <text:p>447770624</text:p>
              </table:table-cell>
              <table:table-cell office:value-type="float" office:value="147574784">
                <text:p>1475747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98592">
                <text:p>12398592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714880">
                <text:p>3027148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98592">
                <text:p>12398592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714880">
                <text:p>3027148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98592">
                <text:p>12398592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206976">
                <text:p>3022069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398592">
                <text:p>12398592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206976">
                <text:p>302206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398592">
                <text:p>12398592</text:p>
              </table:table-cell>
              <table:table-cell office:value-type="float" office:value="314540032">
                <text:p>314540032</text:p>
              </table:table-cell>
              <table:table-cell office:value-type="float" office:value="281509888">
                <text:p>281509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406784">
                <text:p>12406784</text:p>
              </table:table-cell>
              <table:table-cell office:value-type="float" office:value="350531584">
                <text:p>350531584</text:p>
              </table:table-cell>
              <table:table-cell office:value-type="float" office:value="245448704">
                <text:p>2454487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06784">
                <text:p>12406784</text:p>
              </table:table-cell>
              <table:table-cell office:value-type="float" office:value="350519296">
                <text:p>350519296</text:p>
              </table:table-cell>
              <table:table-cell office:value-type="float" office:value="245448704">
                <text:p>2454487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406784">
                <text:p>12406784</text:p>
              </table:table-cell>
              <table:table-cell office:value-type="float" office:value="400621568">
                <text:p>400621568</text:p>
              </table:table-cell>
              <table:table-cell office:value-type="float" office:value="194240512">
                <text:p>194240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406784">
                <text:p>12406784</text:p>
              </table:table-cell>
              <table:table-cell office:value-type="float" office:value="408354816">
                <text:p>408354816</text:p>
              </table:table-cell>
              <table:table-cell office:value-type="float" office:value="186949632">
                <text:p>186949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6784">
                <text:p>12406784</text:p>
              </table:table-cell>
              <table:table-cell office:value-type="float" office:value="447774720">
                <text:p>447774720</text:p>
              </table:table-cell>
              <table:table-cell office:value-type="float" office:value="147316736">
                <text:p>1473167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14976">
                <text:p>12414976</text:p>
              </table:table-cell>
              <table:table-cell office:value-type="float" office:value="447766528">
                <text:p>447766528</text:p>
              </table:table-cell>
              <table:table-cell office:value-type="float" office:value="147349504">
                <text:p>147349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414976">
                <text:p>12414976</text:p>
              </table:table-cell>
              <table:table-cell office:value-type="float" office:value="447774720">
                <text:p>447774720</text:p>
              </table:table-cell>
              <table:table-cell office:value-type="float" office:value="147349504">
                <text:p>1473495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14976">
                <text:p>12414976</text:p>
              </table:table-cell>
              <table:table-cell office:value-type="float" office:value="447774720">
                <text:p>447774720</text:p>
              </table:table-cell>
              <table:table-cell office:value-type="float" office:value="147349504">
                <text:p>1473495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14976">
                <text:p>12414976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522368">
                <text:p>302522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14976">
                <text:p>12414976</text:p>
              </table:table-cell>
              <table:table-cell office:value-type="float" office:value="292683776">
                <text:p>292683776</text:p>
              </table:table-cell>
              <table:table-cell office:value-type="float" office:value="302522368">
                <text:p>3025223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14976">
                <text:p>12414976</text:p>
              </table:table-cell>
              <table:table-cell office:value-type="float" office:value="292687872">
                <text:p>292687872</text:p>
              </table:table-cell>
              <table:table-cell office:value-type="float" office:value="302395392">
                <text:p>3023953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23168">
                <text:p>12423168</text:p>
              </table:table-cell>
              <table:table-cell office:value-type="float" office:value="292687872">
                <text:p>292687872</text:p>
              </table:table-cell>
              <table:table-cell office:value-type="float" office:value="302395392">
                <text:p>302395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23168">
                <text:p>12423168</text:p>
              </table:table-cell>
              <table:table-cell office:value-type="float" office:value="315338752">
                <text:p>315338752</text:p>
              </table:table-cell>
              <table:table-cell office:value-type="float" office:value="280174592">
                <text:p>280174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423168">
                <text:p>12423168</text:p>
              </table:table-cell>
              <table:table-cell office:value-type="float" office:value="350523392">
                <text:p>350523392</text:p>
              </table:table-cell>
              <table:table-cell office:value-type="float" office:value="244875264">
                <text:p>244875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423168">
                <text:p>12423168</text:p>
              </table:table-cell>
              <table:table-cell office:value-type="float" office:value="350523392">
                <text:p>350523392</text:p>
              </table:table-cell>
              <table:table-cell office:value-type="float" office:value="244875264">
                <text:p>2448752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23168">
                <text:p>12423168</text:p>
              </table:table-cell>
              <table:table-cell office:value-type="float" office:value="392380416">
                <text:p>392380416</text:p>
              </table:table-cell>
              <table:table-cell office:value-type="float" office:value="202973184">
                <text:p>202973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23168">
                <text:p>12423168</text:p>
              </table:table-cell>
              <table:table-cell office:value-type="float" office:value="428421120">
                <text:p>428421120</text:p>
              </table:table-cell>
              <table:table-cell office:value-type="float" office:value="166436864">
                <text:p>1664368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27264">
                <text:p>12427264</text:p>
              </table:table-cell>
              <table:table-cell office:value-type="float" office:value="447778816">
                <text:p>447778816</text:p>
              </table:table-cell>
              <table:table-cell office:value-type="float" office:value="146960384">
                <text:p>146960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431360">
                <text:p>12431360</text:p>
              </table:table-cell>
              <table:table-cell office:value-type="float" office:value="447778816">
                <text:p>447778816</text:p>
              </table:table-cell>
              <table:table-cell office:value-type="float" office:value="147189760">
                <text:p>147189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431360">
                <text:p>12431360</text:p>
              </table:table-cell>
              <table:table-cell office:value-type="float" office:value="447778816">
                <text:p>447778816</text:p>
              </table:table-cell>
              <table:table-cell office:value-type="float" office:value="147189760">
                <text:p>1471897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31360">
                <text:p>12431360</text:p>
              </table:table-cell>
              <table:table-cell office:value-type="float" office:value="292741120">
                <text:p>292741120</text:p>
              </table:table-cell>
              <table:table-cell office:value-type="float" office:value="302354432">
                <text:p>302354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31360">
                <text:p>12431360</text:p>
              </table:table-cell>
              <table:table-cell office:value-type="float" office:value="292691968">
                <text:p>292691968</text:p>
              </table:table-cell>
              <table:table-cell office:value-type="float" office:value="302202880">
                <text:p>3022028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39552">
                <text:p>12439552</text:p>
              </table:table-cell>
              <table:table-cell office:value-type="float" office:value="292691968">
                <text:p>292691968</text:p>
              </table:table-cell>
              <table:table-cell office:value-type="float" office:value="302202880">
                <text:p>3022028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439552">
                <text:p>12439552</text:p>
              </table:table-cell>
              <table:table-cell office:value-type="float" office:value="292691968">
                <text:p>292691968</text:p>
              </table:table-cell>
              <table:table-cell office:value-type="float" office:value="302202880">
                <text:p>3022028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439552">
                <text:p>12439552</text:p>
              </table:table-cell>
              <table:table-cell office:value-type="float" office:value="295231488">
                <text:p>295231488</text:p>
              </table:table-cell>
              <table:table-cell office:value-type="float" office:value="300044288">
                <text:p>3000442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439552">
                <text:p>12439552</text:p>
              </table:table-cell>
              <table:table-cell office:value-type="float" office:value="328904704">
                <text:p>328904704</text:p>
              </table:table-cell>
              <table:table-cell office:value-type="float" office:value="266522624">
                <text:p>2665226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39552">
                <text:p>12439552</text:p>
              </table:table-cell>
              <table:table-cell office:value-type="float" office:value="350531584">
                <text:p>350531584</text:p>
              </table:table-cell>
              <table:table-cell office:value-type="float" office:value="244809728">
                <text:p>2448097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439552">
                <text:p>12439552</text:p>
              </table:table-cell>
              <table:table-cell office:value-type="float" office:value="367910912">
                <text:p>367910912</text:p>
              </table:table-cell>
              <table:table-cell office:value-type="float" office:value="227414016">
                <text:p>2274140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447744">
                <text:p>12447744</text:p>
              </table:table-cell>
              <table:table-cell office:value-type="float" office:value="404049920">
                <text:p>404049920</text:p>
              </table:table-cell>
              <table:table-cell office:value-type="float" office:value="191012864">
                <text:p>191012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447744">
                <text:p>12447744</text:p>
              </table:table-cell>
              <table:table-cell office:value-type="float" office:value="447787008">
                <text:p>447787008</text:p>
              </table:table-cell>
              <table:table-cell office:value-type="float" office:value="147197952">
                <text:p>1471979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47744">
                <text:p>12447744</text:p>
              </table:table-cell>
              <table:table-cell office:value-type="float" office:value="447787008">
                <text:p>447787008</text:p>
              </table:table-cell>
              <table:table-cell office:value-type="float" office:value="147206144">
                <text:p>147206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447744">
                <text:p>12447744</text:p>
              </table:table-cell>
              <table:table-cell office:value-type="float" office:value="447787008">
                <text:p>447787008</text:p>
              </table:table-cell>
              <table:table-cell office:value-type="float" office:value="147206144">
                <text:p>147206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447744">
                <text:p>12447744</text:p>
              </table:table-cell>
              <table:table-cell office:value-type="float" office:value="447787008">
                <text:p>447787008</text:p>
              </table:table-cell>
              <table:table-cell office:value-type="float" office:value="147206144">
                <text:p>147206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455936">
                <text:p>12455936</text:p>
              </table:table-cell>
              <table:table-cell office:value-type="float" office:value="292700160">
                <text:p>292700160</text:p>
              </table:table-cell>
              <table:table-cell office:value-type="float" office:value="302219264">
                <text:p>3022192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55936">
                <text:p>12455936</text:p>
              </table:table-cell>
              <table:table-cell office:value-type="float" office:value="292700160">
                <text:p>292700160</text:p>
              </table:table-cell>
              <table:table-cell office:value-type="float" office:value="302219264">
                <text:p>3022192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455936">
                <text:p>12455936</text:p>
              </table:table-cell>
              <table:table-cell office:value-type="float" office:value="292700160">
                <text:p>292700160</text:p>
              </table:table-cell>
              <table:table-cell office:value-type="float" office:value="302219264">
                <text:p>3022192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55936">
                <text:p>12455936</text:p>
              </table:table-cell>
              <table:table-cell office:value-type="float" office:value="292700160">
                <text:p>292700160</text:p>
              </table:table-cell>
              <table:table-cell office:value-type="float" office:value="302219264">
                <text:p>3022192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455936">
                <text:p>12455936</text:p>
              </table:table-cell>
              <table:table-cell office:value-type="float" office:value="320884736">
                <text:p>320884736</text:p>
              </table:table-cell>
              <table:table-cell office:value-type="float" office:value="274030592">
                <text:p>2740305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464128">
                <text:p>12464128</text:p>
              </table:table-cell>
              <table:table-cell office:value-type="float" office:value="349425664">
                <text:p>349425664</text:p>
              </table:table-cell>
              <table:table-cell office:value-type="float" office:value="245460992">
                <text:p>245460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64128">
                <text:p>12464128</text:p>
              </table:table-cell>
              <table:table-cell office:value-type="float" office:value="377487360">
                <text:p>377487360</text:p>
              </table:table-cell>
              <table:table-cell office:value-type="float" office:value="217780224">
                <text:p>217780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464128">
                <text:p>12464128</text:p>
              </table:table-cell>
              <table:table-cell office:value-type="float" office:value="408301568">
                <text:p>408301568</text:p>
              </table:table-cell>
              <table:table-cell office:value-type="float" office:value="186195968">
                <text:p>186195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464128">
                <text:p>12464128</text:p>
              </table:table-cell>
              <table:table-cell office:value-type="float" office:value="435380224">
                <text:p>435380224</text:p>
              </table:table-cell>
              <table:table-cell office:value-type="float" office:value="159784960">
                <text:p>1597849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464128">
                <text:p>12464128</text:p>
              </table:table-cell>
              <table:table-cell office:value-type="float" office:value="447766528">
                <text:p>447766528</text:p>
              </table:table-cell>
              <table:table-cell office:value-type="float" office:value="147095552">
                <text:p>147095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472320">
                <text:p>12472320</text:p>
              </table:table-cell>
              <table:table-cell office:value-type="float" office:value="447787008">
                <text:p>447787008</text:p>
              </table:table-cell>
              <table:table-cell office:value-type="float" office:value="147095552">
                <text:p>1470955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72320">
                <text:p>12472320</text:p>
              </table:table-cell>
              <table:table-cell office:value-type="float" office:value="447795200">
                <text:p>447795200</text:p>
              </table:table-cell>
              <table:table-cell office:value-type="float" office:value="147095552">
                <text:p>1470955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72320">
                <text:p>12472320</text:p>
              </table:table-cell>
              <table:table-cell office:value-type="float" office:value="300879872">
                <text:p>300879872</text:p>
              </table:table-cell>
              <table:table-cell office:value-type="float" office:value="293650432">
                <text:p>2936504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472320">
                <text:p>12472320</text:p>
              </table:table-cell>
              <table:table-cell office:value-type="float" office:value="307441664">
                <text:p>307441664</text:p>
              </table:table-cell>
              <table:table-cell office:value-type="float" office:value="287944704">
                <text:p>2879447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472320">
                <text:p>12472320</text:p>
              </table:table-cell>
              <table:table-cell office:value-type="float" office:value="318238720">
                <text:p>318238720</text:p>
              </table:table-cell>
              <table:table-cell office:value-type="float" office:value="277024768">
                <text:p>2770247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72320">
                <text:p>12472320</text:p>
              </table:table-cell>
              <table:table-cell office:value-type="float" office:value="329232384">
                <text:p>329232384</text:p>
              </table:table-cell>
              <table:table-cell office:value-type="float" office:value="265977856">
                <text:p>2659778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480512">
                <text:p>12480512</text:p>
              </table:table-cell>
              <table:table-cell office:value-type="float" office:value="335568896">
                <text:p>335568896</text:p>
              </table:table-cell>
              <table:table-cell office:value-type="float" office:value="260136960">
                <text:p>2601369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80512">
                <text:p>12480512</text:p>
              </table:table-cell>
              <table:table-cell office:value-type="float" office:value="342360064">
                <text:p>342360064</text:p>
              </table:table-cell>
              <table:table-cell office:value-type="float" office:value="253280256">
                <text:p>2532802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480512">
                <text:p>12480512</text:p>
              </table:table-cell>
              <table:table-cell office:value-type="float" office:value="347709440">
                <text:p>347709440</text:p>
              </table:table-cell>
              <table:table-cell office:value-type="float" office:value="247820288">
                <text:p>247820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480512">
                <text:p>12480512</text:p>
              </table:table-cell>
              <table:table-cell office:value-type="float" office:value="353869824">
                <text:p>353869824</text:p>
              </table:table-cell>
              <table:table-cell office:value-type="float" office:value="241725440">
                <text:p>24172544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480512">
                <text:p>12480512</text:p>
              </table:table-cell>
              <table:table-cell office:value-type="float" office:value="360861696">
                <text:p>360861696</text:p>
              </table:table-cell>
              <table:table-cell office:value-type="float" office:value="234614784">
                <text:p>234614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488704">
                <text:p>12488704</text:p>
              </table:table-cell>
              <table:table-cell office:value-type="float" office:value="367095808">
                <text:p>367095808</text:p>
              </table:table-cell>
              <table:table-cell office:value-type="float" office:value="228392960">
                <text:p>2283929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488704">
                <text:p>12488704</text:p>
              </table:table-cell>
              <table:table-cell office:value-type="float" office:value="373092352">
                <text:p>373092352</text:p>
              </table:table-cell>
              <table:table-cell office:value-type="float" office:value="222425088">
                <text:p>2224250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88704">
                <text:p>12488704</text:p>
              </table:table-cell>
              <table:table-cell office:value-type="float" office:value="379453440">
                <text:p>379453440</text:p>
              </table:table-cell>
              <table:table-cell office:value-type="float" office:value="215949312">
                <text:p>2159493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88704">
                <text:p>12488704</text:p>
              </table:table-cell>
              <table:table-cell office:value-type="float" office:value="269520896">
                <text:p>269520896</text:p>
              </table:table-cell>
              <table:table-cell office:value-type="float" office:value="328867840">
                <text:p>3288678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88704">
                <text:p>12488704</text:p>
              </table:table-cell>
              <table:table-cell office:value-type="float" office:value="275300352">
                <text:p>275300352</text:p>
              </table:table-cell>
              <table:table-cell office:value-type="float" office:value="322772992">
                <text:p>322772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37cm" svg:height="9cm" xlink:href=".." xlink:type="simple" chart:class="chart:line" chart:style-name="ch1">
        <chart:title svg:x="15.567cm" svg:y="0.315cm" chart:style-name="ch2">
          <text:p>Swap</text:p>
        </chart:title>
        <chart:legend chart:legend-position="end" svg:x="30.335cm" svg:y="4.21cm" style:legend-expansion="high" chart:style-name="ch3"/>
        <chart:plot-area chart:style-name="ch4" table:cell-range-address="kmeans_clean_5000000.F7:kmeans_clean_5000000.F194" chart:data-source-has-labels="row" svg:x="0.648cm" svg:y="1.262cm" svg:width="29.039cm" svg:height="7.558cm">
          <chartooo:coordinate-region svg:x="2.459cm" svg:y="1.371cm" svg:width="27.228cm" svg:height="6.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means_clean_5000000.F8:kmeans_clean_5000000.F194" chart:label-cell-address="kmeans_clean_5000000.F7:kmeans_clean_5000000.F7" chart:class="chart:line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kmeans_clean_5000000.F7:kmeans_clean_5000000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112">
                <text:p>90112</text:p>
                <draw:g>
                  <svg:desc>kmeans_clean_5000000.F8:kmeans_clean_5000000.F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112">
                <text:p>90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224">
                <text:p>180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032">
                <text:p>1720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6128">
                <text:p>176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89664">
                <text:p>2289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7776">
                <text:p>4427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57280">
                <text:p>5857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62496">
                <text:p>6762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2496">
                <text:p>6762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84384">
                <text:p>7184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16704">
                <text:p>9416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436032">
                <text:p>11436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431360">
                <text:p>124313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96448">
                <text:p>14696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86816">
                <text:p>17186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178624">
                <text:p>171786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170432">
                <text:p>17170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170432">
                <text:p>171704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79cm" svg:height="12.023cm" xlink:href=".." xlink:type="simple" chart:class="chart:line" chart:style-name="ch1">
        <chart:title svg:x="14.826cm" svg:y="0.375cm" chart:style-name="ch2">
          <text:p>IO Total</text:p>
        </chart:title>
        <chart:legend chart:legend-position="end" svg:x="29.344cm" svg:y="5.481cm" style:legend-expansion="high" chart:style-name="ch3"/>
        <chart:plot-area chart:style-name="ch4" table:cell-range-address="kmeans_clean_5000000.AL7:kmeans_clean_5000000.AM194" chart:data-source-has-labels="row" svg:x="0.627cm" svg:y="1.382cm" svg:width="28.09cm" svg:height="10.401cm">
          <chartooo:coordinate-region svg:x="1.457cm" svg:y="1.491cm" svg:width="27.26cm" svg:height="9.28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means_clean_5000000.AL8:kmeans_clean_5000000.AL194" chart:label-cell-address="kmeans_clean_5000000.AL7:kmeans_clean_5000000.AL7" chart:class="chart:line">
            <chart:data-point chart:repeated="187"/>
          </chart:series>
          <chart:series chart:style-name="ch8" chart:values-cell-range-address="kmeans_clean_5000000.AM8:kmeans_clean_5000000.AM194" chart:label-cell-address="kmeans_clean_5000000.AM7:kmeans_clean_5000000.AM7" chart:class="chart:line">
            <chart:data-point chart:repeated="1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  <draw:g>
                  <svg:desc>kmeans_clean_5000000.AL7:kmeans_clean_5000000.AL7</svg:desc>
                </draw:g>
              </table:table-cell>
              <table:table-cell office:value-type="string">
                <text:p>writ</text:p>
                <draw:g>
                  <svg:desc>kmeans_clean_5000000.AM7:kmeans_clean_5000000.A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16">
                <text:p>2.316</text:p>
                <draw:g>
                  <svg:desc>kmeans_clean_5000000.AL8:kmeans_clean_5000000.AL194</svg:desc>
                </draw:g>
              </table:table-cell>
              <table:table-cell office:value-type="float" office:value="0.649">
                <text:p>0.649</text:p>
                <draw:g>
                  <svg:desc>kmeans_clean_5000000.AM8:kmeans_clean_5000000.AM1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